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6" table:default-cell-style-name="Default"/>
        <table:table-column table:style-name="co3" table:number-columns-repeated="2" table:default-cell-style-name="Default"/>
        <table:table-column table:style-name="co2" table:number-columns-repeated="43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2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49050.018364">
            <text:p>49050,018364</text:p>
          </table:table-cell>
          <table:table-cell office:value-type="float" office:value="49154.677493">
            <text:p>49154,677493</text:p>
          </table:table-cell>
          <table:table-cell office:value-type="float" office:value="12654.371845">
            <text:p>12654,371845</text:p>
          </table:table-cell>
          <table:table-cell office:value-type="float" office:value="53742.902787">
            <text:p>53742,902787</text:p>
          </table:table-cell>
          <table:table-cell office:value-type="float" office:value="61097.352835">
            <text:p>61097,352835</text:p>
          </table:table-cell>
          <table:table-cell office:value-type="float" office:value="63330.41841">
            <text:p>63330,41841</text:p>
          </table:table-cell>
          <table:table-cell office:value-type="float" office:value="63838.445452">
            <text:p>63838,445452</text:p>
          </table:table-cell>
          <table:table-cell office:value-type="float" office:value="12248.720491">
            <text:p>12248,720491</text:p>
          </table:table-cell>
          <table:table-cell office:value-type="float" office:value="67687.802297">
            <text:p>67687,802297</text:p>
          </table:table-cell>
          <table:table-cell office:value-type="float" office:value="69858.489367">
            <text:p>69858,489367</text:p>
          </table:table-cell>
          <table:table-cell office:value-type="float" office:value="73141.840873">
            <text:p>73141,840873</text:p>
          </table:table-cell>
          <table:table-cell office:value-type="float" office:value="74122.783529">
            <text:p>74122,783529</text:p>
          </table:table-cell>
          <table:table-cell office:value-type="float" office:value="9706.171782">
            <text:p>9706,171782</text:p>
          </table:table-cell>
          <table:table-cell office:value-type="float" office:value="10322.99736">
            <text:p>10322,99736</text:p>
          </table:table-cell>
          <table:table-cell office:value-type="float" office:value="77491.742424">
            <text:p>77491,742424</text:p>
          </table:table-cell>
          <table:table-cell office:value-type="float" office:value="79674.808054">
            <text:p>79674,808054</text:p>
          </table:table-cell>
          <table:table-cell office:value-type="float" office:value="8421.889428">
            <text:p>8421,889428</text:p>
          </table:table-cell>
          <table:table-cell office:value-type="float" office:value="10191.341876">
            <text:p>10191,341876</text:p>
          </table:table-cell>
          <table:table-cell office:value-type="float" office:value="85771.767159">
            <text:p>85771,767159</text:p>
          </table:table-cell>
          <table:table-cell office:value-type="float" office:value="88127.047727">
            <text:p>88127,047727</text:p>
          </table:table-cell>
          <table:table-cell office:value-type="float" office:value="87099.410943">
            <text:p>87099,410943</text:p>
          </table:table-cell>
          <table:table-cell office:value-type="float" office:value="9940.478812">
            <text:p>9940,478812</text:p>
          </table:table-cell>
          <table:table-cell office:value-type="float" office:value="9502.105809">
            <text:p>9502,105809</text:p>
          </table:table-cell>
          <table:table-cell office:value-type="float" office:value="92480.514504">
            <text:p>92480,514504</text:p>
          </table:table-cell>
          <table:table-cell office:value-type="float" office:value="9348.456602">
            <text:p>9348,456602</text:p>
          </table:table-cell>
          <table:table-cell office:value-type="float" office:value="95310.616977">
            <text:p>95310,616977</text:p>
          </table:table-cell>
          <table:table-cell office:value-type="float" office:value="95043.424885">
            <text:p>95043,424885</text:p>
          </table:table-cell>
          <table:table-cell office:value-type="float" office:value="97116.216756">
            <text:p>97116,216756</text:p>
          </table:table-cell>
          <table:table-cell office:value-type="float" office:value="98844.732473">
            <text:p>98844,732473</text:p>
          </table:table-cell>
          <table:table-cell office:value-type="float" office:value="8989.243357">
            <text:p>8989,243357</text:p>
          </table:table-cell>
          <table:table-cell office:value-type="float" office:value="100500.128407">
            <text:p>100500,128407</text:p>
          </table:table-cell>
          <table:table-cell office:value-type="float" office:value="101275.225667">
            <text:p>101275,225667</text:p>
          </table:table-cell>
          <table:table-cell office:value-type="float" office:value="7652.795584">
            <text:p>7652,795584</text:p>
          </table:table-cell>
          <table:table-cell office:value-type="float" office:value="7352.036054">
            <text:p>7352,036054</text:p>
          </table:table-cell>
          <table:table-cell office:value-type="float" office:value="103939.793575">
            <text:p>103939,793575</text:p>
          </table:table-cell>
          <table:table-cell office:value-type="float" office:value="103591.502448">
            <text:p>103591,502448</text:p>
          </table:table-cell>
          <table:table-cell office:value-type="float" office:value="104947.158592">
            <text:p>104947,158592</text:p>
          </table:table-cell>
          <table:table-cell office:value-type="float" office:value="106742.719236">
            <text:p>106742,719236</text:p>
          </table:table-cell>
          <table:table-cell office:value-type="float" office:value="106957.283731">
            <text:p>106957,283731</text:p>
          </table:table-cell>
          <table:table-cell office:value-type="float" office:value="8260.884708">
            <text:p>8260,884708</text:p>
          </table:table-cell>
          <table:table-cell office:value-type="float" office:value="7726.128118">
            <text:p>7726,128118</text:p>
          </table:table-cell>
          <table:table-cell office:value-type="float" office:value="109404.962303">
            <text:p>109404,962303</text:p>
          </table:table-cell>
          <table:table-cell office:value-type="float" office:value="109619.797355">
            <text:p>109619,797355</text:p>
          </table:table-cell>
          <table:table-cell office:value-type="float" office:value="6500.999466">
            <text:p>6500,999466</text:p>
          </table:table-cell>
          <table:table-cell office:value-type="float" office:value="7695.760659">
            <text:p>7695,760659</text:p>
          </table:table-cell>
          <table:table-cell office:value-type="float" office:value="111245.377652">
            <text:p>111245,377652</text:p>
          </table:table-cell>
          <table:table-cell office:value-type="float" office:value="111447.296732">
            <text:p>111447,296732</text:p>
          </table:table-cell>
          <table:table-cell office:value-type="float" office:value="112567.317436">
            <text:p>112567,317436</text:p>
          </table:table-cell>
          <table:table-cell office:value-type="float" office:value="111823.723624">
            <text:p>111823,723624</text:p>
          </table:table-cell>
          <table:table-cell office:value-type="float" office:value="111931.100762">
            <text:p>111931,100762</text:p>
          </table:table-cell>
          <table:table-cell office:value-type="float" office:value="113002.712313">
            <text:p>113002,712313</text:p>
          </table:table-cell>
          <table:table-cell office:value-type="float" office:value="114210.72574">
            <text:p>114210,72574</text:p>
          </table:table-cell>
          <table:table-cell office:value-type="float" office:value="6636.905926">
            <text:p>6636,905926</text:p>
          </table:table-cell>
          <table:table-cell office:value-type="float" office:value="113883.909618">
            <text:p>113883,909618</text:p>
          </table:table-cell>
          <table:table-cell office:value-type="float" office:value="114620.478787">
            <text:p>114620,478787</text:p>
          </table:table-cell>
          <table:table-cell office:value-type="float" office:value="6835.424232">
            <text:p>6835,424232</text:p>
          </table:table-cell>
          <table:table-cell office:value-type="float" office:value="7082.099502">
            <text:p>7082,099502</text:p>
          </table:table-cell>
          <table:table-cell office:value-type="float" office:value="116166.145292">
            <text:p>116166,145292</text:p>
          </table:table-cell>
          <table:table-cell office:value-type="float" office:value="6715.736123">
            <text:p>6715,736123</text:p>
          </table:table-cell>
          <table:table-cell office:value-type="float" office:value="116331.041225">
            <text:p>116331,041225</text:p>
          </table:table-cell>
          <table:table-cell office:value-type="float" office:value="6380.988077">
            <text:p>6380,988077</text:p>
          </table:table-cell>
          <table:table-cell office:value-type="float" office:value="116796.961042">
            <text:p>116796,961042</text:p>
          </table:table-cell>
          <table:table-cell office:value-type="float" office:value="117619.524984">
            <text:p>117619,524984</text:p>
          </table:table-cell>
          <table:table-cell office:value-type="float" office:value="7221.310286">
            <text:p>7221,310286</text:p>
          </table:table-cell>
          <table:table-cell office:value-type="float" office:value="118346.496969">
            <text:p>118346,496969</text:p>
          </table:table-cell>
          <table:table-cell office:value-type="float" office:value="118674.590595">
            <text:p>118674,590595</text:p>
          </table:table-cell>
          <table:table-cell office:value-type="float" office:value="6617.539668">
            <text:p>6617,539668</text:p>
          </table:table-cell>
          <table:table-cell office:value-type="float" office:value="118061.984822">
            <text:p>118061,984822</text:p>
          </table:table-cell>
          <table:table-cell office:value-type="float" office:value="117422.690936">
            <text:p>117422,690936</text:p>
          </table:table-cell>
          <table:table-cell office:value-type="float" office:value="119858.586362">
            <text:p>119858,586362</text:p>
          </table:table-cell>
          <table:table-cell office:value-type="float" office:value="6186.763966">
            <text:p>6186,763966</text:p>
          </table:table-cell>
          <table:table-cell office:value-type="float" office:value="119251.446571">
            <text:p>119251,446571</text:p>
          </table:table-cell>
          <table:table-cell office:value-type="float" office:value="6909.708348">
            <text:p>6909,708348</text:p>
          </table:table-cell>
          <table:table-cell office:value-type="float" office:value="119198.145584">
            <text:p>119198,145584</text:p>
          </table:table-cell>
          <table:table-cell office:value-type="float" office:value="6254.213136">
            <text:p>6254,213136</text:p>
          </table:table-cell>
          <table:table-cell office:value-type="float" office:value="119876.598759">
            <text:p>119876,598759</text:p>
          </table:table-cell>
          <table:table-cell office:value-type="float" office:value="120431.74286">
            <text:p>120431,74286</text:p>
          </table:table-cell>
          <table:table-cell office:value-type="float" office:value="119988.544928">
            <text:p>119988,544928</text:p>
          </table:table-cell>
          <table:table-cell office:value-type="float" office:value="119624.562097">
            <text:p>119624,562097</text:p>
          </table:table-cell>
          <table:table-cell office:value-type="float" office:value="6526.214924">
            <text:p>6526,214924</text:p>
          </table:table-cell>
          <table:table-cell office:value-type="float" office:value="120075.232042">
            <text:p>120075,232042</text:p>
          </table:table-cell>
          <table:table-cell office:value-type="float" office:value="6983.609624">
            <text:p>6983,609624</text:p>
          </table:table-cell>
          <table:table-cell office:value-type="float" office:value="120578.010195">
            <text:p>120578,010195</text:p>
          </table:table-cell>
          <table:table-cell office:value-type="float" office:value="121139.479417">
            <text:p>121139,479417</text:p>
          </table:table-cell>
          <table:table-cell office:value-type="float" office:value="7061.992678">
            <text:p>7061,992678</text:p>
          </table:table-cell>
          <table:table-cell office:value-type="float" office:value="7004.370733">
            <text:p>7004,370733</text:p>
          </table:table-cell>
          <table:table-cell office:value-type="float" office:value="120961.135026">
            <text:p>120961,135026</text:p>
          </table:table-cell>
          <table:table-cell office:value-type="float" office:value="6094.888767">
            <text:p>6094,888767</text:p>
          </table:table-cell>
          <table:table-cell office:value-type="float" office:value="120902.651721">
            <text:p>120902,651721</text:p>
          </table:table-cell>
          <table:table-cell office:value-type="float" office:value="120529.476189">
            <text:p>120529,476189</text:p>
          </table:table-cell>
          <table:table-cell office:value-type="float" office:value="121169.27083">
            <text:p>121169,27083</text:p>
          </table:table-cell>
          <table:table-cell office:value-type="float" office:value="6892.554402">
            <text:p>6892,554402</text:p>
          </table:table-cell>
          <table:table-cell office:value-type="float" office:value="6608.553079">
            <text:p>6608,553079</text:p>
          </table:table-cell>
          <table:table-cell office:value-type="float" office:value="120879.4378">
            <text:p>120879,4378</text:p>
          </table:table-cell>
          <table:table-cell office:value-type="float" office:value="6118.841662">
            <text:p>6118,841662</text:p>
          </table:table-cell>
          <table:table-cell office:value-type="float" office:value="121677.934845">
            <text:p>121677,934845</text:p>
          </table:table-cell>
          <table:table-cell office:value-type="float" office:value="6781.793241">
            <text:p>6781,793241</text:p>
          </table:table-cell>
          <table:table-cell office:value-type="float" office:value="121435.616868">
            <text:p>121435,616868</text:p>
          </table:table-cell>
          <table:table-cell office:value-type="float" office:value="121288.916603">
            <text:p>121288,916603</text:p>
          </table:table-cell>
          <table:table-cell office:value-type="float" office:value="121845.457949">
            <text:p>121845,457949</text:p>
          </table:table-cell>
          <table:table-cell office:value-type="float" office:value="6041.383926">
            <text:p>6041,383926</text:p>
          </table:table-cell>
          <table:table-cell office:value-type="float" office:value="121553.066649">
            <text:p>121553,066649</text:p>
          </table:table-cell>
          <table:table-cell office:value-type="float" office:value="121878.797266">
            <text:p>121878,797266</text:p>
          </table:table-cell>
          <table:table-cell office:value-type="float" office:value="121546.298921">
            <text:p>121546,298921</text:p>
          </table:table-cell>
          <table:table-cell office:value-type="float" office:value="120721.513963">
            <text:p>120721,513963</text:p>
          </table:table-cell>
          <table:table-cell office:value-type="float" office:value="5955.268319">
            <text:p>5955,268319</text:p>
          </table:table-cell>
          <table:table-cell office:value-type="float" office:value="121524.530209">
            <text:p>121524,530209</text:p>
          </table:table-cell>
          <table:table-cell office:value-type="float" office:value="121403.422812">
            <text:p>121403,422812</text:p>
          </table:table-cell>
          <table:table-cell office:value-type="float" office:value="121771.8174">
            <text:p>121771,8174</text:p>
          </table:table-cell>
          <table:table-cell office:value-type="float" office:value="121641.792546">
            <text:p>121641,792546</text:p>
          </table:table-cell>
          <table:table-cell office:value-type="float" office:value="5940.169461">
            <text:p>5940,169461</text:p>
          </table:table-cell>
          <table:table-cell office:value-type="float" office:value="6372.728229">
            <text:p>6372,728229</text:p>
          </table:table-cell>
          <table:table-cell office:value-type="float" office:value="121121.965905">
            <text:p>121121,965905</text:p>
          </table:table-cell>
          <table:table-cell office:value-type="float" office:value="122102.016903">
            <text:p>122102,016903</text:p>
          </table:table-cell>
          <table:table-cell office:value-type="float" office:value="121192.711956">
            <text:p>121192,711956</text:p>
          </table:table-cell>
          <table:table-cell office:value-type="float" office:value="121017.986175">
            <text:p>121017,986175</text:p>
          </table:table-cell>
          <table:table-cell office:value-type="float" office:value="121333.97903">
            <text:p>121333,97903</text:p>
          </table:table-cell>
          <table:table-cell office:value-type="float" office:value="6157.242472">
            <text:p>6157,242472</text:p>
          </table:table-cell>
          <table:table-cell office:value-type="float" office:value="6532.949915">
            <text:p>6532,949915</text:p>
          </table:table-cell>
          <table:table-cell office:value-type="float" office:value="121626.972233">
            <text:p>121626,972233</text:p>
          </table:table-cell>
          <table:table-cell office:value-type="float" office:value="121427.654089">
            <text:p>121427,654089</text:p>
          </table:table-cell>
          <table:table-cell office:value-type="float" office:value="121379.496846">
            <text:p>121379,496846</text:p>
          </table:table-cell>
          <table:table-cell office:value-type="float" office:value="6481.166955">
            <text:p>6481,166955</text:p>
          </table:table-cell>
          <table:table-cell office:value-type="float" office:value="121331.863362">
            <text:p>121331,863362</text:p>
          </table:table-cell>
          <table:table-cell office:value-type="float" office:value="121199.070899">
            <text:p>121199,070899</text:p>
          </table:table-cell>
          <table:table-cell office:value-type="float" office:value="5969.350535">
            <text:p>5969,350535</text:p>
          </table:table-cell>
          <table:table-cell office:value-type="float" office:value="6128.928238">
            <text:p>6128,928238</text:p>
          </table:table-cell>
          <table:table-cell office:value-type="float" office:value="121159.186814">
            <text:p>121159,186814</text:p>
          </table:table-cell>
          <table:table-cell office:value-type="float" office:value="121309.96827">
            <text:p>121309,96827</text:p>
          </table:table-cell>
          <table:table-cell office:value-type="float" office:value="121138.623166">
            <text:p>121138,623166</text:p>
          </table:table-cell>
          <table:table-cell office:value-type="float" office:value="121408.915023">
            <text:p>121408,915023</text:p>
          </table:table-cell>
          <table:table-cell office:value-type="float" office:value="6553.217261">
            <text:p>6553,217261</text:p>
          </table:table-cell>
          <table:table-cell office:value-type="float" office:value="120979.57958">
            <text:p>120979,57958</text:p>
          </table:table-cell>
          <table:table-cell office:value-type="float" office:value="5938.169294">
            <text:p>5938,169294</text:p>
          </table:table-cell>
          <table:table-cell office:value-type="float" office:value="120848.436613">
            <text:p>120848,436613</text:p>
          </table:table-cell>
          <table:table-cell office:value-type="float" office:value="6349.281584">
            <text:p>6349,281584</text:p>
          </table:table-cell>
          <table:table-cell office:value-type="float" office:value="120892.348884">
            <text:p>120892,348884</text:p>
          </table:table-cell>
          <table:table-cell office:value-type="float" office:value="120317.797367">
            <text:p>120317,797367</text:p>
          </table:table-cell>
          <table:table-cell office:value-type="float" office:value="120606.031059">
            <text:p>120606,031059</text:p>
          </table:table-cell>
          <table:table-cell office:value-type="float" office:value="119907.181197">
            <text:p>119907,181197</text:p>
          </table:table-cell>
          <table:table-cell office:value-type="float" office:value="120776.843685">
            <text:p>120776,843685</text:p>
          </table:table-cell>
          <table:table-cell office:value-type="float" office:value="120673.605382">
            <text:p>120673,605382</text:p>
          </table:table-cell>
          <table:table-cell office:value-type="float" office:value="5822.740785">
            <text:p>5822,740785</text:p>
          </table:table-cell>
          <table:table-cell office:value-type="float" office:value="5555.045731">
            <text:p>5555,045731</text:p>
          </table:table-cell>
          <table:table-cell office:value-type="float" office:value="120658.15258">
            <text:p>120658,15258</text:p>
          </table:table-cell>
          <table:table-cell office:value-type="float" office:value="6144.370686">
            <text:p>6144,370686</text:p>
          </table:table-cell>
          <table:table-cell office:value-type="float" office:value="6003.458008">
            <text:p>6003,458008</text:p>
          </table:table-cell>
          <table:table-cell office:value-type="float" office:value="119134.516867">
            <text:p>119134,516867</text:p>
          </table:table-cell>
          <table:table-cell office:value-type="float" office:value="120540.21647">
            <text:p>120540,21647</text:p>
          </table:table-cell>
          <table:table-cell office:value-type="float" office:value="120378.719675">
            <text:p>120378,719675</text:p>
          </table:table-cell>
          <table:table-cell office:value-type="float" office:value="6263.914305">
            <text:p>6263,914305</text:p>
          </table:table-cell>
          <table:table-cell office:value-type="float" office:value="6553.392811">
            <text:p>6553,392811</text:p>
          </table:table-cell>
          <table:table-cell office:value-type="float" office:value="120290.561312">
            <text:p>120290,561312</text:p>
          </table:table-cell>
          <table:table-cell office:value-type="float" office:value="6025.898361">
            <text:p>6025,898361</text:p>
          </table:table-cell>
          <table:table-cell office:value-type="float" office:value="6093.140672">
            <text:p>6093,140672</text:p>
          </table:table-cell>
          <table:table-cell office:value-type="float" office:value="5906.927569">
            <text:p>5906,927569</text:p>
          </table:table-cell>
          <table:table-cell office:value-type="float" office:value="5963.683702">
            <text:p>5963,683702</text:p>
          </table:table-cell>
          <table:table-cell office:value-type="float" office:value="119445.984445">
            <text:p>119445,984445</text:p>
          </table:table-cell>
          <table:table-cell office:value-type="float" office:value="118405.909766">
            <text:p>118405,909766</text:p>
          </table:table-cell>
          <table:table-cell office:value-type="float" office:value="120079.642799">
            <text:p>120079,642799</text:p>
          </table:table-cell>
          <table:table-cell office:value-type="float" office:value="6219.714805">
            <text:p>6219,714805</text:p>
          </table:table-cell>
          <table:table-cell office:value-type="float" office:value="118661.486889">
            <text:p>118661,486889</text:p>
          </table:table-cell>
          <table:table-cell office:value-type="float" office:value="119117.440502">
            <text:p>119117,440502</text:p>
          </table:table-cell>
          <table:table-cell office:value-type="float" office:value="6019.221395">
            <text:p>6019,221395</text:p>
          </table:table-cell>
          <table:table-cell office:value-type="float" office:value="118793.665131">
            <text:p>118793,665131</text:p>
          </table:table-cell>
          <table:table-cell office:value-type="float" office:value="118561.418147">
            <text:p>118561,418147</text:p>
          </table:table-cell>
          <table:table-cell office:value-type="float" office:value="119232.600279">
            <text:p>119232,600279</text:p>
          </table:table-cell>
          <table:table-cell office:value-type="float" office:value="118825.669388">
            <text:p>118825,669388</text:p>
          </table:table-cell>
          <table:table-cell office:value-type="float" office:value="118724.130918">
            <text:p>118724,130918</text:p>
          </table:table-cell>
          <table:table-cell office:value-type="float" office:value="118521.101674">
            <text:p>118521,101674</text:p>
          </table:table-cell>
          <table:table-cell office:value-type="float" office:value="118780.317819">
            <text:p>118780,317819</text:p>
          </table:table-cell>
          <table:table-cell office:value-type="float" office:value="6276.889612">
            <text:p>6276,889612</text:p>
          </table:table-cell>
          <table:table-cell office:value-type="float" office:value="118352.942735">
            <text:p>118352,942735</text:p>
          </table:table-cell>
          <table:table-cell office:value-type="float" office:value="118144.772577">
            <text:p>118144,772577</text:p>
          </table:table-cell>
          <table:table-cell office:value-type="float" office:value="5754.260578">
            <text:p>5754,260578</text:p>
          </table:table-cell>
          <table:table-cell office:value-type="float" office:value="118370.36796">
            <text:p>118370,36796</text:p>
          </table:table-cell>
          <table:table-cell office:value-type="float" office:value="5944.019869">
            <text:p>5944,019869</text:p>
          </table:table-cell>
          <table:table-cell office:value-type="float" office:value="118584.957553">
            <text:p>118584,957553</text:p>
          </table:table-cell>
          <table:table-cell office:value-type="float" office:value="118125.879255">
            <text:p>118125,879255</text:p>
          </table:table-cell>
          <table:table-cell office:value-type="float" office:value="6365.588627">
            <text:p>6365,588627</text:p>
          </table:table-cell>
          <table:table-cell office:value-type="float" office:value="117954.466655">
            <text:p>117954,466655</text:p>
          </table:table-cell>
          <table:table-cell office:value-type="float" office:value="117432.181893">
            <text:p>117432,181893</text:p>
          </table:table-cell>
          <table:table-cell office:value-type="float" office:value="117648.476739">
            <text:p>117648,476739</text:p>
          </table:table-cell>
          <table:table-cell office:value-type="float" office:value="117704.50512">
            <text:p>117704,50512</text:p>
          </table:table-cell>
          <table:table-cell office:value-type="float" office:value="5986.117956">
            <text:p>5986,117956</text:p>
          </table:table-cell>
          <table:table-cell office:value-type="float" office:value="117507.480367">
            <text:p>117507,480367</text:p>
          </table:table-cell>
          <table:table-cell office:value-type="float" office:value="5860.835245">
            <text:p>5860,835245</text:p>
          </table:table-cell>
          <table:table-cell office:value-type="float" office:value="117051.325209">
            <text:p>117051,325209</text:p>
          </table:table-cell>
          <table:table-cell office:value-type="float" office:value="5664.467188">
            <text:p>5664,467188</text:p>
          </table:table-cell>
          <table:table-cell office:value-type="float" office:value="117502.879953">
            <text:p>117502,879953</text:p>
          </table:table-cell>
          <table:table-cell office:value-type="float" office:value="117393.885921">
            <text:p>117393,885921</text:p>
          </table:table-cell>
          <table:table-cell office:value-type="float" office:value="116945.085166">
            <text:p>116945,085166</text:p>
          </table:table-cell>
          <table:table-cell office:value-type="float" office:value="117128.401723">
            <text:p>117128,401723</text:p>
          </table:table-cell>
          <table:table-cell office:value-type="float" office:value="5787.305993">
            <text:p>5787,305993</text:p>
          </table:table-cell>
          <table:table-cell office:value-type="float" office:value="117042.295593">
            <text:p>117042,295593</text:p>
          </table:table-cell>
          <table:table-cell office:value-type="float" office:value="117063.786597">
            <text:p>117063,786597</text:p>
          </table:table-cell>
          <table:table-cell office:value-type="float" office:value="116573.515706">
            <text:p>116573,515706</text:p>
          </table:table-cell>
          <table:table-cell office:value-type="float" office:value="116973.50451">
            <text:p>116973,50451</text:p>
          </table:table-cell>
          <table:table-cell office:value-type="float" office:value="116012.146027">
            <text:p>116012,146027</text:p>
          </table:table-cell>
          <table:table-cell office:value-type="float" office:value="6600.431971">
            <text:p>6600,431971</text:p>
          </table:table-cell>
          <table:table-cell office:value-type="float" office:value="6110.738461">
            <text:p>6110,738461</text:p>
          </table:table-cell>
          <table:table-cell office:value-type="float" office:value="115258.384966">
            <text:p>115258,384966</text:p>
          </table:table-cell>
          <table:table-cell office:value-type="float" office:value="116370.20412">
            <text:p>116370,20412</text:p>
          </table:table-cell>
          <table:table-cell office:value-type="float" office:value="115805.146555">
            <text:p>115805,146555</text:p>
          </table:table-cell>
          <table:table-cell office:value-type="float" office:value="115745.373179">
            <text:p>115745,373179</text:p>
          </table:table-cell>
          <table:table-cell office:value-type="float" office:value="6342.291495">
            <text:p>6342,291495</text:p>
          </table:table-cell>
          <table:table-cell office:value-type="float" office:value="5513.573643">
            <text:p>5513,573643</text:p>
          </table:table-cell>
          <table:table-cell office:value-type="float" office:value="115761.515743">
            <text:p>115761,515743</text:p>
          </table:table-cell>
          <table:table-cell office:value-type="float" office:value="5654.106428">
            <text:p>5654,106428</text:p>
          </table:table-cell>
          <table:table-cell office:value-type="float" office:value="115609.129907">
            <text:p>115609,129907</text:p>
          </table:table-cell>
          <table:table-cell office:value-type="float" office:value="5981.591574">
            <text:p>5981,591574</text:p>
          </table:table-cell>
          <table:table-cell office:value-type="float" office:value="115016.899386">
            <text:p>115016,899386</text:p>
          </table:table-cell>
          <table:table-cell office:value-type="float" office:value="6045.23525">
            <text:p>6045,23525</text:p>
          </table:table-cell>
          <table:table-cell office:value-type="float" office:value="115267.790288">
            <text:p>115267,790288</text:p>
          </table:table-cell>
          <table:table-cell office:value-type="float" office:value="115762.10292">
            <text:p>115762,10292</text:p>
          </table:table-cell>
          <table:table-cell office:value-type="float" office:value="115415.699323">
            <text:p>115415,699323</text:p>
          </table:table-cell>
          <table:table-cell office:value-type="float" office:value="115009.800598">
            <text:p>115009,800598</text:p>
          </table:table-cell>
          <table:table-cell office:value-type="float" office:value="5771.676777">
            <text:p>5771,676777</text:p>
          </table:table-cell>
          <table:table-cell office:value-type="float" office:value="115471.831641">
            <text:p>115471,831641</text:p>
          </table:table-cell>
          <table:table-cell office:value-type="float" office:value="114712.083886">
            <text:p>114712,083886</text:p>
          </table:table-cell>
          <table:table-cell office:value-type="float" office:value="5559.890824">
            <text:p>5559,890824</text:p>
          </table:table-cell>
          <table:table-cell office:value-type="float" office:value="5581.705723">
            <text:p>5581,705723</text:p>
          </table:table-cell>
          <table:table-cell office:value-type="float" office:value="114554.373298">
            <text:p>114554,373298</text:p>
          </table:table-cell>
          <table:table-cell office:value-type="float" office:value="6018.3108">
            <text:p>6018,3108</text:p>
          </table:table-cell>
          <table:table-cell office:value-type="float" office:value="114479.886212">
            <text:p>114479,886212</text:p>
          </table:table-cell>
          <table:table-cell office:value-type="float" office:value="114434.421508">
            <text:p>114434,421508</text:p>
          </table:table-cell>
          <table:table-cell office:value-type="float" office:value="5528.185329">
            <text:p>5528,185329</text:p>
          </table:table-cell>
          <table:table-cell office:value-type="float" office:value="5611.985852">
            <text:p>5611,985852</text:p>
          </table:table-cell>
          <table:table-cell office:value-type="float" office:value="114275.552239">
            <text:p>114275,552239</text:p>
          </table:table-cell>
          <table:table-cell office:value-type="float" office:value="114167.760059">
            <text:p>114167,760059</text:p>
          </table:table-cell>
          <table:table-cell office:value-type="float" office:value="113806.658834">
            <text:p>113806,658834</text:p>
          </table:table-cell>
          <table:table-cell office:value-type="float" office:value="114161.926462">
            <text:p>114161,926462</text:p>
          </table:table-cell>
          <table:table-cell office:value-type="float" office:value="114131.567203">
            <text:p>114131,567203</text:p>
          </table:table-cell>
          <table:table-cell office:value-type="float" office:value="113674.557112">
            <text:p>113674,557112</text:p>
          </table:table-cell>
          <table:table-cell office:value-type="float" office:value="113350.899782">
            <text:p>113350,899782</text:p>
          </table:table-cell>
          <table:table-cell office:value-type="float" office:value="113924.138885">
            <text:p>113924,138885</text:p>
          </table:table-cell>
          <table:table-cell office:value-type="float" office:value="5538.26414">
            <text:p>5538,26414</text:p>
          </table:table-cell>
          <table:table-cell office:value-type="float" office:value="113318.341587">
            <text:p>113318,341587</text:p>
          </table:table-cell>
          <table:table-cell office:value-type="float" office:value="113180.071707">
            <text:p>113180,071707</text:p>
          </table:table-cell>
          <table:table-cell office:value-type="float" office:value="114080.99523">
            <text:p>114080,99523</text:p>
          </table:table-cell>
          <table:table-cell office:value-type="float" office:value="6007.149137">
            <text:p>6007,149137</text:p>
          </table:table-cell>
          <table:table-cell office:value-type="float" office:value="113122.4448">
            <text:p>113122,4448</text:p>
          </table:table-cell>
          <table:table-cell office:value-type="float" office:value="113289.378234">
            <text:p>113289,378234</text:p>
          </table:table-cell>
          <table:table-cell office:value-type="float" office:value="5613.130469">
            <text:p>5613,130469</text:p>
          </table:table-cell>
          <table:table-cell office:value-type="float" office:value="5631.130304">
            <text:p>5631,130304</text:p>
          </table:table-cell>
          <table:table-cell office:value-type="float" office:value="5597.944003">
            <text:p>5597,944003</text:p>
          </table:table-cell>
          <table:table-cell office:value-type="float" office:value="113347.81809">
            <text:p>113347,81809</text:p>
          </table:table-cell>
          <table:table-cell office:value-type="float" office:value="5754.275656">
            <text:p>5754,275656</text:p>
          </table:table-cell>
          <table:table-cell office:value-type="float" office:value="5391.907979">
            <text:p>5391,907979</text:p>
          </table:table-cell>
          <table:table-cell office:value-type="float" office:value="113025.370446">
            <text:p>113025,370446</text:p>
          </table:table-cell>
          <table:table-cell office:value-type="float" office:value="5439.633356">
            <text:p>5439,633356</text:p>
          </table:table-cell>
          <table:table-cell office:value-type="float" office:value="5362.843412">
            <text:p>5362,843412</text:p>
          </table:table-cell>
          <table:table-cell office:value-type="float" office:value="112287.157173">
            <text:p>112287,157173</text:p>
          </table:table-cell>
          <table:table-cell office:value-type="float" office:value="112447.799537">
            <text:p>112447,799537</text:p>
          </table:table-cell>
          <table:table-cell office:value-type="float" office:value="112670.8989">
            <text:p>112670,8989</text:p>
          </table:table-cell>
          <table:table-cell office:value-type="float" office:value="112222.967505">
            <text:p>112222,967505</text:p>
          </table:table-cell>
          <table:table-cell office:value-type="float" office:value="112092.478843">
            <text:p>112092,478843</text:p>
          </table:table-cell>
          <table:table-cell office:value-type="float" office:value="112375.588341">
            <text:p>112375,588341</text:p>
          </table:table-cell>
          <table:table-cell office:value-type="float" office:value="111687.919974">
            <text:p>111687,919974</text:p>
          </table:table-cell>
          <table:table-cell office:value-type="float" office:value="111966.952534">
            <text:p>111966,952534</text:p>
          </table:table-cell>
          <table:table-cell office:value-type="float" office:value="111516.324895">
            <text:p>111516,324895</text:p>
          </table:table-cell>
          <table:table-cell office:value-type="float" office:value="5181.27321">
            <text:p>5181,27321</text:p>
          </table:table-cell>
          <table:table-cell office:value-type="float" office:value="111524.174199">
            <text:p>111524,174199</text:p>
          </table:table-cell>
          <table:table-cell office:value-type="float" office:value="111674.455713">
            <text:p>111674,455713</text:p>
          </table:table-cell>
          <table:table-cell office:value-type="float" office:value="110911.943678">
            <text:p>110911,943678</text:p>
          </table:table-cell>
          <table:table-cell office:value-type="float" office:value="111615.278533">
            <text:p>111615,278533</text:p>
          </table:table-cell>
          <table:table-cell office:value-type="float" office:value="111884.712393">
            <text:p>111884,712393</text:p>
          </table:table-cell>
          <table:table-cell office:value-type="float" office:value="5697.227268">
            <text:p>5697,227268</text:p>
          </table:table-cell>
          <table:table-cell office:value-type="float" office:value="111155.833846">
            <text:p>111155,833846</text:p>
          </table:table-cell>
          <table:table-cell office:value-type="float" office:value="6011.112864">
            <text:p>6011,112864</text:p>
          </table:table-cell>
          <table:table-cell office:value-type="float" office:value="111240.983875">
            <text:p>111240,983875</text:p>
          </table:table-cell>
          <table:table-cell office:value-type="float" office:value="111360.275489">
            <text:p>111360,275489</text:p>
          </table:table-cell>
          <table:table-cell office:value-type="float" office:value="110973.016413">
            <text:p>110973,016413</text:p>
          </table:table-cell>
          <table:table-cell office:value-type="float" office:value="111050.210136">
            <text:p>111050,210136</text:p>
          </table:table-cell>
          <table:table-cell office:value-type="float" office:value="110941.091302">
            <text:p>110941,091302</text:p>
          </table:table-cell>
          <table:table-cell office:value-type="float" office:value="110766.142108">
            <text:p>110766,142108</text:p>
          </table:table-cell>
          <table:table-cell office:value-type="float" office:value="110621.593028">
            <text:p>110621,593028</text:p>
          </table:table-cell>
          <table:table-cell office:value-type="float" office:value="110917.641983">
            <text:p>110917,641983</text:p>
          </table:table-cell>
          <table:table-cell office:value-type="float" office:value="110470.956596">
            <text:p>110470,956596</text:p>
          </table:table-cell>
          <table:table-cell office:value-type="float" office:value="110110.880686">
            <text:p>110110,880686</text:p>
          </table:table-cell>
          <table:table-cell office:value-type="float" office:value="110669.508075">
            <text:p>110669,508075</text:p>
          </table:table-cell>
          <table:table-cell office:value-type="float" office:value="5620.710989">
            <text:p>5620,710989</text:p>
          </table:table-cell>
          <table:table-cell office:value-type="float" office:value="110145.488227">
            <text:p>110145,488227</text:p>
          </table:table-cell>
          <table:table-cell office:value-type="float" office:value="5866.228051">
            <text:p>5866,228051</text:p>
          </table:table-cell>
          <table:table-cell office:value-type="float" office:value="110116.703332">
            <text:p>110116,703332</text:p>
          </table:table-cell>
          <table:table-cell office:value-type="float" office:value="109908.830684">
            <text:p>109908,830684</text:p>
          </table:table-cell>
          <table:table-cell office:value-type="float" office:value="110326.345427">
            <text:p>110326,345427</text:p>
          </table:table-cell>
          <table:table-cell office:value-type="float" office:value="109990.453822">
            <text:p>109990,453822</text:p>
          </table:table-cell>
          <table:table-cell office:value-type="float" office:value="6026.401328">
            <text:p>6026,401328</text:p>
          </table:table-cell>
          <table:table-cell office:value-type="float" office:value="5444.637941">
            <text:p>5444,637941</text:p>
          </table:table-cell>
          <table:table-cell office:value-type="float" office:value="110035.252299">
            <text:p>110035,252299</text:p>
          </table:table-cell>
          <table:table-cell office:value-type="float" office:value="109873.164964">
            <text:p>109873,164964</text:p>
          </table:table-cell>
          <table:table-cell office:value-type="float" office:value="5774.525824">
            <text:p>5774,525824</text:p>
          </table:table-cell>
          <table:table-cell office:value-type="float" office:value="110007.586075">
            <text:p>110007,586075</text:p>
          </table:table-cell>
          <table:table-cell office:value-type="float" office:value="109708.62253">
            <text:p>109708,62253</text:p>
          </table:table-cell>
          <table:table-cell office:value-type="float" office:value="109251.78401">
            <text:p>109251,78401</text:p>
          </table:table-cell>
          <table:table-cell office:value-type="float" office:value="109337.857014">
            <text:p>109337,857014</text:p>
          </table:table-cell>
          <table:table-cell office:value-type="float" office:value="109263.016686">
            <text:p>109263,016686</text:p>
          </table:table-cell>
          <table:table-cell office:value-type="float" office:value="109614.560663">
            <text:p>109614,560663</text:p>
          </table:table-cell>
          <table:table-cell office:value-type="float" office:value="108800.463625">
            <text:p>108800,463625</text:p>
          </table:table-cell>
          <table:table-cell office:value-type="float" office:value="109052.132862">
            <text:p>109052,132862</text:p>
          </table:table-cell>
          <table:table-cell office:value-type="float" office:value="108750.748082">
            <text:p>108750,748082</text:p>
          </table:table-cell>
          <table:table-cell office:value-type="float" office:value="108301.484572">
            <text:p>108301,484572</text:p>
          </table:table-cell>
          <table:table-cell office:value-type="float" office:value="108876.782118">
            <text:p>108876,782118</text:p>
          </table:table-cell>
          <table:table-cell office:value-type="float" office:value="108698.892259">
            <text:p>108698,892259</text:p>
          </table:table-cell>
          <table:table-cell office:value-type="float" office:value="108538.359086">
            <text:p>108538,359086</text:p>
          </table:table-cell>
          <table:table-cell office:value-type="float" office:value="108622.309475">
            <text:p>108622,309475</text:p>
          </table:table-cell>
          <table:table-cell office:value-type="float" office:value="108625.506759">
            <text:p>108625,506759</text:p>
          </table:table-cell>
          <table:table-cell office:value-type="float" office:value="108672.645864">
            <text:p>108672,645864</text:p>
          </table:table-cell>
          <table:table-cell office:value-type="float" office:value="5228.074841">
            <text:p>5228,074841</text:p>
          </table:table-cell>
          <table:table-cell office:value-type="float" office:value="108699.966172">
            <text:p>108699,966172</text:p>
          </table:table-cell>
          <table:table-cell office:value-type="float" office:value="108394.942543">
            <text:p>108394,942543</text:p>
          </table:table-cell>
          <table:table-cell office:value-type="float" office:value="108050.255375">
            <text:p>108050,255375</text:p>
          </table:table-cell>
          <table:table-cell office:value-type="float" office:value="6178.161305">
            <text:p>6178,161305</text:p>
          </table:table-cell>
          <table:table-cell office:value-type="float" office:value="108247.244435">
            <text:p>108247,244435</text:p>
          </table:table-cell>
          <table:table-cell office:value-type="float" office:value="107667.809661">
            <text:p>107667,809661</text:p>
          </table:table-cell>
          <table:table-cell office:value-type="float" office:value="5556.089718">
            <text:p>5556,089718</text:p>
          </table:table-cell>
          <table:table-cell office:value-type="float" office:value="108089.960621">
            <text:p>108089,960621</text:p>
          </table:table-cell>
          <table:table-cell office:value-type="float" office:value="107964.874323">
            <text:p>107964,874323</text:p>
          </table:table-cell>
          <table:table-cell office:value-type="float" office:value="107621.757994">
            <text:p>107621,757994</text:p>
          </table:table-cell>
          <table:table-cell office:value-type="float" office:value="107431.823031">
            <text:p>107431,823031</text:p>
          </table:table-cell>
          <table:table-cell office:value-type="float" office:value="5565.572745">
            <text:p>5565,572745</text:p>
          </table:table-cell>
          <table:table-cell office:value-type="float" office:value="5001.934715">
            <text:p>5001,934715</text:p>
          </table:table-cell>
          <table:table-cell office:value-type="float" office:value="5783.373861">
            <text:p>5783,373861</text:p>
          </table:table-cell>
          <table:table-cell office:value-type="float" office:value="107534.596456">
            <text:p>107534,596456</text:p>
          </table:table-cell>
          <table:table-cell office:value-type="float" office:value="107345.479463">
            <text:p>107345,479463</text:p>
          </table:table-cell>
          <table:table-cell office:value-type="float" office:value="107284.175126">
            <text:p>107284,175126</text:p>
          </table:table-cell>
          <table:table-cell office:value-type="float" office:value="5710.755707">
            <text:p>5710,755707</text:p>
          </table:table-cell>
          <table:table-cell office:value-type="float" office:value="5845.333228">
            <text:p>5845,333228</text:p>
          </table:table-cell>
          <table:table-cell office:value-type="float" office:value="107345.035642">
            <text:p>107345,035642</text:p>
          </table:table-cell>
          <table:table-cell office:value-type="float" office:value="106975.269225">
            <text:p>106975,269225</text:p>
          </table:table-cell>
          <table:table-cell office:value-type="float" office:value="106919.703973">
            <text:p>106919,703973</text:p>
          </table:table-cell>
          <table:table-cell office:value-type="float" office:value="106862.356036">
            <text:p>106862,356036</text:p>
          </table:table-cell>
          <table:table-cell office:value-type="float" office:value="5671.459768">
            <text:p>5671,459768</text:p>
          </table:table-cell>
          <table:table-cell office:value-type="float" office:value="5788.489313">
            <text:p>5788,489313</text:p>
          </table:table-cell>
          <table:table-cell office:value-type="float" office:value="5182.905543">
            <text:p>5182,905543</text:p>
          </table:table-cell>
          <table:table-cell office:value-type="float" office:value="106133.204299">
            <text:p>106133,204299</text:p>
          </table:table-cell>
          <table:table-cell office:value-type="float" office:value="106250.880261">
            <text:p>106250,880261</text:p>
          </table:table-cell>
          <table:table-cell office:value-type="float" office:value="105898.808773">
            <text:p>105898,808773</text:p>
          </table:table-cell>
          <table:table-cell office:value-type="float" office:value="106553.79971">
            <text:p>106553,79971</text:p>
          </table:table-cell>
          <table:table-cell office:value-type="float" office:value="5538.966497">
            <text:p>5538,966497</text:p>
          </table:table-cell>
          <table:table-cell office:value-type="float" office:value="106316.297061">
            <text:p>106316,297061</text:p>
          </table:table-cell>
          <table:table-cell office:value-type="float" office:value="106316.915294">
            <text:p>106316,915294</text:p>
          </table:table-cell>
          <table:table-cell office:value-type="float" office:value="106376.175164">
            <text:p>106376,175164</text:p>
          </table:table-cell>
          <table:table-cell office:value-type="float" office:value="106220.474488">
            <text:p>106220,474488</text:p>
          </table:table-cell>
          <table:table-cell office:value-type="float" office:value="106233.460737">
            <text:p>106233,460737</text:p>
          </table:table-cell>
          <table:table-cell office:value-type="float" office:value="106112.766779">
            <text:p>106112,766779</text:p>
          </table:table-cell>
          <table:table-cell office:value-type="float" office:value="105558.803052">
            <text:p>105558,803052</text:p>
          </table:table-cell>
          <table:table-cell office:value-type="float" office:value="5764.793239">
            <text:p>5764,793239</text:p>
          </table:table-cell>
          <table:table-cell office:value-type="float" office:value="106086.542957">
            <text:p>106086,542957</text:p>
          </table:table-cell>
          <table:table-cell office:value-type="float" office:value="105757.957618">
            <text:p>105757,957618</text:p>
          </table:table-cell>
          <table:table-cell office:value-type="float" office:value="105916.375158">
            <text:p>105916,375158</text:p>
          </table:table-cell>
          <table:table-cell office:value-type="float" office:value="105473.267247">
            <text:p>105473,267247</text:p>
          </table:table-cell>
          <table:table-cell office:value-type="float" office:value="105734.851023">
            <text:p>105734,851023</text:p>
          </table:table-cell>
          <table:table-cell office:value-type="float" office:value="105702.572369">
            <text:p>105702,572369</text:p>
          </table:table-cell>
          <table:table-cell office:value-type="float" office:value="105243.007499">
            <text:p>105243,007499</text:p>
          </table:table-cell>
          <table:table-cell office:value-type="float" office:value="5315.558217">
            <text:p>5315,558217</text:p>
          </table:table-cell>
          <table:table-cell office:value-type="float" office:value="104945.270008">
            <text:p>104945,270008</text:p>
          </table:table-cell>
          <table:table-cell office:value-type="float" office:value="5130.744121">
            <text:p>5130,744121</text:p>
          </table:table-cell>
          <table:table-cell office:value-type="float" office:value="5606.994119">
            <text:p>5606,994119</text:p>
          </table:table-cell>
          <table:table-cell office:value-type="float" office:value="105492.878089">
            <text:p>105492,878089</text:p>
          </table:table-cell>
          <table:table-cell office:value-type="float" office:value="105068.462844">
            <text:p>105068,462844</text:p>
          </table:table-cell>
          <table:table-cell office:value-type="float" office:value="104906.593823">
            <text:p>104906,593823</text:p>
          </table:table-cell>
          <table:table-cell office:value-type="float" office:value="104434.996809">
            <text:p>104434,996809</text:p>
          </table:table-cell>
          <table:table-cell office:value-type="float" office:value="5282.894774">
            <text:p>5282,894774</text:p>
          </table:table-cell>
          <table:table-cell office:value-type="float" office:value="104122.842949">
            <text:p>104122,842949</text:p>
          </table:table-cell>
          <table:table-cell office:value-type="float" office:value="104491.450348">
            <text:p>104491,450348</text:p>
          </table:table-cell>
          <table:table-cell office:value-type="float" office:value="104368.08138">
            <text:p>104368,08138</text:p>
          </table:table-cell>
          <table:table-cell office:value-type="float" office:value="5550.248152">
            <text:p>5550,248152</text:p>
          </table:table-cell>
          <table:table-cell office:value-type="float" office:value="104587.524149">
            <text:p>104587,524149</text:p>
          </table:table-cell>
          <table:table-cell office:value-type="float" office:value="104246.919507">
            <text:p>104246,919507</text:p>
          </table:table-cell>
          <table:table-cell office:value-type="float" office:value="5360.289224">
            <text:p>5360,289224</text:p>
          </table:table-cell>
          <table:table-cell office:value-type="float" office:value="104207.10114">
            <text:p>104207,10114</text:p>
          </table:table-cell>
          <table:table-cell office:value-type="float" office:value="4976.837226">
            <text:p>4976,837226</text:p>
          </table:table-cell>
          <table:table-cell office:value-type="float" office:value="104254.961704">
            <text:p>104254,961704</text:p>
          </table:table-cell>
          <table:table-cell office:value-type="float" office:value="5686.333058">
            <text:p>5686,333058</text:p>
          </table:table-cell>
          <table:table-cell office:value-type="float" office:value="104224.17958">
            <text:p>104224,17958</text:p>
          </table:table-cell>
          <table:table-cell office:value-type="float" office:value="103659.095084">
            <text:p>103659,095084</text:p>
          </table:table-cell>
          <table:table-cell office:value-type="float" office:value="104087.222377">
            <text:p>104087,222377</text:p>
          </table:table-cell>
          <table:table-cell office:value-type="float" office:value="103764.15263">
            <text:p>103764,15263</text:p>
          </table:table-cell>
          <table:table-cell office:value-type="float" office:value="103556.499813">
            <text:p>103556,499813</text:p>
          </table:table-cell>
          <table:table-cell office:value-type="float" office:value="5399.679539">
            <text:p>5399,679539</text:p>
          </table:table-cell>
          <table:table-cell office:value-type="float" office:value="103320.868102">
            <text:p>103320,868102</text:p>
          </table:table-cell>
          <table:table-cell office:value-type="float" office:value="103439.37759">
            <text:p>103439,37759</text:p>
          </table:table-cell>
          <table:table-cell office:value-type="float" office:value="5546.133396">
            <text:p>5546,133396</text:p>
          </table:table-cell>
          <table:table-cell office:value-type="float" office:value="102827.238014">
            <text:p>102827,238014</text:p>
          </table:table-cell>
          <table:table-cell office:value-type="float" office:value="4683.796164">
            <text:p>4683,796164</text:p>
          </table:table-cell>
          <table:table-cell office:value-type="float" office:value="103432.591849">
            <text:p>103432,591849</text:p>
          </table:table-cell>
          <table:table-cell office:value-type="float" office:value="103070.491997">
            <text:p>103070,491997</text:p>
          </table:table-cell>
          <table:table-cell office:value-type="float" office:value="102511.762926">
            <text:p>102511,762926</text:p>
          </table:table-cell>
          <table:table-cell office:value-type="float" office:value="102966.044332">
            <text:p>102966,044332</text:p>
          </table:table-cell>
          <table:table-cell office:value-type="float" office:value="103125.233306">
            <text:p>103125,233306</text:p>
          </table:table-cell>
          <table:table-cell office:value-type="float" office:value="5146.739635">
            <text:p>5146,739635</text:p>
          </table:table-cell>
          <table:table-cell office:value-type="float" office:value="102188.030177">
            <text:p>102188,030177</text:p>
          </table:table-cell>
          <table:table-cell office:value-type="float" office:value="102678.480661">
            <text:p>102678,480661</text:p>
          </table:table-cell>
          <table:table-cell office:value-type="float" office:value="102772.780003">
            <text:p>102772,780003</text:p>
          </table:table-cell>
          <table:table-cell office:value-type="float" office:value="102704.920988">
            <text:p>102704,920988</text:p>
          </table:table-cell>
          <table:table-cell office:value-type="float" office:value="102368.035956">
            <text:p>102368,035956</text:p>
          </table:table-cell>
          <table:table-cell office:value-type="float" office:value="102575.002661">
            <text:p>102575,002661</text:p>
          </table:table-cell>
          <table:table-cell office:value-type="float" office:value="5148.094664">
            <text:p>5148,094664</text:p>
          </table:table-cell>
          <table:table-cell office:value-type="float" office:value="102355.780766">
            <text:p>102355,780766</text:p>
          </table:table-cell>
          <table:table-cell office:value-type="float" office:value="101782.361105">
            <text:p>101782,361105</text:p>
          </table:table-cell>
          <table:table-cell office:value-type="float" office:value="102587.847301">
            <text:p>102587,847301</text:p>
          </table:table-cell>
          <table:table-cell office:value-type="float" office:value="102164.287071">
            <text:p>102164,287071</text:p>
          </table:table-cell>
          <table:table-cell office:value-type="float" office:value="101821.339708">
            <text:p>101821,339708</text:p>
          </table:table-cell>
          <table:table-cell office:value-type="float" office:value="102571.72937">
            <text:p>102571,72937</text:p>
          </table:table-cell>
          <table:table-cell office:value-type="float" office:value="101900.91093">
            <text:p>101900,91093</text:p>
          </table:table-cell>
          <table:table-cell office:value-type="float" office:value="101724.665491">
            <text:p>101724,665491</text:p>
          </table:table-cell>
          <table:table-cell office:value-type="float" office:value="101708.649817">
            <text:p>101708,649817</text:p>
          </table:table-cell>
          <table:table-cell office:value-type="float" office:value="101782.601989">
            <text:p>101782,601989</text:p>
          </table:table-cell>
          <table:table-cell office:value-type="float" office:value="5534.844831">
            <text:p>5534,844831</text:p>
          </table:table-cell>
          <table:table-cell office:value-type="float" office:value="5268.31142">
            <text:p>5268,31142</text:p>
          </table:table-cell>
          <table:table-cell office:value-type="float" office:value="5630.543826">
            <text:p>5630,543826</text:p>
          </table:table-cell>
          <table:table-cell office:value-type="float" office:value="101043.702883">
            <text:p>101043,702883</text:p>
          </table:table-cell>
          <table:table-cell office:value-type="float" office:value="101237.620509">
            <text:p>101237,620509</text:p>
          </table:table-cell>
          <table:table-cell office:value-type="float" office:value="100861.550135">
            <text:p>100861,550135</text:p>
          </table:table-cell>
          <table:table-cell office:value-type="float" office:value="101544.809011">
            <text:p>101544,809011</text:p>
          </table:table-cell>
          <table:table-cell office:value-type="float" office:value="100867.324919">
            <text:p>100867,324919</text:p>
          </table:table-cell>
          <table:table-cell office:value-type="float" office:value="100978.900602">
            <text:p>100978,900602</text:p>
          </table:table-cell>
          <table:table-cell office:value-type="float" office:value="5218.247779">
            <text:p>5218,247779</text:p>
          </table:table-cell>
          <table:table-cell office:value-type="float" office:value="101055.4976">
            <text:p>101055,4976</text:p>
          </table:table-cell>
          <table:table-cell office:value-type="float" office:value="101099.906763">
            <text:p>101099,906763</text:p>
          </table:table-cell>
          <table:table-cell office:value-type="float" office:value="100301.340886">
            <text:p>100301,340886</text:p>
          </table:table-cell>
          <table:table-cell office:value-type="float" office:value="100477.662939">
            <text:p>100477,662939</text:p>
          </table:table-cell>
          <table:table-cell office:value-type="float" office:value="4942.815245">
            <text:p>4942,815245</text:p>
          </table:table-cell>
          <table:table-cell office:value-type="float" office:value="100582.022479">
            <text:p>100582,022479</text:p>
          </table:table-cell>
          <table:table-cell office:value-type="float" office:value="4847.85675">
            <text:p>4847,85675</text:p>
          </table:table-cell>
          <table:table-cell office:value-type="float" office:value="100761.994419">
            <text:p>100761,994419</text:p>
          </table:table-cell>
          <table:table-cell office:value-type="float" office:value="5266.436115">
            <text:p>5266,436115</text:p>
          </table:table-cell>
          <table:table-cell office:value-type="float" office:value="100717.686411">
            <text:p>100717,686411</text:p>
          </table:table-cell>
          <table:table-cell office:value-type="float" office:value="5203.583711">
            <text:p>5203,583711</text:p>
          </table:table-cell>
          <table:table-cell office:value-type="float" office:value="100183.024789">
            <text:p>100183,024789</text:p>
          </table:table-cell>
          <table:table-cell office:value-type="float" office:value="4995.756613">
            <text:p>4995,756613</text:p>
          </table:table-cell>
          <table:table-cell office:value-type="float" office:value="4895.268426">
            <text:p>4895,268426</text:p>
          </table:table-cell>
          <table:table-cell office:value-type="float" office:value="4937.4342">
            <text:p>4937,4342</text:p>
          </table:table-cell>
          <table:table-cell office:value-type="float" office:value="5273.849974">
            <text:p>5273,849974</text:p>
          </table:table-cell>
          <table:table-cell office:value-type="float" office:value="99627.522107">
            <text:p>99627,522107</text:p>
          </table:table-cell>
          <table:table-cell office:value-type="float" office:value="5205.977437">
            <text:p>5205,977437</text:p>
          </table:table-cell>
          <table:table-cell office:value-type="float" office:value="99604.502485">
            <text:p>99604,502485</text:p>
          </table:table-cell>
          <table:table-cell office:value-type="float" office:value="5306.893767">
            <text:p>5306,893767</text:p>
          </table:table-cell>
          <table:table-cell office:value-type="float" office:value="99001.587448">
            <text:p>99001,587448</text:p>
          </table:table-cell>
          <table:table-cell office:value-type="float" office:value="5223.159917">
            <text:p>5223,159917</text:p>
          </table:table-cell>
          <table:table-cell office:value-type="float" office:value="99382.80805">
            <text:p>99382,80805</text:p>
          </table:table-cell>
          <table:table-cell office:value-type="float" office:value="99079.898618">
            <text:p>99079,898618</text:p>
          </table:table-cell>
          <table:table-cell office:value-type="float" office:value="99724.719626">
            <text:p>99724,719626</text:p>
          </table:table-cell>
          <table:table-cell office:value-type="float" office:value="99273.988254">
            <text:p>99273,988254</text:p>
          </table:table-cell>
          <table:table-cell office:value-type="float" office:value="99140.284023">
            <text:p>99140,284023</text:p>
          </table:table-cell>
          <table:table-cell office:value-type="float" office:value="5501.006261">
            <text:p>5501,006261</text:p>
          </table:table-cell>
          <table:table-cell office:value-type="float" office:value="99262.41086">
            <text:p>99262,41086</text:p>
          </table:table-cell>
          <table:table-cell office:value-type="float" office:value="4366.686577">
            <text:p>4366,686577</text:p>
          </table:table-cell>
          <table:table-cell office:value-type="float" office:value="98837.72676">
            <text:p>98837,72676</text:p>
          </table:table-cell>
          <table:table-cell office:value-type="float" office:value="5265.30497">
            <text:p>5265,30497</text:p>
          </table:table-cell>
          <table:table-cell office:value-type="float" office:value="99087.209987">
            <text:p>99087,209987</text:p>
          </table:table-cell>
          <table:table-cell office:value-type="float" office:value="98746.498855">
            <text:p>98746,498855</text:p>
          </table:table-cell>
          <table:table-cell office:value-type="float" office:value="98276.462443">
            <text:p>98276,462443</text:p>
          </table:table-cell>
          <table:table-cell office:value-type="float" office:value="98807.999435">
            <text:p>98807,999435</text:p>
          </table:table-cell>
          <table:table-cell office:value-type="float" office:value="98353.031187">
            <text:p>98353,031187</text:p>
          </table:table-cell>
          <table:table-cell office:value-type="float" office:value="98286.361194">
            <text:p>98286,361194</text:p>
          </table:table-cell>
          <table:table-cell office:value-type="float" office:value="98483.825428">
            <text:p>98483,825428</text:p>
          </table:table-cell>
          <table:table-cell office:value-type="float" office:value="4919.852534">
            <text:p>4919,852534</text:p>
          </table:table-cell>
          <table:table-cell office:value-type="float" office:value="5014.291577">
            <text:p>5014,291577</text:p>
          </table:table-cell>
          <table:table-cell office:value-type="float" office:value="98382.182556">
            <text:p>98382,182556</text:p>
          </table:table-cell>
          <table:table-cell office:value-type="float" office:value="97764.179832">
            <text:p>97764,179832</text:p>
          </table:table-cell>
          <table:table-cell office:value-type="float" office:value="5505.65335">
            <text:p>5505,65335</text:p>
          </table:table-cell>
          <table:table-cell office:value-type="float" office:value="98148.252929">
            <text:p>98148,252929</text:p>
          </table:table-cell>
          <table:table-cell office:value-type="float" office:value="98271.921794">
            <text:p>98271,921794</text:p>
          </table:table-cell>
          <table:table-cell office:value-type="float" office:value="97058.980033">
            <text:p>97058,980033</text:p>
          </table:table-cell>
          <table:table-cell office:value-type="float" office:value="97997.861953">
            <text:p>97997,861953</text:p>
          </table:table-cell>
          <table:table-cell office:value-type="float" office:value="97807.042712">
            <text:p>97807,042712</text:p>
          </table:table-cell>
          <table:table-cell office:value-type="float" office:value="97899.01235">
            <text:p>97899,01235</text:p>
          </table:table-cell>
          <table:table-cell office:value-type="float" office:value="97460.383944">
            <text:p>97460,383944</text:p>
          </table:table-cell>
          <table:table-cell office:value-type="float" office:value="97572.710766">
            <text:p>97572,710766</text:p>
          </table:table-cell>
          <table:table-cell office:value-type="float" office:value="97327.563968">
            <text:p>97327,563968</text:p>
          </table:table-cell>
          <table:table-cell office:value-type="float" office:value="97487.816914">
            <text:p>97487,816914</text:p>
          </table:table-cell>
          <table:table-cell office:value-type="float" office:value="97451.603446">
            <text:p>97451,603446</text:p>
          </table:table-cell>
          <table:table-cell office:value-type="float" office:value="5514.431375">
            <text:p>5514,431375</text:p>
          </table:table-cell>
          <table:table-cell office:value-type="float" office:value="97361.95556">
            <text:p>97361,95556</text:p>
          </table:table-cell>
          <table:table-cell office:value-type="float" office:value="96967.444523">
            <text:p>96967,444523</text:p>
          </table:table-cell>
          <table:table-cell office:value-type="float" office:value="97548.319029">
            <text:p>97548,319029</text:p>
          </table:table-cell>
          <table:table-cell office:value-type="float" office:value="97408.174206">
            <text:p>97408,174206</text:p>
          </table:table-cell>
          <table:table-cell office:value-type="float" office:value="4464.098688">
            <text:p>4464,098688</text:p>
          </table:table-cell>
          <table:table-cell office:value-type="float" office:value="5125.038749">
            <text:p>5125,038749</text:p>
          </table:table-cell>
          <table:table-cell office:value-type="float" office:value="96652.745896">
            <text:p>96652,745896</text:p>
          </table:table-cell>
          <table:table-cell office:value-type="float" office:value="5422.764158">
            <text:p>5422,764158</text:p>
          </table:table-cell>
          <table:table-cell office:value-type="float" office:value="4931.170033">
            <text:p>4931,170033</text:p>
          </table:table-cell>
          <table:table-cell office:value-type="float" office:value="4848.983521">
            <text:p>4848,983521</text:p>
          </table:table-cell>
          <table:table-cell office:value-type="float" office:value="96664.275187">
            <text:p>96664,275187</text:p>
          </table:table-cell>
          <table:table-cell office:value-type="float" office:value="96723.153119">
            <text:p>96723,153119</text:p>
          </table:table-cell>
          <table:table-cell office:value-type="float" office:value="4290.483367">
            <text:p>4290,483367</text:p>
          </table:table-cell>
          <table:table-cell office:value-type="float" office:value="96898.634755">
            <text:p>96898,634755</text:p>
          </table:table-cell>
          <table:table-cell office:value-type="float" office:value="96592.40726">
            <text:p>96592,40726</text:p>
          </table:table-cell>
          <table:table-cell office:value-type="float" office:value="4890.35261">
            <text:p>4890,35261</text:p>
          </table:table-cell>
          <table:table-cell office:value-type="float" office:value="5186.251252">
            <text:p>5186,251252</text:p>
          </table:table-cell>
          <table:table-cell office:value-type="float" office:value="96088.249346">
            <text:p>96088,249346</text:p>
          </table:table-cell>
          <table:table-cell office:value-type="float" office:value="96480.190388">
            <text:p>96480,190388</text:p>
          </table:table-cell>
          <table:table-cell office:value-type="float" office:value="95900.915795">
            <text:p>95900,915795</text:p>
          </table:table-cell>
          <table:table-cell office:value-type="float" office:value="95843.050883">
            <text:p>95843,050883</text:p>
          </table:table-cell>
          <table:table-cell office:value-type="float" office:value="96252.363381">
            <text:p>96252,363381</text:p>
          </table:table-cell>
          <table:table-cell office:value-type="float" office:value="95573.83573">
            <text:p>95573,83573</text:p>
          </table:table-cell>
          <table:table-cell office:value-type="float" office:value="4791.361105">
            <text:p>4791,361105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0630.493905">
            <text:p>10630,493905</text:p>
          </table:table-cell>
          <table:table-cell office:value-type="float" office:value="16759.902963">
            <text:p>16759,902963</text:p>
          </table:table-cell>
          <table:table-cell office:value-type="float" office:value="113877.966001">
            <text:p>113877,966001</text:p>
          </table:table-cell>
          <table:table-cell office:value-type="float" office:value="19634.618279">
            <text:p>19634,618279</text:p>
          </table:table-cell>
          <table:table-cell office:value-type="float" office:value="8495.782065">
            <text:p>8495,782065</text:p>
          </table:table-cell>
          <table:table-cell office:value-type="float" office:value="9636.425171">
            <text:p>9636,425171</text:p>
          </table:table-cell>
          <table:table-cell office:value-type="float" office:value="13433.718672">
            <text:p>13433,718672</text:p>
          </table:table-cell>
          <table:table-cell office:value-type="float" office:value="140215.83682">
            <text:p>140215,83682</text:p>
          </table:table-cell>
          <table:table-cell office:value-type="float" office:value="10396.720557">
            <text:p>10396,720557</text:p>
          </table:table-cell>
          <table:table-cell office:value-type="float" office:value="9479.922045">
            <text:p>9479,922045</text:p>
          </table:table-cell>
          <table:table-cell office:value-type="float" office:value="8727.565303">
            <text:p>8727,565303</text:p>
          </table:table-cell>
          <table:table-cell office:value-type="float" office:value="10250.563803">
            <text:p>10250,563803</text:p>
          </table:table-cell>
          <table:table-cell office:value-type="float" office:value="167463.035567">
            <text:p>167463,035567</text:p>
          </table:table-cell>
          <table:table-cell office:value-type="float" office:value="169904.564785">
            <text:p>169904,564785</text:p>
          </table:table-cell>
          <table:table-cell office:value-type="float" office:value="12672.690379">
            <text:p>12672,690379</text:p>
          </table:table-cell>
          <table:table-cell office:value-type="float" office:value="12429.479742">
            <text:p>12429,479742</text:p>
          </table:table-cell>
          <table:table-cell office:value-type="float" office:value="185266.273292">
            <text:p>185266,273292</text:p>
          </table:table-cell>
          <table:table-cell office:value-type="float" office:value="184463.637031">
            <text:p>184463,637031</text:p>
          </table:table-cell>
          <table:table-cell office:value-type="float" office:value="9923.560308">
            <text:p>9923,560308</text:p>
          </table:table-cell>
          <table:table-cell office:value-type="float" office:value="6362.184896">
            <text:p>6362,184896</text:p>
          </table:table-cell>
          <table:table-cell office:value-type="float" office:value="10958.39839">
            <text:p>10958,39839</text:p>
          </table:table-cell>
          <table:table-cell office:value-type="float" office:value="197527.348382">
            <text:p>197527,348382</text:p>
          </table:table-cell>
          <table:table-cell office:value-type="float" office:value="201444.007095">
            <text:p>201444,007095</text:p>
          </table:table-cell>
          <table:table-cell office:value-type="float" office:value="8594.630129">
            <text:p>8594,630129</text:p>
          </table:table-cell>
          <table:table-cell office:value-type="float" office:value="207195.902973">
            <text:p>207195,902973</text:p>
          </table:table-cell>
          <table:table-cell office:value-type="float" office:value="7365.220024">
            <text:p>7365,220024</text:p>
          </table:table-cell>
          <table:table-cell office:value-type="float" office:value="10805.674189">
            <text:p>10805,674189</text:p>
          </table:table-cell>
          <table:table-cell office:value-type="float" office:value="7722.832898">
            <text:p>7722,832898</text:p>
          </table:table-cell>
          <table:table-cell office:value-type="float" office:value="7192.596849">
            <text:p>7192,596849</text:p>
          </table:table-cell>
          <table:table-cell office:value-type="float" office:value="219884.479955">
            <text:p>219884,479955</text:p>
          </table:table-cell>
          <table:table-cell office:value-type="float" office:value="7905.278857">
            <text:p>7905,278857</text:p>
          </table:table-cell>
          <table:table-cell office:value-type="float" office:value="8702.395212">
            <text:p>8702,395212</text:p>
          </table:table-cell>
          <table:table-cell office:value-type="float" office:value="229174.546609">
            <text:p>229174,546609</text:p>
          </table:table-cell>
          <table:table-cell office:value-type="float" office:value="231741.371361">
            <text:p>231741,371361</text:p>
          </table:table-cell>
          <table:table-cell office:value-type="float" office:value="7488.755842">
            <text:p>7488,755842</text:p>
          </table:table-cell>
          <table:table-cell office:value-type="float" office:value="8953.393177">
            <text:p>8953,393177</text:p>
          </table:table-cell>
          <table:table-cell office:value-type="float" office:value="8009.565669">
            <text:p>8009,565669</text:p>
          </table:table-cell>
          <table:table-cell office:value-type="float" office:value="6533.42097">
            <text:p>6533,42097</text:p>
          </table:table-cell>
          <table:table-cell office:value-type="float" office:value="6644.684836">
            <text:p>6644,684836</text:p>
          </table:table-cell>
          <table:table-cell office:value-type="float" office:value="239567.328247">
            <text:p>239567,328247</text:p>
          </table:table-cell>
          <table:table-cell office:value-type="float" office:value="242191.366189">
            <text:p>242191,366189</text:p>
          </table:table-cell>
          <table:table-cell office:value-type="float" office:value="5730.883966">
            <text:p>5730,883966</text:p>
          </table:table-cell>
          <table:table-cell office:value-type="float" office:value="6015.756152">
            <text:p>6015,756152</text:p>
          </table:table-cell>
          <table:table-cell office:value-type="float" office:value="249184.143884">
            <text:p>249184,143884</text:p>
          </table:table-cell>
          <table:table-cell office:value-type="float" office:value="247621.296958">
            <text:p>247621,296958</text:p>
          </table:table-cell>
          <table:table-cell office:value-type="float" office:value="6408.293377">
            <text:p>6408,293377</text:p>
          </table:table-cell>
          <table:table-cell office:value-type="float" office:value="6763.418677">
            <text:p>6763,418677</text:p>
          </table:table-cell>
          <table:table-cell office:value-type="float" office:value="5860.728728">
            <text:p>5860,728728</text:p>
          </table:table-cell>
          <table:table-cell office:value-type="float" office:value="8043.289122">
            <text:p>8043,289122</text:p>
          </table:table-cell>
          <table:table-cell office:value-type="float" office:value="9183.449725">
            <text:p>9183,449725</text:p>
          </table:table-cell>
          <table:table-cell office:value-type="float" office:value="7311.333798">
            <text:p>7311,333798</text:p>
          </table:table-cell>
          <table:table-cell office:value-type="float" office:value="6397.265598">
            <text:p>6397,265598</text:p>
          </table:table-cell>
          <table:table-cell office:value-type="float" office:value="258385.690052">
            <text:p>258385,690052</text:p>
          </table:table-cell>
          <table:table-cell office:value-type="float" office:value="8719.332942">
            <text:p>8719,332942</text:p>
          </table:table-cell>
          <table:table-cell office:value-type="float" office:value="7777.84221">
            <text:p>7777,84221</text:p>
          </table:table-cell>
          <table:table-cell office:value-type="float" office:value="260498.972801">
            <text:p>260498,972801</text:p>
          </table:table-cell>
          <table:table-cell office:value-type="float" office:value="260698.267996">
            <text:p>260698,267996</text:p>
          </table:table-cell>
          <table:table-cell office:value-type="float" office:value="6258.460344">
            <text:p>6258,460344</text:p>
          </table:table-cell>
          <table:table-cell office:value-type="float" office:value="262978.141702">
            <text:p>262978,141702</text:p>
          </table:table-cell>
          <table:table-cell office:value-type="float" office:value="7252.060467">
            <text:p>7252,060467</text:p>
          </table:table-cell>
          <table:table-cell office:value-type="float" office:value="265159.079542">
            <text:p>265159,079542</text:p>
          </table:table-cell>
          <table:table-cell office:value-type="float" office:value="7714.152414">
            <text:p>7714,152414</text:p>
          </table:table-cell>
          <table:table-cell office:value-type="float" office:value="6345.350361">
            <text:p>6345,350361</text:p>
          </table:table-cell>
          <table:table-cell office:value-type="float" office:value="264922.349192">
            <text:p>264922,349192</text:p>
          </table:table-cell>
          <table:table-cell office:value-type="float" office:value="5733.837121">
            <text:p>5733,837121</text:p>
          </table:table-cell>
          <table:table-cell office:value-type="float" office:value="5791.714438">
            <text:p>5791,714438</text:p>
          </table:table-cell>
          <table:table-cell office:value-type="float" office:value="267856.44311">
            <text:p>267856,44311</text:p>
          </table:table-cell>
          <table:table-cell office:value-type="float" office:value="8139.337944">
            <text:p>8139,337944</text:p>
          </table:table-cell>
          <table:table-cell office:value-type="float" office:value="10227.380909">
            <text:p>10227,380909</text:p>
          </table:table-cell>
          <table:table-cell office:value-type="float" office:value="4994.24433">
            <text:p>4994,24433</text:p>
          </table:table-cell>
          <table:table-cell office:value-type="float" office:value="270588.08642">
            <text:p>270588,08642</text:p>
          </table:table-cell>
          <table:table-cell office:value-type="float" office:value="6955.999717">
            <text:p>6955,999717</text:p>
          </table:table-cell>
          <table:table-cell office:value-type="float" office:value="269636.926169">
            <text:p>269636,926169</text:p>
          </table:table-cell>
          <table:table-cell office:value-type="float" office:value="7637.303186">
            <text:p>7637,303186</text:p>
          </table:table-cell>
          <table:table-cell office:value-type="float" office:value="271762.608399">
            <text:p>271762,608399</text:p>
          </table:table-cell>
          <table:table-cell office:value-type="float" office:value="6784.404771">
            <text:p>6784,404771</text:p>
          </table:table-cell>
          <table:table-cell office:value-type="float" office:value="5789.140744">
            <text:p>5789,140744</text:p>
          </table:table-cell>
          <table:table-cell office:value-type="float" office:value="6887.637314">
            <text:p>6887,637314</text:p>
          </table:table-cell>
          <table:table-cell office:value-type="float" office:value="8099.380819">
            <text:p>8099,380819</text:p>
          </table:table-cell>
          <table:table-cell office:value-type="float" office:value="272362.522034">
            <text:p>272362,522034</text:p>
          </table:table-cell>
          <table:table-cell office:value-type="float" office:value="7427.207761">
            <text:p>7427,207761</text:p>
          </table:table-cell>
          <table:table-cell office:value-type="float" office:value="271705.67754">
            <text:p>271705,67754</text:p>
          </table:table-cell>
          <table:table-cell office:value-type="float" office:value="6868.242194">
            <text:p>6868,242194</text:p>
          </table:table-cell>
          <table:table-cell office:value-type="float" office:value="5704.188603">
            <text:p>5704,188603</text:p>
          </table:table-cell>
          <table:table-cell office:value-type="float" office:value="272151.891315">
            <text:p>272151,891315</text:p>
          </table:table-cell>
          <table:table-cell office:value-type="float" office:value="272374.192439">
            <text:p>272374,192439</text:p>
          </table:table-cell>
          <table:table-cell office:value-type="float" office:value="6500.190299">
            <text:p>6500,190299</text:p>
          </table:table-cell>
          <table:table-cell office:value-type="float" office:value="274856.852933">
            <text:p>274856,852933</text:p>
          </table:table-cell>
          <table:table-cell office:value-type="float" office:value="7015.00358">
            <text:p>7015,00358</text:p>
          </table:table-cell>
          <table:table-cell office:value-type="float" office:value="7958.545625">
            <text:p>7958,545625</text:p>
          </table:table-cell>
          <table:table-cell office:value-type="float" office:value="6596.702463">
            <text:p>6596,702463</text:p>
          </table:table-cell>
          <table:table-cell office:value-type="float" office:value="273440.339409">
            <text:p>273440,339409</text:p>
          </table:table-cell>
          <table:table-cell office:value-type="float" office:value="274163.970646">
            <text:p>274163,970646</text:p>
          </table:table-cell>
          <table:table-cell office:value-type="float" office:value="7624.269026">
            <text:p>7624,269026</text:p>
          </table:table-cell>
          <table:table-cell office:value-type="float" office:value="275445.793833">
            <text:p>275445,793833</text:p>
          </table:table-cell>
          <table:table-cell office:value-type="float" office:value="5775.778829">
            <text:p>5775,778829</text:p>
          </table:table-cell>
          <table:table-cell office:value-type="float" office:value="273986.805185">
            <text:p>273986,805185</text:p>
          </table:table-cell>
          <table:table-cell office:value-type="float" office:value="6501.879904">
            <text:p>6501,879904</text:p>
          </table:table-cell>
          <table:table-cell office:value-type="float" office:value="6888.527079">
            <text:p>6888,527079</text:p>
          </table:table-cell>
          <table:table-cell office:value-type="float" office:value="5669.86338">
            <text:p>5669,86338</text:p>
          </table:table-cell>
          <table:table-cell office:value-type="float" office:value="275918.683578">
            <text:p>275918,683578</text:p>
          </table:table-cell>
          <table:table-cell office:value-type="float" office:value="6422.794536">
            <text:p>6422,794536</text:p>
          </table:table-cell>
          <table:table-cell office:value-type="float" office:value="5677.256319">
            <text:p>5677,256319</text:p>
          </table:table-cell>
          <table:table-cell office:value-type="float" office:value="6432.803954">
            <text:p>6432,803954</text:p>
          </table:table-cell>
          <table:table-cell office:value-type="float" office:value="8335.600816">
            <text:p>8335,600816</text:p>
          </table:table-cell>
          <table:table-cell office:value-type="float" office:value="276153.892859">
            <text:p>276153,892859</text:p>
          </table:table-cell>
          <table:table-cell office:value-type="float" office:value="6563.025447">
            <text:p>6563,025447</text:p>
          </table:table-cell>
          <table:table-cell office:value-type="float" office:value="6754.482211">
            <text:p>6754,482211</text:p>
          </table:table-cell>
          <table:table-cell office:value-type="float" office:value="5870.063096">
            <text:p>5870,063096</text:p>
          </table:table-cell>
          <table:table-cell office:value-type="float" office:value="6128.019215">
            <text:p>6128,019215</text:p>
          </table:table-cell>
          <table:table-cell office:value-type="float" office:value="276102.283397">
            <text:p>276102,283397</text:p>
          </table:table-cell>
          <table:table-cell office:value-type="float" office:value="275097.495342">
            <text:p>275097,495342</text:p>
          </table:table-cell>
          <table:table-cell office:value-type="float" office:value="7308.229779">
            <text:p>7308,229779</text:p>
          </table:table-cell>
          <table:table-cell office:value-type="float" office:value="4956.526516">
            <text:p>4956,526516</text:p>
          </table:table-cell>
          <table:table-cell office:value-type="float" office:value="7048.427563">
            <text:p>7048,427563</text:p>
          </table:table-cell>
          <table:table-cell office:value-type="float" office:value="7297.099647">
            <text:p>7297,099647</text:p>
          </table:table-cell>
          <table:table-cell office:value-type="float" office:value="6562.772418">
            <text:p>6562,772418</text:p>
          </table:table-cell>
          <table:table-cell office:value-type="float" office:value="275251.224891">
            <text:p>275251,224891</text:p>
          </table:table-cell>
          <table:table-cell office:value-type="float" office:value="274304.519052">
            <text:p>274304,519052</text:p>
          </table:table-cell>
          <table:table-cell office:value-type="float" office:value="5739.302099">
            <text:p>5739,302099</text:p>
          </table:table-cell>
          <table:table-cell office:value-type="float" office:value="6089.168308">
            <text:p>6089,168308</text:p>
          </table:table-cell>
          <table:table-cell office:value-type="float" office:value="6012.836813">
            <text:p>6012,836813</text:p>
          </table:table-cell>
          <table:table-cell office:value-type="float" office:value="274005.571284">
            <text:p>274005,571284</text:p>
          </table:table-cell>
          <table:table-cell office:value-type="float" office:value="6008.5288">
            <text:p>6008,5288</text:p>
          </table:table-cell>
          <table:table-cell office:value-type="float" office:value="6258.475232">
            <text:p>6258,475232</text:p>
          </table:table-cell>
          <table:table-cell office:value-type="float" office:value="274879.614886">
            <text:p>274879,614886</text:p>
          </table:table-cell>
          <table:table-cell office:value-type="float" office:value="274413.716377">
            <text:p>274413,716377</text:p>
          </table:table-cell>
          <table:table-cell office:value-type="float" office:value="5986.078055">
            <text:p>5986,078055</text:p>
          </table:table-cell>
          <table:table-cell office:value-type="float" office:value="5516.462122">
            <text:p>5516,462122</text:p>
          </table:table-cell>
          <table:table-cell office:value-type="float" office:value="5808.634769">
            <text:p>5808,634769</text:p>
          </table:table-cell>
          <table:table-cell office:value-type="float" office:value="5109.714936">
            <text:p>5109,714936</text:p>
          </table:table-cell>
          <table:table-cell office:value-type="float" office:value="272879.824586">
            <text:p>272879,824586</text:p>
          </table:table-cell>
          <table:table-cell office:value-type="float" office:value="5842.660347">
            <text:p>5842,660347</text:p>
          </table:table-cell>
          <table:table-cell office:value-type="float" office:value="274150.407403">
            <text:p>274150,407403</text:p>
          </table:table-cell>
          <table:table-cell office:value-type="float" office:value="6015.614976">
            <text:p>6015,614976</text:p>
          </table:table-cell>
          <table:table-cell office:value-type="float" office:value="272899.199543">
            <text:p>272899,199543</text:p>
          </table:table-cell>
          <table:table-cell office:value-type="float" office:value="5616.710737">
            <text:p>5616,710737</text:p>
          </table:table-cell>
          <table:table-cell office:value-type="float" office:value="6880.658079">
            <text:p>6880,658079</text:p>
          </table:table-cell>
          <table:table-cell office:value-type="float" office:value="6005.634022">
            <text:p>6005,634022</text:p>
          </table:table-cell>
          <table:table-cell office:value-type="float" office:value="7517.275904">
            <text:p>7517,275904</text:p>
          </table:table-cell>
          <table:table-cell office:value-type="float" office:value="5329.471381">
            <text:p>5329,471381</text:p>
          </table:table-cell>
          <table:table-cell office:value-type="float" office:value="5499.058878">
            <text:p>5499,058878</text:p>
          </table:table-cell>
          <table:table-cell office:value-type="float" office:value="273219.077997">
            <text:p>273219,077997</text:p>
          </table:table-cell>
          <table:table-cell office:value-type="float" office:value="273692.765653">
            <text:p>273692,765653</text:p>
          </table:table-cell>
          <table:table-cell office:value-type="float" office:value="5070.383911">
            <text:p>5070,383911</text:p>
          </table:table-cell>
          <table:table-cell office:value-type="float" office:value="272046.252119">
            <text:p>272046,252119</text:p>
          </table:table-cell>
          <table:table-cell office:value-type="float" office:value="272199.153714">
            <text:p>272199,153714</text:p>
          </table:table-cell>
          <table:table-cell office:value-type="float" office:value="8173.337255">
            <text:p>8173,337255</text:p>
          </table:table-cell>
          <table:table-cell office:value-type="float" office:value="4685.947229">
            <text:p>4685,947229</text:p>
          </table:table-cell>
          <table:table-cell office:value-type="float" office:value="4858.860491">
            <text:p>4858,860491</text:p>
          </table:table-cell>
          <table:table-cell office:value-type="float" office:value="270986.780106">
            <text:p>270986,780106</text:p>
          </table:table-cell>
          <table:table-cell office:value-type="float" office:value="270223.341445">
            <text:p>270223,341445</text:p>
          </table:table-cell>
          <table:table-cell office:value-type="float" office:value="4747.007673">
            <text:p>4747,007673</text:p>
          </table:table-cell>
          <table:table-cell office:value-type="float" office:value="271162.247694">
            <text:p>271162,247694</text:p>
          </table:table-cell>
          <table:table-cell office:value-type="float" office:value="270823.359737">
            <text:p>270823,359737</text:p>
          </table:table-cell>
          <table:table-cell office:value-type="float" office:value="271097.321804">
            <text:p>271097,321804</text:p>
          </table:table-cell>
          <table:table-cell office:value-type="float" office:value="270860.757108">
            <text:p>270860,757108</text:p>
          </table:table-cell>
          <table:table-cell office:value-type="float" office:value="5961.283503">
            <text:p>5961,283503</text:p>
          </table:table-cell>
          <table:table-cell office:value-type="float" office:value="8257.550974">
            <text:p>8257,550974</text:p>
          </table:table-cell>
          <table:table-cell office:value-type="float" office:value="4165.146667">
            <text:p>4165,146667</text:p>
          </table:table-cell>
          <table:table-cell office:value-type="float" office:value="269679.63763">
            <text:p>269679,63763</text:p>
          </table:table-cell>
          <table:table-cell office:value-type="float" office:value="7296.707221">
            <text:p>7296,707221</text:p>
          </table:table-cell>
          <table:table-cell office:value-type="float" office:value="5971.518575">
            <text:p>5971,518575</text:p>
          </table:table-cell>
          <table:table-cell office:value-type="float" office:value="269681.791418">
            <text:p>269681,791418</text:p>
          </table:table-cell>
          <table:table-cell office:value-type="float" office:value="6474.511577">
            <text:p>6474,511577</text:p>
          </table:table-cell>
          <table:table-cell office:value-type="float" office:value="6828.537197">
            <text:p>6828,537197</text:p>
          </table:table-cell>
          <table:table-cell office:value-type="float" office:value="5069.9565">
            <text:p>5069,9565</text:p>
          </table:table-cell>
          <table:table-cell office:value-type="float" office:value="5796.395122">
            <text:p>5796,395122</text:p>
          </table:table-cell>
          <table:table-cell office:value-type="float" office:value="5839.454657">
            <text:p>5839,454657</text:p>
          </table:table-cell>
          <table:table-cell office:value-type="float" office:value="6200.832644">
            <text:p>6200,832644</text:p>
          </table:table-cell>
          <table:table-cell office:value-type="float" office:value="5424.934439">
            <text:p>5424,934439</text:p>
          </table:table-cell>
          <table:table-cell office:value-type="float" office:value="267719.346188">
            <text:p>267719,346188</text:p>
          </table:table-cell>
          <table:table-cell office:value-type="float" office:value="6159.386323">
            <text:p>6159,386323</text:p>
          </table:table-cell>
          <table:table-cell office:value-type="float" office:value="6387.498782">
            <text:p>6387,498782</text:p>
          </table:table-cell>
          <table:table-cell office:value-type="float" office:value="268470.408931">
            <text:p>268470,408931</text:p>
          </table:table-cell>
          <table:table-cell office:value-type="float" office:value="5669.199209">
            <text:p>5669,199209</text:p>
          </table:table-cell>
          <table:table-cell office:value-type="float" office:value="267651.614145">
            <text:p>267651,614145</text:p>
          </table:table-cell>
          <table:table-cell office:value-type="float" office:value="4694.676956">
            <text:p>4694,676956</text:p>
          </table:table-cell>
          <table:table-cell office:value-type="float" office:value="5700.420764">
            <text:p>5700,420764</text:p>
          </table:table-cell>
          <table:table-cell office:value-type="float" office:value="266108.412029">
            <text:p>266108,412029</text:p>
          </table:table-cell>
          <table:table-cell office:value-type="float" office:value="5608.567005">
            <text:p>5608,567005</text:p>
          </table:table-cell>
          <table:table-cell office:value-type="float" office:value="6738.552197">
            <text:p>6738,552197</text:p>
          </table:table-cell>
          <table:table-cell office:value-type="float" office:value="5868.115439">
            <text:p>5868,115439</text:p>
          </table:table-cell>
          <table:table-cell office:value-type="float" office:value="5541.337298">
            <text:p>5541,337298</text:p>
          </table:table-cell>
          <table:table-cell office:value-type="float" office:value="265995.246427">
            <text:p>265995,246427</text:p>
          </table:table-cell>
          <table:table-cell office:value-type="float" office:value="5609.928433">
            <text:p>5609,928433</text:p>
          </table:table-cell>
          <table:table-cell office:value-type="float" office:value="265914.600093">
            <text:p>265914,600093</text:p>
          </table:table-cell>
          <table:table-cell office:value-type="float" office:value="6348.518404">
            <text:p>6348,518404</text:p>
          </table:table-cell>
          <table:table-cell office:value-type="float" office:value="266096.342693">
            <text:p>266096,342693</text:p>
          </table:table-cell>
          <table:table-cell office:value-type="float" office:value="5120.442723">
            <text:p>5120,442723</text:p>
          </table:table-cell>
          <table:table-cell office:value-type="float" office:value="5160.757085">
            <text:p>5160,757085</text:p>
          </table:table-cell>
          <table:table-cell office:value-type="float" office:value="6021.950528">
            <text:p>6021,950528</text:p>
          </table:table-cell>
          <table:table-cell office:value-type="float" office:value="5434.804379">
            <text:p>5434,804379</text:p>
          </table:table-cell>
          <table:table-cell office:value-type="float" office:value="265007.719535">
            <text:p>265007,719535</text:p>
          </table:table-cell>
          <table:table-cell office:value-type="float" office:value="5278.171476">
            <text:p>5278,171476</text:p>
          </table:table-cell>
          <table:table-cell office:value-type="float" office:value="5124.187795">
            <text:p>5124,187795</text:p>
          </table:table-cell>
          <table:table-cell office:value-type="float" office:value="6104.022604">
            <text:p>6104,022604</text:p>
          </table:table-cell>
          <table:table-cell office:value-type="float" office:value="4864.56091">
            <text:p>4864,56091</text:p>
          </table:table-cell>
          <table:table-cell office:value-type="float" office:value="6914.918081">
            <text:p>6914,918081</text:p>
          </table:table-cell>
          <table:table-cell office:value-type="float" office:value="262014.181318">
            <text:p>262014,181318</text:p>
          </table:table-cell>
          <table:table-cell office:value-type="float" office:value="262986.198338">
            <text:p>262986,198338</text:p>
          </table:table-cell>
          <table:table-cell office:value-type="float" office:value="8127.314258">
            <text:p>8127,314258</text:p>
          </table:table-cell>
          <table:table-cell office:value-type="float" office:value="5432.107613">
            <text:p>5432,107613</text:p>
          </table:table-cell>
          <table:table-cell office:value-type="float" office:value="6455.488283">
            <text:p>6455,488283</text:p>
          </table:table-cell>
          <table:table-cell office:value-type="float" office:value="6395.65966">
            <text:p>6395,65966</text:p>
          </table:table-cell>
          <table:table-cell office:value-type="float" office:value="261447.632908">
            <text:p>261447,632908</text:p>
          </table:table-cell>
          <table:table-cell office:value-type="float" office:value="263154.758154">
            <text:p>263154,758154</text:p>
          </table:table-cell>
          <table:table-cell office:value-type="float" office:value="5756.741545">
            <text:p>5756,741545</text:p>
          </table:table-cell>
          <table:table-cell office:value-type="float" office:value="262452.989654">
            <text:p>262452,989654</text:p>
          </table:table-cell>
          <table:table-cell office:value-type="float" office:value="5823.496239">
            <text:p>5823,496239</text:p>
          </table:table-cell>
          <table:table-cell office:value-type="float" office:value="261380.976761">
            <text:p>261380,976761</text:p>
          </table:table-cell>
          <table:table-cell office:value-type="float" office:value="6764.345664">
            <text:p>6764,345664</text:p>
          </table:table-cell>
          <table:table-cell office:value-type="float" office:value="260840.213748">
            <text:p>260840,213748</text:p>
          </table:table-cell>
          <table:table-cell office:value-type="float" office:value="5964.540718">
            <text:p>5964,540718</text:p>
          </table:table-cell>
          <table:table-cell office:value-type="float" office:value="4588.395733">
            <text:p>4588,395733</text:p>
          </table:table-cell>
          <table:table-cell office:value-type="float" office:value="5263.35446">
            <text:p>5263,35446</text:p>
          </table:table-cell>
          <table:table-cell office:value-type="float" office:value="6106.558308">
            <text:p>6106,558308</text:p>
          </table:table-cell>
          <table:table-cell office:value-type="float" office:value="260798.224343">
            <text:p>260798,224343</text:p>
          </table:table-cell>
          <table:table-cell office:value-type="float" office:value="4773.589126">
            <text:p>4773,589126</text:p>
          </table:table-cell>
          <table:table-cell office:value-type="float" office:value="6345.245095">
            <text:p>6345,245095</text:p>
          </table:table-cell>
          <table:table-cell office:value-type="float" office:value="260762.594651">
            <text:p>260762,594651</text:p>
          </table:table-cell>
          <table:table-cell office:value-type="float" office:value="260570.891755">
            <text:p>260570,891755</text:p>
          </table:table-cell>
          <table:table-cell office:value-type="float" office:value="6251.409073">
            <text:p>6251,409073</text:p>
          </table:table-cell>
          <table:table-cell office:value-type="float" office:value="259264.631651">
            <text:p>259264,631651</text:p>
          </table:table-cell>
          <table:table-cell office:value-type="float" office:value="6156.699727">
            <text:p>6156,699727</text:p>
          </table:table-cell>
          <table:table-cell office:value-type="float" office:value="6001.019438">
            <text:p>6001,019438</text:p>
          </table:table-cell>
          <table:table-cell office:value-type="float" office:value="259836.205083">
            <text:p>259836,205083</text:p>
          </table:table-cell>
          <table:table-cell office:value-type="float" office:value="259446.150524">
            <text:p>259446,150524</text:p>
          </table:table-cell>
          <table:table-cell office:value-type="float" office:value="5824.325818">
            <text:p>5824,325818</text:p>
          </table:table-cell>
          <table:table-cell office:value-type="float" office:value="5838.307979">
            <text:p>5838,307979</text:p>
          </table:table-cell>
          <table:table-cell office:value-type="float" office:value="6470.464943">
            <text:p>6470,464943</text:p>
          </table:table-cell>
          <table:table-cell office:value-type="float" office:value="5553.693894">
            <text:p>5553,693894</text:p>
          </table:table-cell>
          <table:table-cell office:value-type="float" office:value="5457.80693">
            <text:p>5457,80693</text:p>
          </table:table-cell>
          <table:table-cell office:value-type="float" office:value="6218.803791">
            <text:p>6218,803791</text:p>
          </table:table-cell>
          <table:table-cell office:value-type="float" office:value="6958.590729">
            <text:p>6958,590729</text:p>
          </table:table-cell>
          <table:table-cell office:value-type="float" office:value="5450.887174">
            <text:p>5450,887174</text:p>
          </table:table-cell>
          <table:table-cell office:value-type="float" office:value="258073.161257">
            <text:p>258073,161257</text:p>
          </table:table-cell>
          <table:table-cell office:value-type="float" office:value="6360.965746">
            <text:p>6360,965746</text:p>
          </table:table-cell>
          <table:table-cell office:value-type="float" office:value="6568.4434">
            <text:p>6568,4434</text:p>
          </table:table-cell>
          <table:table-cell office:value-type="float" office:value="4386.875707">
            <text:p>4386,875707</text:p>
          </table:table-cell>
          <table:table-cell office:value-type="float" office:value="256285.961906">
            <text:p>256285,961906</text:p>
          </table:table-cell>
          <table:table-cell office:value-type="float" office:value="6222.230232">
            <text:p>6222,230232</text:p>
          </table:table-cell>
          <table:table-cell office:value-type="float" office:value="5740.304907">
            <text:p>5740,304907</text:p>
          </table:table-cell>
          <table:table-cell office:value-type="float" office:value="256701.049607">
            <text:p>256701,049607</text:p>
          </table:table-cell>
          <table:table-cell office:value-type="float" office:value="256544.425881">
            <text:p>256544,425881</text:p>
          </table:table-cell>
          <table:table-cell office:value-type="float" office:value="256395.863135">
            <text:p>256395,863135</text:p>
          </table:table-cell>
          <table:table-cell office:value-type="float" office:value="4802.445276">
            <text:p>4802,445276</text:p>
          </table:table-cell>
          <table:table-cell office:value-type="float" office:value="255733.218099">
            <text:p>255733,218099</text:p>
          </table:table-cell>
          <table:table-cell office:value-type="float" office:value="256378.807183">
            <text:p>256378,807183</text:p>
          </table:table-cell>
          <table:table-cell office:value-type="float" office:value="5209.680729">
            <text:p>5209,680729</text:p>
          </table:table-cell>
          <table:table-cell office:value-type="float" office:value="255946.216838">
            <text:p>255946,216838</text:p>
          </table:table-cell>
          <table:table-cell office:value-type="float" office:value="255965.781621">
            <text:p>255965,781621</text:p>
          </table:table-cell>
          <table:table-cell office:value-type="float" office:value="6369.879413">
            <text:p>6369,879413</text:p>
          </table:table-cell>
          <table:table-cell office:value-type="float" office:value="5794.990797">
            <text:p>5794,990797</text:p>
          </table:table-cell>
          <table:table-cell office:value-type="float" office:value="5136.004082">
            <text:p>5136,004082</text:p>
          </table:table-cell>
          <table:table-cell office:value-type="float" office:value="5946.600318">
            <text:p>5946,600318</text:p>
          </table:table-cell>
          <table:table-cell office:value-type="float" office:value="5983.019245">
            <text:p>5983,019245</text:p>
          </table:table-cell>
          <table:table-cell office:value-type="float" office:value="5070.786742">
            <text:p>5070,786742</text:p>
          </table:table-cell>
          <table:table-cell office:value-type="float" office:value="6482.472786">
            <text:p>6482,472786</text:p>
          </table:table-cell>
          <table:table-cell office:value-type="float" office:value="5779.700111">
            <text:p>5779,700111</text:p>
          </table:table-cell>
          <table:table-cell office:value-type="float" office:value="6651.182012">
            <text:p>6651,182012</text:p>
          </table:table-cell>
          <table:table-cell office:value-type="float" office:value="254491.770158">
            <text:p>254491,770158</text:p>
          </table:table-cell>
          <table:table-cell office:value-type="float" office:value="6298.567741">
            <text:p>6298,567741</text:p>
          </table:table-cell>
          <table:table-cell office:value-type="float" office:value="5734.397577">
            <text:p>5734,397577</text:p>
          </table:table-cell>
          <table:table-cell office:value-type="float" office:value="7367.578178">
            <text:p>7367,578178</text:p>
          </table:table-cell>
          <table:table-cell office:value-type="float" office:value="5574.621527">
            <text:p>5574,621527</text:p>
          </table:table-cell>
          <table:table-cell office:value-type="float" office:value="4756.522567">
            <text:p>4756,522567</text:p>
          </table:table-cell>
          <table:table-cell office:value-type="float" office:value="252274.25973">
            <text:p>252274,25973</text:p>
          </table:table-cell>
          <table:table-cell office:value-type="float" office:value="6078.722166">
            <text:p>6078,722166</text:p>
          </table:table-cell>
          <table:table-cell office:value-type="float" office:value="251241.532255">
            <text:p>251241,532255</text:p>
          </table:table-cell>
          <table:table-cell office:value-type="float" office:value="5616.770773">
            <text:p>5616,770773</text:p>
          </table:table-cell>
          <table:table-cell office:value-type="float" office:value="5228.730167">
            <text:p>5228,730167</text:p>
          </table:table-cell>
          <table:table-cell office:value-type="float" office:value="5932.502108">
            <text:p>5932,502108</text:p>
          </table:table-cell>
          <table:table-cell office:value-type="float" office:value="5610.243142">
            <text:p>5610,243142</text:p>
          </table:table-cell>
          <table:table-cell office:value-type="float" office:value="5585.624386">
            <text:p>5585,624386</text:p>
          </table:table-cell>
          <table:table-cell office:value-type="float" office:value="5924.624635">
            <text:p>5924,624635</text:p>
          </table:table-cell>
          <table:table-cell office:value-type="float" office:value="6059.083419">
            <text:p>6059,083419</text:p>
          </table:table-cell>
          <table:table-cell office:value-type="float" office:value="5224.830272">
            <text:p>5224,830272</text:p>
          </table:table-cell>
          <table:table-cell office:value-type="float" office:value="5989.159693">
            <text:p>5989,159693</text:p>
          </table:table-cell>
          <table:table-cell office:value-type="float" office:value="6680.109357">
            <text:p>6680,109357</text:p>
          </table:table-cell>
          <table:table-cell office:value-type="float" office:value="5172.445541">
            <text:p>5172,445541</text:p>
          </table:table-cell>
          <table:table-cell office:value-type="float" office:value="250151.584615">
            <text:p>250151,584615</text:p>
          </table:table-cell>
          <table:table-cell office:value-type="float" office:value="6144.232992">
            <text:p>6144,232992</text:p>
          </table:table-cell>
          <table:table-cell office:value-type="float" office:value="249224.177299">
            <text:p>249224,177299</text:p>
          </table:table-cell>
          <table:table-cell office:value-type="float" office:value="5897.858967">
            <text:p>5897,858967</text:p>
          </table:table-cell>
          <table:table-cell office:value-type="float" office:value="6190.672864">
            <text:p>6190,672864</text:p>
          </table:table-cell>
          <table:table-cell office:value-type="float" office:value="5006.380913">
            <text:p>5006,380913</text:p>
          </table:table-cell>
          <table:table-cell office:value-type="float" office:value="5609.272163">
            <text:p>5609,272163</text:p>
          </table:table-cell>
          <table:table-cell office:value-type="float" office:value="247980.276069">
            <text:p>247980,276069</text:p>
          </table:table-cell>
          <table:table-cell office:value-type="float" office:value="249159.075204">
            <text:p>249159,075204</text:p>
          </table:table-cell>
          <table:table-cell office:value-type="float" office:value="5005.550516">
            <text:p>5005,550516</text:p>
          </table:table-cell>
          <table:table-cell office:value-type="float" office:value="5266.643569">
            <text:p>5266,643569</text:p>
          </table:table-cell>
          <table:table-cell office:value-type="float" office:value="247856.802563">
            <text:p>247856,802563</text:p>
          </table:table-cell>
          <table:table-cell office:value-type="float" office:value="4590.056138">
            <text:p>4590,056138</text:p>
          </table:table-cell>
          <table:table-cell office:value-type="float" office:value="5134.378706">
            <text:p>5134,378706</text:p>
          </table:table-cell>
          <table:table-cell office:value-type="float" office:value="5977.409033">
            <text:p>5977,409033</text:p>
          </table:table-cell>
          <table:table-cell office:value-type="float" office:value="5709.103989">
            <text:p>5709,103989</text:p>
          </table:table-cell>
          <table:table-cell office:value-type="float" office:value="5656.80236">
            <text:p>5656,80236</text:p>
          </table:table-cell>
          <table:table-cell office:value-type="float" office:value="4766.374144">
            <text:p>4766,374144</text:p>
          </table:table-cell>
          <table:table-cell office:value-type="float" office:value="6450.977865">
            <text:p>6450,977865</text:p>
          </table:table-cell>
          <table:table-cell office:value-type="float" office:value="5806.775835">
            <text:p>5806,775835</text:p>
          </table:table-cell>
          <table:table-cell office:value-type="float" office:value="6198.971744">
            <text:p>6198,971744</text:p>
          </table:table-cell>
          <table:table-cell office:value-type="float" office:value="7216.547649">
            <text:p>7216,547649</text:p>
          </table:table-cell>
          <table:table-cell office:value-type="float" office:value="5668.919525">
            <text:p>5668,919525</text:p>
          </table:table-cell>
          <table:table-cell office:value-type="float" office:value="5934.150292">
            <text:p>5934,150292</text:p>
          </table:table-cell>
          <table:table-cell office:value-type="float" office:value="6076.034275">
            <text:p>6076,034275</text:p>
          </table:table-cell>
          <table:table-cell office:value-type="float" office:value="5719.339268">
            <text:p>5719,339268</text:p>
          </table:table-cell>
          <table:table-cell office:value-type="float" office:value="5571.509101">
            <text:p>5571,509101</text:p>
          </table:table-cell>
          <table:table-cell office:value-type="float" office:value="5326.925672">
            <text:p>5326,925672</text:p>
          </table:table-cell>
          <table:table-cell office:value-type="float" office:value="246480.670421">
            <text:p>246480,670421</text:p>
          </table:table-cell>
          <table:table-cell office:value-type="float" office:value="5005.332877">
            <text:p>5005,332877</text:p>
          </table:table-cell>
          <table:table-cell office:value-type="float" office:value="5333.692809">
            <text:p>5333,692809</text:p>
          </table:table-cell>
          <table:table-cell office:value-type="float" office:value="6069.947465">
            <text:p>6069,947465</text:p>
          </table:table-cell>
          <table:table-cell office:value-type="float" office:value="243512.502849">
            <text:p>243512,502849</text:p>
          </table:table-cell>
          <table:table-cell office:value-type="float" office:value="5185.268281">
            <text:p>5185,268281</text:p>
          </table:table-cell>
          <table:table-cell office:value-type="float" office:value="6511.772789">
            <text:p>6511,772789</text:p>
          </table:table-cell>
          <table:table-cell office:value-type="float" office:value="244458.763679">
            <text:p>244458,763679</text:p>
          </table:table-cell>
          <table:table-cell office:value-type="float" office:value="5162.90143">
            <text:p>5162,90143</text:p>
          </table:table-cell>
          <table:table-cell office:value-type="float" office:value="5268.584047">
            <text:p>5268,584047</text:p>
          </table:table-cell>
          <table:table-cell office:value-type="float" office:value="5913.257912">
            <text:p>5913,257912</text:p>
          </table:table-cell>
          <table:table-cell office:value-type="float" office:value="6156.639292">
            <text:p>6156,639292</text:p>
          </table:table-cell>
          <table:table-cell office:value-type="float" office:value="243643.987673">
            <text:p>243643,987673</text:p>
          </table:table-cell>
          <table:table-cell office:value-type="float" office:value="244802.383339">
            <text:p>244802,383339</text:p>
          </table:table-cell>
          <table:table-cell office:value-type="float" office:value="242799.707848">
            <text:p>242799,707848</text:p>
          </table:table-cell>
          <table:table-cell office:value-type="float" office:value="5309.172346">
            <text:p>5309,172346</text:p>
          </table:table-cell>
          <table:table-cell office:value-type="float" office:value="5560.767872">
            <text:p>5560,767872</text:p>
          </table:table-cell>
          <table:table-cell office:value-type="float" office:value="5591.918138">
            <text:p>5591,918138</text:p>
          </table:table-cell>
          <table:table-cell office:value-type="float" office:value="242229.551216">
            <text:p>242229,551216</text:p>
          </table:table-cell>
          <table:table-cell office:value-type="float" office:value="241734.602407">
            <text:p>241734,602407</text:p>
          </table:table-cell>
          <table:table-cell office:value-type="float" office:value="4885.259314">
            <text:p>4885,259314</text:p>
          </table:table-cell>
          <table:table-cell office:value-type="float" office:value="5574.060924">
            <text:p>5574,060924</text:p>
          </table:table-cell>
          <table:table-cell office:value-type="float" office:value="5492.470672">
            <text:p>5492,470672</text:p>
          </table:table-cell>
          <table:table-cell office:value-type="float" office:value="5489.299699">
            <text:p>5489,299699</text:p>
          </table:table-cell>
          <table:table-cell office:value-type="float" office:value="241375.134238">
            <text:p>241375,134238</text:p>
          </table:table-cell>
          <table:table-cell office:value-type="float" office:value="240929.948787">
            <text:p>240929,948787</text:p>
          </table:table-cell>
          <table:table-cell office:value-type="float" office:value="242147.618156">
            <text:p>242147,618156</text:p>
          </table:table-cell>
          <table:table-cell office:value-type="float" office:value="6431.526423">
            <text:p>6431,526423</text:p>
          </table:table-cell>
          <table:table-cell office:value-type="float" office:value="6114.285713">
            <text:p>6114,285713</text:p>
          </table:table-cell>
          <table:table-cell office:value-type="float" office:value="6721.381577">
            <text:p>6721,381577</text:p>
          </table:table-cell>
          <table:table-cell office:value-type="float" office:value="5171.526457">
            <text:p>5171,526457</text:p>
          </table:table-cell>
          <table:table-cell office:value-type="float" office:value="240622.213396">
            <text:p>240622,213396</text:p>
          </table:table-cell>
          <table:table-cell office:value-type="float" office:value="5428.181621">
            <text:p>5428,181621</text:p>
          </table:table-cell>
          <table:table-cell office:value-type="float" office:value="5122.586104">
            <text:p>5122,586104</text:p>
          </table:table-cell>
          <table:table-cell office:value-type="float" office:value="4915.293531">
            <text:p>4915,293531</text:p>
          </table:table-cell>
          <table:table-cell office:value-type="float" office:value="5171.091742">
            <text:p>5171,091742</text:p>
          </table:table-cell>
          <table:table-cell office:value-type="float" office:value="4922.70165">
            <text:p>4922,70165</text:p>
          </table:table-cell>
          <table:table-cell office:value-type="float" office:value="5015.895309">
            <text:p>5015,895309</text:p>
          </table:table-cell>
          <table:table-cell office:value-type="float" office:value="6018.072184">
            <text:p>6018,072184</text:p>
          </table:table-cell>
          <table:table-cell office:value-type="float" office:value="238682.908197">
            <text:p>238682,908197</text:p>
          </table:table-cell>
          <table:table-cell office:value-type="float" office:value="4561.581684">
            <text:p>4561,581684</text:p>
          </table:table-cell>
          <table:table-cell office:value-type="float" office:value="5075.751186">
            <text:p>5075,751186</text:p>
          </table:table-cell>
          <table:table-cell office:value-type="float" office:value="4609.343918">
            <text:p>4609,343918</text:p>
          </table:table-cell>
          <table:table-cell office:value-type="float" office:value="5467.35817">
            <text:p>5467,35817</text:p>
          </table:table-cell>
          <table:table-cell office:value-type="float" office:value="4822.62679">
            <text:p>4822,62679</text:p>
          </table:table-cell>
          <table:table-cell office:value-type="float" office:value="4721.450807">
            <text:p>4721,450807</text:p>
          </table:table-cell>
          <table:table-cell office:value-type="float" office:value="5518.967245">
            <text:p>5518,967245</text:p>
          </table:table-cell>
          <table:table-cell office:value-type="float" office:value="238471.662666">
            <text:p>238471,662666</text:p>
          </table:table-cell>
          <table:table-cell office:value-type="float" office:value="5907.352889">
            <text:p>5907,352889</text:p>
          </table:table-cell>
          <table:table-cell office:value-type="float" office:value="238620.935721">
            <text:p>238620,935721</text:p>
          </table:table-cell>
          <table:table-cell office:value-type="float" office:value="237329.017015">
            <text:p>237329,017015</text:p>
          </table:table-cell>
          <table:table-cell office:value-type="float" office:value="4129.025185">
            <text:p>4129,025185</text:p>
          </table:table-cell>
          <table:table-cell office:value-type="float" office:value="5019.634653">
            <text:p>5019,634653</text:p>
          </table:table-cell>
          <table:table-cell office:value-type="float" office:value="5113.058402">
            <text:p>5113,058402</text:p>
          </table:table-cell>
          <table:table-cell office:value-type="float" office:value="6163.275768">
            <text:p>6163,275768</text:p>
          </table:table-cell>
          <table:table-cell office:value-type="float" office:value="237272.124726">
            <text:p>237272,124726</text:p>
          </table:table-cell>
          <table:table-cell office:value-type="float" office:value="6599.690456">
            <text:p>6599,690456</text:p>
          </table:table-cell>
          <table:table-cell office:value-type="float" office:value="5625.154446">
            <text:p>5625,154446</text:p>
          </table:table-cell>
          <table:table-cell office:value-type="float" office:value="5655.680346">
            <text:p>5655,680346</text:p>
          </table:table-cell>
          <table:table-cell office:value-type="float" office:value="236044.752515">
            <text:p>236044,752515</text:p>
          </table:table-cell>
          <table:table-cell office:value-type="float" office:value="4875.983976">
            <text:p>4875,983976</text:p>
          </table:table-cell>
          <table:table-cell office:value-type="float" office:value="5396.617331">
            <text:p>5396,617331</text:p>
          </table:table-cell>
          <table:table-cell office:value-type="float" office:value="235924.406398">
            <text:p>235924,406398</text:p>
          </table:table-cell>
          <table:table-cell office:value-type="float" office:value="5136.540769">
            <text:p>5136,540769</text:p>
          </table:table-cell>
          <table:table-cell office:value-type="float" office:value="236469.538932">
            <text:p>236469,538932</text:p>
          </table:table-cell>
          <table:table-cell office:value-type="float" office:value="4741.458224">
            <text:p>4741,458224</text:p>
          </table:table-cell>
          <table:table-cell office:value-type="float" office:value="234500.508627">
            <text:p>234500,508627</text:p>
          </table:table-cell>
          <table:table-cell office:value-type="float" office:value="4549.22221">
            <text:p>4549,22221</text:p>
          </table:table-cell>
          <table:table-cell office:value-type="float" office:value="5660.139829">
            <text:p>5660,139829</text:p>
          </table:table-cell>
          <table:table-cell office:value-type="float" office:value="4450.744393">
            <text:p>4450,744393</text:p>
          </table:table-cell>
          <table:table-cell office:value-type="float" office:value="5102.05899">
            <text:p>5102,05899</text:p>
          </table:table-cell>
          <table:table-cell office:value-type="float" office:value="5361.062962">
            <text:p>5361,062962</text:p>
          </table:table-cell>
          <table:table-cell office:value-type="float" office:value="234201.040812">
            <text:p>234201,040812</text:p>
          </table:table-cell>
          <table:table-cell office:value-type="float" office:value="5669.936521">
            <text:p>5669,936521</text:p>
          </table:table-cell>
          <table:table-cell office:value-type="float" office:value="5159.427661">
            <text:p>5159,427661</text:p>
          </table:table-cell>
          <table:table-cell office:value-type="float" office:value="233417.264691">
            <text:p>233417,264691</text:p>
          </table:table-cell>
          <table:table-cell office:value-type="float" office:value="6399.443507">
            <text:p>6399,443507</text:p>
          </table:table-cell>
          <table:table-cell office:value-type="float" office:value="235135.540578">
            <text:p>235135,540578</text:p>
          </table:table-cell>
          <table:table-cell office:value-type="float" office:value="4588.80978">
            <text:p>4588,80978</text:p>
          </table:table-cell>
          <table:table-cell office:value-type="float" office:value="5262.926787">
            <text:p>5262,926787</text:p>
          </table:table-cell>
          <table:table-cell office:value-type="float" office:value="6518.318833">
            <text:p>6518,318833</text:p>
          </table:table-cell>
          <table:table-cell office:value-type="float" office:value="5267.914324">
            <text:p>5267,914324</text:p>
          </table:table-cell>
          <table:table-cell office:value-type="float" office:value="4732.830585">
            <text:p>4732,830585</text:p>
          </table:table-cell>
          <table:table-cell office:value-type="float" office:value="233045.337307">
            <text:p>233045,337307</text:p>
          </table:table-cell>
          <table:table-cell office:value-type="float" office:value="6566.251274">
            <text:p>6566,251274</text:p>
          </table:table-cell>
          <table:table-cell office:value-type="float" office:value="5213.23019">
            <text:p>5213,23019</text:p>
          </table:table-cell>
          <table:table-cell office:value-type="float" office:value="4828.537841">
            <text:p>4828,537841</text:p>
          </table:table-cell>
          <table:table-cell office:value-type="float" office:value="4919.047092">
            <text:p>4919,047092</text:p>
          </table:table-cell>
          <table:table-cell office:value-type="float" office:value="5556.563798">
            <text:p>5556,563798</text:p>
          </table:table-cell>
          <table:table-cell office:value-type="float" office:value="4878.597168">
            <text:p>4878,597168</text:p>
          </table:table-cell>
          <table:table-cell office:value-type="float" office:value="231997.732583">
            <text:p>231997,732583</text:p>
          </table:table-cell>
          <table:table-cell office:value-type="float" office:value="5108.247805">
            <text:p>5108,247805</text:p>
          </table:table-cell>
          <table:table-cell office:value-type="float" office:value="6207.017334">
            <text:p>6207,017334</text:p>
          </table:table-cell>
          <table:table-cell office:value-type="float" office:value="4183.889043">
            <text:p>4183,889043</text:p>
          </table:table-cell>
          <table:table-cell office:value-type="float" office:value="5094.287572">
            <text:p>5094,287572</text:p>
          </table:table-cell>
          <table:table-cell office:value-type="float" office:value="5686.76185">
            <text:p>5686,76185</text:p>
          </table:table-cell>
          <table:table-cell office:value-type="float" office:value="3859.395907">
            <text:p>3859,395907</text:p>
          </table:table-cell>
          <table:table-cell office:value-type="float" office:value="5190.624225">
            <text:p>5190,624225</text:p>
          </table:table-cell>
          <table:table-cell office:value-type="float" office:value="5387.362169">
            <text:p>5387,362169</text:p>
          </table:table-cell>
          <table:table-cell office:value-type="float" office:value="5304.36679">
            <text:p>5304,36679</text:p>
          </table:table-cell>
          <table:table-cell office:value-type="float" office:value="4964.793262">
            <text:p>4964,793262</text:p>
          </table:table-cell>
          <table:table-cell office:value-type="float" office:value="229414.509106">
            <text:p>229414,509106</text:p>
          </table:table-cell>
          <table:table-cell office:value-type="float" office:value="229853.697632">
            <text:p>229853,697632</text:p>
          </table:table-cell>
          <table:table-cell office:value-type="float" office:value="228850.156899">
            <text:p>228850,156899</text:p>
          </table:table-cell>
          <table:table-cell office:value-type="float" office:value="6122.215787">
            <text:p>6122,215787</text:p>
          </table:table-cell>
          <table:table-cell office:value-type="float" office:value="5411.827455">
            <text:p>5411,827455</text:p>
          </table:table-cell>
          <table:table-cell office:value-type="float" office:value="6060.715652">
            <text:p>6060,715652</text:p>
          </table:table-cell>
          <table:table-cell office:value-type="float" office:value="4399.914532">
            <text:p>4399,914532</text:p>
          </table:table-cell>
          <table:table-cell office:value-type="float" office:value="5863.556667">
            <text:p>5863,556667</text:p>
          </table:table-cell>
          <table:table-cell office:value-type="float" office:value="5442.787365">
            <text:p>5442,787365</text:p>
          </table:table-cell>
          <table:table-cell office:value-type="float" office:value="228594.635121">
            <text:p>228594,635121</text:p>
          </table:table-cell>
          <table:table-cell office:value-type="float" office:value="4917.585511">
            <text:p>4917,585511</text:p>
          </table:table-cell>
          <table:table-cell office:value-type="float" office:value="4606.37718">
            <text:p>4606,37718</text:p>
          </table:table-cell>
          <table:table-cell office:value-type="float" office:value="6381.125304">
            <text:p>6381,125304</text:p>
          </table:table-cell>
          <table:table-cell office:value-type="float" office:value="5723.333441">
            <text:p>5723,333441</text:p>
          </table:table-cell>
          <table:table-cell office:value-type="float" office:value="228391.871636">
            <text:p>228391,871636</text:p>
          </table:table-cell>
          <table:table-cell office:value-type="float" office:value="5191.323088">
            <text:p>5191,323088</text:p>
          </table:table-cell>
          <table:table-cell office:value-type="float" office:value="228361.918709">
            <text:p>228361,918709</text:p>
          </table:table-cell>
          <table:table-cell office:value-type="float" office:value="4496.088099">
            <text:p>4496,088099</text:p>
          </table:table-cell>
          <table:table-cell office:value-type="float" office:value="227085.146915">
            <text:p>227085,146915</text:p>
          </table:table-cell>
          <table:table-cell office:value-type="float" office:value="4342.594333">
            <text:p>4342,594333</text:p>
          </table:table-cell>
          <table:table-cell office:value-type="float" office:value="226920.385325">
            <text:p>226920,385325</text:p>
          </table:table-cell>
          <table:table-cell office:value-type="float" office:value="5251.069148">
            <text:p>5251,069148</text:p>
          </table:table-cell>
          <table:table-cell office:value-type="float" office:value="227060.780936">
            <text:p>227060,780936</text:p>
          </table:table-cell>
          <table:table-cell office:value-type="float" office:value="227150.186982">
            <text:p>227150,186982</text:p>
          </table:table-cell>
          <table:table-cell office:value-type="float" office:value="226871.32">
            <text:p>226871,32</text:p>
          </table:table-cell>
          <table:table-cell office:value-type="float" office:value="225935.029757">
            <text:p>225935,029757</text:p>
          </table:table-cell>
          <table:table-cell office:value-type="float" office:value="5745.940664">
            <text:p>5745,940664</text:p>
          </table:table-cell>
          <table:table-cell office:value-type="float" office:value="225777.336046">
            <text:p>225777,336046</text:p>
          </table:table-cell>
          <table:table-cell office:value-type="float" office:value="5359.946104">
            <text:p>5359,946104</text:p>
          </table:table-cell>
          <table:table-cell office:value-type="float" office:value="225193.426527">
            <text:p>225193,426527</text:p>
          </table:table-cell>
          <table:table-cell office:value-type="float" office:value="6465.27913">
            <text:p>6465,27913</text:p>
          </table:table-cell>
          <table:table-cell office:value-type="float" office:value="225032.003178">
            <text:p>225032,003178</text:p>
          </table:table-cell>
          <table:table-cell office:value-type="float" office:value="5169.303335">
            <text:p>5169,303335</text:p>
          </table:table-cell>
          <table:table-cell office:value-type="float" office:value="5860.604324">
            <text:p>5860,604324</text:p>
          </table:table-cell>
          <table:table-cell office:value-type="float" office:value="4143.049818">
            <text:p>4143,049818</text:p>
          </table:table-cell>
          <table:table-cell office:value-type="float" office:value="5050.359007">
            <text:p>5050,359007</text:p>
          </table:table-cell>
          <table:table-cell office:value-type="float" office:value="5196.673212">
            <text:p>5196,673212</text:p>
          </table:table-cell>
          <table:table-cell office:value-type="float" office:value="223498.54594">
            <text:p>223498,54594</text:p>
          </table:table-cell>
          <table:table-cell office:value-type="float" office:value="4556.743678">
            <text:p>4556,743678</text:p>
          </table:table-cell>
          <table:table-cell office:value-type="float" office:value="225826.227497">
            <text:p>225826,227497</text:p>
          </table:table-cell>
          <table:table-cell office:value-type="float" office:value="5348.365261">
            <text:p>5348,365261</text:p>
          </table:table-cell>
          <table:table-cell office:value-type="float" office:value="223427.451353">
            <text:p>223427,451353</text:p>
          </table:table-cell>
          <table:table-cell office:value-type="float" office:value="4475.056352">
            <text:p>4475,056352</text:p>
          </table:table-cell>
          <table:table-cell office:value-type="float" office:value="5067.21711">
            <text:p>5067,21711</text:p>
          </table:table-cell>
          <table:table-cell office:value-type="float" office:value="6078.697479">
            <text:p>6078,697479</text:p>
          </table:table-cell>
          <table:table-cell office:value-type="float" office:value="4769.734136">
            <text:p>4769,734136</text:p>
          </table:table-cell>
          <table:table-cell office:value-type="float" office:value="5565.514075">
            <text:p>5565,514075</text:p>
          </table:table-cell>
          <table:table-cell office:value-type="float" office:value="5712.158931">
            <text:p>5712,158931</text:p>
          </table:table-cell>
          <table:table-cell office:value-type="float" office:value="5020.250426">
            <text:p>5020,250426</text:p>
          </table:table-cell>
          <table:table-cell office:value-type="float" office:value="223137.166191">
            <text:p>223137,166191</text:p>
          </table:table-cell>
          <table:table-cell office:value-type="float" office:value="222842.609153">
            <text:p>222842,609153</text:p>
          </table:table-cell>
          <table:table-cell office:value-type="float" office:value="4897.639334">
            <text:p>4897,639334</text:p>
          </table:table-cell>
          <table:table-cell office:value-type="float" office:value="6202.804312">
            <text:p>6202,804312</text:p>
          </table:table-cell>
          <table:table-cell office:value-type="float" office:value="221244.152449">
            <text:p>221244,152449</text:p>
          </table:table-cell>
          <table:table-cell office:value-type="float" office:value="4977.89891">
            <text:p>4977,89891</text:p>
          </table:table-cell>
          <table:table-cell office:value-type="float" office:value="4546.066858">
            <text:p>4546,066858</text:p>
          </table:table-cell>
          <table:table-cell office:value-type="float" office:value="7193.79961">
            <text:p>7193,79961</text:p>
          </table:table-cell>
          <table:table-cell office:value-type="float" office:value="4909.628437">
            <text:p>4909,628437</text:p>
          </table:table-cell>
          <table:table-cell office:value-type="float" office:value="5054.61857">
            <text:p>5054,61857</text:p>
          </table:table-cell>
          <table:table-cell office:value-type="float" office:value="4696.40222">
            <text:p>4696,40222</text:p>
          </table:table-cell>
          <table:table-cell office:value-type="float" office:value="5532.015615">
            <text:p>5532,015615</text:p>
          </table:table-cell>
          <table:table-cell office:value-type="float" office:value="5216.583379">
            <text:p>5216,583379</text:p>
          </table:table-cell>
          <table:table-cell office:value-type="float" office:value="5540.603148">
            <text:p>5540,603148</text:p>
          </table:table-cell>
          <table:table-cell office:value-type="float" office:value="5102.617112">
            <text:p>5102,617112</text:p>
          </table:table-cell>
          <table:table-cell office:value-type="float" office:value="4991.827052">
            <text:p>4991,827052</text:p>
          </table:table-cell>
          <table:table-cell office:value-type="float" office:value="219299.934428">
            <text:p>219299,934428</text:p>
          </table:table-cell>
          <table:table-cell office:value-type="float" office:value="4931.707154">
            <text:p>4931,707154</text:p>
          </table:table-cell>
          <table:table-cell office:value-type="float" office:value="5689.084503">
            <text:p>5689,084503</text:p>
          </table:table-cell>
          <table:table-cell office:value-type="float" office:value="4257.725116">
            <text:p>4257,725116</text:p>
          </table:table-cell>
          <table:table-cell office:value-type="float" office:value="4426.854024">
            <text:p>4426,854024</text:p>
          </table:table-cell>
          <table:table-cell office:value-type="float" office:value="221069.837193">
            <text:p>221069,837193</text:p>
          </table:table-cell>
          <table:table-cell office:value-type="float" office:value="219402.542346">
            <text:p>219402,542346</text:p>
          </table:table-cell>
          <table:table-cell office:value-type="float" office:value="5735.068314">
            <text:p>5735,068314</text:p>
          </table:table-cell>
          <table:table-cell office:value-type="float" office:value="218425.648744">
            <text:p>218425,648744</text:p>
          </table:table-cell>
          <table:table-cell office:value-type="float" office:value="219426.148456">
            <text:p>219426,148456</text:p>
          </table:table-cell>
          <table:table-cell office:value-type="float" office:value="219441.704718">
            <text:p>219441,704718</text:p>
          </table:table-cell>
          <table:table-cell office:value-type="float" office:value="5070.48467">
            <text:p>5070,48467</text:p>
          </table:table-cell>
          <table:table-cell office:value-type="float" office:value="4812.391829">
            <text:p>4812,391829</text:p>
          </table:table-cell>
          <table:table-cell office:value-type="float" office:value="220330.233407">
            <text:p>220330,233407</text:p>
          </table:table-cell>
          <table:table-cell office:value-type="float" office:value="4105.82968">
            <text:p>4105,82968</text:p>
          </table:table-cell>
          <table:table-cell office:value-type="float" office:value="4809.152139">
            <text:p>4809,152139</text:p>
          </table:table-cell>
          <table:table-cell office:value-type="float" office:value="218421.66817">
            <text:p>218421,66817</text:p>
          </table:table-cell>
          <table:table-cell office:value-type="float" office:value="217572.61452">
            <text:p>217572,61452</text:p>
          </table:table-cell>
          <table:table-cell office:value-type="float" office:value="5406.882553">
            <text:p>5406,882553</text:p>
          </table:table-cell>
          <table:table-cell office:value-type="float" office:value="4281.028241">
            <text:p>4281,028241</text:p>
          </table:table-cell>
          <table:table-cell office:value-type="float" office:value="5599.3697">
            <text:p>5599,3697</text:p>
          </table:table-cell>
          <table:table-cell office:value-type="float" office:value="5598.091526">
            <text:p>5598,091526</text:p>
          </table:table-cell>
          <table:table-cell office:value-type="float" office:value="4503.342017">
            <text:p>4503,342017</text:p>
          </table:table-cell>
          <table:table-cell office:value-type="float" office:value="5904.03543">
            <text:p>5904,03543</text:p>
          </table:table-cell>
          <table:table-cell office:value-type="float" office:value="217440.884414">
            <text:p>217440,884414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19247.176018">
            <text:p>19247,176018</text:p>
          </table:table-cell>
          <table:table-cell office:value-type="float" office:value="166205.355851">
            <text:p>166205,355851</text:p>
          </table:table-cell>
          <table:table-cell office:value-type="float" office:value="165043.528952">
            <text:p>165043,528952</text:p>
          </table:table-cell>
          <table:table-cell office:value-type="float" office:value="153967.642463">
            <text:p>153967,642463</text:p>
          </table:table-cell>
          <table:table-cell office:value-type="float" office:value="155378.90024">
            <text:p>155378,90024</text:p>
          </table:table-cell>
          <table:table-cell office:value-type="float" office:value="17188.537225">
            <text:p>17188,537225</text:p>
          </table:table-cell>
          <table:table-cell office:value-type="float" office:value="148285.140733">
            <text:p>148285,140733</text:p>
          </table:table-cell>
          <table:table-cell office:value-type="float" office:value="139569.428105">
            <text:p>139569,428105</text:p>
          </table:table-cell>
          <table:table-cell office:value-type="float" office:value="138925.49712">
            <text:p>138925,49712</text:p>
          </table:table-cell>
          <table:table-cell office:value-type="float" office:value="133430.89468">
            <text:p>133430,89468</text:p>
          </table:table-cell>
          <table:table-cell office:value-type="float" office:value="132170.541996">
            <text:p>132170,541996</text:p>
          </table:table-cell>
          <table:table-cell office:value-type="float" office:value="129680.7761">
            <text:p>129680,7761</text:p>
          </table:table-cell>
          <table:table-cell office:value-type="float" office:value="14736.846659">
            <text:p>14736,846659</text:p>
          </table:table-cell>
          <table:table-cell office:value-type="float" office:value="124705.738266">
            <text:p>124705,738266</text:p>
          </table:table-cell>
          <table:table-cell office:value-type="float" office:value="115547.966676">
            <text:p>115547,966676</text:p>
          </table:table-cell>
          <table:table-cell office:value-type="float" office:value="118108.183726">
            <text:p>118108,183726</text:p>
          </table:table-cell>
          <table:table-cell office:value-type="float" office:value="12547.316309">
            <text:p>12547,316309</text:p>
          </table:table-cell>
          <table:table-cell office:value-type="float" office:value="12918.260315">
            <text:p>12918,260315</text:p>
          </table:table-cell>
          <table:table-cell office:value-type="float" office:value="111889.113423">
            <text:p>111889,113423</text:p>
          </table:table-cell>
          <table:table-cell office:value-type="float" office:value="13311.046401">
            <text:p>13311,046401</text:p>
          </table:table-cell>
          <table:table-cell office:value-type="float" office:value="12444.436531">
            <text:p>12444,436531</text:p>
          </table:table-cell>
          <table:table-cell office:value-type="float" office:value="104687.835635">
            <text:p>104687,835635</text:p>
          </table:table-cell>
          <table:table-cell office:value-type="float" office:value="102864.977936">
            <text:p>102864,977936</text:p>
          </table:table-cell>
          <table:table-cell office:value-type="float" office:value="101003.761212">
            <text:p>101003,761212</text:p>
          </table:table-cell>
          <table:table-cell office:value-type="float" office:value="7963.069963">
            <text:p>7963,069963</text:p>
          </table:table-cell>
          <table:table-cell office:value-type="float" office:value="97234.76518">
            <text:p>97234,76518</text:p>
          </table:table-cell>
          <table:table-cell office:value-type="float" office:value="95232.6453">
            <text:p>95232,6453</text:p>
          </table:table-cell>
          <table:table-cell office:value-type="float" office:value="93926.492941">
            <text:p>93926,492941</text:p>
          </table:table-cell>
          <table:table-cell office:value-type="float" office:value="12437.333827">
            <text:p>12437,333827</text:p>
          </table:table-cell>
          <table:table-cell office:value-type="float" office:value="12351.645308">
            <text:p>12351,645308</text:p>
          </table:table-cell>
          <table:table-cell office:value-type="float" office:value="84593.484329">
            <text:p>84593,484329</text:p>
          </table:table-cell>
          <table:table-cell office:value-type="float" office:value="12004.769933">
            <text:p>12004,769933</text:p>
          </table:table-cell>
          <table:table-cell office:value-type="float" office:value="12371.558673">
            <text:p>12371,558673</text:p>
          </table:table-cell>
          <table:table-cell office:value-type="float" office:value="80937.044721">
            <text:p>80937,044721</text:p>
          </table:table-cell>
          <table:table-cell office:value-type="float" office:value="79385.365011">
            <text:p>79385,365011</text:p>
          </table:table-cell>
          <table:table-cell office:value-type="float" office:value="77962.030763">
            <text:p>77962,030763</text:p>
          </table:table-cell>
          <table:table-cell office:value-type="float" office:value="11816.322513">
            <text:p>11816,322513</text:p>
          </table:table-cell>
          <table:table-cell office:value-type="float" office:value="11262.082055">
            <text:p>11262,082055</text:p>
          </table:table-cell>
          <table:table-cell office:value-type="float" office:value="76713.013406">
            <text:p>76713,013406</text:p>
          </table:table-cell>
          <table:table-cell office:value-type="float" office:value="75348.319936">
            <text:p>75348,319936</text:p>
          </table:table-cell>
          <table:table-cell office:value-type="float" office:value="75408.325641">
            <text:p>75408,325641</text:p>
          </table:table-cell>
          <table:table-cell office:value-type="float" office:value="11848.470382">
            <text:p>11848,470382</text:p>
          </table:table-cell>
          <table:table-cell office:value-type="float" office:value="73607.189658">
            <text:p>73607,189658</text:p>
          </table:table-cell>
          <table:table-cell office:value-type="float" office:value="68532.579144">
            <text:p>68532,579144</text:p>
          </table:table-cell>
          <table:table-cell office:value-type="float" office:value="71293.102691">
            <text:p>71293,102691</text:p>
          </table:table-cell>
          <table:table-cell office:value-type="float" office:value="67370.989754">
            <text:p>67370,989754</text:p>
          </table:table-cell>
          <table:table-cell office:value-type="float" office:value="8295.769089">
            <text:p>8295,769089</text:p>
          </table:table-cell>
          <table:table-cell office:value-type="float" office:value="68663.665972">
            <text:p>68663,665972</text:p>
          </table:table-cell>
          <table:table-cell office:value-type="float" office:value="64763.223922">
            <text:p>64763,223922</text:p>
          </table:table-cell>
          <table:table-cell office:value-type="float" office:value="10651.021981">
            <text:p>10651,021981</text:p>
          </table:table-cell>
          <table:table-cell office:value-type="float" office:value="65750.08708">
            <text:p>65750,08708</text:p>
          </table:table-cell>
          <table:table-cell office:value-type="float" office:value="64840.761046">
            <text:p>64840,761046</text:p>
          </table:table-cell>
          <table:table-cell office:value-type="float" office:value="11414.666196">
            <text:p>11414,666196</text:p>
          </table:table-cell>
          <table:table-cell office:value-type="float" office:value="11540.725156">
            <text:p>11540,725156</text:p>
          </table:table-cell>
          <table:table-cell office:value-type="float" office:value="63236.642328">
            <text:p>63236,642328</text:p>
          </table:table-cell>
          <table:table-cell office:value-type="float" office:value="63354.475176">
            <text:p>63354,475176</text:p>
          </table:table-cell>
          <table:table-cell office:value-type="float" office:value="6426.646311">
            <text:p>6426,646311</text:p>
          </table:table-cell>
          <table:table-cell office:value-type="float" office:value="60588.507665">
            <text:p>60588,507665</text:p>
          </table:table-cell>
          <table:table-cell office:value-type="float" office:value="60727.790918">
            <text:p>60727,790918</text:p>
          </table:table-cell>
          <table:table-cell office:value-type="float" office:value="10350.038115">
            <text:p>10350,038115</text:p>
          </table:table-cell>
          <table:table-cell office:value-type="float" office:value="56886.286204">
            <text:p>56886,286204</text:p>
          </table:table-cell>
          <table:table-cell office:value-type="float" office:value="54862.053822">
            <text:p>54862,053822</text:p>
          </table:table-cell>
          <table:table-cell office:value-type="float" office:value="54266.915548">
            <text:p>54266,915548</text:p>
          </table:table-cell>
          <table:table-cell office:value-type="float" office:value="57631.226939">
            <text:p>57631,226939</text:p>
          </table:table-cell>
          <table:table-cell office:value-type="float" office:value="58178.527965">
            <text:p>58178,527965</text:p>
          </table:table-cell>
          <table:table-cell office:value-type="float" office:value="58019.722894">
            <text:p>58019,722894</text:p>
          </table:table-cell>
          <table:table-cell office:value-type="float" office:value="52485.791998">
            <text:p>52485,791998</text:p>
          </table:table-cell>
          <table:table-cell office:value-type="float" office:value="55672.593896">
            <text:p>55672,593896</text:p>
          </table:table-cell>
          <table:table-cell office:value-type="float" office:value="6738.044447">
            <text:p>6738,044447</text:p>
          </table:table-cell>
          <table:table-cell office:value-type="float" office:value="11059.124359">
            <text:p>11059,124359</text:p>
          </table:table-cell>
          <table:table-cell office:value-type="float" office:value="54345.39335">
            <text:p>54345,39335</text:p>
          </table:table-cell>
          <table:table-cell office:value-type="float" office:value="10960.334662">
            <text:p>10960,334662</text:p>
          </table:table-cell>
          <table:table-cell office:value-type="float" office:value="54348.945928">
            <text:p>54348,945928</text:p>
          </table:table-cell>
          <table:table-cell office:value-type="float" office:value="11107.778616">
            <text:p>11107,778616</text:p>
          </table:table-cell>
          <table:table-cell office:value-type="float" office:value="52281.818095">
            <text:p>52281,818095</text:p>
          </table:table-cell>
          <table:table-cell office:value-type="float" office:value="52607.747633">
            <text:p>52607,747633</text:p>
          </table:table-cell>
          <table:table-cell office:value-type="float" office:value="50924.719092">
            <text:p>50924,719092</text:p>
          </table:table-cell>
          <table:table-cell office:value-type="float" office:value="52150.109125">
            <text:p>52150,109125</text:p>
          </table:table-cell>
          <table:table-cell office:value-type="float" office:value="47968.576654">
            <text:p>47968,576654</text:p>
          </table:table-cell>
          <table:table-cell office:value-type="float" office:value="10476.55932">
            <text:p>10476,55932</text:p>
          </table:table-cell>
          <table:table-cell office:value-type="float" office:value="52576.776377">
            <text:p>52576,776377</text:p>
          </table:table-cell>
          <table:table-cell office:value-type="float" office:value="10920.920656">
            <text:p>10920,920656</text:p>
          </table:table-cell>
          <table:table-cell office:value-type="float" office:value="10409.546133">
            <text:p>10409,546133</text:p>
          </table:table-cell>
          <table:table-cell office:value-type="float" office:value="10599.084263">
            <text:p>10599,084263</text:p>
          </table:table-cell>
          <table:table-cell office:value-type="float" office:value="50722.895853">
            <text:p>50722,895853</text:p>
          </table:table-cell>
          <table:table-cell office:value-type="float" office:value="11585.793379">
            <text:p>11585,793379</text:p>
          </table:table-cell>
          <table:table-cell office:value-type="float" office:value="47082.043178">
            <text:p>47082,043178</text:p>
          </table:table-cell>
          <table:table-cell office:value-type="float" office:value="50739.832804">
            <text:p>50739,832804</text:p>
          </table:table-cell>
          <table:table-cell office:value-type="float" office:value="11282.016199">
            <text:p>11282,016199</text:p>
          </table:table-cell>
          <table:table-cell office:value-type="float" office:value="49146.8635">
            <text:p>49146,8635</text:p>
          </table:table-cell>
          <table:table-cell office:value-type="float" office:value="46625.425068">
            <text:p>46625,425068</text:p>
          </table:table-cell>
          <table:table-cell office:value-type="float" office:value="49583.310084">
            <text:p>49583,310084</text:p>
          </table:table-cell>
          <table:table-cell office:value-type="float" office:value="48735.208529">
            <text:p>48735,208529</text:p>
          </table:table-cell>
          <table:table-cell office:value-type="float" office:value="7992.346813">
            <text:p>7992,346813</text:p>
          </table:table-cell>
          <table:table-cell office:value-type="float" office:value="48319.868634">
            <text:p>48319,868634</text:p>
          </table:table-cell>
          <table:table-cell office:value-type="float" office:value="48517.808292">
            <text:p>48517,808292</text:p>
          </table:table-cell>
          <table:table-cell office:value-type="float" office:value="10897.580305">
            <text:p>10897,580305</text:p>
          </table:table-cell>
          <table:table-cell office:value-type="float" office:value="48652.9812">
            <text:p>48652,9812</text:p>
          </table:table-cell>
          <table:table-cell office:value-type="float" office:value="46892.351737">
            <text:p>46892,351737</text:p>
          </table:table-cell>
          <table:table-cell office:value-type="float" office:value="48663.349197">
            <text:p>48663,349197</text:p>
          </table:table-cell>
          <table:table-cell office:value-type="float" office:value="10033.631467">
            <text:p>10033,631467</text:p>
          </table:table-cell>
          <table:table-cell office:value-type="float" office:value="46850.124822">
            <text:p>46850,124822</text:p>
          </table:table-cell>
          <table:table-cell office:value-type="float" office:value="45408.096752">
            <text:p>45408,096752</text:p>
          </table:table-cell>
          <table:table-cell office:value-type="float" office:value="47606.755885">
            <text:p>47606,755885</text:p>
          </table:table-cell>
          <table:table-cell office:value-type="float" office:value="44346.339457">
            <text:p>44346,339457</text:p>
          </table:table-cell>
          <table:table-cell office:value-type="float" office:value="10731.503184">
            <text:p>10731,503184</text:p>
          </table:table-cell>
          <table:table-cell office:value-type="float" office:value="7493.125804">
            <text:p>7493,125804</text:p>
          </table:table-cell>
          <table:table-cell office:value-type="float" office:value="47570.938803">
            <text:p>47570,938803</text:p>
          </table:table-cell>
          <table:table-cell office:value-type="float" office:value="10788.144881">
            <text:p>10788,144881</text:p>
          </table:table-cell>
          <table:table-cell office:value-type="float" office:value="46847.68463">
            <text:p>46847,68463</text:p>
          </table:table-cell>
          <table:table-cell office:value-type="float" office:value="42976.838001">
            <text:p>42976,838001</text:p>
          </table:table-cell>
          <table:table-cell office:value-type="float" office:value="7243.673001">
            <text:p>7243,673001</text:p>
          </table:table-cell>
          <table:table-cell office:value-type="float" office:value="11190.707243">
            <text:p>11190,707243</text:p>
          </table:table-cell>
          <table:table-cell office:value-type="float" office:value="6886.412547">
            <text:p>6886,412547</text:p>
          </table:table-cell>
          <table:table-cell office:value-type="float" office:value="8301.910511">
            <text:p>8301,910511</text:p>
          </table:table-cell>
          <table:table-cell office:value-type="float" office:value="41791.838998">
            <text:p>41791,838998</text:p>
          </table:table-cell>
          <table:table-cell office:value-type="float" office:value="7340.972482">
            <text:p>7340,972482</text:p>
          </table:table-cell>
          <table:table-cell office:value-type="float" office:value="43266.025402">
            <text:p>43266,025402</text:p>
          </table:table-cell>
          <table:table-cell office:value-type="float" office:value="45909.575947">
            <text:p>45909,575947</text:p>
          </table:table-cell>
          <table:table-cell office:value-type="float" office:value="45386.734865">
            <text:p>45386,734865</text:p>
          </table:table-cell>
          <table:table-cell office:value-type="float" office:value="10355.489671">
            <text:p>10355,489671</text:p>
          </table:table-cell>
          <table:table-cell office:value-type="float" office:value="44627.434277">
            <text:p>44627,434277</text:p>
          </table:table-cell>
          <table:table-cell office:value-type="float" office:value="7486.332675">
            <text:p>7486,332675</text:p>
          </table:table-cell>
          <table:table-cell office:value-type="float" office:value="44825.61176">
            <text:p>44825,61176</text:p>
          </table:table-cell>
          <table:table-cell office:value-type="float" office:value="41995.935813">
            <text:p>41995,935813</text:p>
          </table:table-cell>
          <table:table-cell office:value-type="float" office:value="45484.764765">
            <text:p>45484,764765</text:p>
          </table:table-cell>
          <table:table-cell office:value-type="float" office:value="44996.8905">
            <text:p>44996,8905</text:p>
          </table:table-cell>
          <table:table-cell office:value-type="float" office:value="40721.065057">
            <text:p>40721,065057</text:p>
          </table:table-cell>
          <table:table-cell office:value-type="float" office:value="41199.697853">
            <text:p>41199,697853</text:p>
          </table:table-cell>
          <table:table-cell office:value-type="float" office:value="41962.554973">
            <text:p>41962,554973</text:p>
          </table:table-cell>
          <table:table-cell office:value-type="float" office:value="7786.297648">
            <text:p>7786,297648</text:p>
          </table:table-cell>
          <table:table-cell office:value-type="float" office:value="41987.699325">
            <text:p>41987,699325</text:p>
          </table:table-cell>
          <table:table-cell office:value-type="float" office:value="41303.224255">
            <text:p>41303,224255</text:p>
          </table:table-cell>
          <table:table-cell office:value-type="float" office:value="45031.301633">
            <text:p>45031,301633</text:p>
          </table:table-cell>
          <table:table-cell office:value-type="float" office:value="44583.207711">
            <text:p>44583,207711</text:p>
          </table:table-cell>
          <table:table-cell office:value-type="float" office:value="40338.495891">
            <text:p>40338,495891</text:p>
          </table:table-cell>
          <table:table-cell office:value-type="float" office:value="40381.534854">
            <text:p>40381,534854</text:p>
          </table:table-cell>
          <table:table-cell office:value-type="float" office:value="44961.538334">
            <text:p>44961,538334</text:p>
          </table:table-cell>
          <table:table-cell office:value-type="float" office:value="44323.301221">
            <text:p>44323,301221</text:p>
          </table:table-cell>
          <table:table-cell office:value-type="float" office:value="10776.97947">
            <text:p>10776,97947</text:p>
          </table:table-cell>
          <table:table-cell office:value-type="float" office:value="7034.677769">
            <text:p>7034,677769</text:p>
          </table:table-cell>
          <table:table-cell office:value-type="float" office:value="44599.139261">
            <text:p>44599,139261</text:p>
          </table:table-cell>
          <table:table-cell office:value-type="float" office:value="11213.425455">
            <text:p>11213,425455</text:p>
          </table:table-cell>
          <table:table-cell office:value-type="float" office:value="41286.821572">
            <text:p>41286,821572</text:p>
          </table:table-cell>
          <table:table-cell office:value-type="float" office:value="39946.001467">
            <text:p>39946,001467</text:p>
          </table:table-cell>
          <table:table-cell office:value-type="float" office:value="11230.361682">
            <text:p>11230,361682</text:p>
          </table:table-cell>
          <table:table-cell office:value-type="float" office:value="42713.266023">
            <text:p>42713,266023</text:p>
          </table:table-cell>
          <table:table-cell office:value-type="float" office:value="7012.2847">
            <text:p>7012,2847</text:p>
          </table:table-cell>
          <table:table-cell office:value-type="float" office:value="43097.977102">
            <text:p>43097,977102</text:p>
          </table:table-cell>
          <table:table-cell office:value-type="float" office:value="11151.458657">
            <text:p>11151,458657</text:p>
          </table:table-cell>
          <table:table-cell office:value-type="float" office:value="11158.853734">
            <text:p>11158,853734</text:p>
          </table:table-cell>
          <table:table-cell office:value-type="float" office:value="7728.258435">
            <text:p>7728,258435</text:p>
          </table:table-cell>
          <table:table-cell office:value-type="float" office:value="43662.284122">
            <text:p>43662,284122</text:p>
          </table:table-cell>
          <table:table-cell office:value-type="float" office:value="10489.528095">
            <text:p>10489,528095</text:p>
          </table:table-cell>
          <table:table-cell office:value-type="float" office:value="10062.6031">
            <text:p>10062,6031</text:p>
          </table:table-cell>
          <table:table-cell office:value-type="float" office:value="9180.213005">
            <text:p>9180,213005</text:p>
          </table:table-cell>
          <table:table-cell office:value-type="float" office:value="43562.183988">
            <text:p>43562,183988</text:p>
          </table:table-cell>
          <table:table-cell office:value-type="float" office:value="42493.653069">
            <text:p>42493,653069</text:p>
          </table:table-cell>
          <table:table-cell office:value-type="float" office:value="43422.140875">
            <text:p>43422,140875</text:p>
          </table:table-cell>
          <table:table-cell office:value-type="float" office:value="40616.72767">
            <text:p>40616,72767</text:p>
          </table:table-cell>
          <table:table-cell office:value-type="float" office:value="43258.254815">
            <text:p>43258,254815</text:p>
          </table:table-cell>
          <table:table-cell office:value-type="float" office:value="43118.959727">
            <text:p>43118,959727</text:p>
          </table:table-cell>
          <table:table-cell office:value-type="float" office:value="42664.999521">
            <text:p>42664,999521</text:p>
          </table:table-cell>
          <table:table-cell office:value-type="float" office:value="43396.688083">
            <text:p>43396,688083</text:p>
          </table:table-cell>
          <table:table-cell office:value-type="float" office:value="43306.09656">
            <text:p>43306,09656</text:p>
          </table:table-cell>
          <table:table-cell office:value-type="float" office:value="7361.87801">
            <text:p>7361,87801</text:p>
          </table:table-cell>
          <table:table-cell office:value-type="float" office:value="10691.820056">
            <text:p>10691,820056</text:p>
          </table:table-cell>
          <table:table-cell office:value-type="float" office:value="39934.418659">
            <text:p>39934,418659</text:p>
          </table:table-cell>
          <table:table-cell office:value-type="float" office:value="41104.6886">
            <text:p>41104,6886</text:p>
          </table:table-cell>
          <table:table-cell office:value-type="float" office:value="10268.286344">
            <text:p>10268,286344</text:p>
          </table:table-cell>
          <table:table-cell office:value-type="float" office:value="10433.261271">
            <text:p>10433,261271</text:p>
          </table:table-cell>
          <table:table-cell office:value-type="float" office:value="42531.616169">
            <text:p>42531,616169</text:p>
          </table:table-cell>
          <table:table-cell office:value-type="float" office:value="39560.221365">
            <text:p>39560,221365</text:p>
          </table:table-cell>
          <table:table-cell office:value-type="float" office:value="10633.696665">
            <text:p>10633,696665</text:p>
          </table:table-cell>
          <table:table-cell office:value-type="float" office:value="9237.183195">
            <text:p>9237,183195</text:p>
          </table:table-cell>
          <table:table-cell office:value-type="float" office:value="10193.958283">
            <text:p>10193,958283</text:p>
          </table:table-cell>
          <table:table-cell office:value-type="float" office:value="43013.19704">
            <text:p>43013,19704</text:p>
          </table:table-cell>
          <table:table-cell office:value-type="float" office:value="11275.168405">
            <text:p>11275,168405</text:p>
          </table:table-cell>
          <table:table-cell office:value-type="float" office:value="42811.458884">
            <text:p>42811,458884</text:p>
          </table:table-cell>
          <table:table-cell office:value-type="float" office:value="6059.221965">
            <text:p>6059,221965</text:p>
          </table:table-cell>
          <table:table-cell office:value-type="float" office:value="6258.051463">
            <text:p>6258,051463</text:p>
          </table:table-cell>
          <table:table-cell office:value-type="float" office:value="42915.790641">
            <text:p>42915,790641</text:p>
          </table:table-cell>
          <table:table-cell office:value-type="float" office:value="39167.163798">
            <text:p>39167,163798</text:p>
          </table:table-cell>
          <table:table-cell office:value-type="float" office:value="10197.193852">
            <text:p>10197,193852</text:p>
          </table:table-cell>
          <table:table-cell office:value-type="float" office:value="7872.528201">
            <text:p>7872,528201</text:p>
          </table:table-cell>
          <table:table-cell office:value-type="float" office:value="42482.088585">
            <text:p>42482,088585</text:p>
          </table:table-cell>
          <table:table-cell office:value-type="float" office:value="43093.223405">
            <text:p>43093,223405</text:p>
          </table:table-cell>
          <table:table-cell office:value-type="float" office:value="10838.505857">
            <text:p>10838,505857</text:p>
          </table:table-cell>
          <table:table-cell office:value-type="float" office:value="39852.802006">
            <text:p>39852,802006</text:p>
          </table:table-cell>
          <table:table-cell office:value-type="float" office:value="40042.087637">
            <text:p>40042,087637</text:p>
          </table:table-cell>
          <table:table-cell office:value-type="float" office:value="41637.808452">
            <text:p>41637,808452</text:p>
          </table:table-cell>
          <table:table-cell office:value-type="float" office:value="42244.365075">
            <text:p>42244,365075</text:p>
          </table:table-cell>
          <table:table-cell office:value-type="float" office:value="42400.312973">
            <text:p>42400,312973</text:p>
          </table:table-cell>
          <table:table-cell office:value-type="float" office:value="39610.089398">
            <text:p>39610,089398</text:p>
          </table:table-cell>
          <table:table-cell office:value-type="float" office:value="6997.644006">
            <text:p>6997,644006</text:p>
          </table:table-cell>
          <table:table-cell office:value-type="float" office:value="39718.394046">
            <text:p>39718,394046</text:p>
          </table:table-cell>
          <table:table-cell office:value-type="float" office:value="42593.672974">
            <text:p>42593,672974</text:p>
          </table:table-cell>
          <table:table-cell office:value-type="float" office:value="9015.981267">
            <text:p>9015,981267</text:p>
          </table:table-cell>
          <table:table-cell office:value-type="float" office:value="39613.104466">
            <text:p>39613,104466</text:p>
          </table:table-cell>
          <table:table-cell office:value-type="float" office:value="40317.77906">
            <text:p>40317,77906</text:p>
          </table:table-cell>
          <table:table-cell office:value-type="float" office:value="10090.874547">
            <text:p>10090,874547</text:p>
          </table:table-cell>
          <table:table-cell office:value-type="float" office:value="41696.132761">
            <text:p>41696,132761</text:p>
          </table:table-cell>
          <table:table-cell office:value-type="float" office:value="10002.850524">
            <text:p>10002,850524</text:p>
          </table:table-cell>
          <table:table-cell office:value-type="float" office:value="40831.41427">
            <text:p>40831,41427</text:p>
          </table:table-cell>
          <table:table-cell office:value-type="float" office:value="39445.46959">
            <text:p>39445,46959</text:p>
          </table:table-cell>
          <table:table-cell office:value-type="float" office:value="9982.545118">
            <text:p>9982,545118</text:p>
          </table:table-cell>
          <table:table-cell office:value-type="float" office:value="7131.118159">
            <text:p>7131,118159</text:p>
          </table:table-cell>
          <table:table-cell office:value-type="float" office:value="41964.536111">
            <text:p>41964,536111</text:p>
          </table:table-cell>
          <table:table-cell office:value-type="float" office:value="41063.051926">
            <text:p>41063,051926</text:p>
          </table:table-cell>
          <table:table-cell office:value-type="float" office:value="41773.353363">
            <text:p>41773,353363</text:p>
          </table:table-cell>
          <table:table-cell office:value-type="float" office:value="40740.716236">
            <text:p>40740,716236</text:p>
          </table:table-cell>
          <table:table-cell office:value-type="float" office:value="10687.237537">
            <text:p>10687,237537</text:p>
          </table:table-cell>
          <table:table-cell office:value-type="float" office:value="41941.765525">
            <text:p>41941,765525</text:p>
          </table:table-cell>
          <table:table-cell office:value-type="float" office:value="38819.163457">
            <text:p>38819,163457</text:p>
          </table:table-cell>
          <table:table-cell office:value-type="float" office:value="41933.119025">
            <text:p>41933,119025</text:p>
          </table:table-cell>
          <table:table-cell office:value-type="float" office:value="41536.487552">
            <text:p>41536,487552</text:p>
          </table:table-cell>
          <table:table-cell office:value-type="float" office:value="40566.309356">
            <text:p>40566,309356</text:p>
          </table:table-cell>
          <table:table-cell office:value-type="float" office:value="38918.349059">
            <text:p>38918,349059</text:p>
          </table:table-cell>
          <table:table-cell office:value-type="float" office:value="39918.179629">
            <text:p>39918,179629</text:p>
          </table:table-cell>
          <table:table-cell office:value-type="float" office:value="37035.858677">
            <text:p>37035,858677</text:p>
          </table:table-cell>
          <table:table-cell office:value-type="float" office:value="38887.516027">
            <text:p>38887,516027</text:p>
          </table:table-cell>
          <table:table-cell office:value-type="float" office:value="7107.1425">
            <text:p>7107,1425</text:p>
          </table:table-cell>
          <table:table-cell office:value-type="float" office:value="41175.862472">
            <text:p>41175,862472</text:p>
          </table:table-cell>
          <table:table-cell office:value-type="float" office:value="41684.734501">
            <text:p>41684,734501</text:p>
          </table:table-cell>
          <table:table-cell office:value-type="float" office:value="9393.388306">
            <text:p>9393,388306</text:p>
          </table:table-cell>
          <table:table-cell office:value-type="float" office:value="39974.89205">
            <text:p>39974,89205</text:p>
          </table:table-cell>
          <table:table-cell office:value-type="float" office:value="39124.527989">
            <text:p>39124,527989</text:p>
          </table:table-cell>
          <table:table-cell office:value-type="float" office:value="39014.340298">
            <text:p>39014,340298</text:p>
          </table:table-cell>
          <table:table-cell office:value-type="float" office:value="41220.259367">
            <text:p>41220,259367</text:p>
          </table:table-cell>
          <table:table-cell office:value-type="float" office:value="38728.189313">
            <text:p>38728,189313</text:p>
          </table:table-cell>
          <table:table-cell office:value-type="float" office:value="40848.784801">
            <text:p>40848,784801</text:p>
          </table:table-cell>
          <table:table-cell office:value-type="float" office:value="38293.416546">
            <text:p>38293,416546</text:p>
          </table:table-cell>
          <table:table-cell office:value-type="float" office:value="41389.548676">
            <text:p>41389,548676</text:p>
          </table:table-cell>
          <table:table-cell office:value-type="float" office:value="40606.033298">
            <text:p>40606,033298</text:p>
          </table:table-cell>
          <table:table-cell office:value-type="float" office:value="7504.049139">
            <text:p>7504,049139</text:p>
          </table:table-cell>
          <table:table-cell office:value-type="float" office:value="40729.857719">
            <text:p>40729,857719</text:p>
          </table:table-cell>
          <table:table-cell office:value-type="float" office:value="9411.115031">
            <text:p>9411,115031</text:p>
          </table:table-cell>
          <table:table-cell office:value-type="float" office:value="41300.302118">
            <text:p>41300,302118</text:p>
          </table:table-cell>
          <table:table-cell office:value-type="float" office:value="41275.364305">
            <text:p>41275,364305</text:p>
          </table:table-cell>
          <table:table-cell office:value-type="float" office:value="41103.663699">
            <text:p>41103,663699</text:p>
          </table:table-cell>
          <table:table-cell office:value-type="float" office:value="38520.687468">
            <text:p>38520,687468</text:p>
          </table:table-cell>
          <table:table-cell office:value-type="float" office:value="39852.587784">
            <text:p>39852,587784</text:p>
          </table:table-cell>
          <table:table-cell office:value-type="float" office:value="41427.174496">
            <text:p>41427,174496</text:p>
          </table:table-cell>
          <table:table-cell office:value-type="float" office:value="39930.964368">
            <text:p>39930,964368</text:p>
          </table:table-cell>
          <table:table-cell office:value-type="float" office:value="9812.668293">
            <text:p>9812,668293</text:p>
          </table:table-cell>
          <table:table-cell office:value-type="float" office:value="40862.787907">
            <text:p>40862,787907</text:p>
          </table:table-cell>
          <table:table-cell office:value-type="float" office:value="41210.774594">
            <text:p>41210,774594</text:p>
          </table:table-cell>
          <table:table-cell office:value-type="float" office:value="36858.990267">
            <text:p>36858,990267</text:p>
          </table:table-cell>
          <table:table-cell office:value-type="float" office:value="39884.515549">
            <text:p>39884,515549</text:p>
          </table:table-cell>
          <table:table-cell office:value-type="float" office:value="41018.320499">
            <text:p>41018,320499</text:p>
          </table:table-cell>
          <table:table-cell office:value-type="float" office:value="40340.113367">
            <text:p>40340,113367</text:p>
          </table:table-cell>
          <table:table-cell office:value-type="float" office:value="40482.545189">
            <text:p>40482,545189</text:p>
          </table:table-cell>
          <table:table-cell office:value-type="float" office:value="39902.250041">
            <text:p>39902,250041</text:p>
          </table:table-cell>
          <table:table-cell office:value-type="float" office:value="40220.721559">
            <text:p>40220,721559</text:p>
          </table:table-cell>
          <table:table-cell office:value-type="float" office:value="7704.303641">
            <text:p>7704,303641</text:p>
          </table:table-cell>
          <table:table-cell office:value-type="float" office:value="40354.737552">
            <text:p>40354,737552</text:p>
          </table:table-cell>
          <table:table-cell office:value-type="float" office:value="7465.91055">
            <text:p>7465,91055</text:p>
          </table:table-cell>
          <table:table-cell office:value-type="float" office:value="39250.103142">
            <text:p>39250,103142</text:p>
          </table:table-cell>
          <table:table-cell office:value-type="float" office:value="9933.851054">
            <text:p>9933,851054</text:p>
          </table:table-cell>
          <table:table-cell office:value-type="float" office:value="7996.70001">
            <text:p>7996,70001</text:p>
          </table:table-cell>
          <table:table-cell office:value-type="float" office:value="40599.650162">
            <text:p>40599,650162</text:p>
          </table:table-cell>
          <table:table-cell office:value-type="float" office:value="9551.372908">
            <text:p>9551,372908</text:p>
          </table:table-cell>
          <table:table-cell office:value-type="float" office:value="9061.895859">
            <text:p>9061,895859</text:p>
          </table:table-cell>
          <table:table-cell office:value-type="float" office:value="39719.538833">
            <text:p>39719,538833</text:p>
          </table:table-cell>
          <table:table-cell office:value-type="float" office:value="10108.380973">
            <text:p>10108,380973</text:p>
          </table:table-cell>
          <table:table-cell office:value-type="float" office:value="39281.87213">
            <text:p>39281,87213</text:p>
          </table:table-cell>
          <table:table-cell office:value-type="float" office:value="38022.381157">
            <text:p>38022,381157</text:p>
          </table:table-cell>
          <table:table-cell office:value-type="float" office:value="40192.241182">
            <text:p>40192,241182</text:p>
          </table:table-cell>
          <table:table-cell office:value-type="float" office:value="39554.754112">
            <text:p>39554,754112</text:p>
          </table:table-cell>
          <table:table-cell office:value-type="float" office:value="40276.097223">
            <text:p>40276,097223</text:p>
          </table:table-cell>
          <table:table-cell office:value-type="float" office:value="40511.974228">
            <text:p>40511,974228</text:p>
          </table:table-cell>
          <table:table-cell office:value-type="float" office:value="9767.686609">
            <text:p>9767,686609</text:p>
          </table:table-cell>
          <table:table-cell office:value-type="float" office:value="37605.931686">
            <text:p>37605,931686</text:p>
          </table:table-cell>
          <table:table-cell office:value-type="float" office:value="40011.43444">
            <text:p>40011,43444</text:p>
          </table:table-cell>
          <table:table-cell office:value-type="float" office:value="39558.63193">
            <text:p>39558,63193</text:p>
          </table:table-cell>
          <table:table-cell office:value-type="float" office:value="39692.76009">
            <text:p>39692,76009</text:p>
          </table:table-cell>
          <table:table-cell office:value-type="float" office:value="39795.421695">
            <text:p>39795,421695</text:p>
          </table:table-cell>
          <table:table-cell office:value-type="float" office:value="36629.766303">
            <text:p>36629,766303</text:p>
          </table:table-cell>
          <table:table-cell office:value-type="float" office:value="40292.055287">
            <text:p>40292,055287</text:p>
          </table:table-cell>
          <table:table-cell office:value-type="float" office:value="39054.575704">
            <text:p>39054,575704</text:p>
          </table:table-cell>
          <table:table-cell office:value-type="float" office:value="36017.509769">
            <text:p>36017,509769</text:p>
          </table:table-cell>
          <table:table-cell office:value-type="float" office:value="9875.429935">
            <text:p>9875,429935</text:p>
          </table:table-cell>
          <table:table-cell office:value-type="float" office:value="7167.160391">
            <text:p>7167,160391</text:p>
          </table:table-cell>
          <table:table-cell office:value-type="float" office:value="39308.249689">
            <text:p>39308,249689</text:p>
          </table:table-cell>
          <table:table-cell office:value-type="float" office:value="35955.66243">
            <text:p>35955,66243</text:p>
          </table:table-cell>
          <table:table-cell office:value-type="float" office:value="37465.495575">
            <text:p>37465,495575</text:p>
          </table:table-cell>
          <table:table-cell office:value-type="float" office:value="9050.338667">
            <text:p>9050,338667</text:p>
          </table:table-cell>
          <table:table-cell office:value-type="float" office:value="39536.021092">
            <text:p>39536,021092</text:p>
          </table:table-cell>
          <table:table-cell office:value-type="float" office:value="39781.635002">
            <text:p>39781,635002</text:p>
          </table:table-cell>
          <table:table-cell office:value-type="float" office:value="10333.887796">
            <text:p>10333,887796</text:p>
          </table:table-cell>
          <table:table-cell office:value-type="float" office:value="39831.627696">
            <text:p>39831,627696</text:p>
          </table:table-cell>
          <table:table-cell office:value-type="float" office:value="36159.418713">
            <text:p>36159,418713</text:p>
          </table:table-cell>
          <table:table-cell office:value-type="float" office:value="39925.429352">
            <text:p>39925,429352</text:p>
          </table:table-cell>
          <table:table-cell office:value-type="float" office:value="39281.172061">
            <text:p>39281,172061</text:p>
          </table:table-cell>
          <table:table-cell office:value-type="float" office:value="38170.327486">
            <text:p>38170,327486</text:p>
          </table:table-cell>
          <table:table-cell office:value-type="float" office:value="37110.305677">
            <text:p>37110,305677</text:p>
          </table:table-cell>
          <table:table-cell office:value-type="float" office:value="9729.152766">
            <text:p>9729,152766</text:p>
          </table:table-cell>
          <table:table-cell office:value-type="float" office:value="39623.079844">
            <text:p>39623,079844</text:p>
          </table:table-cell>
          <table:table-cell office:value-type="float" office:value="35977.680869">
            <text:p>35977,680869</text:p>
          </table:table-cell>
          <table:table-cell office:value-type="float" office:value="7360.129401">
            <text:p>7360,129401</text:p>
          </table:table-cell>
          <table:table-cell office:value-type="float" office:value="39315.287113">
            <text:p>39315,287113</text:p>
          </table:table-cell>
          <table:table-cell office:value-type="float" office:value="37866.419099">
            <text:p>37866,419099</text:p>
          </table:table-cell>
          <table:table-cell office:value-type="float" office:value="36489.74535">
            <text:p>36489,74535</text:p>
          </table:table-cell>
          <table:table-cell office:value-type="float" office:value="37852.68313">
            <text:p>37852,68313</text:p>
          </table:table-cell>
          <table:table-cell office:value-type="float" office:value="36186.621047">
            <text:p>36186,621047</text:p>
          </table:table-cell>
          <table:table-cell office:value-type="float" office:value="38385.313128">
            <text:p>38385,313128</text:p>
          </table:table-cell>
          <table:table-cell office:value-type="float" office:value="36731.24297">
            <text:p>36731,24297</text:p>
          </table:table-cell>
          <table:table-cell office:value-type="float" office:value="38102.610886">
            <text:p>38102,610886</text:p>
          </table:table-cell>
          <table:table-cell office:value-type="float" office:value="38994.577373">
            <text:p>38994,577373</text:p>
          </table:table-cell>
          <table:table-cell office:value-type="float" office:value="36505.280998">
            <text:p>36505,280998</text:p>
          </table:table-cell>
          <table:table-cell office:value-type="float" office:value="36787.824162">
            <text:p>36787,824162</text:p>
          </table:table-cell>
          <table:table-cell office:value-type="float" office:value="35006.507244">
            <text:p>35006,507244</text:p>
          </table:table-cell>
          <table:table-cell office:value-type="float" office:value="37993.387667">
            <text:p>37993,387667</text:p>
          </table:table-cell>
          <table:table-cell office:value-type="float" office:value="37787.380537">
            <text:p>37787,380537</text:p>
          </table:table-cell>
          <table:table-cell office:value-type="float" office:value="38463.565136">
            <text:p>38463,565136</text:p>
          </table:table-cell>
          <table:table-cell office:value-type="float" office:value="36555.101835">
            <text:p>36555,101835</text:p>
          </table:table-cell>
          <table:table-cell office:value-type="float" office:value="38055.079383">
            <text:p>38055,079383</text:p>
          </table:table-cell>
          <table:table-cell office:value-type="float" office:value="36419.696576">
            <text:p>36419,696576</text:p>
          </table:table-cell>
          <table:table-cell office:value-type="float" office:value="9193.155637">
            <text:p>9193,155637</text:p>
          </table:table-cell>
          <table:table-cell office:value-type="float" office:value="39502.018219">
            <text:p>39502,018219</text:p>
          </table:table-cell>
          <table:table-cell office:value-type="float" office:value="9045.344923">
            <text:p>9045,344923</text:p>
          </table:table-cell>
          <table:table-cell office:value-type="float" office:value="38343.010132">
            <text:p>38343,010132</text:p>
          </table:table-cell>
          <table:table-cell office:value-type="float" office:value="6276.48153">
            <text:p>6276,48153</text:p>
          </table:table-cell>
          <table:table-cell office:value-type="float" office:value="38215.494362">
            <text:p>38215,494362</text:p>
          </table:table-cell>
          <table:table-cell office:value-type="float" office:value="39109.505002">
            <text:p>39109,505002</text:p>
          </table:table-cell>
          <table:table-cell office:value-type="float" office:value="36679.407504">
            <text:p>36679,407504</text:p>
          </table:table-cell>
          <table:table-cell office:value-type="float" office:value="36869.920625">
            <text:p>36869,920625</text:p>
          </table:table-cell>
          <table:table-cell office:value-type="float" office:value="35143.824211">
            <text:p>35143,824211</text:p>
          </table:table-cell>
          <table:table-cell office:value-type="float" office:value="38764.288046">
            <text:p>38764,288046</text:p>
          </table:table-cell>
          <table:table-cell office:value-type="float" office:value="38210.806343">
            <text:p>38210,806343</text:p>
          </table:table-cell>
          <table:table-cell office:value-type="float" office:value="38752.244394">
            <text:p>38752,244394</text:p>
          </table:table-cell>
          <table:table-cell office:value-type="float" office:value="37849.935182">
            <text:p>37849,935182</text:p>
          </table:table-cell>
          <table:table-cell office:value-type="float" office:value="38175.674441">
            <text:p>38175,674441</text:p>
          </table:table-cell>
          <table:table-cell office:value-type="float" office:value="10137.752256">
            <text:p>10137,752256</text:p>
          </table:table-cell>
          <table:table-cell office:value-type="float" office:value="38201.470602">
            <text:p>38201,470602</text:p>
          </table:table-cell>
          <table:table-cell office:value-type="float" office:value="35204.923817">
            <text:p>35204,923817</text:p>
          </table:table-cell>
          <table:table-cell office:value-type="float" office:value="37598.073073">
            <text:p>37598,073073</text:p>
          </table:table-cell>
          <table:table-cell office:value-type="float" office:value="38442.762408">
            <text:p>38442,762408</text:p>
          </table:table-cell>
          <table:table-cell office:value-type="float" office:value="10265.459918">
            <text:p>10265,459918</text:p>
          </table:table-cell>
          <table:table-cell office:value-type="float" office:value="38527.766165">
            <text:p>38527,766165</text:p>
          </table:table-cell>
          <table:table-cell office:value-type="float" office:value="7359.168677">
            <text:p>7359,168677</text:p>
          </table:table-cell>
          <table:table-cell office:value-type="float" office:value="38432.445586">
            <text:p>38432,445586</text:p>
          </table:table-cell>
          <table:table-cell office:value-type="float" office:value="37982.389968">
            <text:p>37982,389968</text:p>
          </table:table-cell>
          <table:table-cell office:value-type="float" office:value="35323.023888">
            <text:p>35323,023888</text:p>
          </table:table-cell>
          <table:table-cell office:value-type="float" office:value="37756.470327">
            <text:p>37756,470327</text:p>
          </table:table-cell>
          <table:table-cell office:value-type="float" office:value="8852.501288">
            <text:p>8852,501288</text:p>
          </table:table-cell>
          <table:table-cell office:value-type="float" office:value="38479.060385">
            <text:p>38479,060385</text:p>
          </table:table-cell>
          <table:table-cell office:value-type="float" office:value="35636.671963">
            <text:p>35636,671963</text:p>
          </table:table-cell>
          <table:table-cell office:value-type="float" office:value="9391.595566">
            <text:p>9391,595566</text:p>
          </table:table-cell>
          <table:table-cell office:value-type="float" office:value="8449.624532">
            <text:p>8449,624532</text:p>
          </table:table-cell>
          <table:table-cell office:value-type="float" office:value="38151.675734">
            <text:p>38151,675734</text:p>
          </table:table-cell>
          <table:table-cell office:value-type="float" office:value="9170.43214">
            <text:p>9170,43214</text:p>
          </table:table-cell>
          <table:table-cell office:value-type="float" office:value="9756.964577">
            <text:p>9756,964577</text:p>
          </table:table-cell>
          <table:table-cell office:value-type="float" office:value="38131.854235">
            <text:p>38131,854235</text:p>
          </table:table-cell>
          <table:table-cell office:value-type="float" office:value="38562.352251">
            <text:p>38562,352251</text:p>
          </table:table-cell>
          <table:table-cell office:value-type="float" office:value="34547.602536">
            <text:p>34547,602536</text:p>
          </table:table-cell>
          <table:table-cell office:value-type="float" office:value="35686.96021">
            <text:p>35686,96021</text:p>
          </table:table-cell>
          <table:table-cell office:value-type="float" office:value="38167.408327">
            <text:p>38167,408327</text:p>
          </table:table-cell>
          <table:table-cell office:value-type="float" office:value="37800.852214">
            <text:p>37800,852214</text:p>
          </table:table-cell>
          <table:table-cell office:value-type="float" office:value="37726.736528">
            <text:p>37726,736528</text:p>
          </table:table-cell>
          <table:table-cell office:value-type="float" office:value="37988.628071">
            <text:p>37988,628071</text:p>
          </table:table-cell>
          <table:table-cell office:value-type="float" office:value="34551.00094">
            <text:p>34551,00094</text:p>
          </table:table-cell>
          <table:table-cell office:value-type="float" office:value="37828.763374">
            <text:p>37828,763374</text:p>
          </table:table-cell>
          <table:table-cell office:value-type="float" office:value="37971.950935">
            <text:p>37971,950935</text:p>
          </table:table-cell>
          <table:table-cell office:value-type="float" office:value="38212.705055">
            <text:p>38212,705055</text:p>
          </table:table-cell>
          <table:table-cell office:value-type="float" office:value="37106.980319">
            <text:p>37106,980319</text:p>
          </table:table-cell>
          <table:table-cell office:value-type="float" office:value="37967.578504">
            <text:p>37967,578504</text:p>
          </table:table-cell>
          <table:table-cell office:value-type="float" office:value="6333.343529">
            <text:p>6333,343529</text:p>
          </table:table-cell>
          <table:table-cell office:value-type="float" office:value="9863.93684">
            <text:p>9863,93684</text:p>
          </table:table-cell>
          <table:table-cell office:value-type="float" office:value="37522.862347">
            <text:p>37522,862347</text:p>
          </table:table-cell>
          <table:table-cell office:value-type="float" office:value="9858.943903">
            <text:p>9858,943903</text:p>
          </table:table-cell>
          <table:table-cell office:value-type="float" office:value="7098.658837">
            <text:p>7098,658837</text:p>
          </table:table-cell>
          <table:table-cell office:value-type="float" office:value="34866.912938">
            <text:p>34866,912938</text:p>
          </table:table-cell>
          <table:table-cell office:value-type="float" office:value="5748.353207">
            <text:p>5748,353207</text:p>
          </table:table-cell>
          <table:table-cell office:value-type="float" office:value="6478.516645">
            <text:p>6478,516645</text:p>
          </table:table-cell>
          <table:table-cell office:value-type="float" office:value="8915.812698">
            <text:p>8915,812698</text:p>
          </table:table-cell>
          <table:table-cell office:value-type="float" office:value="9001.670741">
            <text:p>9001,670741</text:p>
          </table:table-cell>
          <table:table-cell office:value-type="float" office:value="34891.989145">
            <text:p>34891,989145</text:p>
          </table:table-cell>
          <table:table-cell office:value-type="float" office:value="6886.415077">
            <text:p>6886,415077</text:p>
          </table:table-cell>
          <table:table-cell office:value-type="float" office:value="34986.185875">
            <text:p>34986,185875</text:p>
          </table:table-cell>
          <table:table-cell office:value-type="float" office:value="37827.77229">
            <text:p>37827,77229</text:p>
          </table:table-cell>
          <table:table-cell office:value-type="float" office:value="37406.079995">
            <text:p>37406,079995</text:p>
          </table:table-cell>
          <table:table-cell office:value-type="float" office:value="34893.164705">
            <text:p>34893,164705</text:p>
          </table:table-cell>
          <table:table-cell office:value-type="float" office:value="34136.718752">
            <text:p>34136,718752</text:p>
          </table:table-cell>
          <table:table-cell office:value-type="float" office:value="34001.523489">
            <text:p>34001,523489</text:p>
          </table:table-cell>
          <table:table-cell office:value-type="float" office:value="36314.191502">
            <text:p>36314,191502</text:p>
          </table:table-cell>
          <table:table-cell office:value-type="float" office:value="37033.912946">
            <text:p>37033,912946</text:p>
          </table:table-cell>
          <table:table-cell office:value-type="float" office:value="9661.489524">
            <text:p>9661,489524</text:p>
          </table:table-cell>
          <table:table-cell office:value-type="float" office:value="37408.311686">
            <text:p>37408,311686</text:p>
          </table:table-cell>
          <table:table-cell office:value-type="float" office:value="36061.892858">
            <text:p>36061,892858</text:p>
          </table:table-cell>
          <table:table-cell office:value-type="float" office:value="34176.983778">
            <text:p>34176,983778</text:p>
          </table:table-cell>
          <table:table-cell office:value-type="float" office:value="8676.934313">
            <text:p>8676,934313</text:p>
          </table:table-cell>
          <table:table-cell office:value-type="float" office:value="37086.728126">
            <text:p>37086,728126</text:p>
          </table:table-cell>
          <table:table-cell office:value-type="float" office:value="36407.75077">
            <text:p>36407,75077</text:p>
          </table:table-cell>
          <table:table-cell office:value-type="float" office:value="9078.750854">
            <text:p>9078,750854</text:p>
          </table:table-cell>
          <table:table-cell office:value-type="float" office:value="8242.722879">
            <text:p>8242,722879</text:p>
          </table:table-cell>
          <table:table-cell office:value-type="float" office:value="7327.104652">
            <text:p>7327,104652</text:p>
          </table:table-cell>
          <table:table-cell office:value-type="float" office:value="8822.253484">
            <text:p>8822,253484</text:p>
          </table:table-cell>
          <table:table-cell office:value-type="float" office:value="37311.823789">
            <text:p>37311,823789</text:p>
          </table:table-cell>
          <table:table-cell office:value-type="float" office:value="37243.066979">
            <text:p>37243,066979</text:p>
          </table:table-cell>
          <table:table-cell office:value-type="float" office:value="36444.126429">
            <text:p>36444,126429</text:p>
          </table:table-cell>
          <table:table-cell office:value-type="float" office:value="33654.485567">
            <text:p>33654,485567</text:p>
          </table:table-cell>
          <table:table-cell office:value-type="float" office:value="7167.268467">
            <text:p>7167,268467</text:p>
          </table:table-cell>
          <table:table-cell office:value-type="float" office:value="35949.86966">
            <text:p>35949,86966</text:p>
          </table:table-cell>
          <table:table-cell office:value-type="float" office:value="34598.754244">
            <text:p>34598,754244</text:p>
          </table:table-cell>
          <table:table-cell office:value-type="float" office:value="34046.146721">
            <text:p>34046,146721</text:p>
          </table:table-cell>
          <table:table-cell office:value-type="float" office:value="6677.849604">
            <text:p>6677,849604</text:p>
          </table:table-cell>
          <table:table-cell office:value-type="float" office:value="6260.045033">
            <text:p>6260,045033</text:p>
          </table:table-cell>
          <table:table-cell office:value-type="float" office:value="36097.702945">
            <text:p>36097,702945</text:p>
          </table:table-cell>
          <table:table-cell office:value-type="float" office:value="36003.719885">
            <text:p>36003,719885</text:p>
          </table:table-cell>
          <table:table-cell office:value-type="float" office:value="36304.01437">
            <text:p>36304,01437</text:p>
          </table:table-cell>
          <table:table-cell office:value-type="float" office:value="8413.245739">
            <text:p>8413,245739</text:p>
          </table:table-cell>
          <table:table-cell office:value-type="float" office:value="34731.527083">
            <text:p>34731,527083</text:p>
          </table:table-cell>
          <table:table-cell office:value-type="float" office:value="9840.252423">
            <text:p>9840,252423</text:p>
          </table:table-cell>
          <table:table-cell office:value-type="float" office:value="35803.490777">
            <text:p>35803,490777</text:p>
          </table:table-cell>
          <table:table-cell office:value-type="float" office:value="36442.636147">
            <text:p>36442,636147</text:p>
          </table:table-cell>
          <table:table-cell office:value-type="float" office:value="36865.284043">
            <text:p>36865,284043</text:p>
          </table:table-cell>
          <table:table-cell office:value-type="float" office:value="34245.428317">
            <text:p>34245,428317</text:p>
          </table:table-cell>
          <table:table-cell office:value-type="float" office:value="36282.037193">
            <text:p>36282,037193</text:p>
          </table:table-cell>
          <table:table-cell office:value-type="float" office:value="36430.507559">
            <text:p>36430,507559</text:p>
          </table:table-cell>
          <table:table-cell office:value-type="float" office:value="36306.615738">
            <text:p>36306,615738</text:p>
          </table:table-cell>
          <table:table-cell office:value-type="float" office:value="8260.070928">
            <text:p>8260,070928</text:p>
          </table:table-cell>
          <table:table-cell office:value-type="float" office:value="8069.176882">
            <text:p>8069,176882</text:p>
          </table:table-cell>
          <table:table-cell office:value-type="float" office:value="35492.906608">
            <text:p>35492,906608</text:p>
          </table:table-cell>
          <table:table-cell office:value-type="float" office:value="9144.598451">
            <text:p>9144,598451</text:p>
          </table:table-cell>
          <table:table-cell office:value-type="float" office:value="9432.656812">
            <text:p>9432,656812</text:p>
          </table:table-cell>
          <table:table-cell office:value-type="float" office:value="33905.982245">
            <text:p>33905,982245</text:p>
          </table:table-cell>
          <table:table-cell office:value-type="float" office:value="35072.887788">
            <text:p>35072,887788</text:p>
          </table:table-cell>
          <table:table-cell office:value-type="float" office:value="35491.313328">
            <text:p>35491,313328</text:p>
          </table:table-cell>
          <table:table-cell office:value-type="float" office:value="33742.335977">
            <text:p>33742,335977</text:p>
          </table:table-cell>
          <table:table-cell office:value-type="float" office:value="33735.768414">
            <text:p>33735,768414</text:p>
          </table:table-cell>
          <table:table-cell office:value-type="float" office:value="35006.99512">
            <text:p>35006,99512</text:p>
          </table:table-cell>
          <table:table-cell office:value-type="float" office:value="6970.337065">
            <text:p>6970,337065</text:p>
          </table:table-cell>
          <table:table-cell office:value-type="float" office:value="8193.857356">
            <text:p>8193,857356</text:p>
          </table:table-cell>
          <table:table-cell office:value-type="float" office:value="35678.620943">
            <text:p>35678,620943</text:p>
          </table:table-cell>
          <table:table-cell office:value-type="float" office:value="9407.770404">
            <text:p>9407,770404</text:p>
          </table:table-cell>
          <table:table-cell office:value-type="float" office:value="35442.098356">
            <text:p>35442,098356</text:p>
          </table:table-cell>
          <table:table-cell office:value-type="float" office:value="8744.678013">
            <text:p>8744,678013</text:p>
          </table:table-cell>
          <table:table-cell office:value-type="float" office:value="9538.640204">
            <text:p>9538,640204</text:p>
          </table:table-cell>
          <table:table-cell office:value-type="float" office:value="5702.338837">
            <text:p>5702,338837</text:p>
          </table:table-cell>
          <table:table-cell office:value-type="float" office:value="8988.999759">
            <text:p>8988,999759</text:p>
          </table:table-cell>
          <table:table-cell office:value-type="float" office:value="35107.234785">
            <text:p>35107,234785</text:p>
          </table:table-cell>
          <table:table-cell office:value-type="float" office:value="35601.845705">
            <text:p>35601,845705</text:p>
          </table:table-cell>
          <table:table-cell office:value-type="float" office:value="34999.692218">
            <text:p>34999,692218</text:p>
          </table:table-cell>
          <table:table-cell office:value-type="float" office:value="35734.902687">
            <text:p>35734,902687</text:p>
          </table:table-cell>
          <table:table-cell office:value-type="float" office:value="6887.468223">
            <text:p>6887,468223</text:p>
          </table:table-cell>
          <table:table-cell office:value-type="float" office:value="36041.615434">
            <text:p>36041,615434</text:p>
          </table:table-cell>
          <table:table-cell office:value-type="float" office:value="32423.952372">
            <text:p>32423,952372</text:p>
          </table:table-cell>
          <table:table-cell office:value-type="float" office:value="8511.51945">
            <text:p>8511,51945</text:p>
          </table:table-cell>
          <table:table-cell office:value-type="float" office:value="32189.707218">
            <text:p>32189,707218</text:p>
          </table:table-cell>
          <table:table-cell office:value-type="float" office:value="8414.307086">
            <text:p>8414,307086</text:p>
          </table:table-cell>
          <table:table-cell office:value-type="float" office:value="33053.338295">
            <text:p>33053,338295</text:p>
          </table:table-cell>
          <table:table-cell office:value-type="float" office:value="35379.326054">
            <text:p>35379,326054</text:p>
          </table:table-cell>
          <table:table-cell office:value-type="float" office:value="35392.109555">
            <text:p>35392,109555</text:p>
          </table:table-cell>
          <table:table-cell office:value-type="float" office:value="35926.93693">
            <text:p>35926,93693</text:p>
          </table:table-cell>
          <table:table-cell office:value-type="float" office:value="34763.581298">
            <text:p>34763,581298</text:p>
          </table:table-cell>
          <table:table-cell office:value-type="float" office:value="35459.844995">
            <text:p>35459,844995</text:p>
          </table:table-cell>
          <table:table-cell office:value-type="float" office:value="33349.847313">
            <text:p>33349,847313</text:p>
          </table:table-cell>
          <table:table-cell office:value-type="float" office:value="35406.167042">
            <text:p>35406,167042</text:p>
          </table:table-cell>
          <table:table-cell office:value-type="float" office:value="9050.311891">
            <text:p>9050,311891</text:p>
          </table:table-cell>
          <table:table-cell office:value-type="float" office:value="9070.977739">
            <text:p>9070,977739</text:p>
          </table:table-cell>
          <table:table-cell office:value-type="float" office:value="35474.824843">
            <text:p>35474,824843</text:p>
          </table:table-cell>
          <table:table-cell office:value-type="float" office:value="35732.671084">
            <text:p>35732,671084</text:p>
          </table:table-cell>
          <table:table-cell office:value-type="float" office:value="32244.867266">
            <text:p>32244,867266</text:p>
          </table:table-cell>
          <table:table-cell office:value-type="float" office:value="9469.520017">
            <text:p>9469,520017</text:p>
          </table:table-cell>
          <table:table-cell office:value-type="float" office:value="34986.505862">
            <text:p>34986,505862</text:p>
          </table:table-cell>
          <table:table-cell office:value-type="float" office:value="8533.998801">
            <text:p>8533,998801</text:p>
          </table:table-cell>
          <table:table-cell office:value-type="float" office:value="35656.01177">
            <text:p>35656,01177</text:p>
          </table:table-cell>
          <table:table-cell office:value-type="float" office:value="32749.067191">
            <text:p>32749,067191</text:p>
          </table:table-cell>
          <table:table-cell office:value-type="float" office:value="35438.631348">
            <text:p>35438,631348</text:p>
          </table:table-cell>
          <table:table-cell office:value-type="float" office:value="33932.779961">
            <text:p>33932,779961</text:p>
          </table:table-cell>
          <table:table-cell office:value-type="float" office:value="8864.045719">
            <text:p>8864,045719</text:p>
          </table:table-cell>
          <table:table-cell office:value-type="float" office:value="35079.604268">
            <text:p>35079,604268</text:p>
          </table:table-cell>
          <table:table-cell office:value-type="float" office:value="34548.942053">
            <text:p>34548,942053</text:p>
          </table:table-cell>
          <table:table-cell office:value-type="float" office:value="9335.628124">
            <text:p>9335,628124</text:p>
          </table:table-cell>
          <table:table-cell office:value-type="float" office:value="35216.991156">
            <text:p>35216,991156</text:p>
          </table:table-cell>
          <table:table-cell office:value-type="float" office:value="34152.410419">
            <text:p>34152,410419</text:p>
          </table:table-cell>
          <table:table-cell office:value-type="float" office:value="9052.431895">
            <text:p>9052,431895</text:p>
          </table:table-cell>
          <table:table-cell office:value-type="float" office:value="35554.74867">
            <text:p>35554,74867</text:p>
          </table:table-cell>
          <table:table-cell office:value-type="float" office:value="35446.403493">
            <text:p>35446,403493</text:p>
          </table:table-cell>
          <table:table-cell office:value-type="float" office:value="34788.13711">
            <text:p>34788,13711</text:p>
          </table:table-cell>
          <table:table-cell office:value-type="float" office:value="34965.685698">
            <text:p>34965,685698</text:p>
          </table:table-cell>
          <table:table-cell office:value-type="float" office:value="34170.803944">
            <text:p>34170,803944</text:p>
          </table:table-cell>
          <table:table-cell office:value-type="float" office:value="8276.853581">
            <text:p>8276,853581</text:p>
          </table:table-cell>
          <table:table-cell office:value-type="float" office:value="34365.287535">
            <text:p>34365,287535</text:p>
          </table:table-cell>
          <table:table-cell office:value-type="float" office:value="34733.983038">
            <text:p>34733,983038</text:p>
          </table:table-cell>
          <table:table-cell office:value-type="float" office:value="34272.002762">
            <text:p>34272,002762</text:p>
          </table:table-cell>
          <table:table-cell office:value-type="float" office:value="34702.038291">
            <text:p>34702,038291</text:p>
          </table:table-cell>
          <table:table-cell office:value-type="float" office:value="34895.957754">
            <text:p>34895,957754</text:p>
          </table:table-cell>
          <table:table-cell office:value-type="float" office:value="34957.685841">
            <text:p>34957,685841</text:p>
          </table:table-cell>
          <table:table-cell office:value-type="float" office:value="35337.607185">
            <text:p>35337,607185</text:p>
          </table:table-cell>
          <table:table-cell office:value-type="float" office:value="8700.913212">
            <text:p>8700,913212</text:p>
          </table:table-cell>
          <table:table-cell office:value-type="float" office:value="8766.892128">
            <text:p>8766,892128</text:p>
          </table:table-cell>
          <table:table-cell office:value-type="float" office:value="33999.793945">
            <text:p>33999,793945</text:p>
          </table:table-cell>
          <table:table-cell office:value-type="float" office:value="35048.80612">
            <text:p>35048,80612</text:p>
          </table:table-cell>
          <table:table-cell office:value-type="float" office:value="34822.242496">
            <text:p>34822,242496</text:p>
          </table:table-cell>
          <table:table-cell office:value-type="float" office:value="8706.475134">
            <text:p>8706,475134</text:p>
          </table:table-cell>
          <table:table-cell office:value-type="float" office:value="33665.775838">
            <text:p>33665,775838</text:p>
          </table:table-cell>
          <table:table-cell office:value-type="float" office:value="34628.526537">
            <text:p>34628,526537</text:p>
          </table:table-cell>
          <table:table-cell office:value-type="float" office:value="34696.011563">
            <text:p>34696,011563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367059.587165">
            <text:p>367059,587165</text:p>
          </table:table-cell>
          <table:table-cell office:value-type="float" office:value="14670.330102">
            <text:p>14670,330102</text:p>
          </table:table-cell>
          <table:table-cell office:value-type="float" office:value="10934.864785">
            <text:p>10934,864785</text:p>
          </table:table-cell>
          <table:table-cell office:value-type="float" office:value="26075.33205">
            <text:p>26075,33205</text:p>
          </table:table-cell>
          <table:table-cell office:value-type="float" office:value="11663.067368">
            <text:p>11663,067368</text:p>
          </table:table-cell>
          <table:table-cell office:value-type="float" office:value="320138.054792">
            <text:p>320138,054792</text:p>
          </table:table-cell>
          <table:table-cell office:value-type="float" office:value="10685.333687">
            <text:p>10685,333687</text:p>
          </table:table-cell>
          <table:table-cell office:value-type="float" office:value="20947.898911">
            <text:p>20947,898911</text:p>
          </table:table-cell>
          <table:table-cell office:value-type="float" office:value="11799.295025">
            <text:p>11799,295025</text:p>
          </table:table-cell>
          <table:table-cell office:value-type="float" office:value="20940.422493">
            <text:p>20940,422493</text:p>
          </table:table-cell>
          <table:table-cell office:value-type="float" office:value="10204.877772">
            <text:p>10204,877772</text:p>
          </table:table-cell>
          <table:table-cell office:value-type="float" office:value="9493.596996">
            <text:p>9493,596996</text:p>
          </table:table-cell>
          <table:table-cell office:value-type="float" office:value="268565.785547">
            <text:p>268565,785547</text:p>
          </table:table-cell>
          <table:table-cell office:value-type="float" office:value="8961.715785">
            <text:p>8961,715785</text:p>
          </table:table-cell>
          <table:table-cell office:value-type="float" office:value="20532.318986">
            <text:p>20532,318986</text:p>
          </table:table-cell>
          <table:table-cell office:value-type="float" office:value="10266.209504">
            <text:p>10266,209504</text:p>
          </table:table-cell>
          <table:table-cell office:value-type="float" office:value="247598.007507">
            <text:p>247598,007507</text:p>
          </table:table-cell>
          <table:table-cell office:value-type="float" office:value="240952.633692">
            <text:p>240952,633692</text:p>
          </table:table-cell>
          <table:table-cell office:value-type="float" office:value="8535.321844">
            <text:p>8535,321844</text:p>
          </table:table-cell>
          <table:table-cell office:value-type="float" office:value="228978.124949">
            <text:p>228978,124949</text:p>
          </table:table-cell>
          <table:table-cell office:value-type="float" office:value="225780.281119">
            <text:p>225780,281119</text:p>
          </table:table-cell>
          <table:table-cell office:value-type="float" office:value="8949.008621">
            <text:p>8949,008621</text:p>
          </table:table-cell>
          <table:table-cell office:value-type="float" office:value="7309.882161">
            <text:p>7309,882161</text:p>
          </table:table-cell>
          <table:table-cell office:value-type="float" office:value="7744.489796">
            <text:p>7744,489796</text:p>
          </table:table-cell>
          <table:table-cell office:value-type="float" office:value="217241.501008">
            <text:p>217241,501008</text:p>
          </table:table-cell>
          <table:table-cell office:value-type="float" office:value="7178.843165">
            <text:p>7178,843165</text:p>
          </table:table-cell>
          <table:table-cell office:value-type="float" office:value="7801.290802">
            <text:p>7801,290802</text:p>
          </table:table-cell>
          <table:table-cell office:value-type="float" office:value="7814.967828">
            <text:p>7814,967828</text:p>
          </table:table-cell>
          <table:table-cell office:value-type="float" office:value="190273.194352">
            <text:p>190273,194352</text:p>
          </table:table-cell>
          <table:table-cell office:value-type="float" office:value="186661.71676">
            <text:p>186661,71676</text:p>
          </table:table-cell>
          <table:table-cell office:value-type="float" office:value="16321.239852">
            <text:p>16321,239852</text:p>
          </table:table-cell>
          <table:table-cell office:value-type="float" office:value="180370.685648">
            <text:p>180370,685648</text:p>
          </table:table-cell>
          <table:table-cell office:value-type="float" office:value="176068.916523">
            <text:p>176068,916523</text:p>
          </table:table-cell>
          <table:table-cell office:value-type="float" office:value="15734.408792">
            <text:p>15734,408792</text:p>
          </table:table-cell>
          <table:table-cell office:value-type="float" office:value="15536.807179">
            <text:p>15536,807179</text:p>
          </table:table-cell>
          <table:table-cell office:value-type="float" office:value="15672.754312">
            <text:p>15672,754312</text:p>
          </table:table-cell>
          <table:table-cell office:value-type="float" office:value="165064.122898">
            <text:p>165064,122898</text:p>
          </table:table-cell>
          <table:table-cell office:value-type="float" office:value="163476.258652">
            <text:p>163476,258652</text:p>
          </table:table-cell>
          <table:table-cell office:value-type="float" office:value="10356.094417">
            <text:p>10356,094417</text:p>
          </table:table-cell>
          <table:table-cell office:value-type="float" office:value="9495.339804">
            <text:p>9495,339804</text:p>
          </table:table-cell>
          <table:table-cell office:value-type="float" office:value="6493.585854">
            <text:p>6493,585854</text:p>
          </table:table-cell>
          <table:table-cell office:value-type="float" office:value="151849.326187">
            <text:p>151849,326187</text:p>
          </table:table-cell>
          <table:table-cell office:value-type="float" office:value="7147.946613">
            <text:p>7147,946613</text:p>
          </table:table-cell>
          <table:table-cell office:value-type="float" office:value="15411.150242">
            <text:p>15411,150242</text:p>
          </table:table-cell>
          <table:table-cell office:value-type="float" office:value="7441.434742">
            <text:p>7441,434742</text:p>
          </table:table-cell>
          <table:table-cell office:value-type="float" office:value="14050.581597">
            <text:p>14050,581597</text:p>
          </table:table-cell>
          <table:table-cell office:value-type="float" office:value="149100.868217">
            <text:p>149100,868217</text:p>
          </table:table-cell>
          <table:table-cell office:value-type="float" office:value="7036.220157">
            <text:p>7036,220157</text:p>
          </table:table-cell>
          <table:table-cell office:value-type="float" office:value="14571.516387">
            <text:p>14571,516387</text:p>
          </table:table-cell>
          <table:table-cell office:value-type="float" office:value="137997.273002">
            <text:p>137997,273002</text:p>
          </table:table-cell>
          <table:table-cell office:value-type="float" office:value="8266.941648">
            <text:p>8266,941648</text:p>
          </table:table-cell>
          <table:table-cell office:value-type="float" office:value="8208.309592">
            <text:p>8208,309592</text:p>
          </table:table-cell>
          <table:table-cell office:value-type="float" office:value="131217.024173">
            <text:p>131217,024173</text:p>
          </table:table-cell>
          <table:table-cell office:value-type="float" office:value="129340.640891">
            <text:p>129340,640891</text:p>
          </table:table-cell>
          <table:table-cell office:value-type="float" office:value="7472.478549">
            <text:p>7472,478549</text:p>
          </table:table-cell>
          <table:table-cell office:value-type="float" office:value="6837.602972">
            <text:p>6837,602972</text:p>
          </table:table-cell>
          <table:table-cell office:value-type="float" office:value="136821.334298">
            <text:p>136821,334298</text:p>
          </table:table-cell>
          <table:table-cell office:value-type="float" office:value="10129.978816">
            <text:p>10129,978816</text:p>
          </table:table-cell>
          <table:table-cell office:value-type="float" office:value="8042.609961">
            <text:p>8042,609961</text:p>
          </table:table-cell>
          <table:table-cell office:value-type="float" office:value="123715.740694">
            <text:p>123715,740694</text:p>
          </table:table-cell>
          <table:table-cell office:value-type="float" office:value="14434.793629">
            <text:p>14434,793629</text:p>
          </table:table-cell>
          <table:table-cell office:value-type="float" office:value="17740.423462">
            <text:p>17740,423462</text:p>
          </table:table-cell>
          <table:table-cell office:value-type="float" office:value="17738.143297">
            <text:p>17738,143297</text:p>
          </table:table-cell>
          <table:table-cell office:value-type="float" office:value="9183.147931">
            <text:p>9183,147931</text:p>
          </table:table-cell>
          <table:table-cell office:value-type="float" office:value="6753.942043">
            <text:p>6753,942043</text:p>
          </table:table-cell>
          <table:table-cell office:value-type="float" office:value="6469.102107">
            <text:p>6469,102107</text:p>
          </table:table-cell>
          <table:table-cell office:value-type="float" office:value="17377.080257">
            <text:p>17377,080257</text:p>
          </table:table-cell>
          <table:table-cell office:value-type="float" office:value="9244.602496">
            <text:p>9244,602496</text:p>
          </table:table-cell>
          <table:table-cell office:value-type="float" office:value="122162.735633">
            <text:p>122162,735633</text:p>
          </table:table-cell>
          <table:table-cell office:value-type="float" office:value="111123.950876">
            <text:p>111123,950876</text:p>
          </table:table-cell>
          <table:table-cell office:value-type="float" office:value="9625.144352">
            <text:p>9625,144352</text:p>
          </table:table-cell>
          <table:table-cell office:value-type="float" office:value="109652.81931">
            <text:p>109652,81931</text:p>
          </table:table-cell>
          <table:table-cell office:value-type="float" office:value="7918.620567">
            <text:p>7918,620567</text:p>
          </table:table-cell>
          <table:table-cell office:value-type="float" office:value="107679.86572">
            <text:p>107679,86572</text:p>
          </table:table-cell>
          <table:table-cell office:value-type="float" office:value="11518.841164">
            <text:p>11518,841164</text:p>
          </table:table-cell>
          <table:table-cell office:value-type="float" office:value="9446.503498">
            <text:p>9446,503498</text:p>
          </table:table-cell>
          <table:table-cell office:value-type="float" office:value="12882.685042">
            <text:p>12882,685042</text:p>
          </table:table-cell>
          <table:table-cell office:value-type="float" office:value="8896.403841">
            <text:p>8896,403841</text:p>
          </table:table-cell>
          <table:table-cell office:value-type="float" office:value="17923.737364">
            <text:p>17923,737364</text:p>
          </table:table-cell>
          <table:table-cell office:value-type="float" office:value="104708.767957">
            <text:p>104708,767957</text:p>
          </table:table-cell>
          <table:table-cell office:value-type="float" office:value="6377.240663">
            <text:p>6377,240663</text:p>
          </table:table-cell>
          <table:table-cell office:value-type="float" office:value="102434.206656">
            <text:p>102434,206656</text:p>
          </table:table-cell>
          <table:table-cell office:value-type="float" office:value="103040.570996">
            <text:p>103040,570996</text:p>
          </table:table-cell>
          <table:table-cell office:value-type="float" office:value="102049.521934">
            <text:p>102049,521934</text:p>
          </table:table-cell>
          <table:table-cell office:value-type="float" office:value="7950.968001">
            <text:p>7950,968001</text:p>
          </table:table-cell>
          <table:table-cell office:value-type="float" office:value="98594.212876">
            <text:p>98594,212876</text:p>
          </table:table-cell>
          <table:table-cell office:value-type="float" office:value="15301.315265">
            <text:p>15301,315265</text:p>
          </table:table-cell>
          <table:table-cell office:value-type="float" office:value="6485.137741">
            <text:p>6485,137741</text:p>
          </table:table-cell>
          <table:table-cell office:value-type="float" office:value="97854.583705">
            <text:p>97854,583705</text:p>
          </table:table-cell>
          <table:table-cell office:value-type="float" office:value="9273.305414">
            <text:p>9273,305414</text:p>
          </table:table-cell>
          <table:table-cell office:value-type="float" office:value="14417.997663">
            <text:p>14417,997663</text:p>
          </table:table-cell>
          <table:table-cell office:value-type="float" office:value="7284.861179">
            <text:p>7284,861179</text:p>
          </table:table-cell>
          <table:table-cell office:value-type="float" office:value="8680.653097">
            <text:p>8680,653097</text:p>
          </table:table-cell>
          <table:table-cell office:value-type="float" office:value="103222.16473">
            <text:p>103222,16473</text:p>
          </table:table-cell>
          <table:table-cell office:value-type="float" office:value="9016.991206">
            <text:p>9016,991206</text:p>
          </table:table-cell>
          <table:table-cell office:value-type="float" office:value="7998.173758">
            <text:p>7998,173758</text:p>
          </table:table-cell>
          <table:table-cell office:value-type="float" office:value="95087.677135">
            <text:p>95087,677135</text:p>
          </table:table-cell>
          <table:table-cell office:value-type="float" office:value="6694.677672">
            <text:p>6694,677672</text:p>
          </table:table-cell>
          <table:table-cell office:value-type="float" office:value="10586.575661">
            <text:p>10586,575661</text:p>
          </table:table-cell>
          <table:table-cell office:value-type="float" office:value="5901.802532">
            <text:p>5901,802532</text:p>
          </table:table-cell>
          <table:table-cell office:value-type="float" office:value="95644.254391">
            <text:p>95644,254391</text:p>
          </table:table-cell>
          <table:table-cell office:value-type="float" office:value="9543.882067">
            <text:p>9543,882067</text:p>
          </table:table-cell>
          <table:table-cell office:value-type="float" office:value="12600.366199">
            <text:p>12600,366199</text:p>
          </table:table-cell>
          <table:table-cell office:value-type="float" office:value="7010.756339">
            <text:p>7010,756339</text:p>
          </table:table-cell>
          <table:table-cell office:value-type="float" office:value="14298.061285">
            <text:p>14298,061285</text:p>
          </table:table-cell>
          <table:table-cell office:value-type="float" office:value="92368.099233">
            <text:p>92368,099233</text:p>
          </table:table-cell>
          <table:table-cell office:value-type="float" office:value="99604.845412">
            <text:p>99604,845412</text:p>
          </table:table-cell>
          <table:table-cell office:value-type="float" office:value="6015.059563">
            <text:p>6015,059563</text:p>
          </table:table-cell>
          <table:table-cell office:value-type="float" office:value="91394.749359">
            <text:p>91394,749359</text:p>
          </table:table-cell>
          <table:table-cell office:value-type="float" office:value="7093.246474">
            <text:p>7093,246474</text:p>
          </table:table-cell>
          <table:table-cell office:value-type="float" office:value="15937.436531">
            <text:p>15937,436531</text:p>
          </table:table-cell>
          <table:table-cell office:value-type="float" office:value="98900.819532">
            <text:p>98900,819532</text:p>
          </table:table-cell>
          <table:table-cell office:value-type="float" office:value="89419.352148">
            <text:p>89419,352148</text:p>
          </table:table-cell>
          <table:table-cell office:value-type="float" office:value="99243.104362">
            <text:p>99243,104362</text:p>
          </table:table-cell>
          <table:table-cell office:value-type="float" office:value="95748.306443">
            <text:p>95748,306443</text:p>
          </table:table-cell>
          <table:table-cell office:value-type="float" office:value="17534.236168">
            <text:p>17534,236168</text:p>
          </table:table-cell>
          <table:table-cell office:value-type="float" office:value="97569.696738">
            <text:p>97569,696738</text:p>
          </table:table-cell>
          <table:table-cell office:value-type="float" office:value="13586.12708">
            <text:p>13586,12708</text:p>
          </table:table-cell>
          <table:table-cell office:value-type="float" office:value="7326.927502">
            <text:p>7326,927502</text:p>
          </table:table-cell>
          <table:table-cell office:value-type="float" office:value="8282.280941">
            <text:p>8282,280941</text:p>
          </table:table-cell>
          <table:table-cell office:value-type="float" office:value="89701.191636">
            <text:p>89701,191636</text:p>
          </table:table-cell>
          <table:table-cell office:value-type="float" office:value="9659.933812">
            <text:p>9659,933812</text:p>
          </table:table-cell>
          <table:table-cell office:value-type="float" office:value="96033.75865">
            <text:p>96033,75865</text:p>
          </table:table-cell>
          <table:table-cell office:value-type="float" office:value="8787.834106">
            <text:p>8787,834106</text:p>
          </table:table-cell>
          <table:table-cell office:value-type="float" office:value="15201.38163">
            <text:p>15201,38163</text:p>
          </table:table-cell>
          <table:table-cell office:value-type="float" office:value="6794.405709">
            <text:p>6794,405709</text:p>
          </table:table-cell>
          <table:table-cell office:value-type="float" office:value="7725.705547">
            <text:p>7725,705547</text:p>
          </table:table-cell>
          <table:table-cell office:value-type="float" office:value="17660.016219">
            <text:p>17660,016219</text:p>
          </table:table-cell>
          <table:table-cell office:value-type="float" office:value="16326.850163">
            <text:p>16326,850163</text:p>
          </table:table-cell>
          <table:table-cell office:value-type="float" office:value="14392.984497">
            <text:p>14392,984497</text:p>
          </table:table-cell>
          <table:table-cell office:value-type="float" office:value="93983.893589">
            <text:p>93983,893589</text:p>
          </table:table-cell>
          <table:table-cell office:value-type="float" office:value="13978.79031">
            <text:p>13978,79031</text:p>
          </table:table-cell>
          <table:table-cell office:value-type="float" office:value="15542.755332">
            <text:p>15542,755332</text:p>
          </table:table-cell>
          <table:table-cell office:value-type="float" office:value="6700.116241">
            <text:p>6700,116241</text:p>
          </table:table-cell>
          <table:table-cell office:value-type="float" office:value="7627.442923">
            <text:p>7627,442923</text:p>
          </table:table-cell>
          <table:table-cell office:value-type="float" office:value="17273.521262">
            <text:p>17273,521262</text:p>
          </table:table-cell>
          <table:table-cell office:value-type="float" office:value="17047.342668">
            <text:p>17047,342668</text:p>
          </table:table-cell>
          <table:table-cell office:value-type="float" office:value="6219.314762">
            <text:p>6219,314762</text:p>
          </table:table-cell>
          <table:table-cell office:value-type="float" office:value="7417.357197">
            <text:p>7417,357197</text:p>
          </table:table-cell>
          <table:table-cell office:value-type="float" office:value="85508.368234">
            <text:p>85508,368234</text:p>
          </table:table-cell>
          <table:table-cell office:value-type="float" office:value="94117.148229">
            <text:p>94117,148229</text:p>
          </table:table-cell>
          <table:table-cell office:value-type="float" office:value="6456.058103">
            <text:p>6456,058103</text:p>
          </table:table-cell>
          <table:table-cell office:value-type="float" office:value="84028.641937">
            <text:p>84028,641937</text:p>
          </table:table-cell>
          <table:table-cell office:value-type="float" office:value="13846.101096">
            <text:p>13846,101096</text:p>
          </table:table-cell>
          <table:table-cell office:value-type="float" office:value="16743.876047">
            <text:p>16743,876047</text:p>
          </table:table-cell>
          <table:table-cell office:value-type="float" office:value="83530.871256">
            <text:p>83530,871256</text:p>
          </table:table-cell>
          <table:table-cell office:value-type="float" office:value="10019.361979">
            <text:p>10019,361979</text:p>
          </table:table-cell>
          <table:table-cell office:value-type="float" office:value="93103.405667">
            <text:p>93103,405667</text:p>
          </table:table-cell>
          <table:table-cell office:value-type="float" office:value="8777.905314">
            <text:p>8777,905314</text:p>
          </table:table-cell>
          <table:table-cell office:value-type="float" office:value="83215.695145">
            <text:p>83215,695145</text:p>
          </table:table-cell>
          <table:table-cell office:value-type="float" office:value="83058.287507">
            <text:p>83058,287507</text:p>
          </table:table-cell>
          <table:table-cell office:value-type="float" office:value="90929.99238">
            <text:p>90929,99238</text:p>
          </table:table-cell>
          <table:table-cell office:value-type="float" office:value="7068.171731">
            <text:p>7068,171731</text:p>
          </table:table-cell>
          <table:table-cell office:value-type="float" office:value="84219.099941">
            <text:p>84219,099941</text:p>
          </table:table-cell>
          <table:table-cell office:value-type="float" office:value="85133.586628">
            <text:p>85133,586628</text:p>
          </table:table-cell>
          <table:table-cell office:value-type="float" office:value="87084.887536">
            <text:p>87084,887536</text:p>
          </table:table-cell>
          <table:table-cell office:value-type="float" office:value="6863.484582">
            <text:p>6863,484582</text:p>
          </table:table-cell>
          <table:table-cell office:value-type="float" office:value="9178.27981">
            <text:p>9178,27981</text:p>
          </table:table-cell>
          <table:table-cell office:value-type="float" office:value="6956.216355">
            <text:p>6956,216355</text:p>
          </table:table-cell>
          <table:table-cell office:value-type="float" office:value="13389.270694">
            <text:p>13389,270694</text:p>
          </table:table-cell>
          <table:table-cell office:value-type="float" office:value="7106.23568">
            <text:p>7106,23568</text:p>
          </table:table-cell>
          <table:table-cell office:value-type="float" office:value="7354.38614">
            <text:p>7354,38614</text:p>
          </table:table-cell>
          <table:table-cell office:value-type="float" office:value="8381.947811">
            <text:p>8381,947811</text:p>
          </table:table-cell>
          <table:table-cell office:value-type="float" office:value="6543.54262">
            <text:p>6543,54262</text:p>
          </table:table-cell>
          <table:table-cell office:value-type="float" office:value="6712.088627">
            <text:p>6712,088627</text:p>
          </table:table-cell>
          <table:table-cell office:value-type="float" office:value="90477.687861">
            <text:p>90477,687861</text:p>
          </table:table-cell>
          <table:table-cell office:value-type="float" office:value="82608.011957">
            <text:p>82608,011957</text:p>
          </table:table-cell>
          <table:table-cell office:value-type="float" office:value="14329.055404">
            <text:p>14329,055404</text:p>
          </table:table-cell>
          <table:table-cell office:value-type="float" office:value="11586.154651">
            <text:p>11586,154651</text:p>
          </table:table-cell>
          <table:table-cell office:value-type="float" office:value="83389.160466">
            <text:p>83389,160466</text:p>
          </table:table-cell>
          <table:table-cell office:value-type="float" office:value="82872.491744">
            <text:p>82872,491744</text:p>
          </table:table-cell>
          <table:table-cell office:value-type="float" office:value="7931.094899">
            <text:p>7931,094899</text:p>
          </table:table-cell>
          <table:table-cell office:value-type="float" office:value="14775.282588">
            <text:p>14775,282588</text:p>
          </table:table-cell>
          <table:table-cell office:value-type="float" office:value="82203.023463">
            <text:p>82203,023463</text:p>
          </table:table-cell>
          <table:table-cell office:value-type="float" office:value="85408.037583">
            <text:p>85408,037583</text:p>
          </table:table-cell>
          <table:table-cell office:value-type="float" office:value="83092.529629">
            <text:p>83092,529629</text:p>
          </table:table-cell>
          <table:table-cell office:value-type="float" office:value="6451.711208">
            <text:p>6451,711208</text:p>
          </table:table-cell>
          <table:table-cell office:value-type="float" office:value="80381.666361">
            <text:p>80381,666361</text:p>
          </table:table-cell>
          <table:table-cell office:value-type="float" office:value="6765.460538">
            <text:p>6765,460538</text:p>
          </table:table-cell>
          <table:table-cell office:value-type="float" office:value="92368.410792">
            <text:p>92368,410792</text:p>
          </table:table-cell>
          <table:table-cell office:value-type="float" office:value="91807.857607">
            <text:p>91807,857607</text:p>
          </table:table-cell>
          <table:table-cell office:value-type="float" office:value="6215.412876">
            <text:p>6215,412876</text:p>
          </table:table-cell>
          <table:table-cell office:value-type="float" office:value="14938.403097">
            <text:p>14938,403097</text:p>
          </table:table-cell>
          <table:table-cell office:value-type="float" office:value="82452.998501">
            <text:p>82452,998501</text:p>
          </table:table-cell>
          <table:table-cell office:value-type="float" office:value="87846.650079">
            <text:p>87846,650079</text:p>
          </table:table-cell>
          <table:table-cell office:value-type="float" office:value="6982.421075">
            <text:p>6982,421075</text:p>
          </table:table-cell>
          <table:table-cell office:value-type="float" office:value="5475.012049">
            <text:p>5475,012049</text:p>
          </table:table-cell>
          <table:table-cell office:value-type="float" office:value="80629.24672">
            <text:p>80629,24672</text:p>
          </table:table-cell>
          <table:table-cell office:value-type="float" office:value="12826.297151">
            <text:p>12826,297151</text:p>
          </table:table-cell>
          <table:table-cell office:value-type="float" office:value="12308.741786">
            <text:p>12308,741786</text:p>
          </table:table-cell>
          <table:table-cell office:value-type="float" office:value="8503.737642">
            <text:p>8503,737642</text:p>
          </table:table-cell>
          <table:table-cell office:value-type="float" office:value="7040.837687">
            <text:p>7040,837687</text:p>
          </table:table-cell>
          <table:table-cell office:value-type="float" office:value="6543.369186">
            <text:p>6543,369186</text:p>
          </table:table-cell>
          <table:table-cell office:value-type="float" office:value="12958.991356">
            <text:p>12958,991356</text:p>
          </table:table-cell>
          <table:table-cell office:value-type="float" office:value="88955.319201">
            <text:p>88955,319201</text:p>
          </table:table-cell>
          <table:table-cell office:value-type="float" office:value="12563.795124">
            <text:p>12563,795124</text:p>
          </table:table-cell>
          <table:table-cell office:value-type="float" office:value="5811.373166">
            <text:p>5811,373166</text:p>
          </table:table-cell>
          <table:table-cell office:value-type="float" office:value="84063.713681">
            <text:p>84063,713681</text:p>
          </table:table-cell>
          <table:table-cell office:value-type="float" office:value="12606.261005">
            <text:p>12606,261005</text:p>
          </table:table-cell>
          <table:table-cell office:value-type="float" office:value="10877.513458">
            <text:p>10877,513458</text:p>
          </table:table-cell>
          <table:table-cell office:value-type="float" office:value="81321.986805">
            <text:p>81321,986805</text:p>
          </table:table-cell>
          <table:table-cell office:value-type="float" office:value="7544.235731">
            <text:p>7544,235731</text:p>
          </table:table-cell>
          <table:table-cell office:value-type="float" office:value="81380.882144">
            <text:p>81380,882144</text:p>
          </table:table-cell>
          <table:table-cell office:value-type="float" office:value="9455.671521">
            <text:p>9455,671521</text:p>
          </table:table-cell>
          <table:table-cell office:value-type="float" office:value="12578.698443">
            <text:p>12578,698443</text:p>
          </table:table-cell>
          <table:table-cell office:value-type="float" office:value="81202.344181">
            <text:p>81202,344181</text:p>
          </table:table-cell>
          <table:table-cell office:value-type="float" office:value="87769.060263">
            <text:p>87769,060263</text:p>
          </table:table-cell>
          <table:table-cell office:value-type="float" office:value="6438.72589">
            <text:p>6438,72589</text:p>
          </table:table-cell>
          <table:table-cell office:value-type="float" office:value="8490.524167">
            <text:p>8490,524167</text:p>
          </table:table-cell>
          <table:table-cell office:value-type="float" office:value="6824.878209">
            <text:p>6824,878209</text:p>
          </table:table-cell>
          <table:table-cell office:value-type="float" office:value="9053.403181">
            <text:p>9053,403181</text:p>
          </table:table-cell>
          <table:table-cell office:value-type="float" office:value="79115.114271">
            <text:p>79115,114271</text:p>
          </table:table-cell>
          <table:table-cell office:value-type="float" office:value="6073.352587">
            <text:p>6073,352587</text:p>
          </table:table-cell>
          <table:table-cell office:value-type="float" office:value="13336.581571">
            <text:p>13336,581571</text:p>
          </table:table-cell>
          <table:table-cell office:value-type="float" office:value="5996.378898">
            <text:p>5996,378898</text:p>
          </table:table-cell>
          <table:table-cell office:value-type="float" office:value="6841.421416">
            <text:p>6841,421416</text:p>
          </table:table-cell>
          <table:table-cell office:value-type="float" office:value="9068.054539">
            <text:p>9068,054539</text:p>
          </table:table-cell>
          <table:table-cell office:value-type="float" office:value="12870.096672">
            <text:p>12870,096672</text:p>
          </table:table-cell>
          <table:table-cell office:value-type="float" office:value="10312.354807">
            <text:p>10312,354807</text:p>
          </table:table-cell>
          <table:table-cell office:value-type="float" office:value="16977.130287">
            <text:p>16977,130287</text:p>
          </table:table-cell>
          <table:table-cell office:value-type="float" office:value="12601.855486">
            <text:p>12601,855486</text:p>
          </table:table-cell>
          <table:table-cell office:value-type="float" office:value="86667.074949">
            <text:p>86667,074949</text:p>
          </table:table-cell>
          <table:table-cell office:value-type="float" office:value="7184.492364">
            <text:p>7184,492364</text:p>
          </table:table-cell>
          <table:table-cell office:value-type="float" office:value="5900.246149">
            <text:p>5900,246149</text:p>
          </table:table-cell>
          <table:table-cell office:value-type="float" office:value="81153.822185">
            <text:p>81153,822185</text:p>
          </table:table-cell>
          <table:table-cell office:value-type="float" office:value="9789.781271">
            <text:p>9789,781271</text:p>
          </table:table-cell>
          <table:table-cell office:value-type="float" office:value="11647.001684">
            <text:p>11647,001684</text:p>
          </table:table-cell>
          <table:table-cell office:value-type="float" office:value="11869.927564">
            <text:p>11869,927564</text:p>
          </table:table-cell>
          <table:table-cell office:value-type="float" office:value="6641.142005">
            <text:p>6641,142005</text:p>
          </table:table-cell>
          <table:table-cell office:value-type="float" office:value="12417.793312">
            <text:p>12417,793312</text:p>
          </table:table-cell>
          <table:table-cell office:value-type="float" office:value="7397.598089">
            <text:p>7397,598089</text:p>
          </table:table-cell>
          <table:table-cell office:value-type="float" office:value="13328.672642">
            <text:p>13328,672642</text:p>
          </table:table-cell>
          <table:table-cell office:value-type="float" office:value="5961.786729">
            <text:p>5961,786729</text:p>
          </table:table-cell>
          <table:table-cell office:value-type="float" office:value="7681.897575">
            <text:p>7681,897575</text:p>
          </table:table-cell>
          <table:table-cell office:value-type="float" office:value="84895.379674">
            <text:p>84895,379674</text:p>
          </table:table-cell>
          <table:table-cell office:value-type="float" office:value="7351.065612">
            <text:p>7351,065612</text:p>
          </table:table-cell>
          <table:table-cell office:value-type="float" office:value="80270.389057">
            <text:p>80270,389057</text:p>
          </table:table-cell>
          <table:table-cell office:value-type="float" office:value="5883.432726">
            <text:p>5883,432726</text:p>
          </table:table-cell>
          <table:table-cell office:value-type="float" office:value="5831.203604">
            <text:p>5831,203604</text:p>
          </table:table-cell>
          <table:table-cell office:value-type="float" office:value="6153.058413">
            <text:p>6153,058413</text:p>
          </table:table-cell>
          <table:table-cell office:value-type="float" office:value="12126.830069">
            <text:p>12126,830069</text:p>
          </table:table-cell>
          <table:table-cell office:value-type="float" office:value="8927.690906">
            <text:p>8927,690906</text:p>
          </table:table-cell>
          <table:table-cell office:value-type="float" office:value="5255.824204">
            <text:p>5255,824204</text:p>
          </table:table-cell>
          <table:table-cell office:value-type="float" office:value="8691.240426">
            <text:p>8691,240426</text:p>
          </table:table-cell>
          <table:table-cell office:value-type="float" office:value="78895.810196">
            <text:p>78895,810196</text:p>
          </table:table-cell>
          <table:table-cell office:value-type="float" office:value="6404.370657">
            <text:p>6404,370657</text:p>
          </table:table-cell>
          <table:table-cell office:value-type="float" office:value="5543.556368">
            <text:p>5543,556368</text:p>
          </table:table-cell>
          <table:table-cell office:value-type="float" office:value="15546.448946">
            <text:p>15546,448946</text:p>
          </table:table-cell>
          <table:table-cell office:value-type="float" office:value="8506.24543">
            <text:p>8506,24543</text:p>
          </table:table-cell>
          <table:table-cell office:value-type="float" office:value="5900.626431">
            <text:p>5900,626431</text:p>
          </table:table-cell>
          <table:table-cell office:value-type="float" office:value="7423.837208">
            <text:p>7423,837208</text:p>
          </table:table-cell>
          <table:table-cell office:value-type="float" office:value="6982.331327">
            <text:p>6982,331327</text:p>
          </table:table-cell>
          <table:table-cell office:value-type="float" office:value="8245.037251">
            <text:p>8245,037251</text:p>
          </table:table-cell>
          <table:table-cell office:value-type="float" office:value="7531.352249">
            <text:p>7531,352249</text:p>
          </table:table-cell>
          <table:table-cell office:value-type="float" office:value="83315.373524">
            <text:p>83315,373524</text:p>
          </table:table-cell>
          <table:table-cell office:value-type="float" office:value="7036.836457">
            <text:p>7036,836457</text:p>
          </table:table-cell>
          <table:table-cell office:value-type="float" office:value="83680.842558">
            <text:p>83680,842558</text:p>
          </table:table-cell>
          <table:table-cell office:value-type="float" office:value="9430.195649">
            <text:p>9430,195649</text:p>
          </table:table-cell>
          <table:table-cell office:value-type="float" office:value="77781.868519">
            <text:p>77781,868519</text:p>
          </table:table-cell>
          <table:table-cell office:value-type="float" office:value="82218.185685">
            <text:p>82218,185685</text:p>
          </table:table-cell>
          <table:table-cell office:value-type="float" office:value="6098.841663">
            <text:p>6098,841663</text:p>
          </table:table-cell>
          <table:table-cell office:value-type="float" office:value="78479.10766">
            <text:p>78479,10766</text:p>
          </table:table-cell>
          <table:table-cell office:value-type="float" office:value="79549.330474">
            <text:p>79549,330474</text:p>
          </table:table-cell>
          <table:table-cell office:value-type="float" office:value="7963.777244">
            <text:p>7963,777244</text:p>
          </table:table-cell>
          <table:table-cell office:value-type="float" office:value="76942.830336">
            <text:p>76942,830336</text:p>
          </table:table-cell>
          <table:table-cell office:value-type="float" office:value="8902.716887">
            <text:p>8902,716887</text:p>
          </table:table-cell>
          <table:table-cell office:value-type="float" office:value="11666.023383">
            <text:p>11666,023383</text:p>
          </table:table-cell>
          <table:table-cell office:value-type="float" office:value="6537.809127">
            <text:p>6537,809127</text:p>
          </table:table-cell>
          <table:table-cell office:value-type="float" office:value="8007.95288">
            <text:p>8007,95288</text:p>
          </table:table-cell>
          <table:table-cell office:value-type="float" office:value="6287.65177">
            <text:p>6287,65177</text:p>
          </table:table-cell>
          <table:table-cell office:value-type="float" office:value="5666.819183">
            <text:p>5666,819183</text:p>
          </table:table-cell>
          <table:table-cell office:value-type="float" office:value="77299.502184">
            <text:p>77299,502184</text:p>
          </table:table-cell>
          <table:table-cell office:value-type="float" office:value="12363.078452">
            <text:p>12363,078452</text:p>
          </table:table-cell>
          <table:table-cell office:value-type="float" office:value="6668.191701">
            <text:p>6668,191701</text:p>
          </table:table-cell>
          <table:table-cell office:value-type="float" office:value="7674.309037">
            <text:p>7674,309037</text:p>
          </table:table-cell>
          <table:table-cell office:value-type="float" office:value="7349.096303">
            <text:p>7349,096303</text:p>
          </table:table-cell>
          <table:table-cell office:value-type="float" office:value="7070.311547">
            <text:p>7070,311547</text:p>
          </table:table-cell>
          <table:table-cell office:value-type="float" office:value="14347.407889">
            <text:p>14347,407889</text:p>
          </table:table-cell>
          <table:table-cell office:value-type="float" office:value="5718.917249">
            <text:p>5718,917249</text:p>
          </table:table-cell>
          <table:table-cell office:value-type="float" office:value="8616.314222">
            <text:p>8616,314222</text:p>
          </table:table-cell>
          <table:table-cell office:value-type="float" office:value="15522.344604">
            <text:p>15522,344604</text:p>
          </table:table-cell>
          <table:table-cell office:value-type="float" office:value="76375.812856">
            <text:p>76375,812856</text:p>
          </table:table-cell>
          <table:table-cell office:value-type="float" office:value="82606.575659">
            <text:p>82606,575659</text:p>
          </table:table-cell>
          <table:table-cell office:value-type="float" office:value="7582.940343">
            <text:p>7582,940343</text:p>
          </table:table-cell>
          <table:table-cell office:value-type="float" office:value="15254.274945">
            <text:p>15254,274945</text:p>
          </table:table-cell>
          <table:table-cell office:value-type="float" office:value="11652.967393">
            <text:p>11652,967393</text:p>
          </table:table-cell>
          <table:table-cell office:value-type="float" office:value="77900.28921">
            <text:p>77900,28921</text:p>
          </table:table-cell>
          <table:table-cell office:value-type="float" office:value="6658.926562">
            <text:p>6658,926562</text:p>
          </table:table-cell>
          <table:table-cell office:value-type="float" office:value="6086.975555">
            <text:p>6086,975555</text:p>
          </table:table-cell>
          <table:table-cell office:value-type="float" office:value="74696.513726">
            <text:p>74696,513726</text:p>
          </table:table-cell>
          <table:table-cell office:value-type="float" office:value="5825.492129">
            <text:p>5825,492129</text:p>
          </table:table-cell>
          <table:table-cell office:value-type="float" office:value="14379.876002">
            <text:p>14379,876002</text:p>
          </table:table-cell>
          <table:table-cell office:value-type="float" office:value="5491.75528">
            <text:p>5491,75528</text:p>
          </table:table-cell>
          <table:table-cell office:value-type="float" office:value="6991.958123">
            <text:p>6991,958123</text:p>
          </table:table-cell>
          <table:table-cell office:value-type="float" office:value="9519.995496">
            <text:p>9519,995496</text:p>
          </table:table-cell>
          <table:table-cell office:value-type="float" office:value="11869.439399">
            <text:p>11869,439399</text:p>
          </table:table-cell>
          <table:table-cell office:value-type="float" office:value="75728.829726">
            <text:p>75728,829726</text:p>
          </table:table-cell>
          <table:table-cell office:value-type="float" office:value="5949.777503">
            <text:p>5949,777503</text:p>
          </table:table-cell>
          <table:table-cell office:value-type="float" office:value="14270.848511">
            <text:p>14270,848511</text:p>
          </table:table-cell>
          <table:table-cell office:value-type="float" office:value="80980.748451">
            <text:p>80980,748451</text:p>
          </table:table-cell>
          <table:table-cell office:value-type="float" office:value="6307.61752">
            <text:p>6307,61752</text:p>
          </table:table-cell>
          <table:table-cell office:value-type="float" office:value="9645.906658">
            <text:p>9645,906658</text:p>
          </table:table-cell>
          <table:table-cell office:value-type="float" office:value="12830.900362">
            <text:p>12830,900362</text:p>
          </table:table-cell>
          <table:table-cell office:value-type="float" office:value="9526.991128">
            <text:p>9526,991128</text:p>
          </table:table-cell>
          <table:table-cell office:value-type="float" office:value="13344.714512">
            <text:p>13344,714512</text:p>
          </table:table-cell>
          <table:table-cell office:value-type="float" office:value="8126.160251">
            <text:p>8126,160251</text:p>
          </table:table-cell>
          <table:table-cell office:value-type="float" office:value="11941.944733">
            <text:p>11941,944733</text:p>
          </table:table-cell>
          <table:table-cell office:value-type="float" office:value="8720.939098">
            <text:p>8720,939098</text:p>
          </table:table-cell>
          <table:table-cell office:value-type="float" office:value="6545.645235">
            <text:p>6545,645235</text:p>
          </table:table-cell>
          <table:table-cell office:value-type="float" office:value="12297.924755">
            <text:p>12297,924755</text:p>
          </table:table-cell>
          <table:table-cell office:value-type="float" office:value="11590.818848">
            <text:p>11590,818848</text:p>
          </table:table-cell>
          <table:table-cell office:value-type="float" office:value="15688.199703">
            <text:p>15688,199703</text:p>
          </table:table-cell>
          <table:table-cell office:value-type="float" office:value="8615.795789">
            <text:p>8615,795789</text:p>
          </table:table-cell>
          <table:table-cell office:value-type="float" office:value="9106.929327">
            <text:p>9106,929327</text:p>
          </table:table-cell>
          <table:table-cell office:value-type="float" office:value="7469.240882">
            <text:p>7469,240882</text:p>
          </table:table-cell>
          <table:table-cell office:value-type="float" office:value="11847.141563">
            <text:p>11847,141563</text:p>
          </table:table-cell>
          <table:table-cell office:value-type="float" office:value="8311.948619">
            <text:p>8311,948619</text:p>
          </table:table-cell>
          <table:table-cell office:value-type="float" office:value="12106.561677">
            <text:p>12106,561677</text:p>
          </table:table-cell>
          <table:table-cell office:value-type="float" office:value="75544.818602">
            <text:p>75544,818602</text:p>
          </table:table-cell>
          <table:table-cell office:value-type="float" office:value="4724.694631">
            <text:p>4724,694631</text:p>
          </table:table-cell>
          <table:table-cell office:value-type="float" office:value="75821.090613">
            <text:p>75821,090613</text:p>
          </table:table-cell>
          <table:table-cell office:value-type="float" office:value="7419.476602">
            <text:p>7419,476602</text:p>
          </table:table-cell>
          <table:table-cell office:value-type="float" office:value="82167.837057">
            <text:p>82167,837057</text:p>
          </table:table-cell>
          <table:table-cell office:value-type="float" office:value="7555.156654">
            <text:p>7555,156654</text:p>
          </table:table-cell>
          <table:table-cell office:value-type="float" office:value="5453.237887">
            <text:p>5453,237887</text:p>
          </table:table-cell>
          <table:table-cell office:value-type="float" office:value="11115.018932">
            <text:p>11115,018932</text:p>
          </table:table-cell>
          <table:table-cell office:value-type="float" office:value="10588.283847">
            <text:p>10588,283847</text:p>
          </table:table-cell>
          <table:table-cell office:value-type="float" office:value="14561.001082">
            <text:p>14561,001082</text:p>
          </table:table-cell>
          <table:table-cell office:value-type="float" office:value="6002.274337">
            <text:p>6002,274337</text:p>
          </table:table-cell>
          <table:table-cell office:value-type="float" office:value="7304.90883">
            <text:p>7304,90883</text:p>
          </table:table-cell>
          <table:table-cell office:value-type="float" office:value="5966.73537">
            <text:p>5966,73537</text:p>
          </table:table-cell>
          <table:table-cell office:value-type="float" office:value="7948.841265">
            <text:p>7948,841265</text:p>
          </table:table-cell>
          <table:table-cell office:value-type="float" office:value="7189.26662">
            <text:p>7189,26662</text:p>
          </table:table-cell>
          <table:table-cell office:value-type="float" office:value="72568.593708">
            <text:p>72568,593708</text:p>
          </table:table-cell>
          <table:table-cell office:value-type="float" office:value="7027.985851">
            <text:p>7027,985851</text:p>
          </table:table-cell>
          <table:table-cell office:value-type="float" office:value="13959.703924">
            <text:p>13959,703924</text:p>
          </table:table-cell>
          <table:table-cell office:value-type="float" office:value="8308.197457">
            <text:p>8308,197457</text:p>
          </table:table-cell>
          <table:table-cell office:value-type="float" office:value="6294.329654">
            <text:p>6294,329654</text:p>
          </table:table-cell>
          <table:table-cell office:value-type="float" office:value="71981.661338">
            <text:p>71981,661338</text:p>
          </table:table-cell>
          <table:table-cell office:value-type="float" office:value="6000.791749">
            <text:p>6000,791749</text:p>
          </table:table-cell>
          <table:table-cell office:value-type="float" office:value="78571.542553">
            <text:p>78571,542553</text:p>
          </table:table-cell>
          <table:table-cell office:value-type="float" office:value="6005.604275">
            <text:p>6005,604275</text:p>
          </table:table-cell>
          <table:table-cell office:value-type="float" office:value="6949.925267">
            <text:p>6949,925267</text:p>
          </table:table-cell>
          <table:table-cell office:value-type="float" office:value="13131.64907">
            <text:p>13131,64907</text:p>
          </table:table-cell>
          <table:table-cell office:value-type="float" office:value="7411.526118">
            <text:p>7411,526118</text:p>
          </table:table-cell>
          <table:table-cell office:value-type="float" office:value="74712.567478">
            <text:p>74712,567478</text:p>
          </table:table-cell>
          <table:table-cell office:value-type="float" office:value="5554.404723">
            <text:p>5554,404723</text:p>
          </table:table-cell>
          <table:table-cell office:value-type="float" office:value="12095.771345">
            <text:p>12095,771345</text:p>
          </table:table-cell>
          <table:table-cell office:value-type="float" office:value="73303.577516">
            <text:p>73303,577516</text:p>
          </table:table-cell>
          <table:table-cell office:value-type="float" office:value="75470.384771">
            <text:p>75470,384771</text:p>
          </table:table-cell>
          <table:table-cell office:value-type="float" office:value="6142.770325">
            <text:p>6142,770325</text:p>
          </table:table-cell>
          <table:table-cell office:value-type="float" office:value="73686.901227">
            <text:p>73686,901227</text:p>
          </table:table-cell>
          <table:table-cell office:value-type="float" office:value="72294.242968">
            <text:p>72294,242968</text:p>
          </table:table-cell>
          <table:table-cell office:value-type="float" office:value="6079.352451">
            <text:p>6079,352451</text:p>
          </table:table-cell>
          <table:table-cell office:value-type="float" office:value="5017.46509">
            <text:p>5017,46509</text:p>
          </table:table-cell>
          <table:table-cell office:value-type="float" office:value="14317.903591">
            <text:p>14317,903591</text:p>
          </table:table-cell>
          <table:table-cell office:value-type="float" office:value="11512.192187">
            <text:p>11512,192187</text:p>
          </table:table-cell>
          <table:table-cell office:value-type="float" office:value="5653.359196">
            <text:p>5653,359196</text:p>
          </table:table-cell>
          <table:table-cell office:value-type="float" office:value="6373.386091">
            <text:p>6373,386091</text:p>
          </table:table-cell>
          <table:table-cell office:value-type="float" office:value="6520.096749">
            <text:p>6520,096749</text:p>
          </table:table-cell>
          <table:table-cell office:value-type="float" office:value="5881.697204">
            <text:p>5881,697204</text:p>
          </table:table-cell>
          <table:table-cell office:value-type="float" office:value="13830.040709">
            <text:p>13830,040709</text:p>
          </table:table-cell>
          <table:table-cell office:value-type="float" office:value="6097.741983">
            <text:p>6097,741983</text:p>
          </table:table-cell>
          <table:table-cell office:value-type="float" office:value="5730.438622">
            <text:p>5730,438622</text:p>
          </table:table-cell>
          <table:table-cell office:value-type="float" office:value="5016.179212">
            <text:p>5016,179212</text:p>
          </table:table-cell>
          <table:table-cell office:value-type="float" office:value="7604.635615">
            <text:p>7604,635615</text:p>
          </table:table-cell>
          <table:table-cell office:value-type="float" office:value="5486.830739">
            <text:p>5486,830739</text:p>
          </table:table-cell>
          <table:table-cell office:value-type="float" office:value="79259.066315">
            <text:p>79259,066315</text:p>
          </table:table-cell>
          <table:table-cell office:value-type="float" office:value="70993.939484">
            <text:p>70993,939484</text:p>
          </table:table-cell>
          <table:table-cell office:value-type="float" office:value="6335.963643">
            <text:p>6335,963643</text:p>
          </table:table-cell>
          <table:table-cell office:value-type="float" office:value="70861.762804">
            <text:p>70861,762804</text:p>
          </table:table-cell>
          <table:table-cell office:value-type="float" office:value="77239.925841">
            <text:p>77239,925841</text:p>
          </table:table-cell>
          <table:table-cell office:value-type="float" office:value="12376.558507">
            <text:p>12376,558507</text:p>
          </table:table-cell>
          <table:table-cell office:value-type="float" office:value="80329.289384">
            <text:p>80329,289384</text:p>
          </table:table-cell>
          <table:table-cell office:value-type="float" office:value="78564.171744">
            <text:p>78564,171744</text:p>
          </table:table-cell>
          <table:table-cell office:value-type="float" office:value="72790.588022">
            <text:p>72790,588022</text:p>
          </table:table-cell>
          <table:table-cell office:value-type="float" office:value="72564.266797">
            <text:p>72564,266797</text:p>
          </table:table-cell>
          <table:table-cell office:value-type="float" office:value="12126.503135">
            <text:p>12126,503135</text:p>
          </table:table-cell>
          <table:table-cell office:value-type="float" office:value="77434.613379">
            <text:p>77434,613379</text:p>
          </table:table-cell>
          <table:table-cell office:value-type="float" office:value="11801.201075">
            <text:p>11801,201075</text:p>
          </table:table-cell>
          <table:table-cell office:value-type="float" office:value="5119.700271">
            <text:p>5119,700271</text:p>
          </table:table-cell>
          <table:table-cell office:value-type="float" office:value="6033.085032">
            <text:p>6033,085032</text:p>
          </table:table-cell>
          <table:table-cell office:value-type="float" office:value="11852.56328">
            <text:p>11852,56328</text:p>
          </table:table-cell>
          <table:table-cell office:value-type="float" office:value="13558.639197">
            <text:p>13558,639197</text:p>
          </table:table-cell>
          <table:table-cell office:value-type="float" office:value="13899.731986">
            <text:p>13899,731986</text:p>
          </table:table-cell>
          <table:table-cell office:value-type="float" office:value="8477.516161">
            <text:p>8477,516161</text:p>
          </table:table-cell>
          <table:table-cell office:value-type="float" office:value="6642.213671">
            <text:p>6642,213671</text:p>
          </table:table-cell>
          <table:table-cell office:value-type="float" office:value="70384.050399">
            <text:p>70384,050399</text:p>
          </table:table-cell>
          <table:table-cell office:value-type="float" office:value="5521.224786">
            <text:p>5521,224786</text:p>
          </table:table-cell>
          <table:table-cell office:value-type="float" office:value="8619.163654">
            <text:p>8619,163654</text:p>
          </table:table-cell>
          <table:table-cell office:value-type="float" office:value="12959.410306">
            <text:p>12959,410306</text:p>
          </table:table-cell>
          <table:table-cell office:value-type="float" office:value="72423.668541">
            <text:p>72423,668541</text:p>
          </table:table-cell>
          <table:table-cell office:value-type="float" office:value="6038.36154">
            <text:p>6038,36154</text:p>
          </table:table-cell>
          <table:table-cell office:value-type="float" office:value="7646.229312">
            <text:p>7646,229312</text:p>
          </table:table-cell>
          <table:table-cell office:value-type="float" office:value="71425.55172">
            <text:p>71425,55172</text:p>
          </table:table-cell>
          <table:table-cell office:value-type="float" office:value="73325.427232">
            <text:p>73325,427232</text:p>
          </table:table-cell>
          <table:table-cell office:value-type="float" office:value="75397.824786">
            <text:p>75397,824786</text:p>
          </table:table-cell>
          <table:table-cell office:value-type="float" office:value="71806.631036">
            <text:p>71806,631036</text:p>
          </table:table-cell>
          <table:table-cell office:value-type="float" office:value="5342.357314">
            <text:p>5342,357314</text:p>
          </table:table-cell>
          <table:table-cell office:value-type="float" office:value="5386.18688">
            <text:p>5386,18688</text:p>
          </table:table-cell>
          <table:table-cell office:value-type="float" office:value="7255.245026">
            <text:p>7255,245026</text:p>
          </table:table-cell>
          <table:table-cell office:value-type="float" office:value="13684.073668">
            <text:p>13684,073668</text:p>
          </table:table-cell>
          <table:table-cell office:value-type="float" office:value="75369.034106">
            <text:p>75369,034106</text:p>
          </table:table-cell>
          <table:table-cell office:value-type="float" office:value="8167.824862">
            <text:p>8167,824862</text:p>
          </table:table-cell>
          <table:table-cell office:value-type="float" office:value="11262.857738">
            <text:p>11262,857738</text:p>
          </table:table-cell>
          <table:table-cell office:value-type="float" office:value="12558.954017">
            <text:p>12558,954017</text:p>
          </table:table-cell>
          <table:table-cell office:value-type="float" office:value="76246.66899">
            <text:p>76246,66899</text:p>
          </table:table-cell>
          <table:table-cell office:value-type="float" office:value="77197.496318">
            <text:p>77197,496318</text:p>
          </table:table-cell>
          <table:table-cell office:value-type="float" office:value="7541.31465">
            <text:p>7541,31465</text:p>
          </table:table-cell>
          <table:table-cell office:value-type="float" office:value="7712.444964">
            <text:p>7712,444964</text:p>
          </table:table-cell>
          <table:table-cell office:value-type="float" office:value="6896.716477">
            <text:p>6896,716477</text:p>
          </table:table-cell>
          <table:table-cell office:value-type="float" office:value="71907.446784">
            <text:p>71907,446784</text:p>
          </table:table-cell>
          <table:table-cell office:value-type="float" office:value="10490.633714">
            <text:p>10490,633714</text:p>
          </table:table-cell>
          <table:table-cell office:value-type="float" office:value="68518.027096">
            <text:p>68518,027096</text:p>
          </table:table-cell>
          <table:table-cell office:value-type="float" office:value="7907.544188">
            <text:p>7907,544188</text:p>
          </table:table-cell>
          <table:table-cell office:value-type="float" office:value="6364.524204">
            <text:p>6364,524204</text:p>
          </table:table-cell>
          <table:table-cell office:value-type="float" office:value="5328.088405">
            <text:p>5328,088405</text:p>
          </table:table-cell>
          <table:table-cell office:value-type="float" office:value="11336.643987">
            <text:p>11336,643987</text:p>
          </table:table-cell>
          <table:table-cell office:value-type="float" office:value="6458.090693">
            <text:p>6458,090693</text:p>
          </table:table-cell>
          <table:table-cell office:value-type="float" office:value="5985.598187">
            <text:p>5985,598187</text:p>
          </table:table-cell>
          <table:table-cell office:value-type="float" office:value="6316.240393">
            <text:p>6316,240393</text:p>
          </table:table-cell>
          <table:table-cell office:value-type="float" office:value="71681.006727">
            <text:p>71681,006727</text:p>
          </table:table-cell>
          <table:table-cell office:value-type="float" office:value="72055.499324">
            <text:p>72055,499324</text:p>
          </table:table-cell>
          <table:table-cell office:value-type="float" office:value="8043.313075">
            <text:p>8043,313075</text:p>
          </table:table-cell>
          <table:table-cell office:value-type="float" office:value="69387.232258">
            <text:p>69387,232258</text:p>
          </table:table-cell>
          <table:table-cell office:value-type="float" office:value="68624.364828">
            <text:p>68624,364828</text:p>
          </table:table-cell>
          <table:table-cell office:value-type="float" office:value="11498.717174">
            <text:p>11498,717174</text:p>
          </table:table-cell>
          <table:table-cell office:value-type="float" office:value="8728.506023">
            <text:p>8728,506023</text:p>
          </table:table-cell>
          <table:table-cell office:value-type="float" office:value="7638.170745">
            <text:p>7638,170745</text:p>
          </table:table-cell>
          <table:table-cell office:value-type="float" office:value="11628.791318">
            <text:p>11628,791318</text:p>
          </table:table-cell>
          <table:table-cell office:value-type="float" office:value="11578.130226">
            <text:p>11578,130226</text:p>
          </table:table-cell>
          <table:table-cell office:value-type="float" office:value="8527.459675">
            <text:p>8527,459675</text:p>
          </table:table-cell>
          <table:table-cell office:value-type="float" office:value="73850.186845">
            <text:p>73850,186845</text:p>
          </table:table-cell>
          <table:table-cell office:value-type="float" office:value="70961.915194">
            <text:p>70961,915194</text:p>
          </table:table-cell>
          <table:table-cell office:value-type="float" office:value="6782.379907">
            <text:p>6782,379907</text:p>
          </table:table-cell>
          <table:table-cell office:value-type="float" office:value="67969.035352">
            <text:p>67969,035352</text:p>
          </table:table-cell>
          <table:table-cell office:value-type="float" office:value="7203.96509">
            <text:p>7203,96509</text:p>
          </table:table-cell>
          <table:table-cell office:value-type="float" office:value="69412.132438">
            <text:p>69412,132438</text:p>
          </table:table-cell>
          <table:table-cell office:value-type="float" office:value="67486.04586">
            <text:p>67486,04586</text:p>
          </table:table-cell>
          <table:table-cell office:value-type="float" office:value="76335.753958">
            <text:p>76335,753958</text:p>
          </table:table-cell>
          <table:table-cell office:value-type="float" office:value="68609.741307">
            <text:p>68609,741307</text:p>
          </table:table-cell>
          <table:table-cell office:value-type="float" office:value="7653.117723">
            <text:p>7653,117723</text:p>
          </table:table-cell>
          <table:table-cell office:value-type="float" office:value="6495.489345">
            <text:p>6495,489345</text:p>
          </table:table-cell>
          <table:table-cell office:value-type="float" office:value="7887.1639">
            <text:p>7887,1639</text:p>
          </table:table-cell>
          <table:table-cell office:value-type="float" office:value="6145.278189">
            <text:p>6145,278189</text:p>
          </table:table-cell>
          <table:table-cell office:value-type="float" office:value="73363.143528">
            <text:p>73363,143528</text:p>
          </table:table-cell>
          <table:table-cell office:value-type="float" office:value="5216.445249">
            <text:p>5216,445249</text:p>
          </table:table-cell>
          <table:table-cell office:value-type="float" office:value="13641.173566">
            <text:p>13641,173566</text:p>
          </table:table-cell>
          <table:table-cell office:value-type="float" office:value="69331.790616">
            <text:p>69331,790616</text:p>
          </table:table-cell>
          <table:table-cell office:value-type="float" office:value="14083.968742">
            <text:p>14083,968742</text:p>
          </table:table-cell>
          <table:table-cell office:value-type="float" office:value="69493.409198">
            <text:p>69493,409198</text:p>
          </table:table-cell>
          <table:table-cell office:value-type="float" office:value="11937.807113">
            <text:p>11937,807113</text:p>
          </table:table-cell>
          <table:table-cell office:value-type="float" office:value="6390.27154">
            <text:p>6390,27154</text:p>
          </table:table-cell>
          <table:table-cell office:value-type="float" office:value="6264.058132">
            <text:p>6264,058132</text:p>
          </table:table-cell>
          <table:table-cell office:value-type="float" office:value="4945.790884">
            <text:p>4945,790884</text:p>
          </table:table-cell>
          <table:table-cell office:value-type="float" office:value="7563.917549">
            <text:p>7563,917549</text:p>
          </table:table-cell>
          <table:table-cell office:value-type="float" office:value="5926.907298">
            <text:p>5926,907298</text:p>
          </table:table-cell>
          <table:table-cell office:value-type="float" office:value="10851.027385">
            <text:p>10851,027385</text:p>
          </table:table-cell>
          <table:table-cell office:value-type="float" office:value="6006.950221">
            <text:p>6006,950221</text:p>
          </table:table-cell>
          <table:table-cell office:value-type="float" office:value="67474.174869">
            <text:p>67474,174869</text:p>
          </table:table-cell>
          <table:table-cell office:value-type="float" office:value="67399.323418">
            <text:p>67399,323418</text:p>
          </table:table-cell>
          <table:table-cell office:value-type="float" office:value="5798.236378">
            <text:p>5798,236378</text:p>
          </table:table-cell>
          <table:table-cell office:value-type="float" office:value="5110.613207">
            <text:p>5110,613207</text:p>
          </table:table-cell>
          <table:table-cell office:value-type="float" office:value="13307.20331">
            <text:p>13307,20331</text:p>
          </table:table-cell>
          <table:table-cell office:value-type="float" office:value="66388.073619">
            <text:p>66388,073619</text:p>
          </table:table-cell>
          <table:table-cell office:value-type="float" office:value="6735.647153">
            <text:p>6735,647153</text:p>
          </table:table-cell>
          <table:table-cell office:value-type="float" office:value="68461.828863">
            <text:p>68461,828863</text:p>
          </table:table-cell>
          <table:table-cell office:value-type="float" office:value="5101.750465">
            <text:p>5101,750465</text:p>
          </table:table-cell>
          <table:table-cell office:value-type="float" office:value="11841.469837">
            <text:p>11841,469837</text:p>
          </table:table-cell>
          <table:table-cell office:value-type="float" office:value="5530.468975">
            <text:p>5530,468975</text:p>
          </table:table-cell>
          <table:table-cell office:value-type="float" office:value="8972.967251">
            <text:p>8972,967251</text:p>
          </table:table-cell>
          <table:table-cell office:value-type="float" office:value="67334.737169">
            <text:p>67334,737169</text:p>
          </table:table-cell>
          <table:table-cell office:value-type="float" office:value="6139.266993">
            <text:p>6139,266993</text:p>
          </table:table-cell>
          <table:table-cell office:value-type="float" office:value="7319.309045">
            <text:p>7319,309045</text:p>
          </table:table-cell>
          <table:table-cell office:value-type="float" office:value="66120.211061">
            <text:p>66120,211061</text:p>
          </table:table-cell>
          <table:table-cell office:value-type="float" office:value="5633.357282">
            <text:p>5633,357282</text:p>
          </table:table-cell>
          <table:table-cell office:value-type="float" office:value="8088.565049">
            <text:p>8088,565049</text:p>
          </table:table-cell>
          <table:table-cell office:value-type="float" office:value="66617.472038">
            <text:p>66617,472038</text:p>
          </table:table-cell>
          <table:table-cell office:value-type="float" office:value="4814.226088">
            <text:p>4814,226088</text:p>
          </table:table-cell>
          <table:table-cell office:value-type="float" office:value="4952.800583">
            <text:p>4952,800583</text:p>
          </table:table-cell>
          <table:table-cell office:value-type="float" office:value="6459.449707">
            <text:p>6459,449707</text:p>
          </table:table-cell>
          <table:table-cell office:value-type="float" office:value="6005.220781">
            <text:p>6005,220781</text:p>
          </table:table-cell>
          <table:table-cell office:value-type="float" office:value="7838.001964">
            <text:p>7838,001964</text:p>
          </table:table-cell>
          <table:table-cell office:value-type="float" office:value="68176.114221">
            <text:p>68176,114221</text:p>
          </table:table-cell>
          <table:table-cell office:value-type="float" office:value="7315.072857">
            <text:p>7315,072857</text:p>
          </table:table-cell>
          <table:table-cell office:value-type="float" office:value="6364.173805">
            <text:p>6364,173805</text:p>
          </table:table-cell>
          <table:table-cell office:value-type="float" office:value="7388.993663">
            <text:p>7388,993663</text:p>
          </table:table-cell>
          <table:table-cell office:value-type="float" office:value="6378.004594">
            <text:p>6378,004594</text:p>
          </table:table-cell>
          <table:table-cell office:value-type="float" office:value="5869.988166">
            <text:p>5869,988166</text:p>
          </table:table-cell>
          <table:table-cell office:value-type="float" office:value="5635.643866">
            <text:p>5635,643866</text:p>
          </table:table-cell>
          <table:table-cell office:value-type="float" office:value="4671.495869">
            <text:p>4671,495869</text:p>
          </table:table-cell>
          <table:table-cell office:value-type="float" office:value="66670.378498">
            <text:p>66670,378498</text:p>
          </table:table-cell>
          <table:table-cell office:value-type="float" office:value="66448.213549">
            <text:p>66448,213549</text:p>
          </table:table-cell>
          <table:table-cell office:value-type="float" office:value="7547.452504">
            <text:p>7547,452504</text:p>
          </table:table-cell>
          <table:table-cell office:value-type="float" office:value="5041.080407">
            <text:p>5041,080407</text:p>
          </table:table-cell>
          <table:table-cell office:value-type="float" office:value="5500.409454">
            <text:p>5500,409454</text:p>
          </table:table-cell>
          <table:table-cell office:value-type="float" office:value="66262.762014">
            <text:p>66262,762014</text:p>
          </table:table-cell>
          <table:table-cell office:value-type="float" office:value="7975.113999">
            <text:p>7975,113999</text:p>
          </table:table-cell>
          <table:table-cell office:value-type="float" office:value="5747.833779">
            <text:p>5747,833779</text:p>
          </table:table-cell>
          <table:table-cell office:value-type="float" office:value="5495.213461">
            <text:p>5495,213461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16585.67532">
            <text:p>16585,67532</text:p>
          </table:table-cell>
          <table:table-cell office:value-type="float" office:value="88055.285952">
            <text:p>88055,285952</text:p>
          </table:table-cell>
          <table:table-cell office:value-type="float" office:value="84223.876751">
            <text:p>84223,876751</text:p>
          </table:table-cell>
          <table:table-cell office:value-type="float" office:value="75126.646028">
            <text:p>75126,646028</text:p>
          </table:table-cell>
          <table:table-cell office:value-type="float" office:value="72936.240923">
            <text:p>72936,240923</text:p>
          </table:table-cell>
          <table:table-cell office:value-type="float" office:value="72942.36766">
            <text:p>72942,36766</text:p>
          </table:table-cell>
          <table:table-cell office:value-type="float" office:value="69478.016122">
            <text:p>69478,016122</text:p>
          </table:table-cell>
          <table:table-cell office:value-type="float" office:value="64421.684706">
            <text:p>64421,684706</text:p>
          </table:table-cell>
          <table:table-cell office:value-type="float" office:value="12638.003614">
            <text:p>12638,003614</text:p>
          </table:table-cell>
          <table:table-cell office:value-type="float" office:value="58714.362512">
            <text:p>58714,362512</text:p>
          </table:table-cell>
          <table:table-cell office:value-type="float" office:value="58247.524762">
            <text:p>58247,524762</text:p>
          </table:table-cell>
          <table:table-cell office:value-type="float" office:value="56574.79861">
            <text:p>56574,79861</text:p>
          </table:table-cell>
          <table:table-cell office:value-type="float" office:value="14775.125101">
            <text:p>14775,125101</text:p>
          </table:table-cell>
          <table:table-cell office:value-type="float" office:value="52002.368721">
            <text:p>52002,368721</text:p>
          </table:table-cell>
          <table:table-cell office:value-type="float" office:value="14182.068842">
            <text:p>14182,068842</text:p>
          </table:table-cell>
          <table:table-cell office:value-type="float" office:value="44585.193188">
            <text:p>44585,193188</text:p>
          </table:table-cell>
          <table:table-cell office:value-type="float" office:value="42272.086303">
            <text:p>42272,086303</text:p>
          </table:table-cell>
          <table:table-cell office:value-type="float" office:value="13730.854698">
            <text:p>13730,854698</text:p>
          </table:table-cell>
          <table:table-cell office:value-type="float" office:value="36725.28413">
            <text:p>36725,28413</text:p>
          </table:table-cell>
          <table:table-cell office:value-type="float" office:value="9190.961332">
            <text:p>9190,961332</text:p>
          </table:table-cell>
          <table:table-cell office:value-type="float" office:value="34129.400813">
            <text:p>34129,400813</text:p>
          </table:table-cell>
          <table:table-cell office:value-type="float" office:value="13398.525741">
            <text:p>13398,525741</text:p>
          </table:table-cell>
          <table:table-cell office:value-type="float" office:value="9626.158112">
            <text:p>9626,158112</text:p>
          </table:table-cell>
          <table:table-cell office:value-type="float" office:value="27857.243092">
            <text:p>27857,243092</text:p>
          </table:table-cell>
          <table:table-cell office:value-type="float" office:value="30236.79759">
            <text:p>30236,79759</text:p>
          </table:table-cell>
          <table:table-cell office:value-type="float" office:value="27589.954003">
            <text:p>27589,954003</text:p>
          </table:table-cell>
          <table:table-cell office:value-type="float" office:value="28261.295497">
            <text:p>28261,295497</text:p>
          </table:table-cell>
          <table:table-cell office:value-type="float" office:value="25541.317419">
            <text:p>25541,317419</text:p>
          </table:table-cell>
          <table:table-cell office:value-type="float" office:value="24868.115795">
            <text:p>24868,115795</text:p>
          </table:table-cell>
          <table:table-cell office:value-type="float" office:value="18874.394801">
            <text:p>18874,394801</text:p>
          </table:table-cell>
          <table:table-cell office:value-type="float" office:value="20380.895278">
            <text:p>20380,895278</text:p>
          </table:table-cell>
          <table:table-cell office:value-type="float" office:value="16823.50343">
            <text:p>16823,50343</text:p>
          </table:table-cell>
          <table:table-cell office:value-type="float" office:value="19032.713948">
            <text:p>19032,713948</text:p>
          </table:table-cell>
          <table:table-cell office:value-type="float" office:value="18854.536415">
            <text:p>18854,536415</text:p>
          </table:table-cell>
          <table:table-cell office:value-type="float" office:value="13806.749625">
            <text:p>13806,749625</text:p>
          </table:table-cell>
          <table:table-cell office:value-type="float" office:value="14997.320615">
            <text:p>14997,320615</text:p>
          </table:table-cell>
          <table:table-cell office:value-type="float" office:value="14875.032748">
            <text:p>14875,032748</text:p>
          </table:table-cell>
          <table:table-cell office:value-type="float" office:value="7884.176267">
            <text:p>7884,176267</text:p>
          </table:table-cell>
          <table:table-cell office:value-type="float" office:value="12567.46708">
            <text:p>12567,46708</text:p>
          </table:table-cell>
          <table:table-cell office:value-type="float" office:value="12947.807498">
            <text:p>12947,807498</text:p>
          </table:table-cell>
          <table:table-cell office:value-type="float" office:value="9749.979433">
            <text:p>9749,979433</text:p>
          </table:table-cell>
          <table:table-cell office:value-type="float" office:value="12315.207109">
            <text:p>12315,207109</text:p>
          </table:table-cell>
          <table:table-cell office:value-type="float" office:value="14253.379842">
            <text:p>14253,379842</text:p>
          </table:table-cell>
          <table:table-cell office:value-type="float" office:value="13083.127443">
            <text:p>13083,127443</text:p>
          </table:table-cell>
          <table:table-cell office:value-type="float" office:value="16867.207935">
            <text:p>16867,207935</text:p>
          </table:table-cell>
          <table:table-cell office:value-type="float" office:value="16837.896249">
            <text:p>16837,896249</text:p>
          </table:table-cell>
          <table:table-cell office:value-type="float" office:value="16372.043463">
            <text:p>16372,043463</text:p>
          </table:table-cell>
          <table:table-cell office:value-type="float" office:value="16830.526282">
            <text:p>16830,526282</text:p>
          </table:table-cell>
          <table:table-cell office:value-type="float" office:value="19327.300247">
            <text:p>19327,300247</text:p>
          </table:table-cell>
          <table:table-cell office:value-type="float" office:value="19479.916213">
            <text:p>19479,916213</text:p>
          </table:table-cell>
          <table:table-cell office:value-type="float" office:value="12627.548443">
            <text:p>12627,548443</text:p>
          </table:table-cell>
          <table:table-cell office:value-type="float" office:value="21406.82638">
            <text:p>21406,82638</text:p>
          </table:table-cell>
          <table:table-cell office:value-type="float" office:value="7259.626892">
            <text:p>7259,626892</text:p>
          </table:table-cell>
          <table:table-cell office:value-type="float" office:value="22369.696998">
            <text:p>22369,696998</text:p>
          </table:table-cell>
          <table:table-cell office:value-type="float" office:value="8840.539372">
            <text:p>8840,539372</text:p>
          </table:table-cell>
          <table:table-cell office:value-type="float" office:value="22949.053518">
            <text:p>22949,053518</text:p>
          </table:table-cell>
          <table:table-cell office:value-type="float" office:value="12080.5537">
            <text:p>12080,5537</text:p>
          </table:table-cell>
          <table:table-cell office:value-type="float" office:value="22436.349398">
            <text:p>22436,349398</text:p>
          </table:table-cell>
          <table:table-cell office:value-type="float" office:value="12463.69857">
            <text:p>12463,69857</text:p>
          </table:table-cell>
          <table:table-cell office:value-type="float" office:value="12406.412429">
            <text:p>12406,412429</text:p>
          </table:table-cell>
          <table:table-cell office:value-type="float" office:value="26073.205585">
            <text:p>26073,205585</text:p>
          </table:table-cell>
          <table:table-cell office:value-type="float" office:value="24827.311607">
            <text:p>24827,311607</text:p>
          </table:table-cell>
          <table:table-cell office:value-type="float" office:value="26244.275228">
            <text:p>26244,275228</text:p>
          </table:table-cell>
          <table:table-cell office:value-type="float" office:value="26355.692553">
            <text:p>26355,692553</text:p>
          </table:table-cell>
          <table:table-cell office:value-type="float" office:value="27236.316216">
            <text:p>27236,316216</text:p>
          </table:table-cell>
          <table:table-cell office:value-type="float" office:value="12090.39995">
            <text:p>12090,39995</text:p>
          </table:table-cell>
          <table:table-cell office:value-type="float" office:value="26504.575432">
            <text:p>26504,575432</text:p>
          </table:table-cell>
          <table:table-cell office:value-type="float" office:value="8328.608897">
            <text:p>8328,608897</text:p>
          </table:table-cell>
          <table:table-cell office:value-type="float" office:value="27951.617415">
            <text:p>27951,617415</text:p>
          </table:table-cell>
          <table:table-cell office:value-type="float" office:value="28092.227335">
            <text:p>28092,227335</text:p>
          </table:table-cell>
          <table:table-cell office:value-type="float" office:value="23717.018209">
            <text:p>23717,018209</text:p>
          </table:table-cell>
          <table:table-cell office:value-type="float" office:value="28689.218311">
            <text:p>28689,218311</text:p>
          </table:table-cell>
          <table:table-cell office:value-type="float" office:value="12308.852722">
            <text:p>12308,852722</text:p>
          </table:table-cell>
          <table:table-cell office:value-type="float" office:value="29559.573905">
            <text:p>29559,573905</text:p>
          </table:table-cell>
          <table:table-cell office:value-type="float" office:value="26438.113839">
            <text:p>26438,113839</text:p>
          </table:table-cell>
          <table:table-cell office:value-type="float" office:value="25965.524569">
            <text:p>25965,524569</text:p>
          </table:table-cell>
          <table:table-cell office:value-type="float" office:value="28827.058312">
            <text:p>28827,058312</text:p>
          </table:table-cell>
          <table:table-cell office:value-type="float" office:value="11476.283558">
            <text:p>11476,283558</text:p>
          </table:table-cell>
          <table:table-cell office:value-type="float" office:value="29708.005008">
            <text:p>29708,005008</text:p>
          </table:table-cell>
          <table:table-cell office:value-type="float" office:value="7511.869784">
            <text:p>7511,869784</text:p>
          </table:table-cell>
          <table:table-cell office:value-type="float" office:value="7692.699907">
            <text:p>7692,699907</text:p>
          </table:table-cell>
          <table:table-cell office:value-type="float" office:value="7226.55349">
            <text:p>7226,55349</text:p>
          </table:table-cell>
          <table:table-cell office:value-type="float" office:value="26222.204056">
            <text:p>26222,204056</text:p>
          </table:table-cell>
          <table:table-cell office:value-type="float" office:value="31638.55416">
            <text:p>31638,55416</text:p>
          </table:table-cell>
          <table:table-cell office:value-type="float" office:value="26944.034799">
            <text:p>26944,034799</text:p>
          </table:table-cell>
          <table:table-cell office:value-type="float" office:value="11786.49647">
            <text:p>11786,49647</text:p>
          </table:table-cell>
          <table:table-cell office:value-type="float" office:value="31251.251737">
            <text:p>31251,251737</text:p>
          </table:table-cell>
          <table:table-cell office:value-type="float" office:value="31360.562822">
            <text:p>31360,562822</text:p>
          </table:table-cell>
          <table:table-cell office:value-type="float" office:value="26923.86921">
            <text:p>26923,86921</text:p>
          </table:table-cell>
          <table:table-cell office:value-type="float" office:value="11754.847172">
            <text:p>11754,847172</text:p>
          </table:table-cell>
          <table:table-cell office:value-type="float" office:value="11240.025858">
            <text:p>11240,025858</text:p>
          </table:table-cell>
          <table:table-cell office:value-type="float" office:value="31853.976364">
            <text:p>31853,976364</text:p>
          </table:table-cell>
          <table:table-cell office:value-type="float" office:value="12042.390848">
            <text:p>12042,390848</text:p>
          </table:table-cell>
          <table:table-cell office:value-type="float" office:value="12390.584794">
            <text:p>12390,584794</text:p>
          </table:table-cell>
          <table:table-cell office:value-type="float" office:value="28542.854908">
            <text:p>28542,854908</text:p>
          </table:table-cell>
          <table:table-cell office:value-type="float" office:value="32820.821514">
            <text:p>32820,821514</text:p>
          </table:table-cell>
          <table:table-cell office:value-type="float" office:value="29595.979676">
            <text:p>29595,979676</text:p>
          </table:table-cell>
          <table:table-cell office:value-type="float" office:value="10938.461597">
            <text:p>10938,461597</text:p>
          </table:table-cell>
          <table:table-cell office:value-type="float" office:value="32583.055451">
            <text:p>32583,055451</text:p>
          </table:table-cell>
          <table:table-cell office:value-type="float" office:value="33471.351985">
            <text:p>33471,351985</text:p>
          </table:table-cell>
          <table:table-cell office:value-type="float" office:value="28920.368479">
            <text:p>28920,368479</text:p>
          </table:table-cell>
          <table:table-cell office:value-type="float" office:value="12646.266418">
            <text:p>12646,266418</text:p>
          </table:table-cell>
          <table:table-cell office:value-type="float" office:value="33865.671597">
            <text:p>33865,671597</text:p>
          </table:table-cell>
          <table:table-cell office:value-type="float" office:value="33170.736885">
            <text:p>33170,736885</text:p>
          </table:table-cell>
          <table:table-cell office:value-type="float" office:value="33761.022689">
            <text:p>33761,022689</text:p>
          </table:table-cell>
          <table:table-cell office:value-type="float" office:value="30372.907853">
            <text:p>30372,907853</text:p>
          </table:table-cell>
          <table:table-cell office:value-type="float" office:value="29698.169929">
            <text:p>29698,169929</text:p>
          </table:table-cell>
          <table:table-cell office:value-type="float" office:value="33558.69991">
            <text:p>33558,69991</text:p>
          </table:table-cell>
          <table:table-cell office:value-type="float" office:value="7983.239843">
            <text:p>7983,239843</text:p>
          </table:table-cell>
          <table:table-cell office:value-type="float" office:value="33275.681251">
            <text:p>33275,681251</text:p>
          </table:table-cell>
          <table:table-cell office:value-type="float" office:value="11814.323134">
            <text:p>11814,323134</text:p>
          </table:table-cell>
          <table:table-cell office:value-type="float" office:value="33303.320482">
            <text:p>33303,320482</text:p>
          </table:table-cell>
          <table:table-cell office:value-type="float" office:value="29414.572929">
            <text:p>29414,572929</text:p>
          </table:table-cell>
          <table:table-cell office:value-type="float" office:value="11812.628087">
            <text:p>11812,628087</text:p>
          </table:table-cell>
          <table:table-cell office:value-type="float" office:value="33269.563492">
            <text:p>33269,563492</text:p>
          </table:table-cell>
          <table:table-cell office:value-type="float" office:value="34189.536741">
            <text:p>34189,536741</text:p>
          </table:table-cell>
          <table:table-cell office:value-type="float" office:value="11975.238066">
            <text:p>11975,238066</text:p>
          </table:table-cell>
          <table:table-cell office:value-type="float" office:value="34272.880703">
            <text:p>34272,880703</text:p>
          </table:table-cell>
          <table:table-cell office:value-type="float" office:value="12375.312754">
            <text:p>12375,312754</text:p>
          </table:table-cell>
          <table:table-cell office:value-type="float" office:value="34291.673213">
            <text:p>34291,673213</text:p>
          </table:table-cell>
          <table:table-cell office:value-type="float" office:value="34206.158694">
            <text:p>34206,158694</text:p>
          </table:table-cell>
          <table:table-cell office:value-type="float" office:value="34416.872648">
            <text:p>34416,872648</text:p>
          </table:table-cell>
          <table:table-cell office:value-type="float" office:value="29985.806797">
            <text:p>29985,806797</text:p>
          </table:table-cell>
          <table:table-cell office:value-type="float" office:value="12356.99658">
            <text:p>12356,99658</text:p>
          </table:table-cell>
          <table:table-cell office:value-type="float" office:value="12213.48176">
            <text:p>12213,48176</text:p>
          </table:table-cell>
          <table:table-cell office:value-type="float" office:value="34262.307719">
            <text:p>34262,307719</text:p>
          </table:table-cell>
          <table:table-cell office:value-type="float" office:value="11443.474374">
            <text:p>11443,474374</text:p>
          </table:table-cell>
          <table:table-cell office:value-type="float" office:value="30948.207079">
            <text:p>30948,207079</text:p>
          </table:table-cell>
          <table:table-cell office:value-type="float" office:value="7600.306311">
            <text:p>7600,306311</text:p>
          </table:table-cell>
          <table:table-cell office:value-type="float" office:value="7856.536784">
            <text:p>7856,536784</text:p>
          </table:table-cell>
          <table:table-cell office:value-type="float" office:value="31408.69448">
            <text:p>31408,69448</text:p>
          </table:table-cell>
          <table:table-cell office:value-type="float" office:value="35393.220023">
            <text:p>35393,220023</text:p>
          </table:table-cell>
          <table:table-cell office:value-type="float" office:value="10891.512741">
            <text:p>10891,512741</text:p>
          </table:table-cell>
          <table:table-cell office:value-type="float" office:value="30016.088593">
            <text:p>30016,088593</text:p>
          </table:table-cell>
          <table:table-cell office:value-type="float" office:value="35142.017605">
            <text:p>35142,017605</text:p>
          </table:table-cell>
          <table:table-cell office:value-type="float" office:value="34749.4432">
            <text:p>34749,4432</text:p>
          </table:table-cell>
          <table:table-cell office:value-type="float" office:value="12317.991721">
            <text:p>12317,991721</text:p>
          </table:table-cell>
          <table:table-cell office:value-type="float" office:value="10471.440522">
            <text:p>10471,440522</text:p>
          </table:table-cell>
          <table:table-cell office:value-type="float" office:value="35182.222602">
            <text:p>35182,222602</text:p>
          </table:table-cell>
          <table:table-cell office:value-type="float" office:value="30794.691892">
            <text:p>30794,691892</text:p>
          </table:table-cell>
          <table:table-cell office:value-type="float" office:value="31157.48019">
            <text:p>31157,48019</text:p>
          </table:table-cell>
          <table:table-cell office:value-type="float" office:value="11568.010312">
            <text:p>11568,010312</text:p>
          </table:table-cell>
          <table:table-cell office:value-type="float" office:value="30560.576797">
            <text:p>30560,576797</text:p>
          </table:table-cell>
          <table:table-cell office:value-type="float" office:value="34587.397118">
            <text:p>34587,397118</text:p>
          </table:table-cell>
          <table:table-cell office:value-type="float" office:value="11342.431477">
            <text:p>11342,431477</text:p>
          </table:table-cell>
          <table:table-cell office:value-type="float" office:value="35115.008999">
            <text:p>35115,008999</text:p>
          </table:table-cell>
          <table:table-cell office:value-type="float" office:value="34308.344382">
            <text:p>34308,344382</text:p>
          </table:table-cell>
          <table:table-cell office:value-type="float" office:value="7556.845441">
            <text:p>7556,845441</text:p>
          </table:table-cell>
          <table:table-cell office:value-type="float" office:value="34976.307402">
            <text:p>34976,307402</text:p>
          </table:table-cell>
          <table:table-cell office:value-type="float" office:value="30442.036687">
            <text:p>30442,036687</text:p>
          </table:table-cell>
          <table:table-cell office:value-type="float" office:value="31592.518028">
            <text:p>31592,518028</text:p>
          </table:table-cell>
          <table:table-cell office:value-type="float" office:value="11815.951829">
            <text:p>11815,951829</text:p>
          </table:table-cell>
          <table:table-cell office:value-type="float" office:value="34536.203123">
            <text:p>34536,203123</text:p>
          </table:table-cell>
          <table:table-cell office:value-type="float" office:value="34720.876141">
            <text:p>34720,876141</text:p>
          </table:table-cell>
          <table:table-cell office:value-type="float" office:value="35148.601601">
            <text:p>35148,601601</text:p>
          </table:table-cell>
          <table:table-cell office:value-type="float" office:value="34652.641827">
            <text:p>34652,641827</text:p>
          </table:table-cell>
          <table:table-cell office:value-type="float" office:value="35457.246465">
            <text:p>35457,246465</text:p>
          </table:table-cell>
          <table:table-cell office:value-type="float" office:value="30213.361189">
            <text:p>30213,361189</text:p>
          </table:table-cell>
          <table:table-cell office:value-type="float" office:value="34150.026946">
            <text:p>34150,026946</text:p>
          </table:table-cell>
          <table:table-cell office:value-type="float" office:value="10859.064427">
            <text:p>10859,064427</text:p>
          </table:table-cell>
          <table:table-cell office:value-type="float" office:value="10563.642003">
            <text:p>10563,642003</text:p>
          </table:table-cell>
          <table:table-cell office:value-type="float" office:value="35295.03033">
            <text:p>35295,03033</text:p>
          </table:table-cell>
          <table:table-cell office:value-type="float" office:value="7620.561351">
            <text:p>7620,561351</text:p>
          </table:table-cell>
          <table:table-cell office:value-type="float" office:value="10936.088843">
            <text:p>10936,088843</text:p>
          </table:table-cell>
          <table:table-cell office:value-type="float" office:value="8011.325647">
            <text:p>8011,325647</text:p>
          </table:table-cell>
          <table:table-cell office:value-type="float" office:value="11929.036314">
            <text:p>11929,036314</text:p>
          </table:table-cell>
          <table:table-cell office:value-type="float" office:value="35393.512747">
            <text:p>35393,512747</text:p>
          </table:table-cell>
          <table:table-cell office:value-type="float" office:value="11683.217103">
            <text:p>11683,217103</text:p>
          </table:table-cell>
          <table:table-cell office:value-type="float" office:value="35424.942095">
            <text:p>35424,942095</text:p>
          </table:table-cell>
          <table:table-cell office:value-type="float" office:value="11413.582714">
            <text:p>11413,582714</text:p>
          </table:table-cell>
          <table:table-cell office:value-type="float" office:value="10959.264285">
            <text:p>10959,264285</text:p>
          </table:table-cell>
          <table:table-cell office:value-type="float" office:value="30904.471415">
            <text:p>30904,471415</text:p>
          </table:table-cell>
          <table:table-cell office:value-type="float" office:value="34247.662379">
            <text:p>34247,662379</text:p>
          </table:table-cell>
          <table:table-cell office:value-type="float" office:value="11357.584535">
            <text:p>11357,584535</text:p>
          </table:table-cell>
          <table:table-cell office:value-type="float" office:value="33969.658306">
            <text:p>33969,658306</text:p>
          </table:table-cell>
          <table:table-cell office:value-type="float" office:value="11577.068358">
            <text:p>11577,068358</text:p>
          </table:table-cell>
          <table:table-cell office:value-type="float" office:value="7447.470448">
            <text:p>7447,470448</text:p>
          </table:table-cell>
          <table:table-cell office:value-type="float" office:value="34194.618305">
            <text:p>34194,618305</text:p>
          </table:table-cell>
          <table:table-cell office:value-type="float" office:value="7875.880525">
            <text:p>7875,880525</text:p>
          </table:table-cell>
          <table:table-cell office:value-type="float" office:value="31331.851478">
            <text:p>31331,851478</text:p>
          </table:table-cell>
          <table:table-cell office:value-type="float" office:value="31072.095324">
            <text:p>31072,095324</text:p>
          </table:table-cell>
          <table:table-cell office:value-type="float" office:value="35225.283307">
            <text:p>35225,283307</text:p>
          </table:table-cell>
          <table:table-cell office:value-type="float" office:value="12136.237818">
            <text:p>12136,237818</text:p>
          </table:table-cell>
          <table:table-cell office:value-type="float" office:value="35466.540906">
            <text:p>35466,540906</text:p>
          </table:table-cell>
          <table:table-cell office:value-type="float" office:value="30717.428716">
            <text:p>30717,428716</text:p>
          </table:table-cell>
          <table:table-cell office:value-type="float" office:value="35008.652863">
            <text:p>35008,652863</text:p>
          </table:table-cell>
          <table:table-cell office:value-type="float" office:value="35092.163439">
            <text:p>35092,163439</text:p>
          </table:table-cell>
          <table:table-cell office:value-type="float" office:value="11690.21019">
            <text:p>11690,21019</text:p>
          </table:table-cell>
          <table:table-cell office:value-type="float" office:value="34813.294546">
            <text:p>34813,294546</text:p>
          </table:table-cell>
          <table:table-cell office:value-type="float" office:value="30931.834203">
            <text:p>30931,834203</text:p>
          </table:table-cell>
          <table:table-cell office:value-type="float" office:value="10285.140076">
            <text:p>10285,140076</text:p>
          </table:table-cell>
          <table:table-cell office:value-type="float" office:value="31284.323347">
            <text:p>31284,323347</text:p>
          </table:table-cell>
          <table:table-cell office:value-type="float" office:value="35309.974804">
            <text:p>35309,974804</text:p>
          </table:table-cell>
          <table:table-cell office:value-type="float" office:value="11202.477028">
            <text:p>11202,477028</text:p>
          </table:table-cell>
          <table:table-cell office:value-type="float" office:value="30625.901463">
            <text:p>30625,901463</text:p>
          </table:table-cell>
          <table:table-cell office:value-type="float" office:value="7405.637884">
            <text:p>7405,637884</text:p>
          </table:table-cell>
          <table:table-cell office:value-type="float" office:value="30876.830657">
            <text:p>30876,830657</text:p>
          </table:table-cell>
          <table:table-cell office:value-type="float" office:value="34941.183075">
            <text:p>34941,183075</text:p>
          </table:table-cell>
          <table:table-cell office:value-type="float" office:value="34447.522402">
            <text:p>34447,522402</text:p>
          </table:table-cell>
          <table:table-cell office:value-type="float" office:value="10388.648319">
            <text:p>10388,648319</text:p>
          </table:table-cell>
          <table:table-cell office:value-type="float" office:value="7781.103436">
            <text:p>7781,103436</text:p>
          </table:table-cell>
          <table:table-cell office:value-type="float" office:value="35024.139549">
            <text:p>35024,139549</text:p>
          </table:table-cell>
          <table:table-cell office:value-type="float" office:value="34294.111454">
            <text:p>34294,111454</text:p>
          </table:table-cell>
          <table:table-cell office:value-type="float" office:value="6569.728885">
            <text:p>6569,728885</text:p>
          </table:table-cell>
          <table:table-cell office:value-type="float" office:value="10559.642707">
            <text:p>10559,642707</text:p>
          </table:table-cell>
          <table:table-cell office:value-type="float" office:value="10299.861088">
            <text:p>10299,861088</text:p>
          </table:table-cell>
          <table:table-cell office:value-type="float" office:value="10228.57812">
            <text:p>10228,57812</text:p>
          </table:table-cell>
          <table:table-cell office:value-type="float" office:value="30263.871332">
            <text:p>30263,871332</text:p>
          </table:table-cell>
          <table:table-cell office:value-type="float" office:value="10389.489665">
            <text:p>10389,489665</text:p>
          </table:table-cell>
          <table:table-cell office:value-type="float" office:value="34460.061924">
            <text:p>34460,061924</text:p>
          </table:table-cell>
          <table:table-cell office:value-type="float" office:value="30464.578268">
            <text:p>30464,578268</text:p>
          </table:table-cell>
          <table:table-cell office:value-type="float" office:value="29495.811909">
            <text:p>29495,811909</text:p>
          </table:table-cell>
          <table:table-cell office:value-type="float" office:value="34769.27885">
            <text:p>34769,27885</text:p>
          </table:table-cell>
          <table:table-cell office:value-type="float" office:value="30641.241842">
            <text:p>30641,241842</text:p>
          </table:table-cell>
          <table:table-cell office:value-type="float" office:value="30913.553003">
            <text:p>30913,553003</text:p>
          </table:table-cell>
          <table:table-cell office:value-type="float" office:value="11646.081021">
            <text:p>11646,081021</text:p>
          </table:table-cell>
          <table:table-cell office:value-type="float" office:value="34699.683896">
            <text:p>34699,683896</text:p>
          </table:table-cell>
          <table:table-cell office:value-type="float" office:value="34438.960299">
            <text:p>34438,960299</text:p>
          </table:table-cell>
          <table:table-cell office:value-type="float" office:value="7016.951935">
            <text:p>7016,951935</text:p>
          </table:table-cell>
          <table:table-cell office:value-type="float" office:value="30864.73568">
            <text:p>30864,73568</text:p>
          </table:table-cell>
          <table:table-cell office:value-type="float" office:value="31001.87056">
            <text:p>31001,87056</text:p>
          </table:table-cell>
          <table:table-cell office:value-type="float" office:value="33633.54083">
            <text:p>33633,54083</text:p>
          </table:table-cell>
          <table:table-cell office:value-type="float" office:value="11375.314246">
            <text:p>11375,314246</text:p>
          </table:table-cell>
          <table:table-cell office:value-type="float" office:value="11173.860682">
            <text:p>11173,860682</text:p>
          </table:table-cell>
          <table:table-cell office:value-type="float" office:value="34198.256054">
            <text:p>34198,256054</text:p>
          </table:table-cell>
          <table:table-cell office:value-type="float" office:value="34062.558273">
            <text:p>34062,558273</text:p>
          </table:table-cell>
          <table:table-cell office:value-type="float" office:value="34326.464158">
            <text:p>34326,464158</text:p>
          </table:table-cell>
          <table:table-cell office:value-type="float" office:value="10933.998694">
            <text:p>10933,998694</text:p>
          </table:table-cell>
          <table:table-cell office:value-type="float" office:value="33360.152301">
            <text:p>33360,152301</text:p>
          </table:table-cell>
          <table:table-cell office:value-type="float" office:value="33282.596773">
            <text:p>33282,596773</text:p>
          </table:table-cell>
          <table:table-cell office:value-type="float" office:value="33654.053475">
            <text:p>33654,053475</text:p>
          </table:table-cell>
          <table:table-cell office:value-type="float" office:value="34450.351286">
            <text:p>34450,351286</text:p>
          </table:table-cell>
          <table:table-cell office:value-type="float" office:value="6804.887141">
            <text:p>6804,887141</text:p>
          </table:table-cell>
          <table:table-cell office:value-type="float" office:value="34635.214313">
            <text:p>34635,214313</text:p>
          </table:table-cell>
          <table:table-cell office:value-type="float" office:value="34074.180268">
            <text:p>34074,180268</text:p>
          </table:table-cell>
          <table:table-cell office:value-type="float" office:value="30620.609889">
            <text:p>30620,609889</text:p>
          </table:table-cell>
          <table:table-cell office:value-type="float" office:value="10520.365514">
            <text:p>10520,365514</text:p>
          </table:table-cell>
          <table:table-cell office:value-type="float" office:value="33810.021852">
            <text:p>33810,021852</text:p>
          </table:table-cell>
          <table:table-cell office:value-type="float" office:value="34071.931183">
            <text:p>34071,931183</text:p>
          </table:table-cell>
          <table:table-cell office:value-type="float" office:value="30131.859187">
            <text:p>30131,859187</text:p>
          </table:table-cell>
          <table:table-cell office:value-type="float" office:value="11145.171724">
            <text:p>11145,171724</text:p>
          </table:table-cell>
          <table:table-cell office:value-type="float" office:value="10287.564629">
            <text:p>10287,564629</text:p>
          </table:table-cell>
          <table:table-cell office:value-type="float" office:value="34499.203401">
            <text:p>34499,203401</text:p>
          </table:table-cell>
          <table:table-cell office:value-type="float" office:value="30301.257535">
            <text:p>30301,257535</text:p>
          </table:table-cell>
          <table:table-cell office:value-type="float" office:value="34713.040842">
            <text:p>34713,040842</text:p>
          </table:table-cell>
          <table:table-cell office:value-type="float" office:value="33531.993687">
            <text:p>33531,993687</text:p>
          </table:table-cell>
          <table:table-cell office:value-type="float" office:value="31114.978845">
            <text:p>31114,978845</text:p>
          </table:table-cell>
          <table:table-cell office:value-type="float" office:value="30562.77495">
            <text:p>30562,77495</text:p>
          </table:table-cell>
          <table:table-cell office:value-type="float" office:value="34433.922829">
            <text:p>34433,922829</text:p>
          </table:table-cell>
          <table:table-cell office:value-type="float" office:value="30456.636171">
            <text:p>30456,636171</text:p>
          </table:table-cell>
          <table:table-cell office:value-type="float" office:value="34361.729131">
            <text:p>34361,729131</text:p>
          </table:table-cell>
          <table:table-cell office:value-type="float" office:value="33857.225582">
            <text:p>33857,225582</text:p>
          </table:table-cell>
          <table:table-cell office:value-type="float" office:value="30615.016415">
            <text:p>30615,016415</text:p>
          </table:table-cell>
          <table:table-cell office:value-type="float" office:value="34334.160134">
            <text:p>34334,160134</text:p>
          </table:table-cell>
          <table:table-cell office:value-type="float" office:value="34558.865287">
            <text:p>34558,865287</text:p>
          </table:table-cell>
          <table:table-cell office:value-type="float" office:value="11062.495588">
            <text:p>11062,495588</text:p>
          </table:table-cell>
          <table:table-cell office:value-type="float" office:value="30405.826888">
            <text:p>30405,826888</text:p>
          </table:table-cell>
          <table:table-cell office:value-type="float" office:value="34264.802972">
            <text:p>34264,802972</text:p>
          </table:table-cell>
          <table:table-cell office:value-type="float" office:value="30642.757467">
            <text:p>30642,757467</text:p>
          </table:table-cell>
          <table:table-cell office:value-type="float" office:value="34108.910938">
            <text:p>34108,910938</text:p>
          </table:table-cell>
          <table:table-cell office:value-type="float" office:value="34084.142763">
            <text:p>34084,142763</text:p>
          </table:table-cell>
          <table:table-cell office:value-type="float" office:value="34148.370782">
            <text:p>34148,370782</text:p>
          </table:table-cell>
          <table:table-cell office:value-type="float" office:value="33827.111695">
            <text:p>33827,111695</text:p>
          </table:table-cell>
          <table:table-cell office:value-type="float" office:value="33214.447831">
            <text:p>33214,447831</text:p>
          </table:table-cell>
          <table:table-cell office:value-type="float" office:value="33962.872807">
            <text:p>33962,872807</text:p>
          </table:table-cell>
          <table:table-cell office:value-type="float" office:value="7097.690294">
            <text:p>7097,690294</text:p>
          </table:table-cell>
          <table:table-cell office:value-type="float" office:value="7312.670699">
            <text:p>7312,670699</text:p>
          </table:table-cell>
          <table:table-cell office:value-type="float" office:value="30300.008286">
            <text:p>30300,008286</text:p>
          </table:table-cell>
          <table:table-cell office:value-type="float" office:value="7143.669155">
            <text:p>7143,669155</text:p>
          </table:table-cell>
          <table:table-cell office:value-type="float" office:value="32996.736881">
            <text:p>32996,736881</text:p>
          </table:table-cell>
          <table:table-cell office:value-type="float" office:value="29228.731588">
            <text:p>29228,731588</text:p>
          </table:table-cell>
          <table:table-cell office:value-type="float" office:value="34760.210451">
            <text:p>34760,210451</text:p>
          </table:table-cell>
          <table:table-cell office:value-type="float" office:value="34184.692186">
            <text:p>34184,692186</text:p>
          </table:table-cell>
          <table:table-cell office:value-type="float" office:value="34258.949102">
            <text:p>34258,949102</text:p>
          </table:table-cell>
          <table:table-cell office:value-type="float" office:value="29801.722971">
            <text:p>29801,722971</text:p>
          </table:table-cell>
          <table:table-cell office:value-type="float" office:value="33624.700549">
            <text:p>33624,700549</text:p>
          </table:table-cell>
          <table:table-cell office:value-type="float" office:value="33722.27453">
            <text:p>33722,27453</text:p>
          </table:table-cell>
          <table:table-cell office:value-type="float" office:value="32984.922904">
            <text:p>32984,922904</text:p>
          </table:table-cell>
          <table:table-cell office:value-type="float" office:value="29329.671666">
            <text:p>29329,671666</text:p>
          </table:table-cell>
          <table:table-cell office:value-type="float" office:value="7269.386684">
            <text:p>7269,386684</text:p>
          </table:table-cell>
          <table:table-cell office:value-type="float" office:value="11345.930531">
            <text:p>11345,930531</text:p>
          </table:table-cell>
          <table:table-cell office:value-type="float" office:value="6141.63093">
            <text:p>6141,63093</text:p>
          </table:table-cell>
          <table:table-cell office:value-type="float" office:value="34145.701411">
            <text:p>34145,701411</text:p>
          </table:table-cell>
          <table:table-cell office:value-type="float" office:value="33643.512864">
            <text:p>33643,512864</text:p>
          </table:table-cell>
          <table:table-cell office:value-type="float" office:value="6109.289368">
            <text:p>6109,289368</text:p>
          </table:table-cell>
          <table:table-cell office:value-type="float" office:value="33916.013651">
            <text:p>33916,013651</text:p>
          </table:table-cell>
          <table:table-cell office:value-type="float" office:value="10387.604092">
            <text:p>10387,604092</text:p>
          </table:table-cell>
          <table:table-cell office:value-type="float" office:value="10889.834053">
            <text:p>10889,834053</text:p>
          </table:table-cell>
          <table:table-cell office:value-type="float" office:value="9653.771793">
            <text:p>9653,771793</text:p>
          </table:table-cell>
          <table:table-cell office:value-type="float" office:value="34187.832685">
            <text:p>34187,832685</text:p>
          </table:table-cell>
          <table:table-cell office:value-type="float" office:value="6593.323829">
            <text:p>6593,323829</text:p>
          </table:table-cell>
          <table:table-cell office:value-type="float" office:value="33248.760771">
            <text:p>33248,760771</text:p>
          </table:table-cell>
          <table:table-cell office:value-type="float" office:value="33172.980337">
            <text:p>33172,980337</text:p>
          </table:table-cell>
          <table:table-cell office:value-type="float" office:value="10721.235026">
            <text:p>10721,235026</text:p>
          </table:table-cell>
          <table:table-cell office:value-type="float" office:value="33020.784198">
            <text:p>33020,784198</text:p>
          </table:table-cell>
          <table:table-cell office:value-type="float" office:value="33294.690698">
            <text:p>33294,690698</text:p>
          </table:table-cell>
          <table:table-cell office:value-type="float" office:value="29267.587284">
            <text:p>29267,587284</text:p>
          </table:table-cell>
          <table:table-cell office:value-type="float" office:value="10749.43758">
            <text:p>10749,43758</text:p>
          </table:table-cell>
          <table:table-cell office:value-type="float" office:value="32748.386714">
            <text:p>32748,386714</text:p>
          </table:table-cell>
          <table:table-cell office:value-type="float" office:value="33436.528359">
            <text:p>33436,528359</text:p>
          </table:table-cell>
          <table:table-cell office:value-type="float" office:value="33878.241029">
            <text:p>33878,241029</text:p>
          </table:table-cell>
          <table:table-cell office:value-type="float" office:value="10108.07648">
            <text:p>10108,07648</text:p>
          </table:table-cell>
          <table:table-cell office:value-type="float" office:value="33315.964114">
            <text:p>33315,964114</text:p>
          </table:table-cell>
          <table:table-cell office:value-type="float" office:value="10360.316357">
            <text:p>10360,316357</text:p>
          </table:table-cell>
          <table:table-cell office:value-type="float" office:value="33333.93281">
            <text:p>33333,93281</text:p>
          </table:table-cell>
          <table:table-cell office:value-type="float" office:value="29862.497483">
            <text:p>29862,497483</text:p>
          </table:table-cell>
          <table:table-cell office:value-type="float" office:value="33199.168145">
            <text:p>33199,168145</text:p>
          </table:table-cell>
          <table:table-cell office:value-type="float" office:value="33949.369125">
            <text:p>33949,369125</text:p>
          </table:table-cell>
          <table:table-cell office:value-type="float" office:value="33259.132943">
            <text:p>33259,132943</text:p>
          </table:table-cell>
          <table:table-cell office:value-type="float" office:value="33548.376929">
            <text:p>33548,376929</text:p>
          </table:table-cell>
          <table:table-cell office:value-type="float" office:value="7189.112225">
            <text:p>7189,112225</text:p>
          </table:table-cell>
          <table:table-cell office:value-type="float" office:value="11016.831608">
            <text:p>11016,831608</text:p>
          </table:table-cell>
          <table:table-cell office:value-type="float" office:value="29387.101991">
            <text:p>29387,101991</text:p>
          </table:table-cell>
          <table:table-cell office:value-type="float" office:value="33898.598857">
            <text:p>33898,598857</text:p>
          </table:table-cell>
          <table:table-cell office:value-type="float" office:value="29050.864008">
            <text:p>29050,864008</text:p>
          </table:table-cell>
          <table:table-cell office:value-type="float" office:value="33035.574572">
            <text:p>33035,574572</text:p>
          </table:table-cell>
          <table:table-cell office:value-type="float" office:value="9512.591745">
            <text:p>9512,591745</text:p>
          </table:table-cell>
          <table:table-cell office:value-type="float" office:value="10576.449674">
            <text:p>10576,449674</text:p>
          </table:table-cell>
          <table:table-cell office:value-type="float" office:value="7209.65561">
            <text:p>7209,65561</text:p>
          </table:table-cell>
          <table:table-cell office:value-type="float" office:value="6916.607909">
            <text:p>6916,607909</text:p>
          </table:table-cell>
          <table:table-cell office:value-type="float" office:value="32658.802261">
            <text:p>32658,802261</text:p>
          </table:table-cell>
          <table:table-cell office:value-type="float" office:value="33125.519611">
            <text:p>33125,519611</text:p>
          </table:table-cell>
          <table:table-cell office:value-type="float" office:value="32151.538391">
            <text:p>32151,538391</text:p>
          </table:table-cell>
          <table:table-cell office:value-type="float" office:value="32755.176491">
            <text:p>32755,176491</text:p>
          </table:table-cell>
          <table:table-cell office:value-type="float" office:value="29457.105113">
            <text:p>29457,105113</text:p>
          </table:table-cell>
          <table:table-cell office:value-type="float" office:value="29771.942149">
            <text:p>29771,942149</text:p>
          </table:table-cell>
          <table:table-cell office:value-type="float" office:value="10180.260381">
            <text:p>10180,260381</text:p>
          </table:table-cell>
          <table:table-cell office:value-type="float" office:value="32358.514872">
            <text:p>32358,514872</text:p>
          </table:table-cell>
          <table:table-cell office:value-type="float" office:value="32971.975202">
            <text:p>32971,975202</text:p>
          </table:table-cell>
          <table:table-cell office:value-type="float" office:value="9286.900067">
            <text:p>9286,900067</text:p>
          </table:table-cell>
          <table:table-cell office:value-type="float" office:value="32314.965237">
            <text:p>32314,965237</text:p>
          </table:table-cell>
          <table:table-cell office:value-type="float" office:value="29300.326056">
            <text:p>29300,326056</text:p>
          </table:table-cell>
          <table:table-cell office:value-type="float" office:value="32264.019431">
            <text:p>32264,019431</text:p>
          </table:table-cell>
          <table:table-cell office:value-type="float" office:value="10311.089308">
            <text:p>10311,089308</text:p>
          </table:table-cell>
          <table:table-cell office:value-type="float" office:value="10557.470099">
            <text:p>10557,470099</text:p>
          </table:table-cell>
          <table:table-cell office:value-type="float" office:value="33035.574335">
            <text:p>33035,574335</text:p>
          </table:table-cell>
          <table:table-cell office:value-type="float" office:value="29315.747653">
            <text:p>29315,747653</text:p>
          </table:table-cell>
          <table:table-cell office:value-type="float" office:value="9863.071429">
            <text:p>9863,071429</text:p>
          </table:table-cell>
          <table:table-cell office:value-type="float" office:value="31846.356966">
            <text:p>31846,356966</text:p>
          </table:table-cell>
          <table:table-cell office:value-type="float" office:value="33167.306257">
            <text:p>33167,306257</text:p>
          </table:table-cell>
          <table:table-cell office:value-type="float" office:value="10064.969894">
            <text:p>10064,969894</text:p>
          </table:table-cell>
          <table:table-cell office:value-type="float" office:value="32679.203192">
            <text:p>32679,203192</text:p>
          </table:table-cell>
          <table:table-cell office:value-type="float" office:value="33041.389969">
            <text:p>33041,389969</text:p>
          </table:table-cell>
          <table:table-cell office:value-type="float" office:value="10823.041727">
            <text:p>10823,041727</text:p>
          </table:table-cell>
          <table:table-cell office:value-type="float" office:value="9475.40173">
            <text:p>9475,40173</text:p>
          </table:table-cell>
          <table:table-cell office:value-type="float" office:value="10532.070166">
            <text:p>10532,070166</text:p>
          </table:table-cell>
          <table:table-cell office:value-type="float" office:value="33074.023409">
            <text:p>33074,023409</text:p>
          </table:table-cell>
          <table:table-cell office:value-type="float" office:value="32653.228264">
            <text:p>32653,228264</text:p>
          </table:table-cell>
          <table:table-cell office:value-type="float" office:value="33000.572386">
            <text:p>33000,572386</text:p>
          </table:table-cell>
          <table:table-cell office:value-type="float" office:value="32887.851824">
            <text:p>32887,851824</text:p>
          </table:table-cell>
          <table:table-cell office:value-type="float" office:value="32376.574728">
            <text:p>32376,574728</text:p>
          </table:table-cell>
          <table:table-cell office:value-type="float" office:value="9754.723945">
            <text:p>9754,723945</text:p>
          </table:table-cell>
          <table:table-cell office:value-type="float" office:value="32258.023524">
            <text:p>32258,023524</text:p>
          </table:table-cell>
          <table:table-cell office:value-type="float" office:value="9823.842805">
            <text:p>9823,842805</text:p>
          </table:table-cell>
          <table:table-cell office:value-type="float" office:value="33186.185762">
            <text:p>33186,185762</text:p>
          </table:table-cell>
          <table:table-cell office:value-type="float" office:value="32821.136802">
            <text:p>32821,136802</text:p>
          </table:table-cell>
          <table:table-cell office:value-type="float" office:value="32523.41146">
            <text:p>32523,41146</text:p>
          </table:table-cell>
          <table:table-cell office:value-type="float" office:value="9146.93798">
            <text:p>9146,93798</text:p>
          </table:table-cell>
          <table:table-cell office:value-type="float" office:value="29120.817561">
            <text:p>29120,817561</text:p>
          </table:table-cell>
          <table:table-cell office:value-type="float" office:value="32953.698778">
            <text:p>32953,698778</text:p>
          </table:table-cell>
          <table:table-cell office:value-type="float" office:value="29094.330923">
            <text:p>29094,330923</text:p>
          </table:table-cell>
          <table:table-cell office:value-type="float" office:value="32908.265523">
            <text:p>32908,265523</text:p>
          </table:table-cell>
          <table:table-cell office:value-type="float" office:value="32097.535428">
            <text:p>32097,535428</text:p>
          </table:table-cell>
          <table:table-cell office:value-type="float" office:value="10407.297055">
            <text:p>10407,297055</text:p>
          </table:table-cell>
          <table:table-cell office:value-type="float" office:value="33201.246475">
            <text:p>33201,246475</text:p>
          </table:table-cell>
          <table:table-cell office:value-type="float" office:value="32781.114016">
            <text:p>32781,114016</text:p>
          </table:table-cell>
          <table:table-cell office:value-type="float" office:value="32800.470466">
            <text:p>32800,470466</text:p>
          </table:table-cell>
          <table:table-cell office:value-type="float" office:value="9580.244059">
            <text:p>9580,244059</text:p>
          </table:table-cell>
          <table:table-cell office:value-type="float" office:value="32049.882675">
            <text:p>32049,882675</text:p>
          </table:table-cell>
          <table:table-cell office:value-type="float" office:value="32490.697262">
            <text:p>32490,697262</text:p>
          </table:table-cell>
          <table:table-cell office:value-type="float" office:value="28809.586259">
            <text:p>28809,586259</text:p>
          </table:table-cell>
          <table:table-cell office:value-type="float" office:value="32662.96431">
            <text:p>32662,96431</text:p>
          </table:table-cell>
          <table:table-cell office:value-type="float" office:value="31779.865287">
            <text:p>31779,865287</text:p>
          </table:table-cell>
          <table:table-cell office:value-type="float" office:value="7099.916164">
            <text:p>7099,916164</text:p>
          </table:table-cell>
          <table:table-cell office:value-type="float" office:value="10292.283348">
            <text:p>10292,283348</text:p>
          </table:table-cell>
          <table:table-cell office:value-type="float" office:value="31621.983577">
            <text:p>31621,983577</text:p>
          </table:table-cell>
          <table:table-cell office:value-type="float" office:value="31789.506174">
            <text:p>31789,506174</text:p>
          </table:table-cell>
          <table:table-cell office:value-type="float" office:value="28004.456767">
            <text:p>28004,456767</text:p>
          </table:table-cell>
          <table:table-cell office:value-type="float" office:value="31605.356657">
            <text:p>31605,356657</text:p>
          </table:table-cell>
          <table:table-cell office:value-type="float" office:value="10054.165462">
            <text:p>10054,165462</text:p>
          </table:table-cell>
          <table:table-cell office:value-type="float" office:value="32443.148033">
            <text:p>32443,148033</text:p>
          </table:table-cell>
          <table:table-cell office:value-type="float" office:value="29065.712652">
            <text:p>29065,712652</text:p>
          </table:table-cell>
          <table:table-cell office:value-type="float" office:value="10358.666">
            <text:p>10358,666</text:p>
          </table:table-cell>
          <table:table-cell office:value-type="float" office:value="32463.48859">
            <text:p>32463,48859</text:p>
          </table:table-cell>
          <table:table-cell office:value-type="float" office:value="31754.288828">
            <text:p>31754,288828</text:p>
          </table:table-cell>
          <table:table-cell office:value-type="float" office:value="9972.552314">
            <text:p>9972,552314</text:p>
          </table:table-cell>
          <table:table-cell office:value-type="float" office:value="32352.205178">
            <text:p>32352,205178</text:p>
          </table:table-cell>
          <table:table-cell office:value-type="float" office:value="10021.789613">
            <text:p>10021,789613</text:p>
          </table:table-cell>
          <table:table-cell office:value-type="float" office:value="32560.77231">
            <text:p>32560,77231</text:p>
          </table:table-cell>
          <table:table-cell office:value-type="float" office:value="29299.956694">
            <text:p>29299,956694</text:p>
          </table:table-cell>
          <table:table-cell office:value-type="float" office:value="31109.195959">
            <text:p>31109,195959</text:p>
          </table:table-cell>
          <table:table-cell office:value-type="float" office:value="31576.733798">
            <text:p>31576,733798</text:p>
          </table:table-cell>
          <table:table-cell office:value-type="float" office:value="28098.784901">
            <text:p>28098,784901</text:p>
          </table:table-cell>
          <table:table-cell office:value-type="float" office:value="6625.634653">
            <text:p>6625,634653</text:p>
          </table:table-cell>
          <table:table-cell office:value-type="float" office:value="32509.289272">
            <text:p>32509,289272</text:p>
          </table:table-cell>
          <table:table-cell office:value-type="float" office:value="32601.317385">
            <text:p>32601,317385</text:p>
          </table:table-cell>
          <table:table-cell office:value-type="float" office:value="6888.691808">
            <text:p>6888,691808</text:p>
          </table:table-cell>
          <table:table-cell office:value-type="float" office:value="32181.916808">
            <text:p>32181,916808</text:p>
          </table:table-cell>
          <table:table-cell office:value-type="float" office:value="32079.236465">
            <text:p>32079,236465</text:p>
          </table:table-cell>
          <table:table-cell office:value-type="float" office:value="31750.462076">
            <text:p>31750,462076</text:p>
          </table:table-cell>
          <table:table-cell office:value-type="float" office:value="28921.779758">
            <text:p>28921,779758</text:p>
          </table:table-cell>
          <table:table-cell office:value-type="float" office:value="10109.957838">
            <text:p>10109,957838</text:p>
          </table:table-cell>
          <table:table-cell office:value-type="float" office:value="8956.231069">
            <text:p>8956,231069</text:p>
          </table:table-cell>
          <table:table-cell office:value-type="float" office:value="9443.121512">
            <text:p>9443,121512</text:p>
          </table:table-cell>
          <table:table-cell office:value-type="float" office:value="32044.966949">
            <text:p>32044,966949</text:p>
          </table:table-cell>
          <table:table-cell office:value-type="float" office:value="31386.865835">
            <text:p>31386,865835</text:p>
          </table:table-cell>
          <table:table-cell office:value-type="float" office:value="28584.657527">
            <text:p>28584,657527</text:p>
          </table:table-cell>
          <table:table-cell office:value-type="float" office:value="32062.319769">
            <text:p>32062,319769</text:p>
          </table:table-cell>
          <table:table-cell office:value-type="float" office:value="27903.036141">
            <text:p>27903,036141</text:p>
          </table:table-cell>
          <table:table-cell office:value-type="float" office:value="32225.494182">
            <text:p>32225,494182</text:p>
          </table:table-cell>
          <table:table-cell office:value-type="float" office:value="31987.835405">
            <text:p>31987,835405</text:p>
          </table:table-cell>
          <table:table-cell office:value-type="float" office:value="10376.469076">
            <text:p>10376,469076</text:p>
          </table:table-cell>
          <table:table-cell office:value-type="float" office:value="31331.589821">
            <text:p>31331,589821</text:p>
          </table:table-cell>
          <table:table-cell office:value-type="float" office:value="6515.302557">
            <text:p>6515,302557</text:p>
          </table:table-cell>
          <table:table-cell office:value-type="float" office:value="31263.550391">
            <text:p>31263,550391</text:p>
          </table:table-cell>
          <table:table-cell office:value-type="float" office:value="31797.526593">
            <text:p>31797,526593</text:p>
          </table:table-cell>
          <table:table-cell office:value-type="float" office:value="31309.264946">
            <text:p>31309,264946</text:p>
          </table:table-cell>
          <table:table-cell office:value-type="float" office:value="31333.314374">
            <text:p>31333,314374</text:p>
          </table:table-cell>
          <table:table-cell office:value-type="float" office:value="31578.866716">
            <text:p>31578,866716</text:p>
          </table:table-cell>
          <table:table-cell office:value-type="float" office:value="30674.578524">
            <text:p>30674,578524</text:p>
          </table:table-cell>
          <table:table-cell office:value-type="float" office:value="28321.722851">
            <text:p>28321,722851</text:p>
          </table:table-cell>
          <table:table-cell office:value-type="float" office:value="31683.822094">
            <text:p>31683,822094</text:p>
          </table:table-cell>
          <table:table-cell office:value-type="float" office:value="6146.763355">
            <text:p>6146,763355</text:p>
          </table:table-cell>
          <table:table-cell office:value-type="float" office:value="10219.539944">
            <text:p>10219,539944</text:p>
          </table:table-cell>
          <table:table-cell office:value-type="float" office:value="31717.235546">
            <text:p>31717,235546</text:p>
          </table:table-cell>
          <table:table-cell office:value-type="float" office:value="28443.026294">
            <text:p>28443,026294</text:p>
          </table:table-cell>
          <table:table-cell office:value-type="float" office:value="31768.958845">
            <text:p>31768,958845</text:p>
          </table:table-cell>
          <table:table-cell office:value-type="float" office:value="31190.941285">
            <text:p>31190,941285</text:p>
          </table:table-cell>
          <table:table-cell office:value-type="float" office:value="9835.641113">
            <text:p>9835,641113</text:p>
          </table:table-cell>
          <table:table-cell office:value-type="float" office:value="9177.566341">
            <text:p>9177,566341</text:p>
          </table:table-cell>
          <table:table-cell office:value-type="float" office:value="31582.289461">
            <text:p>31582,289461</text:p>
          </table:table-cell>
          <table:table-cell office:value-type="float" office:value="32104.144564">
            <text:p>32104,144564</text:p>
          </table:table-cell>
          <table:table-cell office:value-type="float" office:value="31377.517764">
            <text:p>31377,517764</text:p>
          </table:table-cell>
          <table:table-cell office:value-type="float" office:value="5544.669343">
            <text:p>5544,669343</text:p>
          </table:table-cell>
          <table:table-cell office:value-type="float" office:value="31235.031693">
            <text:p>31235,031693</text:p>
          </table:table-cell>
          <table:table-cell office:value-type="float" office:value="31936.932246">
            <text:p>31936,932246</text:p>
          </table:table-cell>
          <table:table-cell office:value-type="float" office:value="31700.893113">
            <text:p>31700,893113</text:p>
          </table:table-cell>
          <table:table-cell office:value-type="float" office:value="31602.038013">
            <text:p>31602,038013</text:p>
          </table:table-cell>
          <table:table-cell office:value-type="float" office:value="27781.044985">
            <text:p>27781,044985</text:p>
          </table:table-cell>
          <table:table-cell office:value-type="float" office:value="32125.086596">
            <text:p>32125,086596</text:p>
          </table:table-cell>
          <table:table-cell office:value-type="float" office:value="31854.893673">
            <text:p>31854,893673</text:p>
          </table:table-cell>
          <table:table-cell office:value-type="float" office:value="31783.273961">
            <text:p>31783,273961</text:p>
          </table:table-cell>
          <table:table-cell office:value-type="float" office:value="28227.468925">
            <text:p>28227,468925</text:p>
          </table:table-cell>
          <table:table-cell office:value-type="float" office:value="28249.270668">
            <text:p>28249,270668</text:p>
          </table:table-cell>
          <table:table-cell office:value-type="float" office:value="10178.163344">
            <text:p>10178,163344</text:p>
          </table:table-cell>
          <table:table-cell office:value-type="float" office:value="6156.099365">
            <text:p>6156,099365</text:p>
          </table:table-cell>
          <table:table-cell office:value-type="float" office:value="9672.624955">
            <text:p>9672,624955</text:p>
          </table:table-cell>
          <table:table-cell office:value-type="float" office:value="28393.193489">
            <text:p>28393,193489</text:p>
          </table:table-cell>
          <table:table-cell office:value-type="float" office:value="30936.780861">
            <text:p>30936,780861</text:p>
          </table:table-cell>
          <table:table-cell office:value-type="float" office:value="31457.083398">
            <text:p>31457,083398</text:p>
          </table:table-cell>
          <table:table-cell office:value-type="float" office:value="31116.671592">
            <text:p>31116,671592</text:p>
          </table:table-cell>
          <table:table-cell office:value-type="float" office:value="9419.013206">
            <text:p>9419,013206</text:p>
          </table:table-cell>
          <table:table-cell office:value-type="float" office:value="9533.66981">
            <text:p>9533,66981</text:p>
          </table:table-cell>
          <table:table-cell office:value-type="float" office:value="8696.143178">
            <text:p>8696,143178</text:p>
          </table:table-cell>
          <table:table-cell office:value-type="float" office:value="9797.327993">
            <text:p>9797,327993</text:p>
          </table:table-cell>
          <table:table-cell office:value-type="float" office:value="6692.626108">
            <text:p>6692,626108</text:p>
          </table:table-cell>
          <table:table-cell office:value-type="float" office:value="6846.765158">
            <text:p>6846,765158</text:p>
          </table:table-cell>
          <table:table-cell office:value-type="float" office:value="30726.968093">
            <text:p>30726,968093</text:p>
          </table:table-cell>
          <table:table-cell office:value-type="float" office:value="30769.539515">
            <text:p>30769,539515</text:p>
          </table:table-cell>
          <table:table-cell office:value-type="float" office:value="31504.308809">
            <text:p>31504,308809</text:p>
          </table:table-cell>
          <table:table-cell office:value-type="float" office:value="28108.078137">
            <text:p>28108,078137</text:p>
          </table:table-cell>
          <table:table-cell office:value-type="float" office:value="31124.997659">
            <text:p>31124,997659</text:p>
          </table:table-cell>
          <table:table-cell office:value-type="float" office:value="31000.811369">
            <text:p>31000,811369</text:p>
          </table:table-cell>
          <table:table-cell office:value-type="float" office:value="9980.682865">
            <text:p>9980,682865</text:p>
          </table:table-cell>
          <table:table-cell office:value-type="float" office:value="6758.150502">
            <text:p>6758,150502</text:p>
          </table:table-cell>
          <table:table-cell office:value-type="float" office:value="9530.887693">
            <text:p>9530,887693</text:p>
          </table:table-cell>
          <table:table-cell office:value-type="float" office:value="9402.279375">
            <text:p>9402,279375</text:p>
          </table:table-cell>
          <table:table-cell office:value-type="float" office:value="31534.46453">
            <text:p>31534,46453</text:p>
          </table:table-cell>
          <table:table-cell office:value-type="float" office:value="8725.179956">
            <text:p>8725,179956</text:p>
          </table:table-cell>
          <table:table-cell office:value-type="float" office:value="9895.900019">
            <text:p>9895,900019</text:p>
          </table:table-cell>
          <table:table-cell office:value-type="float" office:value="28131.772695">
            <text:p>28131,772695</text:p>
          </table:table-cell>
          <table:table-cell office:value-type="float" office:value="30663.984743">
            <text:p>30663,984743</text:p>
          </table:table-cell>
          <table:table-cell office:value-type="float" office:value="30768.746705">
            <text:p>30768,746705</text:p>
          </table:table-cell>
          <table:table-cell office:value-type="float" office:value="31189.162142">
            <text:p>31189,162142</text:p>
          </table:table-cell>
          <table:table-cell office:value-type="float" office:value="30297.436591">
            <text:p>30297,436591</text:p>
          </table:table-cell>
          <table:table-cell office:value-type="float" office:value="30881.458531">
            <text:p>30881,458531</text:p>
          </table:table-cell>
          <table:table-cell office:value-type="float" office:value="27932.396136">
            <text:p>27932,396136</text:p>
          </table:table-cell>
          <table:table-cell office:value-type="float" office:value="9034.880842">
            <text:p>9034,880842</text:p>
          </table:table-cell>
          <table:table-cell office:value-type="float" office:value="7107.815799">
            <text:p>7107,815799</text:p>
          </table:table-cell>
          <table:table-cell office:value-type="float" office:value="27677.313221">
            <text:p>27677,313221</text:p>
          </table:table-cell>
          <table:table-cell office:value-type="float" office:value="9551.769444">
            <text:p>9551,769444</text:p>
          </table:table-cell>
          <table:table-cell office:value-type="float" office:value="30253.126775">
            <text:p>30253,126775</text:p>
          </table:table-cell>
          <table:table-cell office:value-type="float" office:value="30804.380401">
            <text:p>30804,380401</text:p>
          </table:table-cell>
          <table:table-cell office:value-type="float" office:value="31192.652316">
            <text:p>31192,652316</text:p>
          </table:table-cell>
          <table:table-cell office:value-type="float" office:value="30921.27179">
            <text:p>30921,27179</text:p>
          </table:table-cell>
          <table:table-cell office:value-type="float" office:value="30197.072693">
            <text:p>30197,072693</text:p>
          </table:table-cell>
          <table:table-cell office:value-type="float" office:value="30763.013423">
            <text:p>30763,013423</text:p>
          </table:table-cell>
          <table:table-cell office:value-type="float" office:value="9923.341524">
            <text:p>9923,341524</text:p>
          </table:table-cell>
          <table:table-cell office:value-type="float" office:value="9893.847573">
            <text:p>9893,847573</text:p>
          </table:table-cell>
          <table:table-cell office:value-type="float" office:value="30748.558475">
            <text:p>30748,558475</text:p>
          </table:table-cell>
          <table:table-cell office:value-type="float" office:value="9065.083388">
            <text:p>9065,083388</text:p>
          </table:table-cell>
          <table:table-cell office:value-type="float" office:value="31235.982236">
            <text:p>31235,982236</text:p>
          </table:table-cell>
          <table:table-cell office:value-type="float" office:value="9996.601016">
            <text:p>9996,601016</text:p>
          </table:table-cell>
          <table:table-cell office:value-type="float" office:value="26623.343902">
            <text:p>26623,343902</text:p>
          </table:table-cell>
          <table:table-cell office:value-type="float" office:value="10013.283293">
            <text:p>10013,283293</text:p>
          </table:table-cell>
          <table:table-cell office:value-type="float" office:value="30539.494322">
            <text:p>30539,494322</text:p>
          </table:table-cell>
          <table:table-cell office:value-type="float" office:value="26317.958306">
            <text:p>26317,958306</text:p>
          </table:table-cell>
          <table:table-cell office:value-type="float" office:value="30655.770507">
            <text:p>30655,770507</text:p>
          </table:table-cell>
          <table:table-cell office:value-type="float" office:value="27092.661277">
            <text:p>27092,661277</text:p>
          </table:table-cell>
          <table:table-cell office:value-type="float" office:value="27662.573194">
            <text:p>27662,573194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80365.086067">
            <text:p>180365,086067</text:p>
          </table:table-cell>
          <table:table-cell office:value-type="float" office:value="12428.51455">
            <text:p>12428,51455</text:p>
          </table:table-cell>
          <table:table-cell office:value-type="float" office:value="9937.162652">
            <text:p>9937,162652</text:p>
          </table:table-cell>
          <table:table-cell office:value-type="float" office:value="21879.520696">
            <text:p>21879,520696</text:p>
          </table:table-cell>
          <table:table-cell office:value-type="float" office:value="20680.146838">
            <text:p>20680,146838</text:p>
          </table:table-cell>
          <table:table-cell office:value-type="float" office:value="10589.265338">
            <text:p>10589,265338</text:p>
          </table:table-cell>
          <table:table-cell office:value-type="float" office:value="12043.856464">
            <text:p>12043,856464</text:p>
          </table:table-cell>
          <table:table-cell office:value-type="float" office:value="14945.427777">
            <text:p>14945,427777</text:p>
          </table:table-cell>
          <table:table-cell office:value-type="float" office:value="127110.623986">
            <text:p>127110,623986</text:p>
          </table:table-cell>
          <table:table-cell office:value-type="float" office:value="16391.113616">
            <text:p>16391,113616</text:p>
          </table:table-cell>
          <table:table-cell office:value-type="float" office:value="8879.367008">
            <text:p>8879,367008</text:p>
          </table:table-cell>
          <table:table-cell office:value-type="float" office:value="10205.651152">
            <text:p>10205,651152</text:p>
          </table:table-cell>
          <table:table-cell office:value-type="float" office:value="97520.431935">
            <text:p>97520,431935</text:p>
          </table:table-cell>
          <table:table-cell office:value-type="float" office:value="8626.560886">
            <text:p>8626,560886</text:p>
          </table:table-cell>
          <table:table-cell office:value-type="float" office:value="88079.417456">
            <text:p>88079,417456</text:p>
          </table:table-cell>
          <table:table-cell office:value-type="float" office:value="12150.762703">
            <text:p>12150,762703</text:p>
          </table:table-cell>
          <table:table-cell office:value-type="float" office:value="14727.76343">
            <text:p>14727,76343</text:p>
          </table:table-cell>
          <table:table-cell office:value-type="float" office:value="73878.398469">
            <text:p>73878,398469</text:p>
          </table:table-cell>
          <table:table-cell office:value-type="float" office:value="17098.76774">
            <text:p>17098,76774</text:p>
          </table:table-cell>
          <table:table-cell office:value-type="float" office:value="75411.275851">
            <text:p>75411,275851</text:p>
          </table:table-cell>
          <table:table-cell office:value-type="float" office:value="14052.08651">
            <text:p>14052,08651</text:p>
          </table:table-cell>
          <table:table-cell office:value-type="float" office:value="57097.889421">
            <text:p>57097,889421</text:p>
          </table:table-cell>
          <table:table-cell office:value-type="float" office:value="61991.588723">
            <text:p>61991,588723</text:p>
          </table:table-cell>
          <table:table-cell office:value-type="float" office:value="18524.708363">
            <text:p>18524,708363</text:p>
          </table:table-cell>
          <table:table-cell office:value-type="float" office:value="8672.494055">
            <text:p>8672,494055</text:p>
          </table:table-cell>
          <table:table-cell office:value-type="float" office:value="9258.188466">
            <text:p>9258,188466</text:p>
          </table:table-cell>
          <table:table-cell office:value-type="float" office:value="6605.931284">
            <text:p>6605,931284</text:p>
          </table:table-cell>
          <table:table-cell office:value-type="float" office:value="8563.491357">
            <text:p>8563,491357</text:p>
          </table:table-cell>
          <table:table-cell office:value-type="float" office:value="6961.297547">
            <text:p>6961,297547</text:p>
          </table:table-cell>
          <table:table-cell office:value-type="float" office:value="18556.823617">
            <text:p>18556,823617</text:p>
          </table:table-cell>
          <table:table-cell office:value-type="float" office:value="10151.02914">
            <text:p>10151,02914</text:p>
          </table:table-cell>
          <table:table-cell office:value-type="float" office:value="17537.90668">
            <text:p>17537,90668</text:p>
          </table:table-cell>
          <table:table-cell office:value-type="float" office:value="8063.097275">
            <text:p>8063,097275</text:p>
          </table:table-cell>
          <table:table-cell office:value-type="float" office:value="7125.445846">
            <text:p>7125,445846</text:p>
          </table:table-cell>
          <table:table-cell office:value-type="float" office:value="15879.410758">
            <text:p>15879,410758</text:p>
          </table:table-cell>
          <table:table-cell office:value-type="float" office:value="11300.96499">
            <text:p>11300,96499</text:p>
          </table:table-cell>
          <table:table-cell office:value-type="float" office:value="8219.512193">
            <text:p>8219,512193</text:p>
          </table:table-cell>
          <table:table-cell office:value-type="float" office:value="21459.729519">
            <text:p>21459,729519</text:p>
          </table:table-cell>
          <table:table-cell office:value-type="float" office:value="8664.698017">
            <text:p>8664,698017</text:p>
          </table:table-cell>
          <table:table-cell office:value-type="float" office:value="7969.123959">
            <text:p>7969,123959</text:p>
          </table:table-cell>
          <table:table-cell office:value-type="float" office:value="15914.137879">
            <text:p>15914,137879</text:p>
          </table:table-cell>
          <table:table-cell office:value-type="float" office:value="13172.798599">
            <text:p>13172,798599</text:p>
          </table:table-cell>
          <table:table-cell office:value-type="float" office:value="8643.549354">
            <text:p>8643,549354</text:p>
          </table:table-cell>
          <table:table-cell office:value-type="float" office:value="14895.284049">
            <text:p>14895,284049</text:p>
          </table:table-cell>
          <table:table-cell office:value-type="float" office:value="6698.483111">
            <text:p>6698,483111</text:p>
          </table:table-cell>
          <table:table-cell office:value-type="float" office:value="8703.267014">
            <text:p>8703,267014</text:p>
          </table:table-cell>
          <table:table-cell office:value-type="float" office:value="10639.212685">
            <text:p>10639,212685</text:p>
          </table:table-cell>
          <table:table-cell office:value-type="float" office:value="10893.126025">
            <text:p>10893,126025</text:p>
          </table:table-cell>
          <table:table-cell office:value-type="float" office:value="7812.864747">
            <text:p>7812,864747</text:p>
          </table:table-cell>
          <table:table-cell office:value-type="float" office:value="8132.22135">
            <text:p>8132,22135</text:p>
          </table:table-cell>
          <table:table-cell office:value-type="float" office:value="26294.101608">
            <text:p>26294,101608</text:p>
          </table:table-cell>
          <table:table-cell office:value-type="float" office:value="7054.106224">
            <text:p>7054,106224</text:p>
          </table:table-cell>
          <table:table-cell office:value-type="float" office:value="41324.382998">
            <text:p>41324,382998</text:p>
          </table:table-cell>
          <table:table-cell office:value-type="float" office:value="7041.561648">
            <text:p>7041,561648</text:p>
          </table:table-cell>
          <table:table-cell office:value-type="float" office:value="40030.661707">
            <text:p>40030,661707</text:p>
          </table:table-cell>
          <table:table-cell office:value-type="float" office:value="7578.099999">
            <text:p>7578,099999</text:p>
          </table:table-cell>
          <table:table-cell office:value-type="float" office:value="34675.80183">
            <text:p>34675,80183</text:p>
          </table:table-cell>
          <table:table-cell office:value-type="float" office:value="10771.029991">
            <text:p>10771,029991</text:p>
          </table:table-cell>
          <table:table-cell office:value-type="float" office:value="35826.558714">
            <text:p>35826,558714</text:p>
          </table:table-cell>
          <table:table-cell office:value-type="float" office:value="36927.462">
            <text:p>36927,462</text:p>
          </table:table-cell>
          <table:table-cell office:value-type="float" office:value="5890.52666">
            <text:p>5890,52666</text:p>
          </table:table-cell>
          <table:table-cell office:value-type="float" office:value="9171.108951">
            <text:p>9171,108951</text:p>
          </table:table-cell>
          <table:table-cell office:value-type="float" office:value="6893.684748">
            <text:p>6893,684748</text:p>
          </table:table-cell>
          <table:table-cell office:value-type="float" office:value="7482.394508">
            <text:p>7482,394508</text:p>
          </table:table-cell>
          <table:table-cell office:value-type="float" office:value="6685.050097">
            <text:p>6685,050097</text:p>
          </table:table-cell>
          <table:table-cell office:value-type="float" office:value="42686.315995">
            <text:p>42686,315995</text:p>
          </table:table-cell>
          <table:table-cell office:value-type="float" office:value="9371.504078">
            <text:p>9371,504078</text:p>
          </table:table-cell>
          <table:table-cell office:value-type="float" office:value="52937.870676">
            <text:p>52937,870676</text:p>
          </table:table-cell>
          <table:table-cell office:value-type="float" office:value="7833.522202">
            <text:p>7833,522202</text:p>
          </table:table-cell>
          <table:table-cell office:value-type="float" office:value="7926.298721">
            <text:p>7926,298721</text:p>
          </table:table-cell>
          <table:table-cell office:value-type="float" office:value="18936.078965">
            <text:p>18936,078965</text:p>
          </table:table-cell>
          <table:table-cell office:value-type="float" office:value="7918.678185">
            <text:p>7918,678185</text:p>
          </table:table-cell>
          <table:table-cell office:value-type="float" office:value="46877.187452">
            <text:p>46877,187452</text:p>
          </table:table-cell>
          <table:table-cell office:value-type="float" office:value="6995.359269">
            <text:p>6995,359269</text:p>
          </table:table-cell>
          <table:table-cell office:value-type="float" office:value="15033.733872">
            <text:p>15033,733872</text:p>
          </table:table-cell>
          <table:table-cell office:value-type="float" office:value="16373.419292">
            <text:p>16373,419292</text:p>
          </table:table-cell>
          <table:table-cell office:value-type="float" office:value="10435.803392">
            <text:p>10435,803392</text:p>
          </table:table-cell>
          <table:table-cell office:value-type="float" office:value="51512.108631">
            <text:p>51512,108631</text:p>
          </table:table-cell>
          <table:table-cell office:value-type="float" office:value="9062.482243">
            <text:p>9062,482243</text:p>
          </table:table-cell>
          <table:table-cell office:value-type="float" office:value="61676.54986">
            <text:p>61676,54986</text:p>
          </table:table-cell>
          <table:table-cell office:value-type="float" office:value="61694.585672">
            <text:p>61694,585672</text:p>
          </table:table-cell>
          <table:table-cell office:value-type="float" office:value="63151.784893">
            <text:p>63151,784893</text:p>
          </table:table-cell>
          <table:table-cell office:value-type="float" office:value="19084.099898">
            <text:p>19084,099898</text:p>
          </table:table-cell>
          <table:table-cell office:value-type="float" office:value="6951.879027">
            <text:p>6951,879027</text:p>
          </table:table-cell>
          <table:table-cell office:value-type="float" office:value="17974.571665">
            <text:p>17974,571665</text:p>
          </table:table-cell>
          <table:table-cell office:value-type="float" office:value="54100.808407">
            <text:p>54100,808407</text:p>
          </table:table-cell>
          <table:table-cell office:value-type="float" office:value="8657.339435">
            <text:p>8657,339435</text:p>
          </table:table-cell>
          <table:table-cell office:value-type="float" office:value="8892.633826">
            <text:p>8892,633826</text:p>
          </table:table-cell>
          <table:table-cell office:value-type="float" office:value="19537.835675">
            <text:p>19537,835675</text:p>
          </table:table-cell>
          <table:table-cell office:value-type="float" office:value="55308.106205">
            <text:p>55308,106205</text:p>
          </table:table-cell>
          <table:table-cell office:value-type="float" office:value="56730.700159">
            <text:p>56730,700159</text:p>
          </table:table-cell>
          <table:table-cell office:value-type="float" office:value="8867.401053">
            <text:p>8867,401053</text:p>
          </table:table-cell>
          <table:table-cell office:value-type="float" office:value="55394.999404">
            <text:p>55394,999404</text:p>
          </table:table-cell>
          <table:table-cell office:value-type="float" office:value="54834.084028">
            <text:p>54834,084028</text:p>
          </table:table-cell>
          <table:table-cell office:value-type="float" office:value="17327.707552">
            <text:p>17327,707552</text:p>
          </table:table-cell>
          <table:table-cell office:value-type="float" office:value="7581.618652">
            <text:p>7581,618652</text:p>
          </table:table-cell>
          <table:table-cell office:value-type="float" office:value="15177.176945">
            <text:p>15177,176945</text:p>
          </table:table-cell>
          <table:table-cell office:value-type="float" office:value="59250.621181">
            <text:p>59250,621181</text:p>
          </table:table-cell>
          <table:table-cell office:value-type="float" office:value="8775.968032">
            <text:p>8775,968032</text:p>
          </table:table-cell>
          <table:table-cell office:value-type="float" office:value="6937.448563">
            <text:p>6937,448563</text:p>
          </table:table-cell>
          <table:table-cell office:value-type="float" office:value="17704.400607">
            <text:p>17704,400607</text:p>
          </table:table-cell>
          <table:table-cell office:value-type="float" office:value="56046.233088">
            <text:p>56046,233088</text:p>
          </table:table-cell>
          <table:table-cell office:value-type="float" office:value="6561.183194">
            <text:p>6561,183194</text:p>
          </table:table-cell>
          <table:table-cell office:value-type="float" office:value="8396.245011">
            <text:p>8396,245011</text:p>
          </table:table-cell>
          <table:table-cell office:value-type="float" office:value="7202.509232">
            <text:p>7202,509232</text:p>
          </table:table-cell>
          <table:table-cell office:value-type="float" office:value="15234.682959">
            <text:p>15234,682959</text:p>
          </table:table-cell>
          <table:table-cell office:value-type="float" office:value="17046.481669">
            <text:p>17046,481669</text:p>
          </table:table-cell>
          <table:table-cell office:value-type="float" office:value="8216.420556">
            <text:p>8216,420556</text:p>
          </table:table-cell>
          <table:table-cell office:value-type="float" office:value="68121.362785">
            <text:p>68121,362785</text:p>
          </table:table-cell>
          <table:table-cell office:value-type="float" office:value="9215.460834">
            <text:p>9215,460834</text:p>
          </table:table-cell>
          <table:table-cell office:value-type="float" office:value="59409.256143">
            <text:p>59409,256143</text:p>
          </table:table-cell>
          <table:table-cell office:value-type="float" office:value="9305.370663">
            <text:p>9305,370663</text:p>
          </table:table-cell>
          <table:table-cell office:value-type="float" office:value="18490.44076">
            <text:p>18490,44076</text:p>
          </table:table-cell>
          <table:table-cell office:value-type="float" office:value="59688.191116">
            <text:p>59688,191116</text:p>
          </table:table-cell>
          <table:table-cell office:value-type="float" office:value="9669.406507">
            <text:p>9669,406507</text:p>
          </table:table-cell>
          <table:table-cell office:value-type="float" office:value="7674.773546">
            <text:p>7674,773546</text:p>
          </table:table-cell>
          <table:table-cell office:value-type="float" office:value="59671.12167">
            <text:p>59671,12167</text:p>
          </table:table-cell>
          <table:table-cell office:value-type="float" office:value="7660.720363">
            <text:p>7660,720363</text:p>
          </table:table-cell>
          <table:table-cell office:value-type="float" office:value="58890.465635">
            <text:p>58890,465635</text:p>
          </table:table-cell>
          <table:table-cell office:value-type="float" office:value="7737.689537">
            <text:p>7737,689537</text:p>
          </table:table-cell>
          <table:table-cell office:value-type="float" office:value="7999.202848">
            <text:p>7999,202848</text:p>
          </table:table-cell>
          <table:table-cell office:value-type="float" office:value="7489.359911">
            <text:p>7489,359911</text:p>
          </table:table-cell>
          <table:table-cell office:value-type="float" office:value="17948.713452">
            <text:p>17948,713452</text:p>
          </table:table-cell>
          <table:table-cell office:value-type="float" office:value="59142.57801">
            <text:p>59142,57801</text:p>
          </table:table-cell>
          <table:table-cell office:value-type="float" office:value="59540.367236">
            <text:p>59540,367236</text:p>
          </table:table-cell>
          <table:table-cell office:value-type="float" office:value="8053.086012">
            <text:p>8053,086012</text:p>
          </table:table-cell>
          <table:table-cell office:value-type="float" office:value="61383.09079">
            <text:p>61383,09079</text:p>
          </table:table-cell>
          <table:table-cell office:value-type="float" office:value="15963.732351">
            <text:p>15963,732351</text:p>
          </table:table-cell>
          <table:table-cell office:value-type="float" office:value="70539.449834">
            <text:p>70539,449834</text:p>
          </table:table-cell>
          <table:table-cell office:value-type="float" office:value="70061.560045">
            <text:p>70061,560045</text:p>
          </table:table-cell>
          <table:table-cell office:value-type="float" office:value="15095.166975">
            <text:p>15095,166975</text:p>
          </table:table-cell>
          <table:table-cell office:value-type="float" office:value="5852.365839">
            <text:p>5852,365839</text:p>
          </table:table-cell>
          <table:table-cell office:value-type="float" office:value="63050.337027">
            <text:p>63050,337027</text:p>
          </table:table-cell>
          <table:table-cell office:value-type="float" office:value="18406.848994">
            <text:p>18406,848994</text:p>
          </table:table-cell>
          <table:table-cell office:value-type="float" office:value="6486.4712">
            <text:p>6486,4712</text:p>
          </table:table-cell>
          <table:table-cell office:value-type="float" office:value="7421.940822">
            <text:p>7421,940822</text:p>
          </table:table-cell>
          <table:table-cell office:value-type="float" office:value="59840.912099">
            <text:p>59840,912099</text:p>
          </table:table-cell>
          <table:table-cell office:value-type="float" office:value="64168.811594">
            <text:p>64168,811594</text:p>
          </table:table-cell>
          <table:table-cell office:value-type="float" office:value="6533.154966">
            <text:p>6533,154966</text:p>
          </table:table-cell>
          <table:table-cell office:value-type="float" office:value="16825.344564">
            <text:p>16825,344564</text:p>
          </table:table-cell>
          <table:table-cell office:value-type="float" office:value="15974.601044">
            <text:p>15974,601044</text:p>
          </table:table-cell>
          <table:table-cell office:value-type="float" office:value="61724.662899">
            <text:p>61724,662899</text:p>
          </table:table-cell>
          <table:table-cell office:value-type="float" office:value="17372.753459">
            <text:p>17372,753459</text:p>
          </table:table-cell>
          <table:table-cell office:value-type="float" office:value="8019.968518">
            <text:p>8019,968518</text:p>
          </table:table-cell>
          <table:table-cell office:value-type="float" office:value="62280.431647">
            <text:p>62280,431647</text:p>
          </table:table-cell>
          <table:table-cell office:value-type="float" office:value="6815.60218">
            <text:p>6815,60218</text:p>
          </table:table-cell>
          <table:table-cell office:value-type="float" office:value="8715.172628">
            <text:p>8715,172628</text:p>
          </table:table-cell>
          <table:table-cell office:value-type="float" office:value="71154.089192">
            <text:p>71154,089192</text:p>
          </table:table-cell>
          <table:table-cell office:value-type="float" office:value="7134.135381">
            <text:p>7134,135381</text:p>
          </table:table-cell>
          <table:table-cell office:value-type="float" office:value="17766.651406">
            <text:p>17766,651406</text:p>
          </table:table-cell>
          <table:table-cell office:value-type="float" office:value="15137.986841">
            <text:p>15137,986841</text:p>
          </table:table-cell>
          <table:table-cell office:value-type="float" office:value="61280.268889">
            <text:p>61280,268889</text:p>
          </table:table-cell>
          <table:table-cell office:value-type="float" office:value="8207.068625">
            <text:p>8207,068625</text:p>
          </table:table-cell>
          <table:table-cell office:value-type="float" office:value="7848.410439">
            <text:p>7848,410439</text:p>
          </table:table-cell>
          <table:table-cell office:value-type="float" office:value="6801.699341">
            <text:p>6801,699341</text:p>
          </table:table-cell>
          <table:table-cell office:value-type="float" office:value="7900.068135">
            <text:p>7900,068135</text:p>
          </table:table-cell>
          <table:table-cell office:value-type="float" office:value="5991.369477">
            <text:p>5991,369477</text:p>
          </table:table-cell>
          <table:table-cell office:value-type="float" office:value="18254.515342">
            <text:p>18254,515342</text:p>
          </table:table-cell>
          <table:table-cell office:value-type="float" office:value="9062.630695">
            <text:p>9062,630695</text:p>
          </table:table-cell>
          <table:table-cell office:value-type="float" office:value="63344.1984">
            <text:p>63344,1984</text:p>
          </table:table-cell>
          <table:table-cell office:value-type="float" office:value="63954.479628">
            <text:p>63954,479628</text:p>
          </table:table-cell>
          <table:table-cell office:value-type="float" office:value="6278.550879">
            <text:p>6278,550879</text:p>
          </table:table-cell>
          <table:table-cell office:value-type="float" office:value="70811.230162">
            <text:p>70811,230162</text:p>
          </table:table-cell>
          <table:table-cell office:value-type="float" office:value="63049.507474">
            <text:p>63049,507474</text:p>
          </table:table-cell>
          <table:table-cell office:value-type="float" office:value="69953.578665">
            <text:p>69953,578665</text:p>
          </table:table-cell>
          <table:table-cell office:value-type="float" office:value="60853.392756">
            <text:p>60853,392756</text:p>
          </table:table-cell>
          <table:table-cell office:value-type="float" office:value="6054.70064">
            <text:p>6054,70064</text:p>
          </table:table-cell>
          <table:table-cell office:value-type="float" office:value="61409.127131">
            <text:p>61409,127131</text:p>
          </table:table-cell>
          <table:table-cell office:value-type="float" office:value="6009.542376">
            <text:p>6009,542376</text:p>
          </table:table-cell>
          <table:table-cell office:value-type="float" office:value="62040.398957">
            <text:p>62040,398957</text:p>
          </table:table-cell>
          <table:table-cell office:value-type="float" office:value="62999.926207">
            <text:p>62999,926207</text:p>
          </table:table-cell>
          <table:table-cell office:value-type="float" office:value="16446.955577">
            <text:p>16446,955577</text:p>
          </table:table-cell>
          <table:table-cell office:value-type="float" office:value="8660.853697">
            <text:p>8660,853697</text:p>
          </table:table-cell>
          <table:table-cell office:value-type="float" office:value="62093.308893">
            <text:p>62093,308893</text:p>
          </table:table-cell>
          <table:table-cell office:value-type="float" office:value="9327.839607">
            <text:p>9327,839607</text:p>
          </table:table-cell>
          <table:table-cell office:value-type="float" office:value="61549.271151">
            <text:p>61549,271151</text:p>
          </table:table-cell>
          <table:table-cell office:value-type="float" office:value="71124.268556">
            <text:p>71124,268556</text:p>
          </table:table-cell>
          <table:table-cell office:value-type="float" office:value="8678.280942">
            <text:p>8678,280942</text:p>
          </table:table-cell>
          <table:table-cell office:value-type="float" office:value="70126.197358">
            <text:p>70126,197358</text:p>
          </table:table-cell>
          <table:table-cell office:value-type="float" office:value="15287.979349">
            <text:p>15287,979349</text:p>
          </table:table-cell>
          <table:table-cell office:value-type="float" office:value="15860.350944">
            <text:p>15860,350944</text:p>
          </table:table-cell>
          <table:table-cell office:value-type="float" office:value="6106.947919">
            <text:p>6106,947919</text:p>
          </table:table-cell>
          <table:table-cell office:value-type="float" office:value="60163.459388">
            <text:p>60163,459388</text:p>
          </table:table-cell>
          <table:table-cell office:value-type="float" office:value="5766.188058">
            <text:p>5766,188058</text:p>
          </table:table-cell>
          <table:table-cell office:value-type="float" office:value="16813.500204">
            <text:p>16813,500204</text:p>
          </table:table-cell>
          <table:table-cell office:value-type="float" office:value="6717.721989">
            <text:p>6717,721989</text:p>
          </table:table-cell>
          <table:table-cell office:value-type="float" office:value="6528.836286">
            <text:p>6528,836286</text:p>
          </table:table-cell>
          <table:table-cell office:value-type="float" office:value="61080.523132">
            <text:p>61080,523132</text:p>
          </table:table-cell>
          <table:table-cell office:value-type="float" office:value="7105.444425">
            <text:p>7105,444425</text:p>
          </table:table-cell>
          <table:table-cell office:value-type="float" office:value="16113.206589">
            <text:p>16113,206589</text:p>
          </table:table-cell>
          <table:table-cell office:value-type="float" office:value="64292.979711">
            <text:p>64292,979711</text:p>
          </table:table-cell>
          <table:table-cell office:value-type="float" office:value="15201.979566">
            <text:p>15201,979566</text:p>
          </table:table-cell>
          <table:table-cell office:value-type="float" office:value="5781.130828">
            <text:p>5781,130828</text:p>
          </table:table-cell>
          <table:table-cell office:value-type="float" office:value="61988.053518">
            <text:p>61988,053518</text:p>
          </table:table-cell>
          <table:table-cell office:value-type="float" office:value="16692.124404">
            <text:p>16692,124404</text:p>
          </table:table-cell>
          <table:table-cell office:value-type="float" office:value="70806.272835">
            <text:p>70806,272835</text:p>
          </table:table-cell>
          <table:table-cell office:value-type="float" office:value="15981.567317">
            <text:p>15981,567317</text:p>
          </table:table-cell>
          <table:table-cell office:value-type="float" office:value="6557.335398">
            <text:p>6557,335398</text:p>
          </table:table-cell>
          <table:table-cell office:value-type="float" office:value="7733.525293">
            <text:p>7733,525293</text:p>
          </table:table-cell>
          <table:table-cell office:value-type="float" office:value="63812.010085">
            <text:p>63812,010085</text:p>
          </table:table-cell>
          <table:table-cell office:value-type="float" office:value="69881.448199">
            <text:p>69881,448199</text:p>
          </table:table-cell>
          <table:table-cell office:value-type="float" office:value="6253.375792">
            <text:p>6253,375792</text:p>
          </table:table-cell>
          <table:table-cell office:value-type="float" office:value="7885.31909">
            <text:p>7885,31909</text:p>
          </table:table-cell>
          <table:table-cell office:value-type="float" office:value="72542.884847">
            <text:p>72542,884847</text:p>
          </table:table-cell>
          <table:table-cell office:value-type="float" office:value="63150.751331">
            <text:p>63150,751331</text:p>
          </table:table-cell>
          <table:table-cell office:value-type="float" office:value="63712.338423">
            <text:p>63712,338423</text:p>
          </table:table-cell>
          <table:table-cell office:value-type="float" office:value="63889.590392">
            <text:p>63889,590392</text:p>
          </table:table-cell>
          <table:table-cell office:value-type="float" office:value="17109.875277">
            <text:p>17109,875277</text:p>
          </table:table-cell>
          <table:table-cell office:value-type="float" office:value="63454.889923">
            <text:p>63454,889923</text:p>
          </table:table-cell>
          <table:table-cell office:value-type="float" office:value="7247.011016">
            <text:p>7247,011016</text:p>
          </table:table-cell>
          <table:table-cell office:value-type="float" office:value="16538.575266">
            <text:p>16538,575266</text:p>
          </table:table-cell>
          <table:table-cell office:value-type="float" office:value="18785.271483">
            <text:p>18785,271483</text:p>
          </table:table-cell>
          <table:table-cell office:value-type="float" office:value="6388.070164">
            <text:p>6388,070164</text:p>
          </table:table-cell>
          <table:table-cell office:value-type="float" office:value="16007.78828">
            <text:p>16007,78828</text:p>
          </table:table-cell>
          <table:table-cell office:value-type="float" office:value="15392.95368">
            <text:p>15392,95368</text:p>
          </table:table-cell>
          <table:table-cell office:value-type="float" office:value="60312.019048">
            <text:p>60312,019048</text:p>
          </table:table-cell>
          <table:table-cell office:value-type="float" office:value="6404.657872">
            <text:p>6404,657872</text:p>
          </table:table-cell>
          <table:table-cell office:value-type="float" office:value="7022.114424">
            <text:p>7022,114424</text:p>
          </table:table-cell>
          <table:table-cell office:value-type="float" office:value="71028.575761">
            <text:p>71028,575761</text:p>
          </table:table-cell>
          <table:table-cell office:value-type="float" office:value="15321.004529">
            <text:p>15321,004529</text:p>
          </table:table-cell>
          <table:table-cell office:value-type="float" office:value="14957.86388">
            <text:p>14957,86388</text:p>
          </table:table-cell>
          <table:table-cell office:value-type="float" office:value="8718.475453">
            <text:p>8718,475453</text:p>
          </table:table-cell>
          <table:table-cell office:value-type="float" office:value="60700.638702">
            <text:p>60700,638702</text:p>
          </table:table-cell>
          <table:table-cell office:value-type="float" office:value="61080.279605">
            <text:p>61080,279605</text:p>
          </table:table-cell>
          <table:table-cell office:value-type="float" office:value="7339.954033">
            <text:p>7339,954033</text:p>
          </table:table-cell>
          <table:table-cell office:value-type="float" office:value="7548.098891">
            <text:p>7548,098891</text:p>
          </table:table-cell>
          <table:table-cell office:value-type="float" office:value="6888.274074">
            <text:p>6888,274074</text:p>
          </table:table-cell>
          <table:table-cell office:value-type="float" office:value="61403.288683">
            <text:p>61403,288683</text:p>
          </table:table-cell>
          <table:table-cell office:value-type="float" office:value="9024.708918">
            <text:p>9024,708918</text:p>
          </table:table-cell>
          <table:table-cell office:value-type="float" office:value="9287.105536">
            <text:p>9287,105536</text:p>
          </table:table-cell>
          <table:table-cell office:value-type="float" office:value="8297.808939">
            <text:p>8297,808939</text:p>
          </table:table-cell>
          <table:table-cell office:value-type="float" office:value="6420.244775">
            <text:p>6420,244775</text:p>
          </table:table-cell>
          <table:table-cell office:value-type="float" office:value="70903.738269">
            <text:p>70903,738269</text:p>
          </table:table-cell>
          <table:table-cell office:value-type="float" office:value="5975.728876">
            <text:p>5975,728876</text:p>
          </table:table-cell>
          <table:table-cell office:value-type="float" office:value="7185.39343">
            <text:p>7185,39343</text:p>
          </table:table-cell>
          <table:table-cell office:value-type="float" office:value="15231.874088">
            <text:p>15231,874088</text:p>
          </table:table-cell>
          <table:table-cell office:value-type="float" office:value="62095.238927">
            <text:p>62095,238927</text:p>
          </table:table-cell>
          <table:table-cell office:value-type="float" office:value="7829.282773">
            <text:p>7829,282773</text:p>
          </table:table-cell>
          <table:table-cell office:value-type="float" office:value="7154.890182">
            <text:p>7154,890182</text:p>
          </table:table-cell>
          <table:table-cell office:value-type="float" office:value="16401.190054">
            <text:p>16401,190054</text:p>
          </table:table-cell>
          <table:table-cell office:value-type="float" office:value="60749.156826">
            <text:p>60749,156826</text:p>
          </table:table-cell>
          <table:table-cell office:value-type="float" office:value="62650.069631">
            <text:p>62650,069631</text:p>
          </table:table-cell>
          <table:table-cell office:value-type="float" office:value="6143.595266">
            <text:p>6143,595266</text:p>
          </table:table-cell>
          <table:table-cell office:value-type="float" office:value="15938.395785">
            <text:p>15938,395785</text:p>
          </table:table-cell>
          <table:table-cell office:value-type="float" office:value="5572.984166">
            <text:p>5572,984166</text:p>
          </table:table-cell>
          <table:table-cell office:value-type="float" office:value="8266.751964">
            <text:p>8266,751964</text:p>
          </table:table-cell>
          <table:table-cell office:value-type="float" office:value="13855.050164">
            <text:p>13855,050164</text:p>
          </table:table-cell>
          <table:table-cell office:value-type="float" office:value="15107.232921">
            <text:p>15107,232921</text:p>
          </table:table-cell>
          <table:table-cell office:value-type="float" office:value="6052.845567">
            <text:p>6052,845567</text:p>
          </table:table-cell>
          <table:table-cell office:value-type="float" office:value="15349.35536">
            <text:p>15349,35536</text:p>
          </table:table-cell>
          <table:table-cell office:value-type="float" office:value="6207.946162">
            <text:p>6207,946162</text:p>
          </table:table-cell>
          <table:table-cell office:value-type="float" office:value="7395.627536">
            <text:p>7395,627536</text:p>
          </table:table-cell>
          <table:table-cell office:value-type="float" office:value="14962.384482">
            <text:p>14962,384482</text:p>
          </table:table-cell>
          <table:table-cell office:value-type="float" office:value="6178.525975">
            <text:p>6178,525975</text:p>
          </table:table-cell>
          <table:table-cell office:value-type="float" office:value="5580.262113">
            <text:p>5580,262113</text:p>
          </table:table-cell>
          <table:table-cell office:value-type="float" office:value="60337.162674">
            <text:p>60337,162674</text:p>
          </table:table-cell>
          <table:table-cell office:value-type="float" office:value="15162.298694">
            <text:p>15162,298694</text:p>
          </table:table-cell>
          <table:table-cell office:value-type="float" office:value="6094.818898">
            <text:p>6094,818898</text:p>
          </table:table-cell>
          <table:table-cell office:value-type="float" office:value="14505.652682">
            <text:p>14505,652682</text:p>
          </table:table-cell>
          <table:table-cell office:value-type="float" office:value="6373.803294">
            <text:p>6373,803294</text:p>
          </table:table-cell>
          <table:table-cell office:value-type="float" office:value="6410.893171">
            <text:p>6410,893171</text:p>
          </table:table-cell>
          <table:table-cell office:value-type="float" office:value="6194.033525">
            <text:p>6194,033525</text:p>
          </table:table-cell>
          <table:table-cell office:value-type="float" office:value="6887.040017">
            <text:p>6887,040017</text:p>
          </table:table-cell>
          <table:table-cell office:value-type="float" office:value="8318.293448">
            <text:p>8318,293448</text:p>
          </table:table-cell>
          <table:table-cell office:value-type="float" office:value="6526.664925">
            <text:p>6526,664925</text:p>
          </table:table-cell>
          <table:table-cell office:value-type="float" office:value="69219.982619">
            <text:p>69219,982619</text:p>
          </table:table-cell>
          <table:table-cell office:value-type="float" office:value="68615.109864">
            <text:p>68615,109864</text:p>
          </table:table-cell>
          <table:table-cell office:value-type="float" office:value="14973.779315">
            <text:p>14973,779315</text:p>
          </table:table-cell>
          <table:table-cell office:value-type="float" office:value="68984.149505">
            <text:p>68984,149505</text:p>
          </table:table-cell>
          <table:table-cell office:value-type="float" office:value="8646.068483">
            <text:p>8646,068483</text:p>
          </table:table-cell>
          <table:table-cell office:value-type="float" office:value="17416.38102">
            <text:p>17416,38102</text:p>
          </table:table-cell>
          <table:table-cell office:value-type="float" office:value="4439.468397">
            <text:p>4439,468397</text:p>
          </table:table-cell>
          <table:table-cell office:value-type="float" office:value="5780.675312">
            <text:p>5780,675312</text:p>
          </table:table-cell>
          <table:table-cell office:value-type="float" office:value="5560.213493">
            <text:p>5560,213493</text:p>
          </table:table-cell>
          <table:table-cell office:value-type="float" office:value="15841.884828">
            <text:p>15841,884828</text:p>
          </table:table-cell>
          <table:table-cell office:value-type="float" office:value="6942.926776">
            <text:p>6942,926776</text:p>
          </table:table-cell>
          <table:table-cell office:value-type="float" office:value="6699.397233">
            <text:p>6699,397233</text:p>
          </table:table-cell>
          <table:table-cell office:value-type="float" office:value="8383.536639">
            <text:p>8383,536639</text:p>
          </table:table-cell>
          <table:table-cell office:value-type="float" office:value="16853.418463">
            <text:p>16853,418463</text:p>
          </table:table-cell>
          <table:table-cell office:value-type="float" office:value="68203.356446">
            <text:p>68203,356446</text:p>
          </table:table-cell>
          <table:table-cell office:value-type="float" office:value="58648.733266">
            <text:p>58648,733266</text:p>
          </table:table-cell>
          <table:table-cell office:value-type="float" office:value="70797.528324">
            <text:p>70797,528324</text:p>
          </table:table-cell>
          <table:table-cell office:value-type="float" office:value="5414.355232">
            <text:p>5414,355232</text:p>
          </table:table-cell>
          <table:table-cell office:value-type="float" office:value="6535.24316">
            <text:p>6535,24316</text:p>
          </table:table-cell>
          <table:table-cell office:value-type="float" office:value="70723.433487">
            <text:p>70723,433487</text:p>
          </table:table-cell>
          <table:table-cell office:value-type="float" office:value="5794.446773">
            <text:p>5794,446773</text:p>
          </table:table-cell>
          <table:table-cell office:value-type="float" office:value="60645.625394">
            <text:p>60645,625394</text:p>
          </table:table-cell>
          <table:table-cell office:value-type="float" office:value="59476.458425">
            <text:p>59476,458425</text:p>
          </table:table-cell>
          <table:table-cell office:value-type="float" office:value="62365.611225">
            <text:p>62365,611225</text:p>
          </table:table-cell>
          <table:table-cell office:value-type="float" office:value="5113.837454">
            <text:p>5113,837454</text:p>
          </table:table-cell>
          <table:table-cell office:value-type="float" office:value="69422.565665">
            <text:p>69422,565665</text:p>
          </table:table-cell>
          <table:table-cell office:value-type="float" office:value="7197.680302">
            <text:p>7197,680302</text:p>
          </table:table-cell>
          <table:table-cell office:value-type="float" office:value="7374.57404">
            <text:p>7374,57404</text:p>
          </table:table-cell>
          <table:table-cell office:value-type="float" office:value="59637.193347">
            <text:p>59637,193347</text:p>
          </table:table-cell>
          <table:table-cell office:value-type="float" office:value="7494.15214">
            <text:p>7494,15214</text:p>
          </table:table-cell>
          <table:table-cell office:value-type="float" office:value="6911.236108">
            <text:p>6911,236108</text:p>
          </table:table-cell>
          <table:table-cell office:value-type="float" office:value="16315.371632">
            <text:p>16315,371632</text:p>
          </table:table-cell>
          <table:table-cell office:value-type="float" office:value="59418.338292">
            <text:p>59418,338292</text:p>
          </table:table-cell>
          <table:table-cell office:value-type="float" office:value="8059.439401">
            <text:p>8059,439401</text:p>
          </table:table-cell>
          <table:table-cell office:value-type="float" office:value="6426.16068">
            <text:p>6426,16068</text:p>
          </table:table-cell>
          <table:table-cell office:value-type="float" office:value="5383.335652">
            <text:p>5383,335652</text:p>
          </table:table-cell>
          <table:table-cell office:value-type="float" office:value="60815.499083">
            <text:p>60815,499083</text:p>
          </table:table-cell>
          <table:table-cell office:value-type="float" office:value="6644.449398">
            <text:p>6644,449398</text:p>
          </table:table-cell>
          <table:table-cell office:value-type="float" office:value="60143.686169">
            <text:p>60143,686169</text:p>
          </table:table-cell>
          <table:table-cell office:value-type="float" office:value="6515.926194">
            <text:p>6515,926194</text:p>
          </table:table-cell>
          <table:table-cell office:value-type="float" office:value="14591.008011">
            <text:p>14591,008011</text:p>
          </table:table-cell>
          <table:table-cell office:value-type="float" office:value="6780.217543">
            <text:p>6780,217543</text:p>
          </table:table-cell>
          <table:table-cell office:value-type="float" office:value="5007.10558">
            <text:p>5007,10558</text:p>
          </table:table-cell>
          <table:table-cell office:value-type="float" office:value="6635.045237">
            <text:p>6635,045237</text:p>
          </table:table-cell>
          <table:table-cell office:value-type="float" office:value="5907.862266">
            <text:p>5907,862266</text:p>
          </table:table-cell>
          <table:table-cell office:value-type="float" office:value="67373.311835">
            <text:p>67373,311835</text:p>
          </table:table-cell>
          <table:table-cell office:value-type="float" office:value="58400.945124">
            <text:p>58400,945124</text:p>
          </table:table-cell>
          <table:table-cell office:value-type="float" office:value="15480.388127">
            <text:p>15480,388127</text:p>
          </table:table-cell>
          <table:table-cell office:value-type="float" office:value="4950.047902">
            <text:p>4950,047902</text:p>
          </table:table-cell>
          <table:table-cell office:value-type="float" office:value="16213.494503">
            <text:p>16213,494503</text:p>
          </table:table-cell>
          <table:table-cell office:value-type="float" office:value="6936.81875">
            <text:p>6936,81875</text:p>
          </table:table-cell>
          <table:table-cell office:value-type="float" office:value="61817.515835">
            <text:p>61817,515835</text:p>
          </table:table-cell>
          <table:table-cell office:value-type="float" office:value="59317.170189">
            <text:p>59317,170189</text:p>
          </table:table-cell>
          <table:table-cell office:value-type="float" office:value="67073.853544">
            <text:p>67073,853544</text:p>
          </table:table-cell>
          <table:table-cell office:value-type="float" office:value="67731.926617">
            <text:p>67731,926617</text:p>
          </table:table-cell>
          <table:table-cell office:value-type="float" office:value="7663.711913">
            <text:p>7663,711913</text:p>
          </table:table-cell>
          <table:table-cell office:value-type="float" office:value="6581.653092">
            <text:p>6581,653092</text:p>
          </table:table-cell>
          <table:table-cell office:value-type="float" office:value="8748.223598">
            <text:p>8748,223598</text:p>
          </table:table-cell>
          <table:table-cell office:value-type="float" office:value="7313.335979">
            <text:p>7313,335979</text:p>
          </table:table-cell>
          <table:table-cell office:value-type="float" office:value="14992.063353">
            <text:p>14992,063353</text:p>
          </table:table-cell>
          <table:table-cell office:value-type="float" office:value="14223.22024">
            <text:p>14223,22024</text:p>
          </table:table-cell>
          <table:table-cell office:value-type="float" office:value="59826.627493">
            <text:p>59826,627493</text:p>
          </table:table-cell>
          <table:table-cell office:value-type="float" office:value="8061.569953">
            <text:p>8061,569953</text:p>
          </table:table-cell>
          <table:table-cell office:value-type="float" office:value="6655.753037">
            <text:p>6655,753037</text:p>
          </table:table-cell>
          <table:table-cell office:value-type="float" office:value="61849.222032">
            <text:p>61849,222032</text:p>
          </table:table-cell>
          <table:table-cell office:value-type="float" office:value="8075.886101">
            <text:p>8075,886101</text:p>
          </table:table-cell>
          <table:table-cell office:value-type="float" office:value="15094.01462">
            <text:p>15094,01462</text:p>
          </table:table-cell>
          <table:table-cell office:value-type="float" office:value="8044.015708">
            <text:p>8044,015708</text:p>
          </table:table-cell>
          <table:table-cell office:value-type="float" office:value="59239.747628">
            <text:p>59239,747628</text:p>
          </table:table-cell>
          <table:table-cell office:value-type="float" office:value="58639.409499">
            <text:p>58639,409499</text:p>
          </table:table-cell>
          <table:table-cell office:value-type="float" office:value="6136.065535">
            <text:p>6136,065535</text:p>
          </table:table-cell>
          <table:table-cell office:value-type="float" office:value="14826.738185">
            <text:p>14826,738185</text:p>
          </table:table-cell>
          <table:table-cell office:value-type="float" office:value="60180.218199">
            <text:p>60180,218199</text:p>
          </table:table-cell>
          <table:table-cell office:value-type="float" office:value="8817.40138">
            <text:p>8817,40138</text:p>
          </table:table-cell>
          <table:table-cell office:value-type="float" office:value="5698.628524">
            <text:p>5698,628524</text:p>
          </table:table-cell>
          <table:table-cell office:value-type="float" office:value="59552.969375">
            <text:p>59552,969375</text:p>
          </table:table-cell>
          <table:table-cell office:value-type="float" office:value="6735.034532">
            <text:p>6735,034532</text:p>
          </table:table-cell>
          <table:table-cell office:value-type="float" office:value="5805.590296">
            <text:p>5805,590296</text:p>
          </table:table-cell>
          <table:table-cell office:value-type="float" office:value="57594.837968">
            <text:p>57594,837968</text:p>
          </table:table-cell>
          <table:table-cell office:value-type="float" office:value="60653.455171">
            <text:p>60653,455171</text:p>
          </table:table-cell>
          <table:table-cell office:value-type="float" office:value="58151.198103">
            <text:p>58151,198103</text:p>
          </table:table-cell>
          <table:table-cell office:value-type="float" office:value="5560.713035">
            <text:p>5560,713035</text:p>
          </table:table-cell>
          <table:table-cell office:value-type="float" office:value="6580.445171">
            <text:p>6580,445171</text:p>
          </table:table-cell>
          <table:table-cell office:value-type="float" office:value="5690.244355">
            <text:p>5690,244355</text:p>
          </table:table-cell>
          <table:table-cell office:value-type="float" office:value="5970.594038">
            <text:p>5970,594038</text:p>
          </table:table-cell>
          <table:table-cell office:value-type="float" office:value="7080.543868">
            <text:p>7080,543868</text:p>
          </table:table-cell>
          <table:table-cell office:value-type="float" office:value="59892.292418">
            <text:p>59892,292418</text:p>
          </table:table-cell>
          <table:table-cell office:value-type="float" office:value="7373.564556">
            <text:p>7373,564556</text:p>
          </table:table-cell>
          <table:table-cell office:value-type="float" office:value="59722.225656">
            <text:p>59722,225656</text:p>
          </table:table-cell>
          <table:table-cell office:value-type="float" office:value="5199.334977">
            <text:p>5199,334977</text:p>
          </table:table-cell>
          <table:table-cell office:value-type="float" office:value="5967.321317">
            <text:p>5967,321317</text:p>
          </table:table-cell>
          <table:table-cell office:value-type="float" office:value="6589.295182">
            <text:p>6589,295182</text:p>
          </table:table-cell>
          <table:table-cell office:value-type="float" office:value="61099.871833">
            <text:p>61099,871833</text:p>
          </table:table-cell>
          <table:table-cell office:value-type="float" office:value="14425.70162">
            <text:p>14425,70162</text:p>
          </table:table-cell>
          <table:table-cell office:value-type="float" office:value="5482.574333">
            <text:p>5482,574333</text:p>
          </table:table-cell>
          <table:table-cell office:value-type="float" office:value="14366.103951">
            <text:p>14366,103951</text:p>
          </table:table-cell>
          <table:table-cell office:value-type="float" office:value="5432.060038">
            <text:p>5432,060038</text:p>
          </table:table-cell>
          <table:table-cell office:value-type="float" office:value="7308.033083">
            <text:p>7308,033083</text:p>
          </table:table-cell>
          <table:table-cell office:value-type="float" office:value="57932.602045">
            <text:p>57932,602045</text:p>
          </table:table-cell>
          <table:table-cell office:value-type="float" office:value="4752.221966">
            <text:p>4752,221966</text:p>
          </table:table-cell>
          <table:table-cell office:value-type="float" office:value="5716.927232">
            <text:p>5716,927232</text:p>
          </table:table-cell>
          <table:table-cell office:value-type="float" office:value="5683.908782">
            <text:p>5683,908782</text:p>
          </table:table-cell>
          <table:table-cell office:value-type="float" office:value="59818.126043">
            <text:p>59818,126043</text:p>
          </table:table-cell>
          <table:table-cell office:value-type="float" office:value="7336.467208">
            <text:p>7336,467208</text:p>
          </table:table-cell>
          <table:table-cell office:value-type="float" office:value="6268.761169">
            <text:p>6268,761169</text:p>
          </table:table-cell>
          <table:table-cell office:value-type="float" office:value="14864.040168">
            <text:p>14864,040168</text:p>
          </table:table-cell>
          <table:table-cell office:value-type="float" office:value="5790.095299">
            <text:p>5790,095299</text:p>
          </table:table-cell>
          <table:table-cell office:value-type="float" office:value="7884.273494">
            <text:p>7884,273494</text:p>
          </table:table-cell>
          <table:table-cell office:value-type="float" office:value="65371.974048">
            <text:p>65371,974048</text:p>
          </table:table-cell>
          <table:table-cell office:value-type="float" office:value="57914.485071">
            <text:p>57914,485071</text:p>
          </table:table-cell>
          <table:table-cell office:value-type="float" office:value="8086.371677">
            <text:p>8086,371677</text:p>
          </table:table-cell>
          <table:table-cell office:value-type="float" office:value="7566.411643">
            <text:p>7566,411643</text:p>
          </table:table-cell>
          <table:table-cell office:value-type="float" office:value="16414.795993">
            <text:p>16414,795993</text:p>
          </table:table-cell>
          <table:table-cell office:value-type="float" office:value="8045.97582">
            <text:p>8045,97582</text:p>
          </table:table-cell>
          <table:table-cell office:value-type="float" office:value="58239.154897">
            <text:p>58239,154897</text:p>
          </table:table-cell>
          <table:table-cell office:value-type="float" office:value="5957.220018">
            <text:p>5957,220018</text:p>
          </table:table-cell>
          <table:table-cell office:value-type="float" office:value="13773.309666">
            <text:p>13773,309666</text:p>
          </table:table-cell>
          <table:table-cell office:value-type="float" office:value="57422.447189">
            <text:p>57422,447189</text:p>
          </table:table-cell>
          <table:table-cell office:value-type="float" office:value="5759.826897">
            <text:p>5759,826897</text:p>
          </table:table-cell>
          <table:table-cell office:value-type="float" office:value="7379.263582">
            <text:p>7379,263582</text:p>
          </table:table-cell>
          <table:table-cell office:value-type="float" office:value="58159.684383">
            <text:p>58159,684383</text:p>
          </table:table-cell>
          <table:table-cell office:value-type="float" office:value="5914.570292">
            <text:p>5914,570292</text:p>
          </table:table-cell>
          <table:table-cell office:value-type="float" office:value="58053.676198">
            <text:p>58053,676198</text:p>
          </table:table-cell>
          <table:table-cell office:value-type="float" office:value="5438.77012">
            <text:p>5438,77012</text:p>
          </table:table-cell>
          <table:table-cell office:value-type="float" office:value="12964.442799">
            <text:p>12964,442799</text:p>
          </table:table-cell>
          <table:table-cell office:value-type="float" office:value="8668.092324">
            <text:p>8668,092324</text:p>
          </table:table-cell>
          <table:table-cell office:value-type="float" office:value="7458.056732">
            <text:p>7458,056732</text:p>
          </table:table-cell>
          <table:table-cell office:value-type="float" office:value="15517.067657">
            <text:p>15517,067657</text:p>
          </table:table-cell>
          <table:table-cell office:value-type="float" office:value="65541.347917">
            <text:p>65541,347917</text:p>
          </table:table-cell>
          <table:table-cell office:value-type="float" office:value="5091.281314">
            <text:p>5091,281314</text:p>
          </table:table-cell>
          <table:table-cell office:value-type="float" office:value="4847.390242">
            <text:p>4847,390242</text:p>
          </table:table-cell>
          <table:table-cell office:value-type="float" office:value="64806.319296">
            <text:p>64806,319296</text:p>
          </table:table-cell>
          <table:table-cell office:value-type="float" office:value="5773.239095">
            <text:p>5773,239095</text:p>
          </table:table-cell>
          <table:table-cell office:value-type="float" office:value="6098.80588">
            <text:p>6098,80588</text:p>
          </table:table-cell>
          <table:table-cell office:value-type="float" office:value="6862.861968">
            <text:p>6862,861968</text:p>
          </table:table-cell>
          <table:table-cell office:value-type="float" office:value="13442.918741">
            <text:p>13442,918741</text:p>
          </table:table-cell>
          <table:table-cell office:value-type="float" office:value="57298.233324">
            <text:p>57298,233324</text:p>
          </table:table-cell>
          <table:table-cell office:value-type="float" office:value="59871.100763">
            <text:p>59871,100763</text:p>
          </table:table-cell>
          <table:table-cell office:value-type="float" office:value="58710.252247">
            <text:p>58710,252247</text:p>
          </table:table-cell>
          <table:table-cell office:value-type="float" office:value="5966.856448">
            <text:p>5966,856448</text:p>
          </table:table-cell>
          <table:table-cell office:value-type="float" office:value="7455.095166">
            <text:p>7455,095166</text:p>
          </table:table-cell>
          <table:table-cell office:value-type="float" office:value="13982.705442">
            <text:p>13982,705442</text:p>
          </table:table-cell>
          <table:table-cell office:value-type="float" office:value="5751.78374">
            <text:p>5751,78374</text:p>
          </table:table-cell>
          <table:table-cell office:value-type="float" office:value="15479.228987">
            <text:p>15479,228987</text:p>
          </table:table-cell>
          <table:table-cell office:value-type="float" office:value="5366.302412">
            <text:p>5366,302412</text:p>
          </table:table-cell>
          <table:table-cell office:value-type="float" office:value="5860.398981">
            <text:p>5860,398981</text:p>
          </table:table-cell>
          <table:table-cell office:value-type="float" office:value="56255.180988">
            <text:p>56255,180988</text:p>
          </table:table-cell>
          <table:table-cell office:value-type="float" office:value="7334.537624">
            <text:p>7334,537624</text:p>
          </table:table-cell>
          <table:table-cell office:value-type="float" office:value="65161.749111">
            <text:p>65161,749111</text:p>
          </table:table-cell>
          <table:table-cell office:value-type="float" office:value="7352.280337">
            <text:p>7352,280337</text:p>
          </table:table-cell>
          <table:table-cell office:value-type="float" office:value="6071.367833">
            <text:p>6071,367833</text:p>
          </table:table-cell>
          <table:table-cell office:value-type="float" office:value="7255.94837">
            <text:p>7255,94837</text:p>
          </table:table-cell>
          <table:table-cell office:value-type="float" office:value="7145.045055">
            <text:p>7145,045055</text:p>
          </table:table-cell>
          <table:table-cell office:value-type="float" office:value="6521.940694">
            <text:p>6521,940694</text:p>
          </table:table-cell>
          <table:table-cell office:value-type="float" office:value="8597.72828">
            <text:p>8597,72828</text:p>
          </table:table-cell>
          <table:table-cell office:value-type="float" office:value="14092.269966">
            <text:p>14092,269966</text:p>
          </table:table-cell>
          <table:table-cell office:value-type="float" office:value="6219.177076">
            <text:p>6219,177076</text:p>
          </table:table-cell>
          <table:table-cell office:value-type="float" office:value="65791.550814">
            <text:p>65791,550814</text:p>
          </table:table-cell>
          <table:table-cell office:value-type="float" office:value="56205.866484">
            <text:p>56205,866484</text:p>
          </table:table-cell>
          <table:table-cell office:value-type="float" office:value="5978.982121">
            <text:p>5978,982121</text:p>
          </table:table-cell>
          <table:table-cell office:value-type="float" office:value="13701.613373">
            <text:p>13701,613373</text:p>
          </table:table-cell>
          <table:table-cell office:value-type="float" office:value="5877.559162">
            <text:p>5877,559162</text:p>
          </table:table-cell>
          <table:table-cell office:value-type="float" office:value="7170.310202">
            <text:p>7170,310202</text:p>
          </table:table-cell>
          <table:table-cell office:value-type="float" office:value="57068.891952">
            <text:p>57068,891952</text:p>
          </table:table-cell>
          <table:table-cell office:value-type="float" office:value="58535.702441">
            <text:p>58535,702441</text:p>
          </table:table-cell>
          <table:table-cell office:value-type="float" office:value="6216.243725">
            <text:p>6216,243725</text:p>
          </table:table-cell>
          <table:table-cell office:value-type="float" office:value="5016.322459">
            <text:p>5016,322459</text:p>
          </table:table-cell>
          <table:table-cell office:value-type="float" office:value="6694.890944">
            <text:p>6694,890944</text:p>
          </table:table-cell>
          <table:table-cell office:value-type="float" office:value="66968.090838">
            <text:p>66968,090838</text:p>
          </table:table-cell>
          <table:table-cell office:value-type="float" office:value="6961.585089">
            <text:p>6961,585089</text:p>
          </table:table-cell>
          <table:table-cell office:value-type="float" office:value="5261.521314">
            <text:p>5261,521314</text:p>
          </table:table-cell>
          <table:table-cell office:value-type="float" office:value="5745.369626">
            <text:p>5745,369626</text:p>
          </table:table-cell>
          <table:table-cell office:value-type="float" office:value="5991.230969">
            <text:p>5991,230969</text:p>
          </table:table-cell>
          <table:table-cell office:value-type="float" office:value="14838.759572">
            <text:p>14838,759572</text:p>
          </table:table-cell>
          <table:table-cell office:value-type="float" office:value="4688.579707">
            <text:p>4688,579707</text:p>
          </table:table-cell>
          <table:table-cell office:value-type="float" office:value="5271.009462">
            <text:p>5271,009462</text:p>
          </table:table-cell>
          <table:table-cell office:value-type="float" office:value="5373.552111">
            <text:p>5373,552111</text:p>
          </table:table-cell>
          <table:table-cell office:value-type="float" office:value="13695.201011">
            <text:p>13695,201011</text:p>
          </table:table-cell>
          <table:table-cell office:value-type="float" office:value="13607.965779">
            <text:p>13607,965779</text:p>
          </table:table-cell>
          <table:table-cell office:value-type="float" office:value="55731.39859">
            <text:p>55731,39859</text:p>
          </table:table-cell>
          <table:table-cell office:value-type="float" office:value="65090.557295">
            <text:p>65090,557295</text:p>
          </table:table-cell>
          <table:table-cell office:value-type="float" office:value="56836.038164">
            <text:p>56836,038164</text:p>
          </table:table-cell>
          <table:table-cell office:value-type="float" office:value="13182.990425">
            <text:p>13182,990425</text:p>
          </table:table-cell>
          <table:table-cell office:value-type="float" office:value="7156.863295">
            <text:p>7156,863295</text:p>
          </table:table-cell>
          <table:table-cell office:value-type="float" office:value="5834.398495">
            <text:p>5834,398495</text:p>
          </table:table-cell>
          <table:table-cell office:value-type="float" office:value="6546.149107">
            <text:p>6546,149107</text:p>
          </table:table-cell>
          <table:table-cell office:value-type="float" office:value="57183.363055">
            <text:p>57183,363055</text:p>
          </table:table-cell>
          <table:table-cell office:value-type="float" office:value="56906.107626">
            <text:p>56906,107626</text:p>
          </table:table-cell>
          <table:table-cell office:value-type="float" office:value="58842.791106">
            <text:p>58842,791106</text:p>
          </table:table-cell>
          <table:table-cell office:value-type="float" office:value="56274.521672">
            <text:p>56274,521672</text:p>
          </table:table-cell>
          <table:table-cell office:value-type="float" office:value="63507.089786">
            <text:p>63507,089786</text:p>
          </table:table-cell>
          <table:table-cell office:value-type="float" office:value="63110.893286">
            <text:p>63110,893286</text:p>
          </table:table-cell>
          <table:table-cell office:value-type="float" office:value="7287.304392">
            <text:p>7287,304392</text:p>
          </table:table-cell>
          <table:table-cell office:value-type="float" office:value="7133.057745">
            <text:p>7133,057745</text:p>
          </table:table-cell>
          <table:table-cell office:value-type="float" office:value="5359.565851">
            <text:p>5359,565851</text:p>
          </table:table-cell>
          <table:table-cell office:value-type="float" office:value="13306.756756">
            <text:p>13306,756756</text:p>
          </table:table-cell>
          <table:table-cell office:value-type="float" office:value="6221.629073">
            <text:p>6221,629073</text:p>
          </table:table-cell>
          <table:table-cell office:value-type="float" office:value="6464.151304">
            <text:p>6464,151304</text:p>
          </table:table-cell>
          <table:table-cell office:value-type="float" office:value="55482.311513">
            <text:p>55482,311513</text:p>
          </table:table-cell>
          <table:table-cell office:value-type="float" office:value="62971.383357">
            <text:p>62971,383357</text:p>
          </table:table-cell>
          <table:table-cell office:value-type="float" office:value="56463.768131">
            <text:p>56463,768131</text:p>
          </table:table-cell>
          <table:table-cell office:value-type="float" office:value="56649.783351">
            <text:p>56649,783351</text:p>
          </table:table-cell>
          <table:table-cell office:value-type="float" office:value="4931.889838">
            <text:p>4931,889838</text:p>
          </table:table-cell>
          <table:table-cell office:value-type="float" office:value="58081.39724">
            <text:p>58081,39724</text:p>
          </table:table-cell>
          <table:table-cell office:value-type="float" office:value="55378.841323">
            <text:p>55378,841323</text:p>
          </table:table-cell>
          <table:table-cell office:value-type="float" office:value="12822.660142">
            <text:p>12822,660142</text:p>
          </table:table-cell>
          <table:table-cell office:value-type="float" office:value="6866.813831">
            <text:p>6866,813831</text:p>
          </table:table-cell>
          <table:table-cell office:value-type="float" office:value="6581.699409">
            <text:p>6581,699409</text:p>
          </table:table-cell>
          <table:table-cell office:value-type="float" office:value="5556.839068">
            <text:p>5556,839068</text:p>
          </table:table-cell>
          <table:table-cell office:value-type="float" office:value="7616.305024">
            <text:p>7616,305024</text:p>
          </table:table-cell>
          <table:table-cell office:value-type="float" office:value="6231.018909">
            <text:p>6231,018909</text:p>
          </table:table-cell>
          <table:table-cell office:value-type="float" office:value="13029.254854">
            <text:p>13029,254854</text:p>
          </table:table-cell>
          <table:table-cell office:value-type="float" office:value="57058.085551">
            <text:p>57058,085551</text:p>
          </table:table-cell>
          <table:table-cell office:value-type="float" office:value="61519.686446">
            <text:p>61519,686446</text:p>
          </table:table-cell>
          <table:table-cell office:value-type="float" office:value="13487.86401">
            <text:p>13487,86401</text:p>
          </table:table-cell>
          <table:table-cell office:value-type="float" office:value="55764.711787">
            <text:p>55764,711787</text:p>
          </table:table-cell>
          <table:table-cell office:value-type="float" office:value="7479.577872">
            <text:p>7479,577872</text:p>
          </table:table-cell>
          <table:table-cell office:value-type="float" office:value="6138.303325">
            <text:p>6138,303325</text:p>
          </table:table-cell>
          <table:table-cell office:value-type="float" office:value="5235.023278">
            <text:p>5235,023278</text:p>
          </table:table-cell>
          <table:table-cell office:value-type="float" office:value="5934.428286">
            <text:p>5934,428286</text:p>
          </table:table-cell>
          <table:table-cell office:value-type="float" office:value="7528.394676">
            <text:p>7528,394676</text:p>
          </table:table-cell>
          <table:table-cell office:value-type="float" office:value="6154.360187">
            <text:p>6154,360187</text:p>
          </table:table-cell>
          <table:table-cell office:value-type="float" office:value="54775.568417">
            <text:p>54775,568417</text:p>
          </table:table-cell>
          <table:table-cell office:value-type="float" office:value="54859.813921">
            <text:p>54859,813921</text:p>
          </table:table-cell>
          <table:table-cell office:value-type="float" office:value="6173.16342">
            <text:p>6173,16342</text:p>
          </table:table-cell>
          <table:table-cell office:value-type="float" office:value="56737.009251">
            <text:p>56737,009251</text:p>
          </table:table-cell>
          <table:table-cell office:value-type="float" office:value="4979.454794">
            <text:p>4979,454794</text:p>
          </table:table-cell>
          <table:table-cell office:value-type="float" office:value="54521.642913">
            <text:p>54521,642913</text:p>
          </table:table-cell>
          <table:table-cell office:value-type="float" office:value="15733.612041">
            <text:p>15733,612041</text:p>
          </table:table-cell>
          <table:table-cell office:value-type="float" office:value="54460.789097">
            <text:p>54460,789097</text:p>
          </table:table-cell>
          <table:table-cell office:value-type="float" office:value="6564.174941">
            <text:p>6564,174941</text:p>
          </table:table-cell>
          <table:table-cell office:value-type="float" office:value="16278.798534">
            <text:p>16278,798534</text:p>
          </table:table-cell>
          <table:table-cell office:value-type="float" office:value="6238.68196">
            <text:p>6238,68196</text:p>
          </table:table-cell>
          <table:table-cell office:value-type="float" office:value="14520.295254">
            <text:p>14520,295254</text:p>
          </table:table-cell>
          <table:table-cell office:value-type="float" office:value="13171.791893">
            <text:p>13171,791893</text:p>
          </table:table-cell>
        </table:table-row>
        <table:table-row table:style-name="ro1">
          <table:table-cell>
            <draw:frame table:end-cell-address="Arkusz1.E36" table:end-x="1.636cm" table:end-y="0.187cm" draw:z-index="0" draw:style-name="gr1" draw:text-style-name="P1" svg:width="12.888cm" svg:height="12.917cm" svg:x="0.21cm" svg:y="0.367cm">
              <draw:object draw:notify-on-update-of-ranges="Arkusz1.A1:Arkusz1.A1 Arkusz1.B1:Arkusz1.SG1 Arkusz1.A2:Arkusz1.A2 Arkusz1.B2:Arkusz1.S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Arkusz1.J36" table:end-x="0.942cm" table:end-y="0.347cm" draw:z-index="1" draw:style-name="gr1" draw:text-style-name="P1" svg:width="12.82cm" svg:height="13.257cm" svg:x="1.636cm" svg:y="0.187cm">
              <draw:object draw:notify-on-update-of-ranges="Arkusz1.A3:Arkusz1.A3 Arkusz1.B3:Arkusz1.SG3 Arkusz1.A4:Arkusz1.A4 Arkusz1.B4:Arkusz1.SG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Arkusz1.N35" table:end-x="2.161cm" table:end-y="0.453cm" draw:z-index="2" draw:style-name="gr1" draw:text-style-name="P1" svg:width="11.935cm" svg:height="12.991cm" svg:x="0.805cm" svg:y="0.108cm">
              <draw:object draw:notify-on-update-of-ranges="Arkusz1.A5:Arkusz1.A5 Arkusz1.B5:Arkusz1.SG5 Arkusz1.A6:Arkusz1.A6 Arkusz1.B6:Arkusz1.SG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9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13:11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3:11:32.79</dc:date>
    <dc:creator>Szymon Durak</dc:creator>
    <meta:generator>OpenOffice/4.1.2$Win32 OpenOffice.org_project/412m3$Build-9782</meta:generator>
    <meta:editing-duration>PT11M19S</meta:editing-duration>
    <meta:editing-cycles>1</meta:editing-cycles>
    <meta:document-statistic meta:table-count="1" meta:cell-count="30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89cm" svg:height="12.918cm" xlink:href=".." xlink:type="simple" chart:class="chart:line" chart:style-name="ch1">
        <chart:title svg:x="5.752cm" svg:y="0.394cm" chart:style-name="ch2">
          <text:p>MAPE</text:p>
        </chart:title>
        <chart:subtitle svg:x="5.514cm" svg:y="1.431cm" chart:style-name="ch3">
          <text:p>Network 1</text:p>
        </chart:subtitle>
        <chart:legend chart:legend-position="bottom" svg:x="2.571cm" svg:y="12.109cm" style:legend-expansion="wide" chart:style-name="ch4"/>
        <chart:plot-area chart:style-name="ch5" table:cell-range-address="Arkusz1.A1:Arkusz1.SG2" chart:data-source-has-labels="column" svg:x="0.707cm" svg:y="2.63cm" svg:width="11.668cm" svg:height="8.801cm">
          <chartooo:coordinate-region svg:x="2.254cm" svg:y="2.842cm" svg:width="9.92cm" svg:height="7.49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SG1" chart:label-cell-address="Arkusz1.A1:Arkusz1.A1" chart:class="chart:line">
            <chart:data-point chart:repeated="500"/>
          </chart:series>
          <chart:series chart:style-name="ch10" chart:values-cell-range-address="Arkusz1.B2:Arkusz1.SG2" chart:label-cell-address="Arkusz1.A2:Arkusz1.A2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49050.018364">
                <text:p>49050.018364</text:p>
                <draw:g>
                  <svg:desc>Arkusz1.B1:Arkusz1.SG1</svg:desc>
                </draw:g>
              </table:table-cell>
              <table:table-cell office:value-type="float" office:value="49154.677493">
                <text:p>49154.677493</text:p>
              </table:table-cell>
              <table:table-cell office:value-type="float" office:value="12654.371845">
                <text:p>12654.371845</text:p>
              </table:table-cell>
              <table:table-cell office:value-type="float" office:value="53742.902787">
                <text:p>53742.902787</text:p>
              </table:table-cell>
              <table:table-cell office:value-type="float" office:value="61097.352835">
                <text:p>61097.352835</text:p>
              </table:table-cell>
              <table:table-cell office:value-type="float" office:value="63330.41841">
                <text:p>63330.41841</text:p>
              </table:table-cell>
              <table:table-cell office:value-type="float" office:value="63838.445452">
                <text:p>63838.445452</text:p>
              </table:table-cell>
              <table:table-cell office:value-type="float" office:value="12248.720491">
                <text:p>12248.720491</text:p>
              </table:table-cell>
              <table:table-cell office:value-type="float" office:value="67687.802297">
                <text:p>67687.802297</text:p>
              </table:table-cell>
              <table:table-cell office:value-type="float" office:value="69858.489367">
                <text:p>69858.489367</text:p>
              </table:table-cell>
              <table:table-cell office:value-type="float" office:value="73141.840873">
                <text:p>73141.840873</text:p>
              </table:table-cell>
              <table:table-cell office:value-type="float" office:value="74122.783529">
                <text:p>74122.783529</text:p>
              </table:table-cell>
              <table:table-cell office:value-type="float" office:value="9706.171782">
                <text:p>9706.171782</text:p>
              </table:table-cell>
              <table:table-cell office:value-type="float" office:value="10322.99736">
                <text:p>10322.99736</text:p>
              </table:table-cell>
              <table:table-cell office:value-type="float" office:value="77491.742424">
                <text:p>77491.742424</text:p>
              </table:table-cell>
              <table:table-cell office:value-type="float" office:value="79674.808054">
                <text:p>79674.808054</text:p>
              </table:table-cell>
              <table:table-cell office:value-type="float" office:value="8421.889428">
                <text:p>8421.889428</text:p>
              </table:table-cell>
              <table:table-cell office:value-type="float" office:value="10191.341876">
                <text:p>10191.341876</text:p>
              </table:table-cell>
              <table:table-cell office:value-type="float" office:value="85771.767159">
                <text:p>85771.767159</text:p>
              </table:table-cell>
              <table:table-cell office:value-type="float" office:value="88127.047727">
                <text:p>88127.047727</text:p>
              </table:table-cell>
              <table:table-cell office:value-type="float" office:value="87099.410943">
                <text:p>87099.410943</text:p>
              </table:table-cell>
              <table:table-cell office:value-type="float" office:value="9940.478812">
                <text:p>9940.478812</text:p>
              </table:table-cell>
              <table:table-cell office:value-type="float" office:value="9502.105809">
                <text:p>9502.105809</text:p>
              </table:table-cell>
              <table:table-cell office:value-type="float" office:value="92480.514504">
                <text:p>92480.514504</text:p>
              </table:table-cell>
              <table:table-cell office:value-type="float" office:value="9348.456602">
                <text:p>9348.456602</text:p>
              </table:table-cell>
              <table:table-cell office:value-type="float" office:value="95310.616977">
                <text:p>95310.616977</text:p>
              </table:table-cell>
              <table:table-cell office:value-type="float" office:value="95043.424885">
                <text:p>95043.424885</text:p>
              </table:table-cell>
              <table:table-cell office:value-type="float" office:value="97116.216756">
                <text:p>97116.216756</text:p>
              </table:table-cell>
              <table:table-cell office:value-type="float" office:value="98844.732473">
                <text:p>98844.732473</text:p>
              </table:table-cell>
              <table:table-cell office:value-type="float" office:value="8989.243357">
                <text:p>8989.243357</text:p>
              </table:table-cell>
              <table:table-cell office:value-type="float" office:value="100500.128407">
                <text:p>100500.128407</text:p>
              </table:table-cell>
              <table:table-cell office:value-type="float" office:value="101275.225667">
                <text:p>101275.225667</text:p>
              </table:table-cell>
              <table:table-cell office:value-type="float" office:value="7652.795584">
                <text:p>7652.795584</text:p>
              </table:table-cell>
              <table:table-cell office:value-type="float" office:value="7352.036054">
                <text:p>7352.036054</text:p>
              </table:table-cell>
              <table:table-cell office:value-type="float" office:value="103939.793575">
                <text:p>103939.793575</text:p>
              </table:table-cell>
              <table:table-cell office:value-type="float" office:value="103591.502448">
                <text:p>103591.502448</text:p>
              </table:table-cell>
              <table:table-cell office:value-type="float" office:value="104947.158592">
                <text:p>104947.158592</text:p>
              </table:table-cell>
              <table:table-cell office:value-type="float" office:value="106742.719236">
                <text:p>106742.719236</text:p>
              </table:table-cell>
              <table:table-cell office:value-type="float" office:value="106957.283731">
                <text:p>106957.283731</text:p>
              </table:table-cell>
              <table:table-cell office:value-type="float" office:value="8260.884708">
                <text:p>8260.884708</text:p>
              </table:table-cell>
              <table:table-cell office:value-type="float" office:value="7726.128118">
                <text:p>7726.128118</text:p>
              </table:table-cell>
              <table:table-cell office:value-type="float" office:value="109404.962303">
                <text:p>109404.962303</text:p>
              </table:table-cell>
              <table:table-cell office:value-type="float" office:value="109619.797355">
                <text:p>109619.797355</text:p>
              </table:table-cell>
              <table:table-cell office:value-type="float" office:value="6500.999466">
                <text:p>6500.999466</text:p>
              </table:table-cell>
              <table:table-cell office:value-type="float" office:value="7695.760659">
                <text:p>7695.760659</text:p>
              </table:table-cell>
              <table:table-cell office:value-type="float" office:value="111245.377652">
                <text:p>111245.377652</text:p>
              </table:table-cell>
              <table:table-cell office:value-type="float" office:value="111447.296732">
                <text:p>111447.296732</text:p>
              </table:table-cell>
              <table:table-cell office:value-type="float" office:value="112567.317436">
                <text:p>112567.317436</text:p>
              </table:table-cell>
              <table:table-cell office:value-type="float" office:value="111823.723624">
                <text:p>111823.723624</text:p>
              </table:table-cell>
              <table:table-cell office:value-type="float" office:value="111931.100762">
                <text:p>111931.100762</text:p>
              </table:table-cell>
              <table:table-cell office:value-type="float" office:value="113002.712313">
                <text:p>113002.712313</text:p>
              </table:table-cell>
              <table:table-cell office:value-type="float" office:value="114210.72574">
                <text:p>114210.72574</text:p>
              </table:table-cell>
              <table:table-cell office:value-type="float" office:value="6636.905926">
                <text:p>6636.905926</text:p>
              </table:table-cell>
              <table:table-cell office:value-type="float" office:value="113883.909618">
                <text:p>113883.909618</text:p>
              </table:table-cell>
              <table:table-cell office:value-type="float" office:value="114620.478787">
                <text:p>114620.478787</text:p>
              </table:table-cell>
              <table:table-cell office:value-type="float" office:value="6835.424232">
                <text:p>6835.424232</text:p>
              </table:table-cell>
              <table:table-cell office:value-type="float" office:value="7082.099502">
                <text:p>7082.099502</text:p>
              </table:table-cell>
              <table:table-cell office:value-type="float" office:value="116166.145292">
                <text:p>116166.145292</text:p>
              </table:table-cell>
              <table:table-cell office:value-type="float" office:value="6715.736123">
                <text:p>6715.736123</text:p>
              </table:table-cell>
              <table:table-cell office:value-type="float" office:value="116331.041225">
                <text:p>116331.041225</text:p>
              </table:table-cell>
              <table:table-cell office:value-type="float" office:value="6380.988077">
                <text:p>6380.988077</text:p>
              </table:table-cell>
              <table:table-cell office:value-type="float" office:value="116796.961042">
                <text:p>116796.961042</text:p>
              </table:table-cell>
              <table:table-cell office:value-type="float" office:value="117619.524984">
                <text:p>117619.524984</text:p>
              </table:table-cell>
              <table:table-cell office:value-type="float" office:value="7221.310286">
                <text:p>7221.310286</text:p>
              </table:table-cell>
              <table:table-cell office:value-type="float" office:value="118346.496969">
                <text:p>118346.496969</text:p>
              </table:table-cell>
              <table:table-cell office:value-type="float" office:value="118674.590595">
                <text:p>118674.590595</text:p>
              </table:table-cell>
              <table:table-cell office:value-type="float" office:value="6617.539668">
                <text:p>6617.539668</text:p>
              </table:table-cell>
              <table:table-cell office:value-type="float" office:value="118061.984822">
                <text:p>118061.984822</text:p>
              </table:table-cell>
              <table:table-cell office:value-type="float" office:value="117422.690936">
                <text:p>117422.690936</text:p>
              </table:table-cell>
              <table:table-cell office:value-type="float" office:value="119858.586362">
                <text:p>119858.586362</text:p>
              </table:table-cell>
              <table:table-cell office:value-type="float" office:value="6186.763966">
                <text:p>6186.763966</text:p>
              </table:table-cell>
              <table:table-cell office:value-type="float" office:value="119251.446571">
                <text:p>119251.446571</text:p>
              </table:table-cell>
              <table:table-cell office:value-type="float" office:value="6909.708348">
                <text:p>6909.708348</text:p>
              </table:table-cell>
              <table:table-cell office:value-type="float" office:value="119198.145584">
                <text:p>119198.145584</text:p>
              </table:table-cell>
              <table:table-cell office:value-type="float" office:value="6254.213136">
                <text:p>6254.213136</text:p>
              </table:table-cell>
              <table:table-cell office:value-type="float" office:value="119876.598759">
                <text:p>119876.598759</text:p>
              </table:table-cell>
              <table:table-cell office:value-type="float" office:value="120431.74286">
                <text:p>120431.74286</text:p>
              </table:table-cell>
              <table:table-cell office:value-type="float" office:value="119988.544928">
                <text:p>119988.544928</text:p>
              </table:table-cell>
              <table:table-cell office:value-type="float" office:value="119624.562097">
                <text:p>119624.562097</text:p>
              </table:table-cell>
              <table:table-cell office:value-type="float" office:value="6526.214924">
                <text:p>6526.214924</text:p>
              </table:table-cell>
              <table:table-cell office:value-type="float" office:value="120075.232042">
                <text:p>120075.232042</text:p>
              </table:table-cell>
              <table:table-cell office:value-type="float" office:value="6983.609624">
                <text:p>6983.609624</text:p>
              </table:table-cell>
              <table:table-cell office:value-type="float" office:value="120578.010195">
                <text:p>120578.010195</text:p>
              </table:table-cell>
              <table:table-cell office:value-type="float" office:value="121139.479417">
                <text:p>121139.479417</text:p>
              </table:table-cell>
              <table:table-cell office:value-type="float" office:value="7061.992678">
                <text:p>7061.992678</text:p>
              </table:table-cell>
              <table:table-cell office:value-type="float" office:value="7004.370733">
                <text:p>7004.370733</text:p>
              </table:table-cell>
              <table:table-cell office:value-type="float" office:value="120961.135026">
                <text:p>120961.135026</text:p>
              </table:table-cell>
              <table:table-cell office:value-type="float" office:value="6094.888767">
                <text:p>6094.888767</text:p>
              </table:table-cell>
              <table:table-cell office:value-type="float" office:value="120902.651721">
                <text:p>120902.651721</text:p>
              </table:table-cell>
              <table:table-cell office:value-type="float" office:value="120529.476189">
                <text:p>120529.476189</text:p>
              </table:table-cell>
              <table:table-cell office:value-type="float" office:value="121169.27083">
                <text:p>121169.27083</text:p>
              </table:table-cell>
              <table:table-cell office:value-type="float" office:value="6892.554402">
                <text:p>6892.554402</text:p>
              </table:table-cell>
              <table:table-cell office:value-type="float" office:value="6608.553079">
                <text:p>6608.553079</text:p>
              </table:table-cell>
              <table:table-cell office:value-type="float" office:value="120879.4378">
                <text:p>120879.4378</text:p>
              </table:table-cell>
              <table:table-cell office:value-type="float" office:value="6118.841662">
                <text:p>6118.841662</text:p>
              </table:table-cell>
              <table:table-cell office:value-type="float" office:value="121677.934845">
                <text:p>121677.934845</text:p>
              </table:table-cell>
              <table:table-cell office:value-type="float" office:value="6781.793241">
                <text:p>6781.793241</text:p>
              </table:table-cell>
              <table:table-cell office:value-type="float" office:value="121435.616868">
                <text:p>121435.616868</text:p>
              </table:table-cell>
              <table:table-cell office:value-type="float" office:value="121288.916603">
                <text:p>121288.916603</text:p>
              </table:table-cell>
              <table:table-cell office:value-type="float" office:value="121845.457949">
                <text:p>121845.457949</text:p>
              </table:table-cell>
              <table:table-cell office:value-type="float" office:value="6041.383926">
                <text:p>6041.383926</text:p>
              </table:table-cell>
              <table:table-cell office:value-type="float" office:value="121553.066649">
                <text:p>121553.066649</text:p>
              </table:table-cell>
              <table:table-cell office:value-type="float" office:value="121878.797266">
                <text:p>121878.797266</text:p>
              </table:table-cell>
              <table:table-cell office:value-type="float" office:value="121546.298921">
                <text:p>121546.298921</text:p>
              </table:table-cell>
              <table:table-cell office:value-type="float" office:value="120721.513963">
                <text:p>120721.513963</text:p>
              </table:table-cell>
              <table:table-cell office:value-type="float" office:value="5955.268319">
                <text:p>5955.268319</text:p>
              </table:table-cell>
              <table:table-cell office:value-type="float" office:value="121524.530209">
                <text:p>121524.530209</text:p>
              </table:table-cell>
              <table:table-cell office:value-type="float" office:value="121403.422812">
                <text:p>121403.422812</text:p>
              </table:table-cell>
              <table:table-cell office:value-type="float" office:value="121771.8174">
                <text:p>121771.8174</text:p>
              </table:table-cell>
              <table:table-cell office:value-type="float" office:value="121641.792546">
                <text:p>121641.792546</text:p>
              </table:table-cell>
              <table:table-cell office:value-type="float" office:value="5940.169461">
                <text:p>5940.169461</text:p>
              </table:table-cell>
              <table:table-cell office:value-type="float" office:value="6372.728229">
                <text:p>6372.728229</text:p>
              </table:table-cell>
              <table:table-cell office:value-type="float" office:value="121121.965905">
                <text:p>121121.965905</text:p>
              </table:table-cell>
              <table:table-cell office:value-type="float" office:value="122102.016903">
                <text:p>122102.016903</text:p>
              </table:table-cell>
              <table:table-cell office:value-type="float" office:value="121192.711956">
                <text:p>121192.711956</text:p>
              </table:table-cell>
              <table:table-cell office:value-type="float" office:value="121017.986175">
                <text:p>121017.986175</text:p>
              </table:table-cell>
              <table:table-cell office:value-type="float" office:value="121333.97903">
                <text:p>121333.97903</text:p>
              </table:table-cell>
              <table:table-cell office:value-type="float" office:value="6157.242472">
                <text:p>6157.242472</text:p>
              </table:table-cell>
              <table:table-cell office:value-type="float" office:value="6532.949915">
                <text:p>6532.949915</text:p>
              </table:table-cell>
              <table:table-cell office:value-type="float" office:value="121626.972233">
                <text:p>121626.972233</text:p>
              </table:table-cell>
              <table:table-cell office:value-type="float" office:value="121427.654089">
                <text:p>121427.654089</text:p>
              </table:table-cell>
              <table:table-cell office:value-type="float" office:value="121379.496846">
                <text:p>121379.496846</text:p>
              </table:table-cell>
              <table:table-cell office:value-type="float" office:value="6481.166955">
                <text:p>6481.166955</text:p>
              </table:table-cell>
              <table:table-cell office:value-type="float" office:value="121331.863362">
                <text:p>121331.863362</text:p>
              </table:table-cell>
              <table:table-cell office:value-type="float" office:value="121199.070899">
                <text:p>121199.070899</text:p>
              </table:table-cell>
              <table:table-cell office:value-type="float" office:value="5969.350535">
                <text:p>5969.350535</text:p>
              </table:table-cell>
              <table:table-cell office:value-type="float" office:value="6128.928238">
                <text:p>6128.928238</text:p>
              </table:table-cell>
              <table:table-cell office:value-type="float" office:value="121159.186814">
                <text:p>121159.186814</text:p>
              </table:table-cell>
              <table:table-cell office:value-type="float" office:value="121309.96827">
                <text:p>121309.96827</text:p>
              </table:table-cell>
              <table:table-cell office:value-type="float" office:value="121138.623166">
                <text:p>121138.623166</text:p>
              </table:table-cell>
              <table:table-cell office:value-type="float" office:value="121408.915023">
                <text:p>121408.915023</text:p>
              </table:table-cell>
              <table:table-cell office:value-type="float" office:value="6553.217261">
                <text:p>6553.217261</text:p>
              </table:table-cell>
              <table:table-cell office:value-type="float" office:value="120979.57958">
                <text:p>120979.57958</text:p>
              </table:table-cell>
              <table:table-cell office:value-type="float" office:value="5938.169294">
                <text:p>5938.169294</text:p>
              </table:table-cell>
              <table:table-cell office:value-type="float" office:value="120848.436613">
                <text:p>120848.436613</text:p>
              </table:table-cell>
              <table:table-cell office:value-type="float" office:value="6349.281584">
                <text:p>6349.281584</text:p>
              </table:table-cell>
              <table:table-cell office:value-type="float" office:value="120892.348884">
                <text:p>120892.348884</text:p>
              </table:table-cell>
              <table:table-cell office:value-type="float" office:value="120317.797367">
                <text:p>120317.797367</text:p>
              </table:table-cell>
              <table:table-cell office:value-type="float" office:value="120606.031059">
                <text:p>120606.031059</text:p>
              </table:table-cell>
              <table:table-cell office:value-type="float" office:value="119907.181197">
                <text:p>119907.181197</text:p>
              </table:table-cell>
              <table:table-cell office:value-type="float" office:value="120776.843685">
                <text:p>120776.843685</text:p>
              </table:table-cell>
              <table:table-cell office:value-type="float" office:value="120673.605382">
                <text:p>120673.605382</text:p>
              </table:table-cell>
              <table:table-cell office:value-type="float" office:value="5822.740785">
                <text:p>5822.740785</text:p>
              </table:table-cell>
              <table:table-cell office:value-type="float" office:value="5555.045731">
                <text:p>5555.045731</text:p>
              </table:table-cell>
              <table:table-cell office:value-type="float" office:value="120658.15258">
                <text:p>120658.15258</text:p>
              </table:table-cell>
              <table:table-cell office:value-type="float" office:value="6144.370686">
                <text:p>6144.370686</text:p>
              </table:table-cell>
              <table:table-cell office:value-type="float" office:value="6003.458008">
                <text:p>6003.458008</text:p>
              </table:table-cell>
              <table:table-cell office:value-type="float" office:value="119134.516867">
                <text:p>119134.516867</text:p>
              </table:table-cell>
              <table:table-cell office:value-type="float" office:value="120540.21647">
                <text:p>120540.21647</text:p>
              </table:table-cell>
              <table:table-cell office:value-type="float" office:value="120378.719675">
                <text:p>120378.719675</text:p>
              </table:table-cell>
              <table:table-cell office:value-type="float" office:value="6263.914305">
                <text:p>6263.914305</text:p>
              </table:table-cell>
              <table:table-cell office:value-type="float" office:value="6553.392811">
                <text:p>6553.392811</text:p>
              </table:table-cell>
              <table:table-cell office:value-type="float" office:value="120290.561312">
                <text:p>120290.561312</text:p>
              </table:table-cell>
              <table:table-cell office:value-type="float" office:value="6025.898361">
                <text:p>6025.898361</text:p>
              </table:table-cell>
              <table:table-cell office:value-type="float" office:value="6093.140672">
                <text:p>6093.140672</text:p>
              </table:table-cell>
              <table:table-cell office:value-type="float" office:value="5906.927569">
                <text:p>5906.927569</text:p>
              </table:table-cell>
              <table:table-cell office:value-type="float" office:value="5963.683702">
                <text:p>5963.683702</text:p>
              </table:table-cell>
              <table:table-cell office:value-type="float" office:value="119445.984445">
                <text:p>119445.984445</text:p>
              </table:table-cell>
              <table:table-cell office:value-type="float" office:value="118405.909766">
                <text:p>118405.909766</text:p>
              </table:table-cell>
              <table:table-cell office:value-type="float" office:value="120079.642799">
                <text:p>120079.642799</text:p>
              </table:table-cell>
              <table:table-cell office:value-type="float" office:value="6219.714805">
                <text:p>6219.714805</text:p>
              </table:table-cell>
              <table:table-cell office:value-type="float" office:value="118661.486889">
                <text:p>118661.486889</text:p>
              </table:table-cell>
              <table:table-cell office:value-type="float" office:value="119117.440502">
                <text:p>119117.440502</text:p>
              </table:table-cell>
              <table:table-cell office:value-type="float" office:value="6019.221395">
                <text:p>6019.221395</text:p>
              </table:table-cell>
              <table:table-cell office:value-type="float" office:value="118793.665131">
                <text:p>118793.665131</text:p>
              </table:table-cell>
              <table:table-cell office:value-type="float" office:value="118561.418147">
                <text:p>118561.418147</text:p>
              </table:table-cell>
              <table:table-cell office:value-type="float" office:value="119232.600279">
                <text:p>119232.600279</text:p>
              </table:table-cell>
              <table:table-cell office:value-type="float" office:value="118825.669388">
                <text:p>118825.669388</text:p>
              </table:table-cell>
              <table:table-cell office:value-type="float" office:value="118724.130918">
                <text:p>118724.130918</text:p>
              </table:table-cell>
              <table:table-cell office:value-type="float" office:value="118521.101674">
                <text:p>118521.101674</text:p>
              </table:table-cell>
              <table:table-cell office:value-type="float" office:value="118780.317819">
                <text:p>118780.317819</text:p>
              </table:table-cell>
              <table:table-cell office:value-type="float" office:value="6276.889612">
                <text:p>6276.889612</text:p>
              </table:table-cell>
              <table:table-cell office:value-type="float" office:value="118352.942735">
                <text:p>118352.942735</text:p>
              </table:table-cell>
              <table:table-cell office:value-type="float" office:value="118144.772577">
                <text:p>118144.772577</text:p>
              </table:table-cell>
              <table:table-cell office:value-type="float" office:value="5754.260578">
                <text:p>5754.260578</text:p>
              </table:table-cell>
              <table:table-cell office:value-type="float" office:value="118370.36796">
                <text:p>118370.36796</text:p>
              </table:table-cell>
              <table:table-cell office:value-type="float" office:value="5944.019869">
                <text:p>5944.019869</text:p>
              </table:table-cell>
              <table:table-cell office:value-type="float" office:value="118584.957553">
                <text:p>118584.957553</text:p>
              </table:table-cell>
              <table:table-cell office:value-type="float" office:value="118125.879255">
                <text:p>118125.879255</text:p>
              </table:table-cell>
              <table:table-cell office:value-type="float" office:value="6365.588627">
                <text:p>6365.588627</text:p>
              </table:table-cell>
              <table:table-cell office:value-type="float" office:value="117954.466655">
                <text:p>117954.466655</text:p>
              </table:table-cell>
              <table:table-cell office:value-type="float" office:value="117432.181893">
                <text:p>117432.181893</text:p>
              </table:table-cell>
              <table:table-cell office:value-type="float" office:value="117648.476739">
                <text:p>117648.476739</text:p>
              </table:table-cell>
              <table:table-cell office:value-type="float" office:value="117704.50512">
                <text:p>117704.50512</text:p>
              </table:table-cell>
              <table:table-cell office:value-type="float" office:value="5986.117956">
                <text:p>5986.117956</text:p>
              </table:table-cell>
              <table:table-cell office:value-type="float" office:value="117507.480367">
                <text:p>117507.480367</text:p>
              </table:table-cell>
              <table:table-cell office:value-type="float" office:value="5860.835245">
                <text:p>5860.835245</text:p>
              </table:table-cell>
              <table:table-cell office:value-type="float" office:value="117051.325209">
                <text:p>117051.325209</text:p>
              </table:table-cell>
              <table:table-cell office:value-type="float" office:value="5664.467188">
                <text:p>5664.467188</text:p>
              </table:table-cell>
              <table:table-cell office:value-type="float" office:value="117502.879953">
                <text:p>117502.879953</text:p>
              </table:table-cell>
              <table:table-cell office:value-type="float" office:value="117393.885921">
                <text:p>117393.885921</text:p>
              </table:table-cell>
              <table:table-cell office:value-type="float" office:value="116945.085166">
                <text:p>116945.085166</text:p>
              </table:table-cell>
              <table:table-cell office:value-type="float" office:value="117128.401723">
                <text:p>117128.401723</text:p>
              </table:table-cell>
              <table:table-cell office:value-type="float" office:value="5787.305993">
                <text:p>5787.305993</text:p>
              </table:table-cell>
              <table:table-cell office:value-type="float" office:value="117042.295593">
                <text:p>117042.295593</text:p>
              </table:table-cell>
              <table:table-cell office:value-type="float" office:value="117063.786597">
                <text:p>117063.786597</text:p>
              </table:table-cell>
              <table:table-cell office:value-type="float" office:value="116573.515706">
                <text:p>116573.515706</text:p>
              </table:table-cell>
              <table:table-cell office:value-type="float" office:value="116973.50451">
                <text:p>116973.50451</text:p>
              </table:table-cell>
              <table:table-cell office:value-type="float" office:value="116012.146027">
                <text:p>116012.146027</text:p>
              </table:table-cell>
              <table:table-cell office:value-type="float" office:value="6600.431971">
                <text:p>6600.431971</text:p>
              </table:table-cell>
              <table:table-cell office:value-type="float" office:value="6110.738461">
                <text:p>6110.738461</text:p>
              </table:table-cell>
              <table:table-cell office:value-type="float" office:value="115258.384966">
                <text:p>115258.384966</text:p>
              </table:table-cell>
              <table:table-cell office:value-type="float" office:value="116370.20412">
                <text:p>116370.20412</text:p>
              </table:table-cell>
              <table:table-cell office:value-type="float" office:value="115805.146555">
                <text:p>115805.146555</text:p>
              </table:table-cell>
              <table:table-cell office:value-type="float" office:value="115745.373179">
                <text:p>115745.373179</text:p>
              </table:table-cell>
              <table:table-cell office:value-type="float" office:value="6342.291495">
                <text:p>6342.291495</text:p>
              </table:table-cell>
              <table:table-cell office:value-type="float" office:value="5513.573643">
                <text:p>5513.573643</text:p>
              </table:table-cell>
              <table:table-cell office:value-type="float" office:value="115761.515743">
                <text:p>115761.515743</text:p>
              </table:table-cell>
              <table:table-cell office:value-type="float" office:value="5654.106428">
                <text:p>5654.106428</text:p>
              </table:table-cell>
              <table:table-cell office:value-type="float" office:value="115609.129907">
                <text:p>115609.129907</text:p>
              </table:table-cell>
              <table:table-cell office:value-type="float" office:value="5981.591574">
                <text:p>5981.591574</text:p>
              </table:table-cell>
              <table:table-cell office:value-type="float" office:value="115016.899386">
                <text:p>115016.899386</text:p>
              </table:table-cell>
              <table:table-cell office:value-type="float" office:value="6045.23525">
                <text:p>6045.23525</text:p>
              </table:table-cell>
              <table:table-cell office:value-type="float" office:value="115267.790288">
                <text:p>115267.790288</text:p>
              </table:table-cell>
              <table:table-cell office:value-type="float" office:value="115762.10292">
                <text:p>115762.10292</text:p>
              </table:table-cell>
              <table:table-cell office:value-type="float" office:value="115415.699323">
                <text:p>115415.699323</text:p>
              </table:table-cell>
              <table:table-cell office:value-type="float" office:value="115009.800598">
                <text:p>115009.800598</text:p>
              </table:table-cell>
              <table:table-cell office:value-type="float" office:value="5771.676777">
                <text:p>5771.676777</text:p>
              </table:table-cell>
              <table:table-cell office:value-type="float" office:value="115471.831641">
                <text:p>115471.831641</text:p>
              </table:table-cell>
              <table:table-cell office:value-type="float" office:value="114712.083886">
                <text:p>114712.083886</text:p>
              </table:table-cell>
              <table:table-cell office:value-type="float" office:value="5559.890824">
                <text:p>5559.890824</text:p>
              </table:table-cell>
              <table:table-cell office:value-type="float" office:value="5581.705723">
                <text:p>5581.705723</text:p>
              </table:table-cell>
              <table:table-cell office:value-type="float" office:value="114554.373298">
                <text:p>114554.373298</text:p>
              </table:table-cell>
              <table:table-cell office:value-type="float" office:value="6018.3108">
                <text:p>6018.3108</text:p>
              </table:table-cell>
              <table:table-cell office:value-type="float" office:value="114479.886212">
                <text:p>114479.886212</text:p>
              </table:table-cell>
              <table:table-cell office:value-type="float" office:value="114434.421508">
                <text:p>114434.421508</text:p>
              </table:table-cell>
              <table:table-cell office:value-type="float" office:value="5528.185329">
                <text:p>5528.185329</text:p>
              </table:table-cell>
              <table:table-cell office:value-type="float" office:value="5611.985852">
                <text:p>5611.985852</text:p>
              </table:table-cell>
              <table:table-cell office:value-type="float" office:value="114275.552239">
                <text:p>114275.552239</text:p>
              </table:table-cell>
              <table:table-cell office:value-type="float" office:value="114167.760059">
                <text:p>114167.760059</text:p>
              </table:table-cell>
              <table:table-cell office:value-type="float" office:value="113806.658834">
                <text:p>113806.658834</text:p>
              </table:table-cell>
              <table:table-cell office:value-type="float" office:value="114161.926462">
                <text:p>114161.926462</text:p>
              </table:table-cell>
              <table:table-cell office:value-type="float" office:value="114131.567203">
                <text:p>114131.567203</text:p>
              </table:table-cell>
              <table:table-cell office:value-type="float" office:value="113674.557112">
                <text:p>113674.557112</text:p>
              </table:table-cell>
              <table:table-cell office:value-type="float" office:value="113350.899782">
                <text:p>113350.899782</text:p>
              </table:table-cell>
              <table:table-cell office:value-type="float" office:value="113924.138885">
                <text:p>113924.138885</text:p>
              </table:table-cell>
              <table:table-cell office:value-type="float" office:value="5538.26414">
                <text:p>5538.26414</text:p>
              </table:table-cell>
              <table:table-cell office:value-type="float" office:value="113318.341587">
                <text:p>113318.341587</text:p>
              </table:table-cell>
              <table:table-cell office:value-type="float" office:value="113180.071707">
                <text:p>113180.071707</text:p>
              </table:table-cell>
              <table:table-cell office:value-type="float" office:value="114080.99523">
                <text:p>114080.99523</text:p>
              </table:table-cell>
              <table:table-cell office:value-type="float" office:value="6007.149137">
                <text:p>6007.149137</text:p>
              </table:table-cell>
              <table:table-cell office:value-type="float" office:value="113122.4448">
                <text:p>113122.4448</text:p>
              </table:table-cell>
              <table:table-cell office:value-type="float" office:value="113289.378234">
                <text:p>113289.378234</text:p>
              </table:table-cell>
              <table:table-cell office:value-type="float" office:value="5613.130469">
                <text:p>5613.130469</text:p>
              </table:table-cell>
              <table:table-cell office:value-type="float" office:value="5631.130304">
                <text:p>5631.130304</text:p>
              </table:table-cell>
              <table:table-cell office:value-type="float" office:value="5597.944003">
                <text:p>5597.944003</text:p>
              </table:table-cell>
              <table:table-cell office:value-type="float" office:value="113347.81809">
                <text:p>113347.81809</text:p>
              </table:table-cell>
              <table:table-cell office:value-type="float" office:value="5754.275656">
                <text:p>5754.275656</text:p>
              </table:table-cell>
              <table:table-cell office:value-type="float" office:value="5391.907979">
                <text:p>5391.907979</text:p>
              </table:table-cell>
              <table:table-cell office:value-type="float" office:value="113025.370446">
                <text:p>113025.370446</text:p>
              </table:table-cell>
              <table:table-cell office:value-type="float" office:value="5439.633356">
                <text:p>5439.633356</text:p>
              </table:table-cell>
              <table:table-cell office:value-type="float" office:value="5362.843412">
                <text:p>5362.843412</text:p>
              </table:table-cell>
              <table:table-cell office:value-type="float" office:value="112287.157173">
                <text:p>112287.157173</text:p>
              </table:table-cell>
              <table:table-cell office:value-type="float" office:value="112447.799537">
                <text:p>112447.799537</text:p>
              </table:table-cell>
              <table:table-cell office:value-type="float" office:value="112670.8989">
                <text:p>112670.8989</text:p>
              </table:table-cell>
              <table:table-cell office:value-type="float" office:value="112222.967505">
                <text:p>112222.967505</text:p>
              </table:table-cell>
              <table:table-cell office:value-type="float" office:value="112092.478843">
                <text:p>112092.478843</text:p>
              </table:table-cell>
              <table:table-cell office:value-type="float" office:value="112375.588341">
                <text:p>112375.588341</text:p>
              </table:table-cell>
              <table:table-cell office:value-type="float" office:value="111687.919974">
                <text:p>111687.919974</text:p>
              </table:table-cell>
              <table:table-cell office:value-type="float" office:value="111966.952534">
                <text:p>111966.952534</text:p>
              </table:table-cell>
              <table:table-cell office:value-type="float" office:value="111516.324895">
                <text:p>111516.324895</text:p>
              </table:table-cell>
              <table:table-cell office:value-type="float" office:value="5181.27321">
                <text:p>5181.27321</text:p>
              </table:table-cell>
              <table:table-cell office:value-type="float" office:value="111524.174199">
                <text:p>111524.174199</text:p>
              </table:table-cell>
              <table:table-cell office:value-type="float" office:value="111674.455713">
                <text:p>111674.455713</text:p>
              </table:table-cell>
              <table:table-cell office:value-type="float" office:value="110911.943678">
                <text:p>110911.943678</text:p>
              </table:table-cell>
              <table:table-cell office:value-type="float" office:value="111615.278533">
                <text:p>111615.278533</text:p>
              </table:table-cell>
              <table:table-cell office:value-type="float" office:value="111884.712393">
                <text:p>111884.712393</text:p>
              </table:table-cell>
              <table:table-cell office:value-type="float" office:value="5697.227268">
                <text:p>5697.227268</text:p>
              </table:table-cell>
              <table:table-cell office:value-type="float" office:value="111155.833846">
                <text:p>111155.833846</text:p>
              </table:table-cell>
              <table:table-cell office:value-type="float" office:value="6011.112864">
                <text:p>6011.112864</text:p>
              </table:table-cell>
              <table:table-cell office:value-type="float" office:value="111240.983875">
                <text:p>111240.983875</text:p>
              </table:table-cell>
              <table:table-cell office:value-type="float" office:value="111360.275489">
                <text:p>111360.275489</text:p>
              </table:table-cell>
              <table:table-cell office:value-type="float" office:value="110973.016413">
                <text:p>110973.016413</text:p>
              </table:table-cell>
              <table:table-cell office:value-type="float" office:value="111050.210136">
                <text:p>111050.210136</text:p>
              </table:table-cell>
              <table:table-cell office:value-type="float" office:value="110941.091302">
                <text:p>110941.091302</text:p>
              </table:table-cell>
              <table:table-cell office:value-type="float" office:value="110766.142108">
                <text:p>110766.142108</text:p>
              </table:table-cell>
              <table:table-cell office:value-type="float" office:value="110621.593028">
                <text:p>110621.593028</text:p>
              </table:table-cell>
              <table:table-cell office:value-type="float" office:value="110917.641983">
                <text:p>110917.641983</text:p>
              </table:table-cell>
              <table:table-cell office:value-type="float" office:value="110470.956596">
                <text:p>110470.956596</text:p>
              </table:table-cell>
              <table:table-cell office:value-type="float" office:value="110110.880686">
                <text:p>110110.880686</text:p>
              </table:table-cell>
              <table:table-cell office:value-type="float" office:value="110669.508075">
                <text:p>110669.508075</text:p>
              </table:table-cell>
              <table:table-cell office:value-type="float" office:value="5620.710989">
                <text:p>5620.710989</text:p>
              </table:table-cell>
              <table:table-cell office:value-type="float" office:value="110145.488227">
                <text:p>110145.488227</text:p>
              </table:table-cell>
              <table:table-cell office:value-type="float" office:value="5866.228051">
                <text:p>5866.228051</text:p>
              </table:table-cell>
              <table:table-cell office:value-type="float" office:value="110116.703332">
                <text:p>110116.703332</text:p>
              </table:table-cell>
              <table:table-cell office:value-type="float" office:value="109908.830684">
                <text:p>109908.830684</text:p>
              </table:table-cell>
              <table:table-cell office:value-type="float" office:value="110326.345427">
                <text:p>110326.345427</text:p>
              </table:table-cell>
              <table:table-cell office:value-type="float" office:value="109990.453822">
                <text:p>109990.453822</text:p>
              </table:table-cell>
              <table:table-cell office:value-type="float" office:value="6026.401328">
                <text:p>6026.401328</text:p>
              </table:table-cell>
              <table:table-cell office:value-type="float" office:value="5444.637941">
                <text:p>5444.637941</text:p>
              </table:table-cell>
              <table:table-cell office:value-type="float" office:value="110035.252299">
                <text:p>110035.252299</text:p>
              </table:table-cell>
              <table:table-cell office:value-type="float" office:value="109873.164964">
                <text:p>109873.164964</text:p>
              </table:table-cell>
              <table:table-cell office:value-type="float" office:value="5774.525824">
                <text:p>5774.525824</text:p>
              </table:table-cell>
              <table:table-cell office:value-type="float" office:value="110007.586075">
                <text:p>110007.586075</text:p>
              </table:table-cell>
              <table:table-cell office:value-type="float" office:value="109708.62253">
                <text:p>109708.62253</text:p>
              </table:table-cell>
              <table:table-cell office:value-type="float" office:value="109251.78401">
                <text:p>109251.78401</text:p>
              </table:table-cell>
              <table:table-cell office:value-type="float" office:value="109337.857014">
                <text:p>109337.857014</text:p>
              </table:table-cell>
              <table:table-cell office:value-type="float" office:value="109263.016686">
                <text:p>109263.016686</text:p>
              </table:table-cell>
              <table:table-cell office:value-type="float" office:value="109614.560663">
                <text:p>109614.560663</text:p>
              </table:table-cell>
              <table:table-cell office:value-type="float" office:value="108800.463625">
                <text:p>108800.463625</text:p>
              </table:table-cell>
              <table:table-cell office:value-type="float" office:value="109052.132862">
                <text:p>109052.132862</text:p>
              </table:table-cell>
              <table:table-cell office:value-type="float" office:value="108750.748082">
                <text:p>108750.748082</text:p>
              </table:table-cell>
              <table:table-cell office:value-type="float" office:value="108301.484572">
                <text:p>108301.484572</text:p>
              </table:table-cell>
              <table:table-cell office:value-type="float" office:value="108876.782118">
                <text:p>108876.782118</text:p>
              </table:table-cell>
              <table:table-cell office:value-type="float" office:value="108698.892259">
                <text:p>108698.892259</text:p>
              </table:table-cell>
              <table:table-cell office:value-type="float" office:value="108538.359086">
                <text:p>108538.359086</text:p>
              </table:table-cell>
              <table:table-cell office:value-type="float" office:value="108622.309475">
                <text:p>108622.309475</text:p>
              </table:table-cell>
              <table:table-cell office:value-type="float" office:value="108625.506759">
                <text:p>108625.506759</text:p>
              </table:table-cell>
              <table:table-cell office:value-type="float" office:value="108672.645864">
                <text:p>108672.645864</text:p>
              </table:table-cell>
              <table:table-cell office:value-type="float" office:value="5228.074841">
                <text:p>5228.074841</text:p>
              </table:table-cell>
              <table:table-cell office:value-type="float" office:value="108699.966172">
                <text:p>108699.966172</text:p>
              </table:table-cell>
              <table:table-cell office:value-type="float" office:value="108394.942543">
                <text:p>108394.942543</text:p>
              </table:table-cell>
              <table:table-cell office:value-type="float" office:value="108050.255375">
                <text:p>108050.255375</text:p>
              </table:table-cell>
              <table:table-cell office:value-type="float" office:value="6178.161305">
                <text:p>6178.161305</text:p>
              </table:table-cell>
              <table:table-cell office:value-type="float" office:value="108247.244435">
                <text:p>108247.244435</text:p>
              </table:table-cell>
              <table:table-cell office:value-type="float" office:value="107667.809661">
                <text:p>107667.809661</text:p>
              </table:table-cell>
              <table:table-cell office:value-type="float" office:value="5556.089718">
                <text:p>5556.089718</text:p>
              </table:table-cell>
              <table:table-cell office:value-type="float" office:value="108089.960621">
                <text:p>108089.960621</text:p>
              </table:table-cell>
              <table:table-cell office:value-type="float" office:value="107964.874323">
                <text:p>107964.874323</text:p>
              </table:table-cell>
              <table:table-cell office:value-type="float" office:value="107621.757994">
                <text:p>107621.757994</text:p>
              </table:table-cell>
              <table:table-cell office:value-type="float" office:value="107431.823031">
                <text:p>107431.823031</text:p>
              </table:table-cell>
              <table:table-cell office:value-type="float" office:value="5565.572745">
                <text:p>5565.572745</text:p>
              </table:table-cell>
              <table:table-cell office:value-type="float" office:value="5001.934715">
                <text:p>5001.934715</text:p>
              </table:table-cell>
              <table:table-cell office:value-type="float" office:value="5783.373861">
                <text:p>5783.373861</text:p>
              </table:table-cell>
              <table:table-cell office:value-type="float" office:value="107534.596456">
                <text:p>107534.596456</text:p>
              </table:table-cell>
              <table:table-cell office:value-type="float" office:value="107345.479463">
                <text:p>107345.479463</text:p>
              </table:table-cell>
              <table:table-cell office:value-type="float" office:value="107284.175126">
                <text:p>107284.175126</text:p>
              </table:table-cell>
              <table:table-cell office:value-type="float" office:value="5710.755707">
                <text:p>5710.755707</text:p>
              </table:table-cell>
              <table:table-cell office:value-type="float" office:value="5845.333228">
                <text:p>5845.333228</text:p>
              </table:table-cell>
              <table:table-cell office:value-type="float" office:value="107345.035642">
                <text:p>107345.035642</text:p>
              </table:table-cell>
              <table:table-cell office:value-type="float" office:value="106975.269225">
                <text:p>106975.269225</text:p>
              </table:table-cell>
              <table:table-cell office:value-type="float" office:value="106919.703973">
                <text:p>106919.703973</text:p>
              </table:table-cell>
              <table:table-cell office:value-type="float" office:value="106862.356036">
                <text:p>106862.356036</text:p>
              </table:table-cell>
              <table:table-cell office:value-type="float" office:value="5671.459768">
                <text:p>5671.459768</text:p>
              </table:table-cell>
              <table:table-cell office:value-type="float" office:value="5788.489313">
                <text:p>5788.489313</text:p>
              </table:table-cell>
              <table:table-cell office:value-type="float" office:value="5182.905543">
                <text:p>5182.905543</text:p>
              </table:table-cell>
              <table:table-cell office:value-type="float" office:value="106133.204299">
                <text:p>106133.204299</text:p>
              </table:table-cell>
              <table:table-cell office:value-type="float" office:value="106250.880261">
                <text:p>106250.880261</text:p>
              </table:table-cell>
              <table:table-cell office:value-type="float" office:value="105898.808773">
                <text:p>105898.808773</text:p>
              </table:table-cell>
              <table:table-cell office:value-type="float" office:value="106553.79971">
                <text:p>106553.79971</text:p>
              </table:table-cell>
              <table:table-cell office:value-type="float" office:value="5538.966497">
                <text:p>5538.966497</text:p>
              </table:table-cell>
              <table:table-cell office:value-type="float" office:value="106316.297061">
                <text:p>106316.297061</text:p>
              </table:table-cell>
              <table:table-cell office:value-type="float" office:value="106316.915294">
                <text:p>106316.915294</text:p>
              </table:table-cell>
              <table:table-cell office:value-type="float" office:value="106376.175164">
                <text:p>106376.175164</text:p>
              </table:table-cell>
              <table:table-cell office:value-type="float" office:value="106220.474488">
                <text:p>106220.474488</text:p>
              </table:table-cell>
              <table:table-cell office:value-type="float" office:value="106233.460737">
                <text:p>106233.460737</text:p>
              </table:table-cell>
              <table:table-cell office:value-type="float" office:value="106112.766779">
                <text:p>106112.766779</text:p>
              </table:table-cell>
              <table:table-cell office:value-type="float" office:value="105558.803052">
                <text:p>105558.803052</text:p>
              </table:table-cell>
              <table:table-cell office:value-type="float" office:value="5764.793239">
                <text:p>5764.793239</text:p>
              </table:table-cell>
              <table:table-cell office:value-type="float" office:value="106086.542957">
                <text:p>106086.542957</text:p>
              </table:table-cell>
              <table:table-cell office:value-type="float" office:value="105757.957618">
                <text:p>105757.957618</text:p>
              </table:table-cell>
              <table:table-cell office:value-type="float" office:value="105916.375158">
                <text:p>105916.375158</text:p>
              </table:table-cell>
              <table:table-cell office:value-type="float" office:value="105473.267247">
                <text:p>105473.267247</text:p>
              </table:table-cell>
              <table:table-cell office:value-type="float" office:value="105734.851023">
                <text:p>105734.851023</text:p>
              </table:table-cell>
              <table:table-cell office:value-type="float" office:value="105702.572369">
                <text:p>105702.572369</text:p>
              </table:table-cell>
              <table:table-cell office:value-type="float" office:value="105243.007499">
                <text:p>105243.007499</text:p>
              </table:table-cell>
              <table:table-cell office:value-type="float" office:value="5315.558217">
                <text:p>5315.558217</text:p>
              </table:table-cell>
              <table:table-cell office:value-type="float" office:value="104945.270008">
                <text:p>104945.270008</text:p>
              </table:table-cell>
              <table:table-cell office:value-type="float" office:value="5130.744121">
                <text:p>5130.744121</text:p>
              </table:table-cell>
              <table:table-cell office:value-type="float" office:value="5606.994119">
                <text:p>5606.994119</text:p>
              </table:table-cell>
              <table:table-cell office:value-type="float" office:value="105492.878089">
                <text:p>105492.878089</text:p>
              </table:table-cell>
              <table:table-cell office:value-type="float" office:value="105068.462844">
                <text:p>105068.462844</text:p>
              </table:table-cell>
              <table:table-cell office:value-type="float" office:value="104906.593823">
                <text:p>104906.593823</text:p>
              </table:table-cell>
              <table:table-cell office:value-type="float" office:value="104434.996809">
                <text:p>104434.996809</text:p>
              </table:table-cell>
              <table:table-cell office:value-type="float" office:value="5282.894774">
                <text:p>5282.894774</text:p>
              </table:table-cell>
              <table:table-cell office:value-type="float" office:value="104122.842949">
                <text:p>104122.842949</text:p>
              </table:table-cell>
              <table:table-cell office:value-type="float" office:value="104491.450348">
                <text:p>104491.450348</text:p>
              </table:table-cell>
              <table:table-cell office:value-type="float" office:value="104368.08138">
                <text:p>104368.08138</text:p>
              </table:table-cell>
              <table:table-cell office:value-type="float" office:value="5550.248152">
                <text:p>5550.248152</text:p>
              </table:table-cell>
              <table:table-cell office:value-type="float" office:value="104587.524149">
                <text:p>104587.524149</text:p>
              </table:table-cell>
              <table:table-cell office:value-type="float" office:value="104246.919507">
                <text:p>104246.919507</text:p>
              </table:table-cell>
              <table:table-cell office:value-type="float" office:value="5360.289224">
                <text:p>5360.289224</text:p>
              </table:table-cell>
              <table:table-cell office:value-type="float" office:value="104207.10114">
                <text:p>104207.10114</text:p>
              </table:table-cell>
              <table:table-cell office:value-type="float" office:value="4976.837226">
                <text:p>4976.837226</text:p>
              </table:table-cell>
              <table:table-cell office:value-type="float" office:value="104254.961704">
                <text:p>104254.961704</text:p>
              </table:table-cell>
              <table:table-cell office:value-type="float" office:value="5686.333058">
                <text:p>5686.333058</text:p>
              </table:table-cell>
              <table:table-cell office:value-type="float" office:value="104224.17958">
                <text:p>104224.17958</text:p>
              </table:table-cell>
              <table:table-cell office:value-type="float" office:value="103659.095084">
                <text:p>103659.095084</text:p>
              </table:table-cell>
              <table:table-cell office:value-type="float" office:value="104087.222377">
                <text:p>104087.222377</text:p>
              </table:table-cell>
              <table:table-cell office:value-type="float" office:value="103764.15263">
                <text:p>103764.15263</text:p>
              </table:table-cell>
              <table:table-cell office:value-type="float" office:value="103556.499813">
                <text:p>103556.499813</text:p>
              </table:table-cell>
              <table:table-cell office:value-type="float" office:value="5399.679539">
                <text:p>5399.679539</text:p>
              </table:table-cell>
              <table:table-cell office:value-type="float" office:value="103320.868102">
                <text:p>103320.868102</text:p>
              </table:table-cell>
              <table:table-cell office:value-type="float" office:value="103439.37759">
                <text:p>103439.37759</text:p>
              </table:table-cell>
              <table:table-cell office:value-type="float" office:value="5546.133396">
                <text:p>5546.133396</text:p>
              </table:table-cell>
              <table:table-cell office:value-type="float" office:value="102827.238014">
                <text:p>102827.238014</text:p>
              </table:table-cell>
              <table:table-cell office:value-type="float" office:value="4683.796164">
                <text:p>4683.796164</text:p>
              </table:table-cell>
              <table:table-cell office:value-type="float" office:value="103432.591849">
                <text:p>103432.591849</text:p>
              </table:table-cell>
              <table:table-cell office:value-type="float" office:value="103070.491997">
                <text:p>103070.491997</text:p>
              </table:table-cell>
              <table:table-cell office:value-type="float" office:value="102511.762926">
                <text:p>102511.762926</text:p>
              </table:table-cell>
              <table:table-cell office:value-type="float" office:value="102966.044332">
                <text:p>102966.044332</text:p>
              </table:table-cell>
              <table:table-cell office:value-type="float" office:value="103125.233306">
                <text:p>103125.233306</text:p>
              </table:table-cell>
              <table:table-cell office:value-type="float" office:value="5146.739635">
                <text:p>5146.739635</text:p>
              </table:table-cell>
              <table:table-cell office:value-type="float" office:value="102188.030177">
                <text:p>102188.030177</text:p>
              </table:table-cell>
              <table:table-cell office:value-type="float" office:value="102678.480661">
                <text:p>102678.480661</text:p>
              </table:table-cell>
              <table:table-cell office:value-type="float" office:value="102772.780003">
                <text:p>102772.780003</text:p>
              </table:table-cell>
              <table:table-cell office:value-type="float" office:value="102704.920988">
                <text:p>102704.920988</text:p>
              </table:table-cell>
              <table:table-cell office:value-type="float" office:value="102368.035956">
                <text:p>102368.035956</text:p>
              </table:table-cell>
              <table:table-cell office:value-type="float" office:value="102575.002661">
                <text:p>102575.002661</text:p>
              </table:table-cell>
              <table:table-cell office:value-type="float" office:value="5148.094664">
                <text:p>5148.094664</text:p>
              </table:table-cell>
              <table:table-cell office:value-type="float" office:value="102355.780766">
                <text:p>102355.780766</text:p>
              </table:table-cell>
              <table:table-cell office:value-type="float" office:value="101782.361105">
                <text:p>101782.361105</text:p>
              </table:table-cell>
              <table:table-cell office:value-type="float" office:value="102587.847301">
                <text:p>102587.847301</text:p>
              </table:table-cell>
              <table:table-cell office:value-type="float" office:value="102164.287071">
                <text:p>102164.287071</text:p>
              </table:table-cell>
              <table:table-cell office:value-type="float" office:value="101821.339708">
                <text:p>101821.339708</text:p>
              </table:table-cell>
              <table:table-cell office:value-type="float" office:value="102571.72937">
                <text:p>102571.72937</text:p>
              </table:table-cell>
              <table:table-cell office:value-type="float" office:value="101900.91093">
                <text:p>101900.91093</text:p>
              </table:table-cell>
              <table:table-cell office:value-type="float" office:value="101724.665491">
                <text:p>101724.665491</text:p>
              </table:table-cell>
              <table:table-cell office:value-type="float" office:value="101708.649817">
                <text:p>101708.649817</text:p>
              </table:table-cell>
              <table:table-cell office:value-type="float" office:value="101782.601989">
                <text:p>101782.601989</text:p>
              </table:table-cell>
              <table:table-cell office:value-type="float" office:value="5534.844831">
                <text:p>5534.844831</text:p>
              </table:table-cell>
              <table:table-cell office:value-type="float" office:value="5268.31142">
                <text:p>5268.31142</text:p>
              </table:table-cell>
              <table:table-cell office:value-type="float" office:value="5630.543826">
                <text:p>5630.543826</text:p>
              </table:table-cell>
              <table:table-cell office:value-type="float" office:value="101043.702883">
                <text:p>101043.702883</text:p>
              </table:table-cell>
              <table:table-cell office:value-type="float" office:value="101237.620509">
                <text:p>101237.620509</text:p>
              </table:table-cell>
              <table:table-cell office:value-type="float" office:value="100861.550135">
                <text:p>100861.550135</text:p>
              </table:table-cell>
              <table:table-cell office:value-type="float" office:value="101544.809011">
                <text:p>101544.809011</text:p>
              </table:table-cell>
              <table:table-cell office:value-type="float" office:value="100867.324919">
                <text:p>100867.324919</text:p>
              </table:table-cell>
              <table:table-cell office:value-type="float" office:value="100978.900602">
                <text:p>100978.900602</text:p>
              </table:table-cell>
              <table:table-cell office:value-type="float" office:value="5218.247779">
                <text:p>5218.247779</text:p>
              </table:table-cell>
              <table:table-cell office:value-type="float" office:value="101055.4976">
                <text:p>101055.4976</text:p>
              </table:table-cell>
              <table:table-cell office:value-type="float" office:value="101099.906763">
                <text:p>101099.906763</text:p>
              </table:table-cell>
              <table:table-cell office:value-type="float" office:value="100301.340886">
                <text:p>100301.340886</text:p>
              </table:table-cell>
              <table:table-cell office:value-type="float" office:value="100477.662939">
                <text:p>100477.662939</text:p>
              </table:table-cell>
              <table:table-cell office:value-type="float" office:value="4942.815245">
                <text:p>4942.815245</text:p>
              </table:table-cell>
              <table:table-cell office:value-type="float" office:value="100582.022479">
                <text:p>100582.022479</text:p>
              </table:table-cell>
              <table:table-cell office:value-type="float" office:value="4847.85675">
                <text:p>4847.85675</text:p>
              </table:table-cell>
              <table:table-cell office:value-type="float" office:value="100761.994419">
                <text:p>100761.994419</text:p>
              </table:table-cell>
              <table:table-cell office:value-type="float" office:value="5266.436115">
                <text:p>5266.436115</text:p>
              </table:table-cell>
              <table:table-cell office:value-type="float" office:value="100717.686411">
                <text:p>100717.686411</text:p>
              </table:table-cell>
              <table:table-cell office:value-type="float" office:value="5203.583711">
                <text:p>5203.583711</text:p>
              </table:table-cell>
              <table:table-cell office:value-type="float" office:value="100183.024789">
                <text:p>100183.024789</text:p>
              </table:table-cell>
              <table:table-cell office:value-type="float" office:value="4995.756613">
                <text:p>4995.756613</text:p>
              </table:table-cell>
              <table:table-cell office:value-type="float" office:value="4895.268426">
                <text:p>4895.268426</text:p>
              </table:table-cell>
              <table:table-cell office:value-type="float" office:value="4937.4342">
                <text:p>4937.4342</text:p>
              </table:table-cell>
              <table:table-cell office:value-type="float" office:value="5273.849974">
                <text:p>5273.849974</text:p>
              </table:table-cell>
              <table:table-cell office:value-type="float" office:value="99627.522107">
                <text:p>99627.522107</text:p>
              </table:table-cell>
              <table:table-cell office:value-type="float" office:value="5205.977437">
                <text:p>5205.977437</text:p>
              </table:table-cell>
              <table:table-cell office:value-type="float" office:value="99604.502485">
                <text:p>99604.502485</text:p>
              </table:table-cell>
              <table:table-cell office:value-type="float" office:value="5306.893767">
                <text:p>5306.893767</text:p>
              </table:table-cell>
              <table:table-cell office:value-type="float" office:value="99001.587448">
                <text:p>99001.587448</text:p>
              </table:table-cell>
              <table:table-cell office:value-type="float" office:value="5223.159917">
                <text:p>5223.159917</text:p>
              </table:table-cell>
              <table:table-cell office:value-type="float" office:value="99382.80805">
                <text:p>99382.80805</text:p>
              </table:table-cell>
              <table:table-cell office:value-type="float" office:value="99079.898618">
                <text:p>99079.898618</text:p>
              </table:table-cell>
              <table:table-cell office:value-type="float" office:value="99724.719626">
                <text:p>99724.719626</text:p>
              </table:table-cell>
              <table:table-cell office:value-type="float" office:value="99273.988254">
                <text:p>99273.988254</text:p>
              </table:table-cell>
              <table:table-cell office:value-type="float" office:value="99140.284023">
                <text:p>99140.284023</text:p>
              </table:table-cell>
              <table:table-cell office:value-type="float" office:value="5501.006261">
                <text:p>5501.006261</text:p>
              </table:table-cell>
              <table:table-cell office:value-type="float" office:value="99262.41086">
                <text:p>99262.41086</text:p>
              </table:table-cell>
              <table:table-cell office:value-type="float" office:value="4366.686577">
                <text:p>4366.686577</text:p>
              </table:table-cell>
              <table:table-cell office:value-type="float" office:value="98837.72676">
                <text:p>98837.72676</text:p>
              </table:table-cell>
              <table:table-cell office:value-type="float" office:value="5265.30497">
                <text:p>5265.30497</text:p>
              </table:table-cell>
              <table:table-cell office:value-type="float" office:value="99087.209987">
                <text:p>99087.209987</text:p>
              </table:table-cell>
              <table:table-cell office:value-type="float" office:value="98746.498855">
                <text:p>98746.498855</text:p>
              </table:table-cell>
              <table:table-cell office:value-type="float" office:value="98276.462443">
                <text:p>98276.462443</text:p>
              </table:table-cell>
              <table:table-cell office:value-type="float" office:value="98807.999435">
                <text:p>98807.999435</text:p>
              </table:table-cell>
              <table:table-cell office:value-type="float" office:value="98353.031187">
                <text:p>98353.031187</text:p>
              </table:table-cell>
              <table:table-cell office:value-type="float" office:value="98286.361194">
                <text:p>98286.361194</text:p>
              </table:table-cell>
              <table:table-cell office:value-type="float" office:value="98483.825428">
                <text:p>98483.825428</text:p>
              </table:table-cell>
              <table:table-cell office:value-type="float" office:value="4919.852534">
                <text:p>4919.852534</text:p>
              </table:table-cell>
              <table:table-cell office:value-type="float" office:value="5014.291577">
                <text:p>5014.291577</text:p>
              </table:table-cell>
              <table:table-cell office:value-type="float" office:value="98382.182556">
                <text:p>98382.182556</text:p>
              </table:table-cell>
              <table:table-cell office:value-type="float" office:value="97764.179832">
                <text:p>97764.179832</text:p>
              </table:table-cell>
              <table:table-cell office:value-type="float" office:value="5505.65335">
                <text:p>5505.65335</text:p>
              </table:table-cell>
              <table:table-cell office:value-type="float" office:value="98148.252929">
                <text:p>98148.252929</text:p>
              </table:table-cell>
              <table:table-cell office:value-type="float" office:value="98271.921794">
                <text:p>98271.921794</text:p>
              </table:table-cell>
              <table:table-cell office:value-type="float" office:value="97058.980033">
                <text:p>97058.980033</text:p>
              </table:table-cell>
              <table:table-cell office:value-type="float" office:value="97997.861953">
                <text:p>97997.861953</text:p>
              </table:table-cell>
              <table:table-cell office:value-type="float" office:value="97807.042712">
                <text:p>97807.042712</text:p>
              </table:table-cell>
              <table:table-cell office:value-type="float" office:value="97899.01235">
                <text:p>97899.01235</text:p>
              </table:table-cell>
              <table:table-cell office:value-type="float" office:value="97460.383944">
                <text:p>97460.383944</text:p>
              </table:table-cell>
              <table:table-cell office:value-type="float" office:value="97572.710766">
                <text:p>97572.710766</text:p>
              </table:table-cell>
              <table:table-cell office:value-type="float" office:value="97327.563968">
                <text:p>97327.563968</text:p>
              </table:table-cell>
              <table:table-cell office:value-type="float" office:value="97487.816914">
                <text:p>97487.816914</text:p>
              </table:table-cell>
              <table:table-cell office:value-type="float" office:value="97451.603446">
                <text:p>97451.603446</text:p>
              </table:table-cell>
              <table:table-cell office:value-type="float" office:value="5514.431375">
                <text:p>5514.431375</text:p>
              </table:table-cell>
              <table:table-cell office:value-type="float" office:value="97361.95556">
                <text:p>97361.95556</text:p>
              </table:table-cell>
              <table:table-cell office:value-type="float" office:value="96967.444523">
                <text:p>96967.444523</text:p>
              </table:table-cell>
              <table:table-cell office:value-type="float" office:value="97548.319029">
                <text:p>97548.319029</text:p>
              </table:table-cell>
              <table:table-cell office:value-type="float" office:value="97408.174206">
                <text:p>97408.174206</text:p>
              </table:table-cell>
              <table:table-cell office:value-type="float" office:value="4464.098688">
                <text:p>4464.098688</text:p>
              </table:table-cell>
              <table:table-cell office:value-type="float" office:value="5125.038749">
                <text:p>5125.038749</text:p>
              </table:table-cell>
              <table:table-cell office:value-type="float" office:value="96652.745896">
                <text:p>96652.745896</text:p>
              </table:table-cell>
              <table:table-cell office:value-type="float" office:value="5422.764158">
                <text:p>5422.764158</text:p>
              </table:table-cell>
              <table:table-cell office:value-type="float" office:value="4931.170033">
                <text:p>4931.170033</text:p>
              </table:table-cell>
              <table:table-cell office:value-type="float" office:value="4848.983521">
                <text:p>4848.983521</text:p>
              </table:table-cell>
              <table:table-cell office:value-type="float" office:value="96664.275187">
                <text:p>96664.275187</text:p>
              </table:table-cell>
              <table:table-cell office:value-type="float" office:value="96723.153119">
                <text:p>96723.153119</text:p>
              </table:table-cell>
              <table:table-cell office:value-type="float" office:value="4290.483367">
                <text:p>4290.483367</text:p>
              </table:table-cell>
              <table:table-cell office:value-type="float" office:value="96898.634755">
                <text:p>96898.634755</text:p>
              </table:table-cell>
              <table:table-cell office:value-type="float" office:value="96592.40726">
                <text:p>96592.40726</text:p>
              </table:table-cell>
              <table:table-cell office:value-type="float" office:value="4890.35261">
                <text:p>4890.35261</text:p>
              </table:table-cell>
              <table:table-cell office:value-type="float" office:value="5186.251252">
                <text:p>5186.251252</text:p>
              </table:table-cell>
              <table:table-cell office:value-type="float" office:value="96088.249346">
                <text:p>96088.249346</text:p>
              </table:table-cell>
              <table:table-cell office:value-type="float" office:value="96480.190388">
                <text:p>96480.190388</text:p>
              </table:table-cell>
              <table:table-cell office:value-type="float" office:value="95900.915795">
                <text:p>95900.915795</text:p>
              </table:table-cell>
              <table:table-cell office:value-type="float" office:value="95843.050883">
                <text:p>95843.050883</text:p>
              </table:table-cell>
              <table:table-cell office:value-type="float" office:value="96252.363381">
                <text:p>96252.363381</text:p>
              </table:table-cell>
              <table:table-cell office:value-type="float" office:value="95573.83573">
                <text:p>95573.83573</text:p>
              </table:table-cell>
              <table:table-cell office:value-type="float" office:value="4791.361105">
                <text:p>4791.361105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10630.493905">
                <text:p>10630.493905</text:p>
                <draw:g>
                  <svg:desc>Arkusz1.B2:Arkusz1.SG2</svg:desc>
                </draw:g>
              </table:table-cell>
              <table:table-cell office:value-type="float" office:value="16759.902963">
                <text:p>16759.902963</text:p>
              </table:table-cell>
              <table:table-cell office:value-type="float" office:value="113877.966001">
                <text:p>113877.966001</text:p>
              </table:table-cell>
              <table:table-cell office:value-type="float" office:value="19634.618279">
                <text:p>19634.618279</text:p>
              </table:table-cell>
              <table:table-cell office:value-type="float" office:value="8495.782065">
                <text:p>8495.782065</text:p>
              </table:table-cell>
              <table:table-cell office:value-type="float" office:value="9636.425171">
                <text:p>9636.425171</text:p>
              </table:table-cell>
              <table:table-cell office:value-type="float" office:value="13433.718672">
                <text:p>13433.718672</text:p>
              </table:table-cell>
              <table:table-cell office:value-type="float" office:value="140215.83682">
                <text:p>140215.83682</text:p>
              </table:table-cell>
              <table:table-cell office:value-type="float" office:value="10396.720557">
                <text:p>10396.720557</text:p>
              </table:table-cell>
              <table:table-cell office:value-type="float" office:value="9479.922045">
                <text:p>9479.922045</text:p>
              </table:table-cell>
              <table:table-cell office:value-type="float" office:value="8727.565303">
                <text:p>8727.565303</text:p>
              </table:table-cell>
              <table:table-cell office:value-type="float" office:value="10250.563803">
                <text:p>10250.563803</text:p>
              </table:table-cell>
              <table:table-cell office:value-type="float" office:value="167463.035567">
                <text:p>167463.035567</text:p>
              </table:table-cell>
              <table:table-cell office:value-type="float" office:value="169904.564785">
                <text:p>169904.564785</text:p>
              </table:table-cell>
              <table:table-cell office:value-type="float" office:value="12672.690379">
                <text:p>12672.690379</text:p>
              </table:table-cell>
              <table:table-cell office:value-type="float" office:value="12429.479742">
                <text:p>12429.479742</text:p>
              </table:table-cell>
              <table:table-cell office:value-type="float" office:value="185266.273292">
                <text:p>185266.273292</text:p>
              </table:table-cell>
              <table:table-cell office:value-type="float" office:value="184463.637031">
                <text:p>184463.637031</text:p>
              </table:table-cell>
              <table:table-cell office:value-type="float" office:value="9923.560308">
                <text:p>9923.560308</text:p>
              </table:table-cell>
              <table:table-cell office:value-type="float" office:value="6362.184896">
                <text:p>6362.184896</text:p>
              </table:table-cell>
              <table:table-cell office:value-type="float" office:value="10958.39839">
                <text:p>10958.39839</text:p>
              </table:table-cell>
              <table:table-cell office:value-type="float" office:value="197527.348382">
                <text:p>197527.348382</text:p>
              </table:table-cell>
              <table:table-cell office:value-type="float" office:value="201444.007095">
                <text:p>201444.007095</text:p>
              </table:table-cell>
              <table:table-cell office:value-type="float" office:value="8594.630129">
                <text:p>8594.630129</text:p>
              </table:table-cell>
              <table:table-cell office:value-type="float" office:value="207195.902973">
                <text:p>207195.902973</text:p>
              </table:table-cell>
              <table:table-cell office:value-type="float" office:value="7365.220024">
                <text:p>7365.220024</text:p>
              </table:table-cell>
              <table:table-cell office:value-type="float" office:value="10805.674189">
                <text:p>10805.674189</text:p>
              </table:table-cell>
              <table:table-cell office:value-type="float" office:value="7722.832898">
                <text:p>7722.832898</text:p>
              </table:table-cell>
              <table:table-cell office:value-type="float" office:value="7192.596849">
                <text:p>7192.596849</text:p>
              </table:table-cell>
              <table:table-cell office:value-type="float" office:value="219884.479955">
                <text:p>219884.479955</text:p>
              </table:table-cell>
              <table:table-cell office:value-type="float" office:value="7905.278857">
                <text:p>7905.278857</text:p>
              </table:table-cell>
              <table:table-cell office:value-type="float" office:value="8702.395212">
                <text:p>8702.395212</text:p>
              </table:table-cell>
              <table:table-cell office:value-type="float" office:value="229174.546609">
                <text:p>229174.546609</text:p>
              </table:table-cell>
              <table:table-cell office:value-type="float" office:value="231741.371361">
                <text:p>231741.371361</text:p>
              </table:table-cell>
              <table:table-cell office:value-type="float" office:value="7488.755842">
                <text:p>7488.755842</text:p>
              </table:table-cell>
              <table:table-cell office:value-type="float" office:value="8953.393177">
                <text:p>8953.393177</text:p>
              </table:table-cell>
              <table:table-cell office:value-type="float" office:value="8009.565669">
                <text:p>8009.565669</text:p>
              </table:table-cell>
              <table:table-cell office:value-type="float" office:value="6533.42097">
                <text:p>6533.42097</text:p>
              </table:table-cell>
              <table:table-cell office:value-type="float" office:value="6644.684836">
                <text:p>6644.684836</text:p>
              </table:table-cell>
              <table:table-cell office:value-type="float" office:value="239567.328247">
                <text:p>239567.328247</text:p>
              </table:table-cell>
              <table:table-cell office:value-type="float" office:value="242191.366189">
                <text:p>242191.366189</text:p>
              </table:table-cell>
              <table:table-cell office:value-type="float" office:value="5730.883966">
                <text:p>5730.883966</text:p>
              </table:table-cell>
              <table:table-cell office:value-type="float" office:value="6015.756152">
                <text:p>6015.756152</text:p>
              </table:table-cell>
              <table:table-cell office:value-type="float" office:value="249184.143884">
                <text:p>249184.143884</text:p>
              </table:table-cell>
              <table:table-cell office:value-type="float" office:value="247621.296958">
                <text:p>247621.296958</text:p>
              </table:table-cell>
              <table:table-cell office:value-type="float" office:value="6408.293377">
                <text:p>6408.293377</text:p>
              </table:table-cell>
              <table:table-cell office:value-type="float" office:value="6763.418677">
                <text:p>6763.418677</text:p>
              </table:table-cell>
              <table:table-cell office:value-type="float" office:value="5860.728728">
                <text:p>5860.728728</text:p>
              </table:table-cell>
              <table:table-cell office:value-type="float" office:value="8043.289122">
                <text:p>8043.289122</text:p>
              </table:table-cell>
              <table:table-cell office:value-type="float" office:value="9183.449725">
                <text:p>9183.449725</text:p>
              </table:table-cell>
              <table:table-cell office:value-type="float" office:value="7311.333798">
                <text:p>7311.333798</text:p>
              </table:table-cell>
              <table:table-cell office:value-type="float" office:value="6397.265598">
                <text:p>6397.265598</text:p>
              </table:table-cell>
              <table:table-cell office:value-type="float" office:value="258385.690052">
                <text:p>258385.690052</text:p>
              </table:table-cell>
              <table:table-cell office:value-type="float" office:value="8719.332942">
                <text:p>8719.332942</text:p>
              </table:table-cell>
              <table:table-cell office:value-type="float" office:value="7777.84221">
                <text:p>7777.84221</text:p>
              </table:table-cell>
              <table:table-cell office:value-type="float" office:value="260498.972801">
                <text:p>260498.972801</text:p>
              </table:table-cell>
              <table:table-cell office:value-type="float" office:value="260698.267996">
                <text:p>260698.267996</text:p>
              </table:table-cell>
              <table:table-cell office:value-type="float" office:value="6258.460344">
                <text:p>6258.460344</text:p>
              </table:table-cell>
              <table:table-cell office:value-type="float" office:value="262978.141702">
                <text:p>262978.141702</text:p>
              </table:table-cell>
              <table:table-cell office:value-type="float" office:value="7252.060467">
                <text:p>7252.060467</text:p>
              </table:table-cell>
              <table:table-cell office:value-type="float" office:value="265159.079542">
                <text:p>265159.079542</text:p>
              </table:table-cell>
              <table:table-cell office:value-type="float" office:value="7714.152414">
                <text:p>7714.152414</text:p>
              </table:table-cell>
              <table:table-cell office:value-type="float" office:value="6345.350361">
                <text:p>6345.350361</text:p>
              </table:table-cell>
              <table:table-cell office:value-type="float" office:value="264922.349192">
                <text:p>264922.349192</text:p>
              </table:table-cell>
              <table:table-cell office:value-type="float" office:value="5733.837121">
                <text:p>5733.837121</text:p>
              </table:table-cell>
              <table:table-cell office:value-type="float" office:value="5791.714438">
                <text:p>5791.714438</text:p>
              </table:table-cell>
              <table:table-cell office:value-type="float" office:value="267856.44311">
                <text:p>267856.44311</text:p>
              </table:table-cell>
              <table:table-cell office:value-type="float" office:value="8139.337944">
                <text:p>8139.337944</text:p>
              </table:table-cell>
              <table:table-cell office:value-type="float" office:value="10227.380909">
                <text:p>10227.380909</text:p>
              </table:table-cell>
              <table:table-cell office:value-type="float" office:value="4994.24433">
                <text:p>4994.24433</text:p>
              </table:table-cell>
              <table:table-cell office:value-type="float" office:value="270588.08642">
                <text:p>270588.08642</text:p>
              </table:table-cell>
              <table:table-cell office:value-type="float" office:value="6955.999717">
                <text:p>6955.999717</text:p>
              </table:table-cell>
              <table:table-cell office:value-type="float" office:value="269636.926169">
                <text:p>269636.926169</text:p>
              </table:table-cell>
              <table:table-cell office:value-type="float" office:value="7637.303186">
                <text:p>7637.303186</text:p>
              </table:table-cell>
              <table:table-cell office:value-type="float" office:value="271762.608399">
                <text:p>271762.608399</text:p>
              </table:table-cell>
              <table:table-cell office:value-type="float" office:value="6784.404771">
                <text:p>6784.404771</text:p>
              </table:table-cell>
              <table:table-cell office:value-type="float" office:value="5789.140744">
                <text:p>5789.140744</text:p>
              </table:table-cell>
              <table:table-cell office:value-type="float" office:value="6887.637314">
                <text:p>6887.637314</text:p>
              </table:table-cell>
              <table:table-cell office:value-type="float" office:value="8099.380819">
                <text:p>8099.380819</text:p>
              </table:table-cell>
              <table:table-cell office:value-type="float" office:value="272362.522034">
                <text:p>272362.522034</text:p>
              </table:table-cell>
              <table:table-cell office:value-type="float" office:value="7427.207761">
                <text:p>7427.207761</text:p>
              </table:table-cell>
              <table:table-cell office:value-type="float" office:value="271705.67754">
                <text:p>271705.67754</text:p>
              </table:table-cell>
              <table:table-cell office:value-type="float" office:value="6868.242194">
                <text:p>6868.242194</text:p>
              </table:table-cell>
              <table:table-cell office:value-type="float" office:value="5704.188603">
                <text:p>5704.188603</text:p>
              </table:table-cell>
              <table:table-cell office:value-type="float" office:value="272151.891315">
                <text:p>272151.891315</text:p>
              </table:table-cell>
              <table:table-cell office:value-type="float" office:value="272374.192439">
                <text:p>272374.192439</text:p>
              </table:table-cell>
              <table:table-cell office:value-type="float" office:value="6500.190299">
                <text:p>6500.190299</text:p>
              </table:table-cell>
              <table:table-cell office:value-type="float" office:value="274856.852933">
                <text:p>274856.852933</text:p>
              </table:table-cell>
              <table:table-cell office:value-type="float" office:value="7015.00358">
                <text:p>7015.00358</text:p>
              </table:table-cell>
              <table:table-cell office:value-type="float" office:value="7958.545625">
                <text:p>7958.545625</text:p>
              </table:table-cell>
              <table:table-cell office:value-type="float" office:value="6596.702463">
                <text:p>6596.702463</text:p>
              </table:table-cell>
              <table:table-cell office:value-type="float" office:value="273440.339409">
                <text:p>273440.339409</text:p>
              </table:table-cell>
              <table:table-cell office:value-type="float" office:value="274163.970646">
                <text:p>274163.970646</text:p>
              </table:table-cell>
              <table:table-cell office:value-type="float" office:value="7624.269026">
                <text:p>7624.269026</text:p>
              </table:table-cell>
              <table:table-cell office:value-type="float" office:value="275445.793833">
                <text:p>275445.793833</text:p>
              </table:table-cell>
              <table:table-cell office:value-type="float" office:value="5775.778829">
                <text:p>5775.778829</text:p>
              </table:table-cell>
              <table:table-cell office:value-type="float" office:value="273986.805185">
                <text:p>273986.805185</text:p>
              </table:table-cell>
              <table:table-cell office:value-type="float" office:value="6501.879904">
                <text:p>6501.879904</text:p>
              </table:table-cell>
              <table:table-cell office:value-type="float" office:value="6888.527079">
                <text:p>6888.527079</text:p>
              </table:table-cell>
              <table:table-cell office:value-type="float" office:value="5669.86338">
                <text:p>5669.86338</text:p>
              </table:table-cell>
              <table:table-cell office:value-type="float" office:value="275918.683578">
                <text:p>275918.683578</text:p>
              </table:table-cell>
              <table:table-cell office:value-type="float" office:value="6422.794536">
                <text:p>6422.794536</text:p>
              </table:table-cell>
              <table:table-cell office:value-type="float" office:value="5677.256319">
                <text:p>5677.256319</text:p>
              </table:table-cell>
              <table:table-cell office:value-type="float" office:value="6432.803954">
                <text:p>6432.803954</text:p>
              </table:table-cell>
              <table:table-cell office:value-type="float" office:value="8335.600816">
                <text:p>8335.600816</text:p>
              </table:table-cell>
              <table:table-cell office:value-type="float" office:value="276153.892859">
                <text:p>276153.892859</text:p>
              </table:table-cell>
              <table:table-cell office:value-type="float" office:value="6563.025447">
                <text:p>6563.025447</text:p>
              </table:table-cell>
              <table:table-cell office:value-type="float" office:value="6754.482211">
                <text:p>6754.482211</text:p>
              </table:table-cell>
              <table:table-cell office:value-type="float" office:value="5870.063096">
                <text:p>5870.063096</text:p>
              </table:table-cell>
              <table:table-cell office:value-type="float" office:value="6128.019215">
                <text:p>6128.019215</text:p>
              </table:table-cell>
              <table:table-cell office:value-type="float" office:value="276102.283397">
                <text:p>276102.283397</text:p>
              </table:table-cell>
              <table:table-cell office:value-type="float" office:value="275097.495342">
                <text:p>275097.495342</text:p>
              </table:table-cell>
              <table:table-cell office:value-type="float" office:value="7308.229779">
                <text:p>7308.229779</text:p>
              </table:table-cell>
              <table:table-cell office:value-type="float" office:value="4956.526516">
                <text:p>4956.526516</text:p>
              </table:table-cell>
              <table:table-cell office:value-type="float" office:value="7048.427563">
                <text:p>7048.427563</text:p>
              </table:table-cell>
              <table:table-cell office:value-type="float" office:value="7297.099647">
                <text:p>7297.099647</text:p>
              </table:table-cell>
              <table:table-cell office:value-type="float" office:value="6562.772418">
                <text:p>6562.772418</text:p>
              </table:table-cell>
              <table:table-cell office:value-type="float" office:value="275251.224891">
                <text:p>275251.224891</text:p>
              </table:table-cell>
              <table:table-cell office:value-type="float" office:value="274304.519052">
                <text:p>274304.519052</text:p>
              </table:table-cell>
              <table:table-cell office:value-type="float" office:value="5739.302099">
                <text:p>5739.302099</text:p>
              </table:table-cell>
              <table:table-cell office:value-type="float" office:value="6089.168308">
                <text:p>6089.168308</text:p>
              </table:table-cell>
              <table:table-cell office:value-type="float" office:value="6012.836813">
                <text:p>6012.836813</text:p>
              </table:table-cell>
              <table:table-cell office:value-type="float" office:value="274005.571284">
                <text:p>274005.571284</text:p>
              </table:table-cell>
              <table:table-cell office:value-type="float" office:value="6008.5288">
                <text:p>6008.5288</text:p>
              </table:table-cell>
              <table:table-cell office:value-type="float" office:value="6258.475232">
                <text:p>6258.475232</text:p>
              </table:table-cell>
              <table:table-cell office:value-type="float" office:value="274879.614886">
                <text:p>274879.614886</text:p>
              </table:table-cell>
              <table:table-cell office:value-type="float" office:value="274413.716377">
                <text:p>274413.716377</text:p>
              </table:table-cell>
              <table:table-cell office:value-type="float" office:value="5986.078055">
                <text:p>5986.078055</text:p>
              </table:table-cell>
              <table:table-cell office:value-type="float" office:value="5516.462122">
                <text:p>5516.462122</text:p>
              </table:table-cell>
              <table:table-cell office:value-type="float" office:value="5808.634769">
                <text:p>5808.634769</text:p>
              </table:table-cell>
              <table:table-cell office:value-type="float" office:value="5109.714936">
                <text:p>5109.714936</text:p>
              </table:table-cell>
              <table:table-cell office:value-type="float" office:value="272879.824586">
                <text:p>272879.824586</text:p>
              </table:table-cell>
              <table:table-cell office:value-type="float" office:value="5842.660347">
                <text:p>5842.660347</text:p>
              </table:table-cell>
              <table:table-cell office:value-type="float" office:value="274150.407403">
                <text:p>274150.407403</text:p>
              </table:table-cell>
              <table:table-cell office:value-type="float" office:value="6015.614976">
                <text:p>6015.614976</text:p>
              </table:table-cell>
              <table:table-cell office:value-type="float" office:value="272899.199543">
                <text:p>272899.199543</text:p>
              </table:table-cell>
              <table:table-cell office:value-type="float" office:value="5616.710737">
                <text:p>5616.710737</text:p>
              </table:table-cell>
              <table:table-cell office:value-type="float" office:value="6880.658079">
                <text:p>6880.658079</text:p>
              </table:table-cell>
              <table:table-cell office:value-type="float" office:value="6005.634022">
                <text:p>6005.634022</text:p>
              </table:table-cell>
              <table:table-cell office:value-type="float" office:value="7517.275904">
                <text:p>7517.275904</text:p>
              </table:table-cell>
              <table:table-cell office:value-type="float" office:value="5329.471381">
                <text:p>5329.471381</text:p>
              </table:table-cell>
              <table:table-cell office:value-type="float" office:value="5499.058878">
                <text:p>5499.058878</text:p>
              </table:table-cell>
              <table:table-cell office:value-type="float" office:value="273219.077997">
                <text:p>273219.077997</text:p>
              </table:table-cell>
              <table:table-cell office:value-type="float" office:value="273692.765653">
                <text:p>273692.765653</text:p>
              </table:table-cell>
              <table:table-cell office:value-type="float" office:value="5070.383911">
                <text:p>5070.383911</text:p>
              </table:table-cell>
              <table:table-cell office:value-type="float" office:value="272046.252119">
                <text:p>272046.252119</text:p>
              </table:table-cell>
              <table:table-cell office:value-type="float" office:value="272199.153714">
                <text:p>272199.153714</text:p>
              </table:table-cell>
              <table:table-cell office:value-type="float" office:value="8173.337255">
                <text:p>8173.337255</text:p>
              </table:table-cell>
              <table:table-cell office:value-type="float" office:value="4685.947229">
                <text:p>4685.947229</text:p>
              </table:table-cell>
              <table:table-cell office:value-type="float" office:value="4858.860491">
                <text:p>4858.860491</text:p>
              </table:table-cell>
              <table:table-cell office:value-type="float" office:value="270986.780106">
                <text:p>270986.780106</text:p>
              </table:table-cell>
              <table:table-cell office:value-type="float" office:value="270223.341445">
                <text:p>270223.341445</text:p>
              </table:table-cell>
              <table:table-cell office:value-type="float" office:value="4747.007673">
                <text:p>4747.007673</text:p>
              </table:table-cell>
              <table:table-cell office:value-type="float" office:value="271162.247694">
                <text:p>271162.247694</text:p>
              </table:table-cell>
              <table:table-cell office:value-type="float" office:value="270823.359737">
                <text:p>270823.359737</text:p>
              </table:table-cell>
              <table:table-cell office:value-type="float" office:value="271097.321804">
                <text:p>271097.321804</text:p>
              </table:table-cell>
              <table:table-cell office:value-type="float" office:value="270860.757108">
                <text:p>270860.757108</text:p>
              </table:table-cell>
              <table:table-cell office:value-type="float" office:value="5961.283503">
                <text:p>5961.283503</text:p>
              </table:table-cell>
              <table:table-cell office:value-type="float" office:value="8257.550974">
                <text:p>8257.550974</text:p>
              </table:table-cell>
              <table:table-cell office:value-type="float" office:value="4165.146667">
                <text:p>4165.146667</text:p>
              </table:table-cell>
              <table:table-cell office:value-type="float" office:value="269679.63763">
                <text:p>269679.63763</text:p>
              </table:table-cell>
              <table:table-cell office:value-type="float" office:value="7296.707221">
                <text:p>7296.707221</text:p>
              </table:table-cell>
              <table:table-cell office:value-type="float" office:value="5971.518575">
                <text:p>5971.518575</text:p>
              </table:table-cell>
              <table:table-cell office:value-type="float" office:value="269681.791418">
                <text:p>269681.791418</text:p>
              </table:table-cell>
              <table:table-cell office:value-type="float" office:value="6474.511577">
                <text:p>6474.511577</text:p>
              </table:table-cell>
              <table:table-cell office:value-type="float" office:value="6828.537197">
                <text:p>6828.537197</text:p>
              </table:table-cell>
              <table:table-cell office:value-type="float" office:value="5069.9565">
                <text:p>5069.9565</text:p>
              </table:table-cell>
              <table:table-cell office:value-type="float" office:value="5796.395122">
                <text:p>5796.395122</text:p>
              </table:table-cell>
              <table:table-cell office:value-type="float" office:value="5839.454657">
                <text:p>5839.454657</text:p>
              </table:table-cell>
              <table:table-cell office:value-type="float" office:value="6200.832644">
                <text:p>6200.832644</text:p>
              </table:table-cell>
              <table:table-cell office:value-type="float" office:value="5424.934439">
                <text:p>5424.934439</text:p>
              </table:table-cell>
              <table:table-cell office:value-type="float" office:value="267719.346188">
                <text:p>267719.346188</text:p>
              </table:table-cell>
              <table:table-cell office:value-type="float" office:value="6159.386323">
                <text:p>6159.386323</text:p>
              </table:table-cell>
              <table:table-cell office:value-type="float" office:value="6387.498782">
                <text:p>6387.498782</text:p>
              </table:table-cell>
              <table:table-cell office:value-type="float" office:value="268470.408931">
                <text:p>268470.408931</text:p>
              </table:table-cell>
              <table:table-cell office:value-type="float" office:value="5669.199209">
                <text:p>5669.199209</text:p>
              </table:table-cell>
              <table:table-cell office:value-type="float" office:value="267651.614145">
                <text:p>267651.614145</text:p>
              </table:table-cell>
              <table:table-cell office:value-type="float" office:value="4694.676956">
                <text:p>4694.676956</text:p>
              </table:table-cell>
              <table:table-cell office:value-type="float" office:value="5700.420764">
                <text:p>5700.420764</text:p>
              </table:table-cell>
              <table:table-cell office:value-type="float" office:value="266108.412029">
                <text:p>266108.412029</text:p>
              </table:table-cell>
              <table:table-cell office:value-type="float" office:value="5608.567005">
                <text:p>5608.567005</text:p>
              </table:table-cell>
              <table:table-cell office:value-type="float" office:value="6738.552197">
                <text:p>6738.552197</text:p>
              </table:table-cell>
              <table:table-cell office:value-type="float" office:value="5868.115439">
                <text:p>5868.115439</text:p>
              </table:table-cell>
              <table:table-cell office:value-type="float" office:value="5541.337298">
                <text:p>5541.337298</text:p>
              </table:table-cell>
              <table:table-cell office:value-type="float" office:value="265995.246427">
                <text:p>265995.246427</text:p>
              </table:table-cell>
              <table:table-cell office:value-type="float" office:value="5609.928433">
                <text:p>5609.928433</text:p>
              </table:table-cell>
              <table:table-cell office:value-type="float" office:value="265914.600093">
                <text:p>265914.600093</text:p>
              </table:table-cell>
              <table:table-cell office:value-type="float" office:value="6348.518404">
                <text:p>6348.518404</text:p>
              </table:table-cell>
              <table:table-cell office:value-type="float" office:value="266096.342693">
                <text:p>266096.342693</text:p>
              </table:table-cell>
              <table:table-cell office:value-type="float" office:value="5120.442723">
                <text:p>5120.442723</text:p>
              </table:table-cell>
              <table:table-cell office:value-type="float" office:value="5160.757085">
                <text:p>5160.757085</text:p>
              </table:table-cell>
              <table:table-cell office:value-type="float" office:value="6021.950528">
                <text:p>6021.950528</text:p>
              </table:table-cell>
              <table:table-cell office:value-type="float" office:value="5434.804379">
                <text:p>5434.804379</text:p>
              </table:table-cell>
              <table:table-cell office:value-type="float" office:value="265007.719535">
                <text:p>265007.719535</text:p>
              </table:table-cell>
              <table:table-cell office:value-type="float" office:value="5278.171476">
                <text:p>5278.171476</text:p>
              </table:table-cell>
              <table:table-cell office:value-type="float" office:value="5124.187795">
                <text:p>5124.187795</text:p>
              </table:table-cell>
              <table:table-cell office:value-type="float" office:value="6104.022604">
                <text:p>6104.022604</text:p>
              </table:table-cell>
              <table:table-cell office:value-type="float" office:value="4864.56091">
                <text:p>4864.56091</text:p>
              </table:table-cell>
              <table:table-cell office:value-type="float" office:value="6914.918081">
                <text:p>6914.918081</text:p>
              </table:table-cell>
              <table:table-cell office:value-type="float" office:value="262014.181318">
                <text:p>262014.181318</text:p>
              </table:table-cell>
              <table:table-cell office:value-type="float" office:value="262986.198338">
                <text:p>262986.198338</text:p>
              </table:table-cell>
              <table:table-cell office:value-type="float" office:value="8127.314258">
                <text:p>8127.314258</text:p>
              </table:table-cell>
              <table:table-cell office:value-type="float" office:value="5432.107613">
                <text:p>5432.107613</text:p>
              </table:table-cell>
              <table:table-cell office:value-type="float" office:value="6455.488283">
                <text:p>6455.488283</text:p>
              </table:table-cell>
              <table:table-cell office:value-type="float" office:value="6395.65966">
                <text:p>6395.65966</text:p>
              </table:table-cell>
              <table:table-cell office:value-type="float" office:value="261447.632908">
                <text:p>261447.632908</text:p>
              </table:table-cell>
              <table:table-cell office:value-type="float" office:value="263154.758154">
                <text:p>263154.758154</text:p>
              </table:table-cell>
              <table:table-cell office:value-type="float" office:value="5756.741545">
                <text:p>5756.741545</text:p>
              </table:table-cell>
              <table:table-cell office:value-type="float" office:value="262452.989654">
                <text:p>262452.989654</text:p>
              </table:table-cell>
              <table:table-cell office:value-type="float" office:value="5823.496239">
                <text:p>5823.496239</text:p>
              </table:table-cell>
              <table:table-cell office:value-type="float" office:value="261380.976761">
                <text:p>261380.976761</text:p>
              </table:table-cell>
              <table:table-cell office:value-type="float" office:value="6764.345664">
                <text:p>6764.345664</text:p>
              </table:table-cell>
              <table:table-cell office:value-type="float" office:value="260840.213748">
                <text:p>260840.213748</text:p>
              </table:table-cell>
              <table:table-cell office:value-type="float" office:value="5964.540718">
                <text:p>5964.540718</text:p>
              </table:table-cell>
              <table:table-cell office:value-type="float" office:value="4588.395733">
                <text:p>4588.395733</text:p>
              </table:table-cell>
              <table:table-cell office:value-type="float" office:value="5263.35446">
                <text:p>5263.35446</text:p>
              </table:table-cell>
              <table:table-cell office:value-type="float" office:value="6106.558308">
                <text:p>6106.558308</text:p>
              </table:table-cell>
              <table:table-cell office:value-type="float" office:value="260798.224343">
                <text:p>260798.224343</text:p>
              </table:table-cell>
              <table:table-cell office:value-type="float" office:value="4773.589126">
                <text:p>4773.589126</text:p>
              </table:table-cell>
              <table:table-cell office:value-type="float" office:value="6345.245095">
                <text:p>6345.245095</text:p>
              </table:table-cell>
              <table:table-cell office:value-type="float" office:value="260762.594651">
                <text:p>260762.594651</text:p>
              </table:table-cell>
              <table:table-cell office:value-type="float" office:value="260570.891755">
                <text:p>260570.891755</text:p>
              </table:table-cell>
              <table:table-cell office:value-type="float" office:value="6251.409073">
                <text:p>6251.409073</text:p>
              </table:table-cell>
              <table:table-cell office:value-type="float" office:value="259264.631651">
                <text:p>259264.631651</text:p>
              </table:table-cell>
              <table:table-cell office:value-type="float" office:value="6156.699727">
                <text:p>6156.699727</text:p>
              </table:table-cell>
              <table:table-cell office:value-type="float" office:value="6001.019438">
                <text:p>6001.019438</text:p>
              </table:table-cell>
              <table:table-cell office:value-type="float" office:value="259836.205083">
                <text:p>259836.205083</text:p>
              </table:table-cell>
              <table:table-cell office:value-type="float" office:value="259446.150524">
                <text:p>259446.150524</text:p>
              </table:table-cell>
              <table:table-cell office:value-type="float" office:value="5824.325818">
                <text:p>5824.325818</text:p>
              </table:table-cell>
              <table:table-cell office:value-type="float" office:value="5838.307979">
                <text:p>5838.307979</text:p>
              </table:table-cell>
              <table:table-cell office:value-type="float" office:value="6470.464943">
                <text:p>6470.464943</text:p>
              </table:table-cell>
              <table:table-cell office:value-type="float" office:value="5553.693894">
                <text:p>5553.693894</text:p>
              </table:table-cell>
              <table:table-cell office:value-type="float" office:value="5457.80693">
                <text:p>5457.80693</text:p>
              </table:table-cell>
              <table:table-cell office:value-type="float" office:value="6218.803791">
                <text:p>6218.803791</text:p>
              </table:table-cell>
              <table:table-cell office:value-type="float" office:value="6958.590729">
                <text:p>6958.590729</text:p>
              </table:table-cell>
              <table:table-cell office:value-type="float" office:value="5450.887174">
                <text:p>5450.887174</text:p>
              </table:table-cell>
              <table:table-cell office:value-type="float" office:value="258073.161257">
                <text:p>258073.161257</text:p>
              </table:table-cell>
              <table:table-cell office:value-type="float" office:value="6360.965746">
                <text:p>6360.965746</text:p>
              </table:table-cell>
              <table:table-cell office:value-type="float" office:value="6568.4434">
                <text:p>6568.4434</text:p>
              </table:table-cell>
              <table:table-cell office:value-type="float" office:value="4386.875707">
                <text:p>4386.875707</text:p>
              </table:table-cell>
              <table:table-cell office:value-type="float" office:value="256285.961906">
                <text:p>256285.961906</text:p>
              </table:table-cell>
              <table:table-cell office:value-type="float" office:value="6222.230232">
                <text:p>6222.230232</text:p>
              </table:table-cell>
              <table:table-cell office:value-type="float" office:value="5740.304907">
                <text:p>5740.304907</text:p>
              </table:table-cell>
              <table:table-cell office:value-type="float" office:value="256701.049607">
                <text:p>256701.049607</text:p>
              </table:table-cell>
              <table:table-cell office:value-type="float" office:value="256544.425881">
                <text:p>256544.425881</text:p>
              </table:table-cell>
              <table:table-cell office:value-type="float" office:value="256395.863135">
                <text:p>256395.863135</text:p>
              </table:table-cell>
              <table:table-cell office:value-type="float" office:value="4802.445276">
                <text:p>4802.445276</text:p>
              </table:table-cell>
              <table:table-cell office:value-type="float" office:value="255733.218099">
                <text:p>255733.218099</text:p>
              </table:table-cell>
              <table:table-cell office:value-type="float" office:value="256378.807183">
                <text:p>256378.807183</text:p>
              </table:table-cell>
              <table:table-cell office:value-type="float" office:value="5209.680729">
                <text:p>5209.680729</text:p>
              </table:table-cell>
              <table:table-cell office:value-type="float" office:value="255946.216838">
                <text:p>255946.216838</text:p>
              </table:table-cell>
              <table:table-cell office:value-type="float" office:value="255965.781621">
                <text:p>255965.781621</text:p>
              </table:table-cell>
              <table:table-cell office:value-type="float" office:value="6369.879413">
                <text:p>6369.879413</text:p>
              </table:table-cell>
              <table:table-cell office:value-type="float" office:value="5794.990797">
                <text:p>5794.990797</text:p>
              </table:table-cell>
              <table:table-cell office:value-type="float" office:value="5136.004082">
                <text:p>5136.004082</text:p>
              </table:table-cell>
              <table:table-cell office:value-type="float" office:value="5946.600318">
                <text:p>5946.600318</text:p>
              </table:table-cell>
              <table:table-cell office:value-type="float" office:value="5983.019245">
                <text:p>5983.019245</text:p>
              </table:table-cell>
              <table:table-cell office:value-type="float" office:value="5070.786742">
                <text:p>5070.786742</text:p>
              </table:table-cell>
              <table:table-cell office:value-type="float" office:value="6482.472786">
                <text:p>6482.472786</text:p>
              </table:table-cell>
              <table:table-cell office:value-type="float" office:value="5779.700111">
                <text:p>5779.700111</text:p>
              </table:table-cell>
              <table:table-cell office:value-type="float" office:value="6651.182012">
                <text:p>6651.182012</text:p>
              </table:table-cell>
              <table:table-cell office:value-type="float" office:value="254491.770158">
                <text:p>254491.770158</text:p>
              </table:table-cell>
              <table:table-cell office:value-type="float" office:value="6298.567741">
                <text:p>6298.567741</text:p>
              </table:table-cell>
              <table:table-cell office:value-type="float" office:value="5734.397577">
                <text:p>5734.397577</text:p>
              </table:table-cell>
              <table:table-cell office:value-type="float" office:value="7367.578178">
                <text:p>7367.578178</text:p>
              </table:table-cell>
              <table:table-cell office:value-type="float" office:value="5574.621527">
                <text:p>5574.621527</text:p>
              </table:table-cell>
              <table:table-cell office:value-type="float" office:value="4756.522567">
                <text:p>4756.522567</text:p>
              </table:table-cell>
              <table:table-cell office:value-type="float" office:value="252274.25973">
                <text:p>252274.25973</text:p>
              </table:table-cell>
              <table:table-cell office:value-type="float" office:value="6078.722166">
                <text:p>6078.722166</text:p>
              </table:table-cell>
              <table:table-cell office:value-type="float" office:value="251241.532255">
                <text:p>251241.532255</text:p>
              </table:table-cell>
              <table:table-cell office:value-type="float" office:value="5616.770773">
                <text:p>5616.770773</text:p>
              </table:table-cell>
              <table:table-cell office:value-type="float" office:value="5228.730167">
                <text:p>5228.730167</text:p>
              </table:table-cell>
              <table:table-cell office:value-type="float" office:value="5932.502108">
                <text:p>5932.502108</text:p>
              </table:table-cell>
              <table:table-cell office:value-type="float" office:value="5610.243142">
                <text:p>5610.243142</text:p>
              </table:table-cell>
              <table:table-cell office:value-type="float" office:value="5585.624386">
                <text:p>5585.624386</text:p>
              </table:table-cell>
              <table:table-cell office:value-type="float" office:value="5924.624635">
                <text:p>5924.624635</text:p>
              </table:table-cell>
              <table:table-cell office:value-type="float" office:value="6059.083419">
                <text:p>6059.083419</text:p>
              </table:table-cell>
              <table:table-cell office:value-type="float" office:value="5224.830272">
                <text:p>5224.830272</text:p>
              </table:table-cell>
              <table:table-cell office:value-type="float" office:value="5989.159693">
                <text:p>5989.159693</text:p>
              </table:table-cell>
              <table:table-cell office:value-type="float" office:value="6680.109357">
                <text:p>6680.109357</text:p>
              </table:table-cell>
              <table:table-cell office:value-type="float" office:value="5172.445541">
                <text:p>5172.445541</text:p>
              </table:table-cell>
              <table:table-cell office:value-type="float" office:value="250151.584615">
                <text:p>250151.584615</text:p>
              </table:table-cell>
              <table:table-cell office:value-type="float" office:value="6144.232992">
                <text:p>6144.232992</text:p>
              </table:table-cell>
              <table:table-cell office:value-type="float" office:value="249224.177299">
                <text:p>249224.177299</text:p>
              </table:table-cell>
              <table:table-cell office:value-type="float" office:value="5897.858967">
                <text:p>5897.858967</text:p>
              </table:table-cell>
              <table:table-cell office:value-type="float" office:value="6190.672864">
                <text:p>6190.672864</text:p>
              </table:table-cell>
              <table:table-cell office:value-type="float" office:value="5006.380913">
                <text:p>5006.380913</text:p>
              </table:table-cell>
              <table:table-cell office:value-type="float" office:value="5609.272163">
                <text:p>5609.272163</text:p>
              </table:table-cell>
              <table:table-cell office:value-type="float" office:value="247980.276069">
                <text:p>247980.276069</text:p>
              </table:table-cell>
              <table:table-cell office:value-type="float" office:value="249159.075204">
                <text:p>249159.075204</text:p>
              </table:table-cell>
              <table:table-cell office:value-type="float" office:value="5005.550516">
                <text:p>5005.550516</text:p>
              </table:table-cell>
              <table:table-cell office:value-type="float" office:value="5266.643569">
                <text:p>5266.643569</text:p>
              </table:table-cell>
              <table:table-cell office:value-type="float" office:value="247856.802563">
                <text:p>247856.802563</text:p>
              </table:table-cell>
              <table:table-cell office:value-type="float" office:value="4590.056138">
                <text:p>4590.056138</text:p>
              </table:table-cell>
              <table:table-cell office:value-type="float" office:value="5134.378706">
                <text:p>5134.378706</text:p>
              </table:table-cell>
              <table:table-cell office:value-type="float" office:value="5977.409033">
                <text:p>5977.409033</text:p>
              </table:table-cell>
              <table:table-cell office:value-type="float" office:value="5709.103989">
                <text:p>5709.103989</text:p>
              </table:table-cell>
              <table:table-cell office:value-type="float" office:value="5656.80236">
                <text:p>5656.80236</text:p>
              </table:table-cell>
              <table:table-cell office:value-type="float" office:value="4766.374144">
                <text:p>4766.374144</text:p>
              </table:table-cell>
              <table:table-cell office:value-type="float" office:value="6450.977865">
                <text:p>6450.977865</text:p>
              </table:table-cell>
              <table:table-cell office:value-type="float" office:value="5806.775835">
                <text:p>5806.775835</text:p>
              </table:table-cell>
              <table:table-cell office:value-type="float" office:value="6198.971744">
                <text:p>6198.971744</text:p>
              </table:table-cell>
              <table:table-cell office:value-type="float" office:value="7216.547649">
                <text:p>7216.547649</text:p>
              </table:table-cell>
              <table:table-cell office:value-type="float" office:value="5668.919525">
                <text:p>5668.919525</text:p>
              </table:table-cell>
              <table:table-cell office:value-type="float" office:value="5934.150292">
                <text:p>5934.150292</text:p>
              </table:table-cell>
              <table:table-cell office:value-type="float" office:value="6076.034275">
                <text:p>6076.034275</text:p>
              </table:table-cell>
              <table:table-cell office:value-type="float" office:value="5719.339268">
                <text:p>5719.339268</text:p>
              </table:table-cell>
              <table:table-cell office:value-type="float" office:value="5571.509101">
                <text:p>5571.509101</text:p>
              </table:table-cell>
              <table:table-cell office:value-type="float" office:value="5326.925672">
                <text:p>5326.925672</text:p>
              </table:table-cell>
              <table:table-cell office:value-type="float" office:value="246480.670421">
                <text:p>246480.670421</text:p>
              </table:table-cell>
              <table:table-cell office:value-type="float" office:value="5005.332877">
                <text:p>5005.332877</text:p>
              </table:table-cell>
              <table:table-cell office:value-type="float" office:value="5333.692809">
                <text:p>5333.692809</text:p>
              </table:table-cell>
              <table:table-cell office:value-type="float" office:value="6069.947465">
                <text:p>6069.947465</text:p>
              </table:table-cell>
              <table:table-cell office:value-type="float" office:value="243512.502849">
                <text:p>243512.502849</text:p>
              </table:table-cell>
              <table:table-cell office:value-type="float" office:value="5185.268281">
                <text:p>5185.268281</text:p>
              </table:table-cell>
              <table:table-cell office:value-type="float" office:value="6511.772789">
                <text:p>6511.772789</text:p>
              </table:table-cell>
              <table:table-cell office:value-type="float" office:value="244458.763679">
                <text:p>244458.763679</text:p>
              </table:table-cell>
              <table:table-cell office:value-type="float" office:value="5162.90143">
                <text:p>5162.90143</text:p>
              </table:table-cell>
              <table:table-cell office:value-type="float" office:value="5268.584047">
                <text:p>5268.584047</text:p>
              </table:table-cell>
              <table:table-cell office:value-type="float" office:value="5913.257912">
                <text:p>5913.257912</text:p>
              </table:table-cell>
              <table:table-cell office:value-type="float" office:value="6156.639292">
                <text:p>6156.639292</text:p>
              </table:table-cell>
              <table:table-cell office:value-type="float" office:value="243643.987673">
                <text:p>243643.987673</text:p>
              </table:table-cell>
              <table:table-cell office:value-type="float" office:value="244802.383339">
                <text:p>244802.383339</text:p>
              </table:table-cell>
              <table:table-cell office:value-type="float" office:value="242799.707848">
                <text:p>242799.707848</text:p>
              </table:table-cell>
              <table:table-cell office:value-type="float" office:value="5309.172346">
                <text:p>5309.172346</text:p>
              </table:table-cell>
              <table:table-cell office:value-type="float" office:value="5560.767872">
                <text:p>5560.767872</text:p>
              </table:table-cell>
              <table:table-cell office:value-type="float" office:value="5591.918138">
                <text:p>5591.918138</text:p>
              </table:table-cell>
              <table:table-cell office:value-type="float" office:value="242229.551216">
                <text:p>242229.551216</text:p>
              </table:table-cell>
              <table:table-cell office:value-type="float" office:value="241734.602407">
                <text:p>241734.602407</text:p>
              </table:table-cell>
              <table:table-cell office:value-type="float" office:value="4885.259314">
                <text:p>4885.259314</text:p>
              </table:table-cell>
              <table:table-cell office:value-type="float" office:value="5574.060924">
                <text:p>5574.060924</text:p>
              </table:table-cell>
              <table:table-cell office:value-type="float" office:value="5492.470672">
                <text:p>5492.470672</text:p>
              </table:table-cell>
              <table:table-cell office:value-type="float" office:value="5489.299699">
                <text:p>5489.299699</text:p>
              </table:table-cell>
              <table:table-cell office:value-type="float" office:value="241375.134238">
                <text:p>241375.134238</text:p>
              </table:table-cell>
              <table:table-cell office:value-type="float" office:value="240929.948787">
                <text:p>240929.948787</text:p>
              </table:table-cell>
              <table:table-cell office:value-type="float" office:value="242147.618156">
                <text:p>242147.618156</text:p>
              </table:table-cell>
              <table:table-cell office:value-type="float" office:value="6431.526423">
                <text:p>6431.526423</text:p>
              </table:table-cell>
              <table:table-cell office:value-type="float" office:value="6114.285713">
                <text:p>6114.285713</text:p>
              </table:table-cell>
              <table:table-cell office:value-type="float" office:value="6721.381577">
                <text:p>6721.381577</text:p>
              </table:table-cell>
              <table:table-cell office:value-type="float" office:value="5171.526457">
                <text:p>5171.526457</text:p>
              </table:table-cell>
              <table:table-cell office:value-type="float" office:value="240622.213396">
                <text:p>240622.213396</text:p>
              </table:table-cell>
              <table:table-cell office:value-type="float" office:value="5428.181621">
                <text:p>5428.181621</text:p>
              </table:table-cell>
              <table:table-cell office:value-type="float" office:value="5122.586104">
                <text:p>5122.586104</text:p>
              </table:table-cell>
              <table:table-cell office:value-type="float" office:value="4915.293531">
                <text:p>4915.293531</text:p>
              </table:table-cell>
              <table:table-cell office:value-type="float" office:value="5171.091742">
                <text:p>5171.091742</text:p>
              </table:table-cell>
              <table:table-cell office:value-type="float" office:value="4922.70165">
                <text:p>4922.70165</text:p>
              </table:table-cell>
              <table:table-cell office:value-type="float" office:value="5015.895309">
                <text:p>5015.895309</text:p>
              </table:table-cell>
              <table:table-cell office:value-type="float" office:value="6018.072184">
                <text:p>6018.072184</text:p>
              </table:table-cell>
              <table:table-cell office:value-type="float" office:value="238682.908197">
                <text:p>238682.908197</text:p>
              </table:table-cell>
              <table:table-cell office:value-type="float" office:value="4561.581684">
                <text:p>4561.581684</text:p>
              </table:table-cell>
              <table:table-cell office:value-type="float" office:value="5075.751186">
                <text:p>5075.751186</text:p>
              </table:table-cell>
              <table:table-cell office:value-type="float" office:value="4609.343918">
                <text:p>4609.343918</text:p>
              </table:table-cell>
              <table:table-cell office:value-type="float" office:value="5467.35817">
                <text:p>5467.35817</text:p>
              </table:table-cell>
              <table:table-cell office:value-type="float" office:value="4822.62679">
                <text:p>4822.62679</text:p>
              </table:table-cell>
              <table:table-cell office:value-type="float" office:value="4721.450807">
                <text:p>4721.450807</text:p>
              </table:table-cell>
              <table:table-cell office:value-type="float" office:value="5518.967245">
                <text:p>5518.967245</text:p>
              </table:table-cell>
              <table:table-cell office:value-type="float" office:value="238471.662666">
                <text:p>238471.662666</text:p>
              </table:table-cell>
              <table:table-cell office:value-type="float" office:value="5907.352889">
                <text:p>5907.352889</text:p>
              </table:table-cell>
              <table:table-cell office:value-type="float" office:value="238620.935721">
                <text:p>238620.935721</text:p>
              </table:table-cell>
              <table:table-cell office:value-type="float" office:value="237329.017015">
                <text:p>237329.017015</text:p>
              </table:table-cell>
              <table:table-cell office:value-type="float" office:value="4129.025185">
                <text:p>4129.025185</text:p>
              </table:table-cell>
              <table:table-cell office:value-type="float" office:value="5019.634653">
                <text:p>5019.634653</text:p>
              </table:table-cell>
              <table:table-cell office:value-type="float" office:value="5113.058402">
                <text:p>5113.058402</text:p>
              </table:table-cell>
              <table:table-cell office:value-type="float" office:value="6163.275768">
                <text:p>6163.275768</text:p>
              </table:table-cell>
              <table:table-cell office:value-type="float" office:value="237272.124726">
                <text:p>237272.124726</text:p>
              </table:table-cell>
              <table:table-cell office:value-type="float" office:value="6599.690456">
                <text:p>6599.690456</text:p>
              </table:table-cell>
              <table:table-cell office:value-type="float" office:value="5625.154446">
                <text:p>5625.154446</text:p>
              </table:table-cell>
              <table:table-cell office:value-type="float" office:value="5655.680346">
                <text:p>5655.680346</text:p>
              </table:table-cell>
              <table:table-cell office:value-type="float" office:value="236044.752515">
                <text:p>236044.752515</text:p>
              </table:table-cell>
              <table:table-cell office:value-type="float" office:value="4875.983976">
                <text:p>4875.983976</text:p>
              </table:table-cell>
              <table:table-cell office:value-type="float" office:value="5396.617331">
                <text:p>5396.617331</text:p>
              </table:table-cell>
              <table:table-cell office:value-type="float" office:value="235924.406398">
                <text:p>235924.406398</text:p>
              </table:table-cell>
              <table:table-cell office:value-type="float" office:value="5136.540769">
                <text:p>5136.540769</text:p>
              </table:table-cell>
              <table:table-cell office:value-type="float" office:value="236469.538932">
                <text:p>236469.538932</text:p>
              </table:table-cell>
              <table:table-cell office:value-type="float" office:value="4741.458224">
                <text:p>4741.458224</text:p>
              </table:table-cell>
              <table:table-cell office:value-type="float" office:value="234500.508627">
                <text:p>234500.508627</text:p>
              </table:table-cell>
              <table:table-cell office:value-type="float" office:value="4549.22221">
                <text:p>4549.22221</text:p>
              </table:table-cell>
              <table:table-cell office:value-type="float" office:value="5660.139829">
                <text:p>5660.139829</text:p>
              </table:table-cell>
              <table:table-cell office:value-type="float" office:value="4450.744393">
                <text:p>4450.744393</text:p>
              </table:table-cell>
              <table:table-cell office:value-type="float" office:value="5102.05899">
                <text:p>5102.05899</text:p>
              </table:table-cell>
              <table:table-cell office:value-type="float" office:value="5361.062962">
                <text:p>5361.062962</text:p>
              </table:table-cell>
              <table:table-cell office:value-type="float" office:value="234201.040812">
                <text:p>234201.040812</text:p>
              </table:table-cell>
              <table:table-cell office:value-type="float" office:value="5669.936521">
                <text:p>5669.936521</text:p>
              </table:table-cell>
              <table:table-cell office:value-type="float" office:value="5159.427661">
                <text:p>5159.427661</text:p>
              </table:table-cell>
              <table:table-cell office:value-type="float" office:value="233417.264691">
                <text:p>233417.264691</text:p>
              </table:table-cell>
              <table:table-cell office:value-type="float" office:value="6399.443507">
                <text:p>6399.443507</text:p>
              </table:table-cell>
              <table:table-cell office:value-type="float" office:value="235135.540578">
                <text:p>235135.540578</text:p>
              </table:table-cell>
              <table:table-cell office:value-type="float" office:value="4588.80978">
                <text:p>4588.80978</text:p>
              </table:table-cell>
              <table:table-cell office:value-type="float" office:value="5262.926787">
                <text:p>5262.926787</text:p>
              </table:table-cell>
              <table:table-cell office:value-type="float" office:value="6518.318833">
                <text:p>6518.318833</text:p>
              </table:table-cell>
              <table:table-cell office:value-type="float" office:value="5267.914324">
                <text:p>5267.914324</text:p>
              </table:table-cell>
              <table:table-cell office:value-type="float" office:value="4732.830585">
                <text:p>4732.830585</text:p>
              </table:table-cell>
              <table:table-cell office:value-type="float" office:value="233045.337307">
                <text:p>233045.337307</text:p>
              </table:table-cell>
              <table:table-cell office:value-type="float" office:value="6566.251274">
                <text:p>6566.251274</text:p>
              </table:table-cell>
              <table:table-cell office:value-type="float" office:value="5213.23019">
                <text:p>5213.23019</text:p>
              </table:table-cell>
              <table:table-cell office:value-type="float" office:value="4828.537841">
                <text:p>4828.537841</text:p>
              </table:table-cell>
              <table:table-cell office:value-type="float" office:value="4919.047092">
                <text:p>4919.047092</text:p>
              </table:table-cell>
              <table:table-cell office:value-type="float" office:value="5556.563798">
                <text:p>5556.563798</text:p>
              </table:table-cell>
              <table:table-cell office:value-type="float" office:value="4878.597168">
                <text:p>4878.597168</text:p>
              </table:table-cell>
              <table:table-cell office:value-type="float" office:value="231997.732583">
                <text:p>231997.732583</text:p>
              </table:table-cell>
              <table:table-cell office:value-type="float" office:value="5108.247805">
                <text:p>5108.247805</text:p>
              </table:table-cell>
              <table:table-cell office:value-type="float" office:value="6207.017334">
                <text:p>6207.017334</text:p>
              </table:table-cell>
              <table:table-cell office:value-type="float" office:value="4183.889043">
                <text:p>4183.889043</text:p>
              </table:table-cell>
              <table:table-cell office:value-type="float" office:value="5094.287572">
                <text:p>5094.287572</text:p>
              </table:table-cell>
              <table:table-cell office:value-type="float" office:value="5686.76185">
                <text:p>5686.76185</text:p>
              </table:table-cell>
              <table:table-cell office:value-type="float" office:value="3859.395907">
                <text:p>3859.395907</text:p>
              </table:table-cell>
              <table:table-cell office:value-type="float" office:value="5190.624225">
                <text:p>5190.624225</text:p>
              </table:table-cell>
              <table:table-cell office:value-type="float" office:value="5387.362169">
                <text:p>5387.362169</text:p>
              </table:table-cell>
              <table:table-cell office:value-type="float" office:value="5304.36679">
                <text:p>5304.36679</text:p>
              </table:table-cell>
              <table:table-cell office:value-type="float" office:value="4964.793262">
                <text:p>4964.793262</text:p>
              </table:table-cell>
              <table:table-cell office:value-type="float" office:value="229414.509106">
                <text:p>229414.509106</text:p>
              </table:table-cell>
              <table:table-cell office:value-type="float" office:value="229853.697632">
                <text:p>229853.697632</text:p>
              </table:table-cell>
              <table:table-cell office:value-type="float" office:value="228850.156899">
                <text:p>228850.156899</text:p>
              </table:table-cell>
              <table:table-cell office:value-type="float" office:value="6122.215787">
                <text:p>6122.215787</text:p>
              </table:table-cell>
              <table:table-cell office:value-type="float" office:value="5411.827455">
                <text:p>5411.827455</text:p>
              </table:table-cell>
              <table:table-cell office:value-type="float" office:value="6060.715652">
                <text:p>6060.715652</text:p>
              </table:table-cell>
              <table:table-cell office:value-type="float" office:value="4399.914532">
                <text:p>4399.914532</text:p>
              </table:table-cell>
              <table:table-cell office:value-type="float" office:value="5863.556667">
                <text:p>5863.556667</text:p>
              </table:table-cell>
              <table:table-cell office:value-type="float" office:value="5442.787365">
                <text:p>5442.787365</text:p>
              </table:table-cell>
              <table:table-cell office:value-type="float" office:value="228594.635121">
                <text:p>228594.635121</text:p>
              </table:table-cell>
              <table:table-cell office:value-type="float" office:value="4917.585511">
                <text:p>4917.585511</text:p>
              </table:table-cell>
              <table:table-cell office:value-type="float" office:value="4606.37718">
                <text:p>4606.37718</text:p>
              </table:table-cell>
              <table:table-cell office:value-type="float" office:value="6381.125304">
                <text:p>6381.125304</text:p>
              </table:table-cell>
              <table:table-cell office:value-type="float" office:value="5723.333441">
                <text:p>5723.333441</text:p>
              </table:table-cell>
              <table:table-cell office:value-type="float" office:value="228391.871636">
                <text:p>228391.871636</text:p>
              </table:table-cell>
              <table:table-cell office:value-type="float" office:value="5191.323088">
                <text:p>5191.323088</text:p>
              </table:table-cell>
              <table:table-cell office:value-type="float" office:value="228361.918709">
                <text:p>228361.918709</text:p>
              </table:table-cell>
              <table:table-cell office:value-type="float" office:value="4496.088099">
                <text:p>4496.088099</text:p>
              </table:table-cell>
              <table:table-cell office:value-type="float" office:value="227085.146915">
                <text:p>227085.146915</text:p>
              </table:table-cell>
              <table:table-cell office:value-type="float" office:value="4342.594333">
                <text:p>4342.594333</text:p>
              </table:table-cell>
              <table:table-cell office:value-type="float" office:value="226920.385325">
                <text:p>226920.385325</text:p>
              </table:table-cell>
              <table:table-cell office:value-type="float" office:value="5251.069148">
                <text:p>5251.069148</text:p>
              </table:table-cell>
              <table:table-cell office:value-type="float" office:value="227060.780936">
                <text:p>227060.780936</text:p>
              </table:table-cell>
              <table:table-cell office:value-type="float" office:value="227150.186982">
                <text:p>227150.186982</text:p>
              </table:table-cell>
              <table:table-cell office:value-type="float" office:value="226871.32">
                <text:p>226871.32</text:p>
              </table:table-cell>
              <table:table-cell office:value-type="float" office:value="225935.029757">
                <text:p>225935.029757</text:p>
              </table:table-cell>
              <table:table-cell office:value-type="float" office:value="5745.940664">
                <text:p>5745.940664</text:p>
              </table:table-cell>
              <table:table-cell office:value-type="float" office:value="225777.336046">
                <text:p>225777.336046</text:p>
              </table:table-cell>
              <table:table-cell office:value-type="float" office:value="5359.946104">
                <text:p>5359.946104</text:p>
              </table:table-cell>
              <table:table-cell office:value-type="float" office:value="225193.426527">
                <text:p>225193.426527</text:p>
              </table:table-cell>
              <table:table-cell office:value-type="float" office:value="6465.27913">
                <text:p>6465.27913</text:p>
              </table:table-cell>
              <table:table-cell office:value-type="float" office:value="225032.003178">
                <text:p>225032.003178</text:p>
              </table:table-cell>
              <table:table-cell office:value-type="float" office:value="5169.303335">
                <text:p>5169.303335</text:p>
              </table:table-cell>
              <table:table-cell office:value-type="float" office:value="5860.604324">
                <text:p>5860.604324</text:p>
              </table:table-cell>
              <table:table-cell office:value-type="float" office:value="4143.049818">
                <text:p>4143.049818</text:p>
              </table:table-cell>
              <table:table-cell office:value-type="float" office:value="5050.359007">
                <text:p>5050.359007</text:p>
              </table:table-cell>
              <table:table-cell office:value-type="float" office:value="5196.673212">
                <text:p>5196.673212</text:p>
              </table:table-cell>
              <table:table-cell office:value-type="float" office:value="223498.54594">
                <text:p>223498.54594</text:p>
              </table:table-cell>
              <table:table-cell office:value-type="float" office:value="4556.743678">
                <text:p>4556.743678</text:p>
              </table:table-cell>
              <table:table-cell office:value-type="float" office:value="225826.227497">
                <text:p>225826.227497</text:p>
              </table:table-cell>
              <table:table-cell office:value-type="float" office:value="5348.365261">
                <text:p>5348.365261</text:p>
              </table:table-cell>
              <table:table-cell office:value-type="float" office:value="223427.451353">
                <text:p>223427.451353</text:p>
              </table:table-cell>
              <table:table-cell office:value-type="float" office:value="4475.056352">
                <text:p>4475.056352</text:p>
              </table:table-cell>
              <table:table-cell office:value-type="float" office:value="5067.21711">
                <text:p>5067.21711</text:p>
              </table:table-cell>
              <table:table-cell office:value-type="float" office:value="6078.697479">
                <text:p>6078.697479</text:p>
              </table:table-cell>
              <table:table-cell office:value-type="float" office:value="4769.734136">
                <text:p>4769.734136</text:p>
              </table:table-cell>
              <table:table-cell office:value-type="float" office:value="5565.514075">
                <text:p>5565.514075</text:p>
              </table:table-cell>
              <table:table-cell office:value-type="float" office:value="5712.158931">
                <text:p>5712.158931</text:p>
              </table:table-cell>
              <table:table-cell office:value-type="float" office:value="5020.250426">
                <text:p>5020.250426</text:p>
              </table:table-cell>
              <table:table-cell office:value-type="float" office:value="223137.166191">
                <text:p>223137.166191</text:p>
              </table:table-cell>
              <table:table-cell office:value-type="float" office:value="222842.609153">
                <text:p>222842.609153</text:p>
              </table:table-cell>
              <table:table-cell office:value-type="float" office:value="4897.639334">
                <text:p>4897.639334</text:p>
              </table:table-cell>
              <table:table-cell office:value-type="float" office:value="6202.804312">
                <text:p>6202.804312</text:p>
              </table:table-cell>
              <table:table-cell office:value-type="float" office:value="221244.152449">
                <text:p>221244.152449</text:p>
              </table:table-cell>
              <table:table-cell office:value-type="float" office:value="4977.89891">
                <text:p>4977.89891</text:p>
              </table:table-cell>
              <table:table-cell office:value-type="float" office:value="4546.066858">
                <text:p>4546.066858</text:p>
              </table:table-cell>
              <table:table-cell office:value-type="float" office:value="7193.79961">
                <text:p>7193.79961</text:p>
              </table:table-cell>
              <table:table-cell office:value-type="float" office:value="4909.628437">
                <text:p>4909.628437</text:p>
              </table:table-cell>
              <table:table-cell office:value-type="float" office:value="5054.61857">
                <text:p>5054.61857</text:p>
              </table:table-cell>
              <table:table-cell office:value-type="float" office:value="4696.40222">
                <text:p>4696.40222</text:p>
              </table:table-cell>
              <table:table-cell office:value-type="float" office:value="5532.015615">
                <text:p>5532.015615</text:p>
              </table:table-cell>
              <table:table-cell office:value-type="float" office:value="5216.583379">
                <text:p>5216.583379</text:p>
              </table:table-cell>
              <table:table-cell office:value-type="float" office:value="5540.603148">
                <text:p>5540.603148</text:p>
              </table:table-cell>
              <table:table-cell office:value-type="float" office:value="5102.617112">
                <text:p>5102.617112</text:p>
              </table:table-cell>
              <table:table-cell office:value-type="float" office:value="4991.827052">
                <text:p>4991.827052</text:p>
              </table:table-cell>
              <table:table-cell office:value-type="float" office:value="219299.934428">
                <text:p>219299.934428</text:p>
              </table:table-cell>
              <table:table-cell office:value-type="float" office:value="4931.707154">
                <text:p>4931.707154</text:p>
              </table:table-cell>
              <table:table-cell office:value-type="float" office:value="5689.084503">
                <text:p>5689.084503</text:p>
              </table:table-cell>
              <table:table-cell office:value-type="float" office:value="4257.725116">
                <text:p>4257.725116</text:p>
              </table:table-cell>
              <table:table-cell office:value-type="float" office:value="4426.854024">
                <text:p>4426.854024</text:p>
              </table:table-cell>
              <table:table-cell office:value-type="float" office:value="221069.837193">
                <text:p>221069.837193</text:p>
              </table:table-cell>
              <table:table-cell office:value-type="float" office:value="219402.542346">
                <text:p>219402.542346</text:p>
              </table:table-cell>
              <table:table-cell office:value-type="float" office:value="5735.068314">
                <text:p>5735.068314</text:p>
              </table:table-cell>
              <table:table-cell office:value-type="float" office:value="218425.648744">
                <text:p>218425.648744</text:p>
              </table:table-cell>
              <table:table-cell office:value-type="float" office:value="219426.148456">
                <text:p>219426.148456</text:p>
              </table:table-cell>
              <table:table-cell office:value-type="float" office:value="219441.704718">
                <text:p>219441.704718</text:p>
              </table:table-cell>
              <table:table-cell office:value-type="float" office:value="5070.48467">
                <text:p>5070.48467</text:p>
              </table:table-cell>
              <table:table-cell office:value-type="float" office:value="4812.391829">
                <text:p>4812.391829</text:p>
              </table:table-cell>
              <table:table-cell office:value-type="float" office:value="220330.233407">
                <text:p>220330.233407</text:p>
              </table:table-cell>
              <table:table-cell office:value-type="float" office:value="4105.82968">
                <text:p>4105.82968</text:p>
              </table:table-cell>
              <table:table-cell office:value-type="float" office:value="4809.152139">
                <text:p>4809.152139</text:p>
              </table:table-cell>
              <table:table-cell office:value-type="float" office:value="218421.66817">
                <text:p>218421.66817</text:p>
              </table:table-cell>
              <table:table-cell office:value-type="float" office:value="217572.61452">
                <text:p>217572.61452</text:p>
              </table:table-cell>
              <table:table-cell office:value-type="float" office:value="5406.882553">
                <text:p>5406.882553</text:p>
              </table:table-cell>
              <table:table-cell office:value-type="float" office:value="4281.028241">
                <text:p>4281.028241</text:p>
              </table:table-cell>
              <table:table-cell office:value-type="float" office:value="5599.3697">
                <text:p>5599.3697</text:p>
              </table:table-cell>
              <table:table-cell office:value-type="float" office:value="5598.091526">
                <text:p>5598.091526</text:p>
              </table:table-cell>
              <table:table-cell office:value-type="float" office:value="4503.342017">
                <text:p>4503.342017</text:p>
              </table:table-cell>
              <table:table-cell office:value-type="float" office:value="5904.03543">
                <text:p>5904.03543</text:p>
              </table:table-cell>
              <table:table-cell office:value-type="float" office:value="217440.884414">
                <text:p>217440.884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1000" chart:maximum="4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21cm" svg:height="13.258cm" xlink:href=".." xlink:type="simple" chart:class="chart:line" chart:style-name="ch1">
        <chart:title svg:x="5.718cm" svg:y="0.401cm" chart:style-name="ch2">
          <text:p>MAPE</text:p>
        </chart:title>
        <chart:subtitle svg:x="5.48cm" svg:y="1.445cm" chart:style-name="ch3">
          <text:p>Network 2</text:p>
        </chart:subtitle>
        <chart:legend chart:legend-position="bottom" svg:x="2.537cm" svg:y="12.449cm" style:legend-expansion="wide" chart:style-name="ch4"/>
        <chart:plot-area chart:style-name="ch5" table:cell-range-address="Arkusz1.A3:Arkusz1.SG4" chart:data-source-has-labels="column" svg:x="0.706cm" svg:y="2.658cm" svg:width="11.603cm" svg:height="9.106cm">
          <chartooo:coordinate-region svg:x="2.068cm" svg:y="2.658cm" svg:width="10.041cm" svg:height="8.01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3:Arkusz1.SG3" chart:label-cell-address="Arkusz1.A3:Arkusz1.A3" chart:class="chart:line">
            <chart:data-point chart:repeated="500"/>
          </chart:series>
          <chart:series chart:style-name="ch10" chart:values-cell-range-address="Arkusz1.B4:Arkusz1.SG4" chart:label-cell-address="Arkusz1.A4:Arkusz1.A4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19247.176018">
                <text:p>19247.176018</text:p>
                <draw:g>
                  <svg:desc>Arkusz1.B3:Arkusz1.SG3</svg:desc>
                </draw:g>
              </table:table-cell>
              <table:table-cell office:value-type="float" office:value="166205.355851">
                <text:p>166205.355851</text:p>
              </table:table-cell>
              <table:table-cell office:value-type="float" office:value="165043.528952">
                <text:p>165043.528952</text:p>
              </table:table-cell>
              <table:table-cell office:value-type="float" office:value="153967.642463">
                <text:p>153967.642463</text:p>
              </table:table-cell>
              <table:table-cell office:value-type="float" office:value="155378.90024">
                <text:p>155378.90024</text:p>
              </table:table-cell>
              <table:table-cell office:value-type="float" office:value="17188.537225">
                <text:p>17188.537225</text:p>
              </table:table-cell>
              <table:table-cell office:value-type="float" office:value="148285.140733">
                <text:p>148285.140733</text:p>
              </table:table-cell>
              <table:table-cell office:value-type="float" office:value="139569.428105">
                <text:p>139569.428105</text:p>
              </table:table-cell>
              <table:table-cell office:value-type="float" office:value="138925.49712">
                <text:p>138925.49712</text:p>
              </table:table-cell>
              <table:table-cell office:value-type="float" office:value="133430.89468">
                <text:p>133430.89468</text:p>
              </table:table-cell>
              <table:table-cell office:value-type="float" office:value="132170.541996">
                <text:p>132170.541996</text:p>
              </table:table-cell>
              <table:table-cell office:value-type="float" office:value="129680.7761">
                <text:p>129680.7761</text:p>
              </table:table-cell>
              <table:table-cell office:value-type="float" office:value="14736.846659">
                <text:p>14736.846659</text:p>
              </table:table-cell>
              <table:table-cell office:value-type="float" office:value="124705.738266">
                <text:p>124705.738266</text:p>
              </table:table-cell>
              <table:table-cell office:value-type="float" office:value="115547.966676">
                <text:p>115547.966676</text:p>
              </table:table-cell>
              <table:table-cell office:value-type="float" office:value="118108.183726">
                <text:p>118108.183726</text:p>
              </table:table-cell>
              <table:table-cell office:value-type="float" office:value="12547.316309">
                <text:p>12547.316309</text:p>
              </table:table-cell>
              <table:table-cell office:value-type="float" office:value="12918.260315">
                <text:p>12918.260315</text:p>
              </table:table-cell>
              <table:table-cell office:value-type="float" office:value="111889.113423">
                <text:p>111889.113423</text:p>
              </table:table-cell>
              <table:table-cell office:value-type="float" office:value="13311.046401">
                <text:p>13311.046401</text:p>
              </table:table-cell>
              <table:table-cell office:value-type="float" office:value="12444.436531">
                <text:p>12444.436531</text:p>
              </table:table-cell>
              <table:table-cell office:value-type="float" office:value="104687.835635">
                <text:p>104687.835635</text:p>
              </table:table-cell>
              <table:table-cell office:value-type="float" office:value="102864.977936">
                <text:p>102864.977936</text:p>
              </table:table-cell>
              <table:table-cell office:value-type="float" office:value="101003.761212">
                <text:p>101003.761212</text:p>
              </table:table-cell>
              <table:table-cell office:value-type="float" office:value="7963.069963">
                <text:p>7963.069963</text:p>
              </table:table-cell>
              <table:table-cell office:value-type="float" office:value="97234.76518">
                <text:p>97234.76518</text:p>
              </table:table-cell>
              <table:table-cell office:value-type="float" office:value="95232.6453">
                <text:p>95232.6453</text:p>
              </table:table-cell>
              <table:table-cell office:value-type="float" office:value="93926.492941">
                <text:p>93926.492941</text:p>
              </table:table-cell>
              <table:table-cell office:value-type="float" office:value="12437.333827">
                <text:p>12437.333827</text:p>
              </table:table-cell>
              <table:table-cell office:value-type="float" office:value="12351.645308">
                <text:p>12351.645308</text:p>
              </table:table-cell>
              <table:table-cell office:value-type="float" office:value="84593.484329">
                <text:p>84593.484329</text:p>
              </table:table-cell>
              <table:table-cell office:value-type="float" office:value="12004.769933">
                <text:p>12004.769933</text:p>
              </table:table-cell>
              <table:table-cell office:value-type="float" office:value="12371.558673">
                <text:p>12371.558673</text:p>
              </table:table-cell>
              <table:table-cell office:value-type="float" office:value="80937.044721">
                <text:p>80937.044721</text:p>
              </table:table-cell>
              <table:table-cell office:value-type="float" office:value="79385.365011">
                <text:p>79385.365011</text:p>
              </table:table-cell>
              <table:table-cell office:value-type="float" office:value="77962.030763">
                <text:p>77962.030763</text:p>
              </table:table-cell>
              <table:table-cell office:value-type="float" office:value="11816.322513">
                <text:p>11816.322513</text:p>
              </table:table-cell>
              <table:table-cell office:value-type="float" office:value="11262.082055">
                <text:p>11262.082055</text:p>
              </table:table-cell>
              <table:table-cell office:value-type="float" office:value="76713.013406">
                <text:p>76713.013406</text:p>
              </table:table-cell>
              <table:table-cell office:value-type="float" office:value="75348.319936">
                <text:p>75348.319936</text:p>
              </table:table-cell>
              <table:table-cell office:value-type="float" office:value="75408.325641">
                <text:p>75408.325641</text:p>
              </table:table-cell>
              <table:table-cell office:value-type="float" office:value="11848.470382">
                <text:p>11848.470382</text:p>
              </table:table-cell>
              <table:table-cell office:value-type="float" office:value="73607.189658">
                <text:p>73607.189658</text:p>
              </table:table-cell>
              <table:table-cell office:value-type="float" office:value="68532.579144">
                <text:p>68532.579144</text:p>
              </table:table-cell>
              <table:table-cell office:value-type="float" office:value="71293.102691">
                <text:p>71293.102691</text:p>
              </table:table-cell>
              <table:table-cell office:value-type="float" office:value="67370.989754">
                <text:p>67370.989754</text:p>
              </table:table-cell>
              <table:table-cell office:value-type="float" office:value="8295.769089">
                <text:p>8295.769089</text:p>
              </table:table-cell>
              <table:table-cell office:value-type="float" office:value="68663.665972">
                <text:p>68663.665972</text:p>
              </table:table-cell>
              <table:table-cell office:value-type="float" office:value="64763.223922">
                <text:p>64763.223922</text:p>
              </table:table-cell>
              <table:table-cell office:value-type="float" office:value="10651.021981">
                <text:p>10651.021981</text:p>
              </table:table-cell>
              <table:table-cell office:value-type="float" office:value="65750.08708">
                <text:p>65750.08708</text:p>
              </table:table-cell>
              <table:table-cell office:value-type="float" office:value="64840.761046">
                <text:p>64840.761046</text:p>
              </table:table-cell>
              <table:table-cell office:value-type="float" office:value="11414.666196">
                <text:p>11414.666196</text:p>
              </table:table-cell>
              <table:table-cell office:value-type="float" office:value="11540.725156">
                <text:p>11540.725156</text:p>
              </table:table-cell>
              <table:table-cell office:value-type="float" office:value="63236.642328">
                <text:p>63236.642328</text:p>
              </table:table-cell>
              <table:table-cell office:value-type="float" office:value="63354.475176">
                <text:p>63354.475176</text:p>
              </table:table-cell>
              <table:table-cell office:value-type="float" office:value="6426.646311">
                <text:p>6426.646311</text:p>
              </table:table-cell>
              <table:table-cell office:value-type="float" office:value="60588.507665">
                <text:p>60588.507665</text:p>
              </table:table-cell>
              <table:table-cell office:value-type="float" office:value="60727.790918">
                <text:p>60727.790918</text:p>
              </table:table-cell>
              <table:table-cell office:value-type="float" office:value="10350.038115">
                <text:p>10350.038115</text:p>
              </table:table-cell>
              <table:table-cell office:value-type="float" office:value="56886.286204">
                <text:p>56886.286204</text:p>
              </table:table-cell>
              <table:table-cell office:value-type="float" office:value="54862.053822">
                <text:p>54862.053822</text:p>
              </table:table-cell>
              <table:table-cell office:value-type="float" office:value="54266.915548">
                <text:p>54266.915548</text:p>
              </table:table-cell>
              <table:table-cell office:value-type="float" office:value="57631.226939">
                <text:p>57631.226939</text:p>
              </table:table-cell>
              <table:table-cell office:value-type="float" office:value="58178.527965">
                <text:p>58178.527965</text:p>
              </table:table-cell>
              <table:table-cell office:value-type="float" office:value="58019.722894">
                <text:p>58019.722894</text:p>
              </table:table-cell>
              <table:table-cell office:value-type="float" office:value="52485.791998">
                <text:p>52485.791998</text:p>
              </table:table-cell>
              <table:table-cell office:value-type="float" office:value="55672.593896">
                <text:p>55672.593896</text:p>
              </table:table-cell>
              <table:table-cell office:value-type="float" office:value="6738.044447">
                <text:p>6738.044447</text:p>
              </table:table-cell>
              <table:table-cell office:value-type="float" office:value="11059.124359">
                <text:p>11059.124359</text:p>
              </table:table-cell>
              <table:table-cell office:value-type="float" office:value="54345.39335">
                <text:p>54345.39335</text:p>
              </table:table-cell>
              <table:table-cell office:value-type="float" office:value="10960.334662">
                <text:p>10960.334662</text:p>
              </table:table-cell>
              <table:table-cell office:value-type="float" office:value="54348.945928">
                <text:p>54348.945928</text:p>
              </table:table-cell>
              <table:table-cell office:value-type="float" office:value="11107.778616">
                <text:p>11107.778616</text:p>
              </table:table-cell>
              <table:table-cell office:value-type="float" office:value="52281.818095">
                <text:p>52281.818095</text:p>
              </table:table-cell>
              <table:table-cell office:value-type="float" office:value="52607.747633">
                <text:p>52607.747633</text:p>
              </table:table-cell>
              <table:table-cell office:value-type="float" office:value="50924.719092">
                <text:p>50924.719092</text:p>
              </table:table-cell>
              <table:table-cell office:value-type="float" office:value="52150.109125">
                <text:p>52150.109125</text:p>
              </table:table-cell>
              <table:table-cell office:value-type="float" office:value="47968.576654">
                <text:p>47968.576654</text:p>
              </table:table-cell>
              <table:table-cell office:value-type="float" office:value="10476.55932">
                <text:p>10476.55932</text:p>
              </table:table-cell>
              <table:table-cell office:value-type="float" office:value="52576.776377">
                <text:p>52576.776377</text:p>
              </table:table-cell>
              <table:table-cell office:value-type="float" office:value="10920.920656">
                <text:p>10920.920656</text:p>
              </table:table-cell>
              <table:table-cell office:value-type="float" office:value="10409.546133">
                <text:p>10409.546133</text:p>
              </table:table-cell>
              <table:table-cell office:value-type="float" office:value="10599.084263">
                <text:p>10599.084263</text:p>
              </table:table-cell>
              <table:table-cell office:value-type="float" office:value="50722.895853">
                <text:p>50722.895853</text:p>
              </table:table-cell>
              <table:table-cell office:value-type="float" office:value="11585.793379">
                <text:p>11585.793379</text:p>
              </table:table-cell>
              <table:table-cell office:value-type="float" office:value="47082.043178">
                <text:p>47082.043178</text:p>
              </table:table-cell>
              <table:table-cell office:value-type="float" office:value="50739.832804">
                <text:p>50739.832804</text:p>
              </table:table-cell>
              <table:table-cell office:value-type="float" office:value="11282.016199">
                <text:p>11282.016199</text:p>
              </table:table-cell>
              <table:table-cell office:value-type="float" office:value="49146.8635">
                <text:p>49146.8635</text:p>
              </table:table-cell>
              <table:table-cell office:value-type="float" office:value="46625.425068">
                <text:p>46625.425068</text:p>
              </table:table-cell>
              <table:table-cell office:value-type="float" office:value="49583.310084">
                <text:p>49583.310084</text:p>
              </table:table-cell>
              <table:table-cell office:value-type="float" office:value="48735.208529">
                <text:p>48735.208529</text:p>
              </table:table-cell>
              <table:table-cell office:value-type="float" office:value="7992.346813">
                <text:p>7992.346813</text:p>
              </table:table-cell>
              <table:table-cell office:value-type="float" office:value="48319.868634">
                <text:p>48319.868634</text:p>
              </table:table-cell>
              <table:table-cell office:value-type="float" office:value="48517.808292">
                <text:p>48517.808292</text:p>
              </table:table-cell>
              <table:table-cell office:value-type="float" office:value="10897.580305">
                <text:p>10897.580305</text:p>
              </table:table-cell>
              <table:table-cell office:value-type="float" office:value="48652.9812">
                <text:p>48652.9812</text:p>
              </table:table-cell>
              <table:table-cell office:value-type="float" office:value="46892.351737">
                <text:p>46892.351737</text:p>
              </table:table-cell>
              <table:table-cell office:value-type="float" office:value="48663.349197">
                <text:p>48663.349197</text:p>
              </table:table-cell>
              <table:table-cell office:value-type="float" office:value="10033.631467">
                <text:p>10033.631467</text:p>
              </table:table-cell>
              <table:table-cell office:value-type="float" office:value="46850.124822">
                <text:p>46850.124822</text:p>
              </table:table-cell>
              <table:table-cell office:value-type="float" office:value="45408.096752">
                <text:p>45408.096752</text:p>
              </table:table-cell>
              <table:table-cell office:value-type="float" office:value="47606.755885">
                <text:p>47606.755885</text:p>
              </table:table-cell>
              <table:table-cell office:value-type="float" office:value="44346.339457">
                <text:p>44346.339457</text:p>
              </table:table-cell>
              <table:table-cell office:value-type="float" office:value="10731.503184">
                <text:p>10731.503184</text:p>
              </table:table-cell>
              <table:table-cell office:value-type="float" office:value="7493.125804">
                <text:p>7493.125804</text:p>
              </table:table-cell>
              <table:table-cell office:value-type="float" office:value="47570.938803">
                <text:p>47570.938803</text:p>
              </table:table-cell>
              <table:table-cell office:value-type="float" office:value="10788.144881">
                <text:p>10788.144881</text:p>
              </table:table-cell>
              <table:table-cell office:value-type="float" office:value="46847.68463">
                <text:p>46847.68463</text:p>
              </table:table-cell>
              <table:table-cell office:value-type="float" office:value="42976.838001">
                <text:p>42976.838001</text:p>
              </table:table-cell>
              <table:table-cell office:value-type="float" office:value="7243.673001">
                <text:p>7243.673001</text:p>
              </table:table-cell>
              <table:table-cell office:value-type="float" office:value="11190.707243">
                <text:p>11190.707243</text:p>
              </table:table-cell>
              <table:table-cell office:value-type="float" office:value="6886.412547">
                <text:p>6886.412547</text:p>
              </table:table-cell>
              <table:table-cell office:value-type="float" office:value="8301.910511">
                <text:p>8301.910511</text:p>
              </table:table-cell>
              <table:table-cell office:value-type="float" office:value="41791.838998">
                <text:p>41791.838998</text:p>
              </table:table-cell>
              <table:table-cell office:value-type="float" office:value="7340.972482">
                <text:p>7340.972482</text:p>
              </table:table-cell>
              <table:table-cell office:value-type="float" office:value="43266.025402">
                <text:p>43266.025402</text:p>
              </table:table-cell>
              <table:table-cell office:value-type="float" office:value="45909.575947">
                <text:p>45909.575947</text:p>
              </table:table-cell>
              <table:table-cell office:value-type="float" office:value="45386.734865">
                <text:p>45386.734865</text:p>
              </table:table-cell>
              <table:table-cell office:value-type="float" office:value="10355.489671">
                <text:p>10355.489671</text:p>
              </table:table-cell>
              <table:table-cell office:value-type="float" office:value="44627.434277">
                <text:p>44627.434277</text:p>
              </table:table-cell>
              <table:table-cell office:value-type="float" office:value="7486.332675">
                <text:p>7486.332675</text:p>
              </table:table-cell>
              <table:table-cell office:value-type="float" office:value="44825.61176">
                <text:p>44825.61176</text:p>
              </table:table-cell>
              <table:table-cell office:value-type="float" office:value="41995.935813">
                <text:p>41995.935813</text:p>
              </table:table-cell>
              <table:table-cell office:value-type="float" office:value="45484.764765">
                <text:p>45484.764765</text:p>
              </table:table-cell>
              <table:table-cell office:value-type="float" office:value="44996.8905">
                <text:p>44996.8905</text:p>
              </table:table-cell>
              <table:table-cell office:value-type="float" office:value="40721.065057">
                <text:p>40721.065057</text:p>
              </table:table-cell>
              <table:table-cell office:value-type="float" office:value="41199.697853">
                <text:p>41199.697853</text:p>
              </table:table-cell>
              <table:table-cell office:value-type="float" office:value="41962.554973">
                <text:p>41962.554973</text:p>
              </table:table-cell>
              <table:table-cell office:value-type="float" office:value="7786.297648">
                <text:p>7786.297648</text:p>
              </table:table-cell>
              <table:table-cell office:value-type="float" office:value="41987.699325">
                <text:p>41987.699325</text:p>
              </table:table-cell>
              <table:table-cell office:value-type="float" office:value="41303.224255">
                <text:p>41303.224255</text:p>
              </table:table-cell>
              <table:table-cell office:value-type="float" office:value="45031.301633">
                <text:p>45031.301633</text:p>
              </table:table-cell>
              <table:table-cell office:value-type="float" office:value="44583.207711">
                <text:p>44583.207711</text:p>
              </table:table-cell>
              <table:table-cell office:value-type="float" office:value="40338.495891">
                <text:p>40338.495891</text:p>
              </table:table-cell>
              <table:table-cell office:value-type="float" office:value="40381.534854">
                <text:p>40381.534854</text:p>
              </table:table-cell>
              <table:table-cell office:value-type="float" office:value="44961.538334">
                <text:p>44961.538334</text:p>
              </table:table-cell>
              <table:table-cell office:value-type="float" office:value="44323.301221">
                <text:p>44323.301221</text:p>
              </table:table-cell>
              <table:table-cell office:value-type="float" office:value="10776.97947">
                <text:p>10776.97947</text:p>
              </table:table-cell>
              <table:table-cell office:value-type="float" office:value="7034.677769">
                <text:p>7034.677769</text:p>
              </table:table-cell>
              <table:table-cell office:value-type="float" office:value="44599.139261">
                <text:p>44599.139261</text:p>
              </table:table-cell>
              <table:table-cell office:value-type="float" office:value="11213.425455">
                <text:p>11213.425455</text:p>
              </table:table-cell>
              <table:table-cell office:value-type="float" office:value="41286.821572">
                <text:p>41286.821572</text:p>
              </table:table-cell>
              <table:table-cell office:value-type="float" office:value="39946.001467">
                <text:p>39946.001467</text:p>
              </table:table-cell>
              <table:table-cell office:value-type="float" office:value="11230.361682">
                <text:p>11230.361682</text:p>
              </table:table-cell>
              <table:table-cell office:value-type="float" office:value="42713.266023">
                <text:p>42713.266023</text:p>
              </table:table-cell>
              <table:table-cell office:value-type="float" office:value="7012.2847">
                <text:p>7012.2847</text:p>
              </table:table-cell>
              <table:table-cell office:value-type="float" office:value="43097.977102">
                <text:p>43097.977102</text:p>
              </table:table-cell>
              <table:table-cell office:value-type="float" office:value="11151.458657">
                <text:p>11151.458657</text:p>
              </table:table-cell>
              <table:table-cell office:value-type="float" office:value="11158.853734">
                <text:p>11158.853734</text:p>
              </table:table-cell>
              <table:table-cell office:value-type="float" office:value="7728.258435">
                <text:p>7728.258435</text:p>
              </table:table-cell>
              <table:table-cell office:value-type="float" office:value="43662.284122">
                <text:p>43662.284122</text:p>
              </table:table-cell>
              <table:table-cell office:value-type="float" office:value="10489.528095">
                <text:p>10489.528095</text:p>
              </table:table-cell>
              <table:table-cell office:value-type="float" office:value="10062.6031">
                <text:p>10062.6031</text:p>
              </table:table-cell>
              <table:table-cell office:value-type="float" office:value="9180.213005">
                <text:p>9180.213005</text:p>
              </table:table-cell>
              <table:table-cell office:value-type="float" office:value="43562.183988">
                <text:p>43562.183988</text:p>
              </table:table-cell>
              <table:table-cell office:value-type="float" office:value="42493.653069">
                <text:p>42493.653069</text:p>
              </table:table-cell>
              <table:table-cell office:value-type="float" office:value="43422.140875">
                <text:p>43422.140875</text:p>
              </table:table-cell>
              <table:table-cell office:value-type="float" office:value="40616.72767">
                <text:p>40616.72767</text:p>
              </table:table-cell>
              <table:table-cell office:value-type="float" office:value="43258.254815">
                <text:p>43258.254815</text:p>
              </table:table-cell>
              <table:table-cell office:value-type="float" office:value="43118.959727">
                <text:p>43118.959727</text:p>
              </table:table-cell>
              <table:table-cell office:value-type="float" office:value="42664.999521">
                <text:p>42664.999521</text:p>
              </table:table-cell>
              <table:table-cell office:value-type="float" office:value="43396.688083">
                <text:p>43396.688083</text:p>
              </table:table-cell>
              <table:table-cell office:value-type="float" office:value="43306.09656">
                <text:p>43306.09656</text:p>
              </table:table-cell>
              <table:table-cell office:value-type="float" office:value="7361.87801">
                <text:p>7361.87801</text:p>
              </table:table-cell>
              <table:table-cell office:value-type="float" office:value="10691.820056">
                <text:p>10691.820056</text:p>
              </table:table-cell>
              <table:table-cell office:value-type="float" office:value="39934.418659">
                <text:p>39934.418659</text:p>
              </table:table-cell>
              <table:table-cell office:value-type="float" office:value="41104.6886">
                <text:p>41104.6886</text:p>
              </table:table-cell>
              <table:table-cell office:value-type="float" office:value="10268.286344">
                <text:p>10268.286344</text:p>
              </table:table-cell>
              <table:table-cell office:value-type="float" office:value="10433.261271">
                <text:p>10433.261271</text:p>
              </table:table-cell>
              <table:table-cell office:value-type="float" office:value="42531.616169">
                <text:p>42531.616169</text:p>
              </table:table-cell>
              <table:table-cell office:value-type="float" office:value="39560.221365">
                <text:p>39560.221365</text:p>
              </table:table-cell>
              <table:table-cell office:value-type="float" office:value="10633.696665">
                <text:p>10633.696665</text:p>
              </table:table-cell>
              <table:table-cell office:value-type="float" office:value="9237.183195">
                <text:p>9237.183195</text:p>
              </table:table-cell>
              <table:table-cell office:value-type="float" office:value="10193.958283">
                <text:p>10193.958283</text:p>
              </table:table-cell>
              <table:table-cell office:value-type="float" office:value="43013.19704">
                <text:p>43013.19704</text:p>
              </table:table-cell>
              <table:table-cell office:value-type="float" office:value="11275.168405">
                <text:p>11275.168405</text:p>
              </table:table-cell>
              <table:table-cell office:value-type="float" office:value="42811.458884">
                <text:p>42811.458884</text:p>
              </table:table-cell>
              <table:table-cell office:value-type="float" office:value="6059.221965">
                <text:p>6059.221965</text:p>
              </table:table-cell>
              <table:table-cell office:value-type="float" office:value="6258.051463">
                <text:p>6258.051463</text:p>
              </table:table-cell>
              <table:table-cell office:value-type="float" office:value="42915.790641">
                <text:p>42915.790641</text:p>
              </table:table-cell>
              <table:table-cell office:value-type="float" office:value="39167.163798">
                <text:p>39167.163798</text:p>
              </table:table-cell>
              <table:table-cell office:value-type="float" office:value="10197.193852">
                <text:p>10197.193852</text:p>
              </table:table-cell>
              <table:table-cell office:value-type="float" office:value="7872.528201">
                <text:p>7872.528201</text:p>
              </table:table-cell>
              <table:table-cell office:value-type="float" office:value="42482.088585">
                <text:p>42482.088585</text:p>
              </table:table-cell>
              <table:table-cell office:value-type="float" office:value="43093.223405">
                <text:p>43093.223405</text:p>
              </table:table-cell>
              <table:table-cell office:value-type="float" office:value="10838.505857">
                <text:p>10838.505857</text:p>
              </table:table-cell>
              <table:table-cell office:value-type="float" office:value="39852.802006">
                <text:p>39852.802006</text:p>
              </table:table-cell>
              <table:table-cell office:value-type="float" office:value="40042.087637">
                <text:p>40042.087637</text:p>
              </table:table-cell>
              <table:table-cell office:value-type="float" office:value="41637.808452">
                <text:p>41637.808452</text:p>
              </table:table-cell>
              <table:table-cell office:value-type="float" office:value="42244.365075">
                <text:p>42244.365075</text:p>
              </table:table-cell>
              <table:table-cell office:value-type="float" office:value="42400.312973">
                <text:p>42400.312973</text:p>
              </table:table-cell>
              <table:table-cell office:value-type="float" office:value="39610.089398">
                <text:p>39610.089398</text:p>
              </table:table-cell>
              <table:table-cell office:value-type="float" office:value="6997.644006">
                <text:p>6997.644006</text:p>
              </table:table-cell>
              <table:table-cell office:value-type="float" office:value="39718.394046">
                <text:p>39718.394046</text:p>
              </table:table-cell>
              <table:table-cell office:value-type="float" office:value="42593.672974">
                <text:p>42593.672974</text:p>
              </table:table-cell>
              <table:table-cell office:value-type="float" office:value="9015.981267">
                <text:p>9015.981267</text:p>
              </table:table-cell>
              <table:table-cell office:value-type="float" office:value="39613.104466">
                <text:p>39613.104466</text:p>
              </table:table-cell>
              <table:table-cell office:value-type="float" office:value="40317.77906">
                <text:p>40317.77906</text:p>
              </table:table-cell>
              <table:table-cell office:value-type="float" office:value="10090.874547">
                <text:p>10090.874547</text:p>
              </table:table-cell>
              <table:table-cell office:value-type="float" office:value="41696.132761">
                <text:p>41696.132761</text:p>
              </table:table-cell>
              <table:table-cell office:value-type="float" office:value="10002.850524">
                <text:p>10002.850524</text:p>
              </table:table-cell>
              <table:table-cell office:value-type="float" office:value="40831.41427">
                <text:p>40831.41427</text:p>
              </table:table-cell>
              <table:table-cell office:value-type="float" office:value="39445.46959">
                <text:p>39445.46959</text:p>
              </table:table-cell>
              <table:table-cell office:value-type="float" office:value="9982.545118">
                <text:p>9982.545118</text:p>
              </table:table-cell>
              <table:table-cell office:value-type="float" office:value="7131.118159">
                <text:p>7131.118159</text:p>
              </table:table-cell>
              <table:table-cell office:value-type="float" office:value="41964.536111">
                <text:p>41964.536111</text:p>
              </table:table-cell>
              <table:table-cell office:value-type="float" office:value="41063.051926">
                <text:p>41063.051926</text:p>
              </table:table-cell>
              <table:table-cell office:value-type="float" office:value="41773.353363">
                <text:p>41773.353363</text:p>
              </table:table-cell>
              <table:table-cell office:value-type="float" office:value="40740.716236">
                <text:p>40740.716236</text:p>
              </table:table-cell>
              <table:table-cell office:value-type="float" office:value="10687.237537">
                <text:p>10687.237537</text:p>
              </table:table-cell>
              <table:table-cell office:value-type="float" office:value="41941.765525">
                <text:p>41941.765525</text:p>
              </table:table-cell>
              <table:table-cell office:value-type="float" office:value="38819.163457">
                <text:p>38819.163457</text:p>
              </table:table-cell>
              <table:table-cell office:value-type="float" office:value="41933.119025">
                <text:p>41933.119025</text:p>
              </table:table-cell>
              <table:table-cell office:value-type="float" office:value="41536.487552">
                <text:p>41536.487552</text:p>
              </table:table-cell>
              <table:table-cell office:value-type="float" office:value="40566.309356">
                <text:p>40566.309356</text:p>
              </table:table-cell>
              <table:table-cell office:value-type="float" office:value="38918.349059">
                <text:p>38918.349059</text:p>
              </table:table-cell>
              <table:table-cell office:value-type="float" office:value="39918.179629">
                <text:p>39918.179629</text:p>
              </table:table-cell>
              <table:table-cell office:value-type="float" office:value="37035.858677">
                <text:p>37035.858677</text:p>
              </table:table-cell>
              <table:table-cell office:value-type="float" office:value="38887.516027">
                <text:p>38887.516027</text:p>
              </table:table-cell>
              <table:table-cell office:value-type="float" office:value="7107.1425">
                <text:p>7107.1425</text:p>
              </table:table-cell>
              <table:table-cell office:value-type="float" office:value="41175.862472">
                <text:p>41175.862472</text:p>
              </table:table-cell>
              <table:table-cell office:value-type="float" office:value="41684.734501">
                <text:p>41684.734501</text:p>
              </table:table-cell>
              <table:table-cell office:value-type="float" office:value="9393.388306">
                <text:p>9393.388306</text:p>
              </table:table-cell>
              <table:table-cell office:value-type="float" office:value="39974.89205">
                <text:p>39974.89205</text:p>
              </table:table-cell>
              <table:table-cell office:value-type="float" office:value="39124.527989">
                <text:p>39124.527989</text:p>
              </table:table-cell>
              <table:table-cell office:value-type="float" office:value="39014.340298">
                <text:p>39014.340298</text:p>
              </table:table-cell>
              <table:table-cell office:value-type="float" office:value="41220.259367">
                <text:p>41220.259367</text:p>
              </table:table-cell>
              <table:table-cell office:value-type="float" office:value="38728.189313">
                <text:p>38728.189313</text:p>
              </table:table-cell>
              <table:table-cell office:value-type="float" office:value="40848.784801">
                <text:p>40848.784801</text:p>
              </table:table-cell>
              <table:table-cell office:value-type="float" office:value="38293.416546">
                <text:p>38293.416546</text:p>
              </table:table-cell>
              <table:table-cell office:value-type="float" office:value="41389.548676">
                <text:p>41389.548676</text:p>
              </table:table-cell>
              <table:table-cell office:value-type="float" office:value="40606.033298">
                <text:p>40606.033298</text:p>
              </table:table-cell>
              <table:table-cell office:value-type="float" office:value="7504.049139">
                <text:p>7504.049139</text:p>
              </table:table-cell>
              <table:table-cell office:value-type="float" office:value="40729.857719">
                <text:p>40729.857719</text:p>
              </table:table-cell>
              <table:table-cell office:value-type="float" office:value="9411.115031">
                <text:p>9411.115031</text:p>
              </table:table-cell>
              <table:table-cell office:value-type="float" office:value="41300.302118">
                <text:p>41300.302118</text:p>
              </table:table-cell>
              <table:table-cell office:value-type="float" office:value="41275.364305">
                <text:p>41275.364305</text:p>
              </table:table-cell>
              <table:table-cell office:value-type="float" office:value="41103.663699">
                <text:p>41103.663699</text:p>
              </table:table-cell>
              <table:table-cell office:value-type="float" office:value="38520.687468">
                <text:p>38520.687468</text:p>
              </table:table-cell>
              <table:table-cell office:value-type="float" office:value="39852.587784">
                <text:p>39852.587784</text:p>
              </table:table-cell>
              <table:table-cell office:value-type="float" office:value="41427.174496">
                <text:p>41427.174496</text:p>
              </table:table-cell>
              <table:table-cell office:value-type="float" office:value="39930.964368">
                <text:p>39930.964368</text:p>
              </table:table-cell>
              <table:table-cell office:value-type="float" office:value="9812.668293">
                <text:p>9812.668293</text:p>
              </table:table-cell>
              <table:table-cell office:value-type="float" office:value="40862.787907">
                <text:p>40862.787907</text:p>
              </table:table-cell>
              <table:table-cell office:value-type="float" office:value="41210.774594">
                <text:p>41210.774594</text:p>
              </table:table-cell>
              <table:table-cell office:value-type="float" office:value="36858.990267">
                <text:p>36858.990267</text:p>
              </table:table-cell>
              <table:table-cell office:value-type="float" office:value="39884.515549">
                <text:p>39884.515549</text:p>
              </table:table-cell>
              <table:table-cell office:value-type="float" office:value="41018.320499">
                <text:p>41018.320499</text:p>
              </table:table-cell>
              <table:table-cell office:value-type="float" office:value="40340.113367">
                <text:p>40340.113367</text:p>
              </table:table-cell>
              <table:table-cell office:value-type="float" office:value="40482.545189">
                <text:p>40482.545189</text:p>
              </table:table-cell>
              <table:table-cell office:value-type="float" office:value="39902.250041">
                <text:p>39902.250041</text:p>
              </table:table-cell>
              <table:table-cell office:value-type="float" office:value="40220.721559">
                <text:p>40220.721559</text:p>
              </table:table-cell>
              <table:table-cell office:value-type="float" office:value="7704.303641">
                <text:p>7704.303641</text:p>
              </table:table-cell>
              <table:table-cell office:value-type="float" office:value="40354.737552">
                <text:p>40354.737552</text:p>
              </table:table-cell>
              <table:table-cell office:value-type="float" office:value="7465.91055">
                <text:p>7465.91055</text:p>
              </table:table-cell>
              <table:table-cell office:value-type="float" office:value="39250.103142">
                <text:p>39250.103142</text:p>
              </table:table-cell>
              <table:table-cell office:value-type="float" office:value="9933.851054">
                <text:p>9933.851054</text:p>
              </table:table-cell>
              <table:table-cell office:value-type="float" office:value="7996.70001">
                <text:p>7996.70001</text:p>
              </table:table-cell>
              <table:table-cell office:value-type="float" office:value="40599.650162">
                <text:p>40599.650162</text:p>
              </table:table-cell>
              <table:table-cell office:value-type="float" office:value="9551.372908">
                <text:p>9551.372908</text:p>
              </table:table-cell>
              <table:table-cell office:value-type="float" office:value="9061.895859">
                <text:p>9061.895859</text:p>
              </table:table-cell>
              <table:table-cell office:value-type="float" office:value="39719.538833">
                <text:p>39719.538833</text:p>
              </table:table-cell>
              <table:table-cell office:value-type="float" office:value="10108.380973">
                <text:p>10108.380973</text:p>
              </table:table-cell>
              <table:table-cell office:value-type="float" office:value="39281.87213">
                <text:p>39281.87213</text:p>
              </table:table-cell>
              <table:table-cell office:value-type="float" office:value="38022.381157">
                <text:p>38022.381157</text:p>
              </table:table-cell>
              <table:table-cell office:value-type="float" office:value="40192.241182">
                <text:p>40192.241182</text:p>
              </table:table-cell>
              <table:table-cell office:value-type="float" office:value="39554.754112">
                <text:p>39554.754112</text:p>
              </table:table-cell>
              <table:table-cell office:value-type="float" office:value="40276.097223">
                <text:p>40276.097223</text:p>
              </table:table-cell>
              <table:table-cell office:value-type="float" office:value="40511.974228">
                <text:p>40511.974228</text:p>
              </table:table-cell>
              <table:table-cell office:value-type="float" office:value="9767.686609">
                <text:p>9767.686609</text:p>
              </table:table-cell>
              <table:table-cell office:value-type="float" office:value="37605.931686">
                <text:p>37605.931686</text:p>
              </table:table-cell>
              <table:table-cell office:value-type="float" office:value="40011.43444">
                <text:p>40011.43444</text:p>
              </table:table-cell>
              <table:table-cell office:value-type="float" office:value="39558.63193">
                <text:p>39558.63193</text:p>
              </table:table-cell>
              <table:table-cell office:value-type="float" office:value="39692.76009">
                <text:p>39692.76009</text:p>
              </table:table-cell>
              <table:table-cell office:value-type="float" office:value="39795.421695">
                <text:p>39795.421695</text:p>
              </table:table-cell>
              <table:table-cell office:value-type="float" office:value="36629.766303">
                <text:p>36629.766303</text:p>
              </table:table-cell>
              <table:table-cell office:value-type="float" office:value="40292.055287">
                <text:p>40292.055287</text:p>
              </table:table-cell>
              <table:table-cell office:value-type="float" office:value="39054.575704">
                <text:p>39054.575704</text:p>
              </table:table-cell>
              <table:table-cell office:value-type="float" office:value="36017.509769">
                <text:p>36017.509769</text:p>
              </table:table-cell>
              <table:table-cell office:value-type="float" office:value="9875.429935">
                <text:p>9875.429935</text:p>
              </table:table-cell>
              <table:table-cell office:value-type="float" office:value="7167.160391">
                <text:p>7167.160391</text:p>
              </table:table-cell>
              <table:table-cell office:value-type="float" office:value="39308.249689">
                <text:p>39308.249689</text:p>
              </table:table-cell>
              <table:table-cell office:value-type="float" office:value="35955.66243">
                <text:p>35955.66243</text:p>
              </table:table-cell>
              <table:table-cell office:value-type="float" office:value="37465.495575">
                <text:p>37465.495575</text:p>
              </table:table-cell>
              <table:table-cell office:value-type="float" office:value="9050.338667">
                <text:p>9050.338667</text:p>
              </table:table-cell>
              <table:table-cell office:value-type="float" office:value="39536.021092">
                <text:p>39536.021092</text:p>
              </table:table-cell>
              <table:table-cell office:value-type="float" office:value="39781.635002">
                <text:p>39781.635002</text:p>
              </table:table-cell>
              <table:table-cell office:value-type="float" office:value="10333.887796">
                <text:p>10333.887796</text:p>
              </table:table-cell>
              <table:table-cell office:value-type="float" office:value="39831.627696">
                <text:p>39831.627696</text:p>
              </table:table-cell>
              <table:table-cell office:value-type="float" office:value="36159.418713">
                <text:p>36159.418713</text:p>
              </table:table-cell>
              <table:table-cell office:value-type="float" office:value="39925.429352">
                <text:p>39925.429352</text:p>
              </table:table-cell>
              <table:table-cell office:value-type="float" office:value="39281.172061">
                <text:p>39281.172061</text:p>
              </table:table-cell>
              <table:table-cell office:value-type="float" office:value="38170.327486">
                <text:p>38170.327486</text:p>
              </table:table-cell>
              <table:table-cell office:value-type="float" office:value="37110.305677">
                <text:p>37110.305677</text:p>
              </table:table-cell>
              <table:table-cell office:value-type="float" office:value="9729.152766">
                <text:p>9729.152766</text:p>
              </table:table-cell>
              <table:table-cell office:value-type="float" office:value="39623.079844">
                <text:p>39623.079844</text:p>
              </table:table-cell>
              <table:table-cell office:value-type="float" office:value="35977.680869">
                <text:p>35977.680869</text:p>
              </table:table-cell>
              <table:table-cell office:value-type="float" office:value="7360.129401">
                <text:p>7360.129401</text:p>
              </table:table-cell>
              <table:table-cell office:value-type="float" office:value="39315.287113">
                <text:p>39315.287113</text:p>
              </table:table-cell>
              <table:table-cell office:value-type="float" office:value="37866.419099">
                <text:p>37866.419099</text:p>
              </table:table-cell>
              <table:table-cell office:value-type="float" office:value="36489.74535">
                <text:p>36489.74535</text:p>
              </table:table-cell>
              <table:table-cell office:value-type="float" office:value="37852.68313">
                <text:p>37852.68313</text:p>
              </table:table-cell>
              <table:table-cell office:value-type="float" office:value="36186.621047">
                <text:p>36186.621047</text:p>
              </table:table-cell>
              <table:table-cell office:value-type="float" office:value="38385.313128">
                <text:p>38385.313128</text:p>
              </table:table-cell>
              <table:table-cell office:value-type="float" office:value="36731.24297">
                <text:p>36731.24297</text:p>
              </table:table-cell>
              <table:table-cell office:value-type="float" office:value="38102.610886">
                <text:p>38102.610886</text:p>
              </table:table-cell>
              <table:table-cell office:value-type="float" office:value="38994.577373">
                <text:p>38994.577373</text:p>
              </table:table-cell>
              <table:table-cell office:value-type="float" office:value="36505.280998">
                <text:p>36505.280998</text:p>
              </table:table-cell>
              <table:table-cell office:value-type="float" office:value="36787.824162">
                <text:p>36787.824162</text:p>
              </table:table-cell>
              <table:table-cell office:value-type="float" office:value="35006.507244">
                <text:p>35006.507244</text:p>
              </table:table-cell>
              <table:table-cell office:value-type="float" office:value="37993.387667">
                <text:p>37993.387667</text:p>
              </table:table-cell>
              <table:table-cell office:value-type="float" office:value="37787.380537">
                <text:p>37787.380537</text:p>
              </table:table-cell>
              <table:table-cell office:value-type="float" office:value="38463.565136">
                <text:p>38463.565136</text:p>
              </table:table-cell>
              <table:table-cell office:value-type="float" office:value="36555.101835">
                <text:p>36555.101835</text:p>
              </table:table-cell>
              <table:table-cell office:value-type="float" office:value="38055.079383">
                <text:p>38055.079383</text:p>
              </table:table-cell>
              <table:table-cell office:value-type="float" office:value="36419.696576">
                <text:p>36419.696576</text:p>
              </table:table-cell>
              <table:table-cell office:value-type="float" office:value="9193.155637">
                <text:p>9193.155637</text:p>
              </table:table-cell>
              <table:table-cell office:value-type="float" office:value="39502.018219">
                <text:p>39502.018219</text:p>
              </table:table-cell>
              <table:table-cell office:value-type="float" office:value="9045.344923">
                <text:p>9045.344923</text:p>
              </table:table-cell>
              <table:table-cell office:value-type="float" office:value="38343.010132">
                <text:p>38343.010132</text:p>
              </table:table-cell>
              <table:table-cell office:value-type="float" office:value="6276.48153">
                <text:p>6276.48153</text:p>
              </table:table-cell>
              <table:table-cell office:value-type="float" office:value="38215.494362">
                <text:p>38215.494362</text:p>
              </table:table-cell>
              <table:table-cell office:value-type="float" office:value="39109.505002">
                <text:p>39109.505002</text:p>
              </table:table-cell>
              <table:table-cell office:value-type="float" office:value="36679.407504">
                <text:p>36679.407504</text:p>
              </table:table-cell>
              <table:table-cell office:value-type="float" office:value="36869.920625">
                <text:p>36869.920625</text:p>
              </table:table-cell>
              <table:table-cell office:value-type="float" office:value="35143.824211">
                <text:p>35143.824211</text:p>
              </table:table-cell>
              <table:table-cell office:value-type="float" office:value="38764.288046">
                <text:p>38764.288046</text:p>
              </table:table-cell>
              <table:table-cell office:value-type="float" office:value="38210.806343">
                <text:p>38210.806343</text:p>
              </table:table-cell>
              <table:table-cell office:value-type="float" office:value="38752.244394">
                <text:p>38752.244394</text:p>
              </table:table-cell>
              <table:table-cell office:value-type="float" office:value="37849.935182">
                <text:p>37849.935182</text:p>
              </table:table-cell>
              <table:table-cell office:value-type="float" office:value="38175.674441">
                <text:p>38175.674441</text:p>
              </table:table-cell>
              <table:table-cell office:value-type="float" office:value="10137.752256">
                <text:p>10137.752256</text:p>
              </table:table-cell>
              <table:table-cell office:value-type="float" office:value="38201.470602">
                <text:p>38201.470602</text:p>
              </table:table-cell>
              <table:table-cell office:value-type="float" office:value="35204.923817">
                <text:p>35204.923817</text:p>
              </table:table-cell>
              <table:table-cell office:value-type="float" office:value="37598.073073">
                <text:p>37598.073073</text:p>
              </table:table-cell>
              <table:table-cell office:value-type="float" office:value="38442.762408">
                <text:p>38442.762408</text:p>
              </table:table-cell>
              <table:table-cell office:value-type="float" office:value="10265.459918">
                <text:p>10265.459918</text:p>
              </table:table-cell>
              <table:table-cell office:value-type="float" office:value="38527.766165">
                <text:p>38527.766165</text:p>
              </table:table-cell>
              <table:table-cell office:value-type="float" office:value="7359.168677">
                <text:p>7359.168677</text:p>
              </table:table-cell>
              <table:table-cell office:value-type="float" office:value="38432.445586">
                <text:p>38432.445586</text:p>
              </table:table-cell>
              <table:table-cell office:value-type="float" office:value="37982.389968">
                <text:p>37982.389968</text:p>
              </table:table-cell>
              <table:table-cell office:value-type="float" office:value="35323.023888">
                <text:p>35323.023888</text:p>
              </table:table-cell>
              <table:table-cell office:value-type="float" office:value="37756.470327">
                <text:p>37756.470327</text:p>
              </table:table-cell>
              <table:table-cell office:value-type="float" office:value="8852.501288">
                <text:p>8852.501288</text:p>
              </table:table-cell>
              <table:table-cell office:value-type="float" office:value="38479.060385">
                <text:p>38479.060385</text:p>
              </table:table-cell>
              <table:table-cell office:value-type="float" office:value="35636.671963">
                <text:p>35636.671963</text:p>
              </table:table-cell>
              <table:table-cell office:value-type="float" office:value="9391.595566">
                <text:p>9391.595566</text:p>
              </table:table-cell>
              <table:table-cell office:value-type="float" office:value="8449.624532">
                <text:p>8449.624532</text:p>
              </table:table-cell>
              <table:table-cell office:value-type="float" office:value="38151.675734">
                <text:p>38151.675734</text:p>
              </table:table-cell>
              <table:table-cell office:value-type="float" office:value="9170.43214">
                <text:p>9170.43214</text:p>
              </table:table-cell>
              <table:table-cell office:value-type="float" office:value="9756.964577">
                <text:p>9756.964577</text:p>
              </table:table-cell>
              <table:table-cell office:value-type="float" office:value="38131.854235">
                <text:p>38131.854235</text:p>
              </table:table-cell>
              <table:table-cell office:value-type="float" office:value="38562.352251">
                <text:p>38562.352251</text:p>
              </table:table-cell>
              <table:table-cell office:value-type="float" office:value="34547.602536">
                <text:p>34547.602536</text:p>
              </table:table-cell>
              <table:table-cell office:value-type="float" office:value="35686.96021">
                <text:p>35686.96021</text:p>
              </table:table-cell>
              <table:table-cell office:value-type="float" office:value="38167.408327">
                <text:p>38167.408327</text:p>
              </table:table-cell>
              <table:table-cell office:value-type="float" office:value="37800.852214">
                <text:p>37800.852214</text:p>
              </table:table-cell>
              <table:table-cell office:value-type="float" office:value="37726.736528">
                <text:p>37726.736528</text:p>
              </table:table-cell>
              <table:table-cell office:value-type="float" office:value="37988.628071">
                <text:p>37988.628071</text:p>
              </table:table-cell>
              <table:table-cell office:value-type="float" office:value="34551.00094">
                <text:p>34551.00094</text:p>
              </table:table-cell>
              <table:table-cell office:value-type="float" office:value="37828.763374">
                <text:p>37828.763374</text:p>
              </table:table-cell>
              <table:table-cell office:value-type="float" office:value="37971.950935">
                <text:p>37971.950935</text:p>
              </table:table-cell>
              <table:table-cell office:value-type="float" office:value="38212.705055">
                <text:p>38212.705055</text:p>
              </table:table-cell>
              <table:table-cell office:value-type="float" office:value="37106.980319">
                <text:p>37106.980319</text:p>
              </table:table-cell>
              <table:table-cell office:value-type="float" office:value="37967.578504">
                <text:p>37967.578504</text:p>
              </table:table-cell>
              <table:table-cell office:value-type="float" office:value="6333.343529">
                <text:p>6333.343529</text:p>
              </table:table-cell>
              <table:table-cell office:value-type="float" office:value="9863.93684">
                <text:p>9863.93684</text:p>
              </table:table-cell>
              <table:table-cell office:value-type="float" office:value="37522.862347">
                <text:p>37522.862347</text:p>
              </table:table-cell>
              <table:table-cell office:value-type="float" office:value="9858.943903">
                <text:p>9858.943903</text:p>
              </table:table-cell>
              <table:table-cell office:value-type="float" office:value="7098.658837">
                <text:p>7098.658837</text:p>
              </table:table-cell>
              <table:table-cell office:value-type="float" office:value="34866.912938">
                <text:p>34866.912938</text:p>
              </table:table-cell>
              <table:table-cell office:value-type="float" office:value="5748.353207">
                <text:p>5748.353207</text:p>
              </table:table-cell>
              <table:table-cell office:value-type="float" office:value="6478.516645">
                <text:p>6478.516645</text:p>
              </table:table-cell>
              <table:table-cell office:value-type="float" office:value="8915.812698">
                <text:p>8915.812698</text:p>
              </table:table-cell>
              <table:table-cell office:value-type="float" office:value="9001.670741">
                <text:p>9001.670741</text:p>
              </table:table-cell>
              <table:table-cell office:value-type="float" office:value="34891.989145">
                <text:p>34891.989145</text:p>
              </table:table-cell>
              <table:table-cell office:value-type="float" office:value="6886.415077">
                <text:p>6886.415077</text:p>
              </table:table-cell>
              <table:table-cell office:value-type="float" office:value="34986.185875">
                <text:p>34986.185875</text:p>
              </table:table-cell>
              <table:table-cell office:value-type="float" office:value="37827.77229">
                <text:p>37827.77229</text:p>
              </table:table-cell>
              <table:table-cell office:value-type="float" office:value="37406.079995">
                <text:p>37406.079995</text:p>
              </table:table-cell>
              <table:table-cell office:value-type="float" office:value="34893.164705">
                <text:p>34893.164705</text:p>
              </table:table-cell>
              <table:table-cell office:value-type="float" office:value="34136.718752">
                <text:p>34136.718752</text:p>
              </table:table-cell>
              <table:table-cell office:value-type="float" office:value="34001.523489">
                <text:p>34001.523489</text:p>
              </table:table-cell>
              <table:table-cell office:value-type="float" office:value="36314.191502">
                <text:p>36314.191502</text:p>
              </table:table-cell>
              <table:table-cell office:value-type="float" office:value="37033.912946">
                <text:p>37033.912946</text:p>
              </table:table-cell>
              <table:table-cell office:value-type="float" office:value="9661.489524">
                <text:p>9661.489524</text:p>
              </table:table-cell>
              <table:table-cell office:value-type="float" office:value="37408.311686">
                <text:p>37408.311686</text:p>
              </table:table-cell>
              <table:table-cell office:value-type="float" office:value="36061.892858">
                <text:p>36061.892858</text:p>
              </table:table-cell>
              <table:table-cell office:value-type="float" office:value="34176.983778">
                <text:p>34176.983778</text:p>
              </table:table-cell>
              <table:table-cell office:value-type="float" office:value="8676.934313">
                <text:p>8676.934313</text:p>
              </table:table-cell>
              <table:table-cell office:value-type="float" office:value="37086.728126">
                <text:p>37086.728126</text:p>
              </table:table-cell>
              <table:table-cell office:value-type="float" office:value="36407.75077">
                <text:p>36407.75077</text:p>
              </table:table-cell>
              <table:table-cell office:value-type="float" office:value="9078.750854">
                <text:p>9078.750854</text:p>
              </table:table-cell>
              <table:table-cell office:value-type="float" office:value="8242.722879">
                <text:p>8242.722879</text:p>
              </table:table-cell>
              <table:table-cell office:value-type="float" office:value="7327.104652">
                <text:p>7327.104652</text:p>
              </table:table-cell>
              <table:table-cell office:value-type="float" office:value="8822.253484">
                <text:p>8822.253484</text:p>
              </table:table-cell>
              <table:table-cell office:value-type="float" office:value="37311.823789">
                <text:p>37311.823789</text:p>
              </table:table-cell>
              <table:table-cell office:value-type="float" office:value="37243.066979">
                <text:p>37243.066979</text:p>
              </table:table-cell>
              <table:table-cell office:value-type="float" office:value="36444.126429">
                <text:p>36444.126429</text:p>
              </table:table-cell>
              <table:table-cell office:value-type="float" office:value="33654.485567">
                <text:p>33654.485567</text:p>
              </table:table-cell>
              <table:table-cell office:value-type="float" office:value="7167.268467">
                <text:p>7167.268467</text:p>
              </table:table-cell>
              <table:table-cell office:value-type="float" office:value="35949.86966">
                <text:p>35949.86966</text:p>
              </table:table-cell>
              <table:table-cell office:value-type="float" office:value="34598.754244">
                <text:p>34598.754244</text:p>
              </table:table-cell>
              <table:table-cell office:value-type="float" office:value="34046.146721">
                <text:p>34046.146721</text:p>
              </table:table-cell>
              <table:table-cell office:value-type="float" office:value="6677.849604">
                <text:p>6677.849604</text:p>
              </table:table-cell>
              <table:table-cell office:value-type="float" office:value="6260.045033">
                <text:p>6260.045033</text:p>
              </table:table-cell>
              <table:table-cell office:value-type="float" office:value="36097.702945">
                <text:p>36097.702945</text:p>
              </table:table-cell>
              <table:table-cell office:value-type="float" office:value="36003.719885">
                <text:p>36003.719885</text:p>
              </table:table-cell>
              <table:table-cell office:value-type="float" office:value="36304.01437">
                <text:p>36304.01437</text:p>
              </table:table-cell>
              <table:table-cell office:value-type="float" office:value="8413.245739">
                <text:p>8413.245739</text:p>
              </table:table-cell>
              <table:table-cell office:value-type="float" office:value="34731.527083">
                <text:p>34731.527083</text:p>
              </table:table-cell>
              <table:table-cell office:value-type="float" office:value="9840.252423">
                <text:p>9840.252423</text:p>
              </table:table-cell>
              <table:table-cell office:value-type="float" office:value="35803.490777">
                <text:p>35803.490777</text:p>
              </table:table-cell>
              <table:table-cell office:value-type="float" office:value="36442.636147">
                <text:p>36442.636147</text:p>
              </table:table-cell>
              <table:table-cell office:value-type="float" office:value="36865.284043">
                <text:p>36865.284043</text:p>
              </table:table-cell>
              <table:table-cell office:value-type="float" office:value="34245.428317">
                <text:p>34245.428317</text:p>
              </table:table-cell>
              <table:table-cell office:value-type="float" office:value="36282.037193">
                <text:p>36282.037193</text:p>
              </table:table-cell>
              <table:table-cell office:value-type="float" office:value="36430.507559">
                <text:p>36430.507559</text:p>
              </table:table-cell>
              <table:table-cell office:value-type="float" office:value="36306.615738">
                <text:p>36306.615738</text:p>
              </table:table-cell>
              <table:table-cell office:value-type="float" office:value="8260.070928">
                <text:p>8260.070928</text:p>
              </table:table-cell>
              <table:table-cell office:value-type="float" office:value="8069.176882">
                <text:p>8069.176882</text:p>
              </table:table-cell>
              <table:table-cell office:value-type="float" office:value="35492.906608">
                <text:p>35492.906608</text:p>
              </table:table-cell>
              <table:table-cell office:value-type="float" office:value="9144.598451">
                <text:p>9144.598451</text:p>
              </table:table-cell>
              <table:table-cell office:value-type="float" office:value="9432.656812">
                <text:p>9432.656812</text:p>
              </table:table-cell>
              <table:table-cell office:value-type="float" office:value="33905.982245">
                <text:p>33905.982245</text:p>
              </table:table-cell>
              <table:table-cell office:value-type="float" office:value="35072.887788">
                <text:p>35072.887788</text:p>
              </table:table-cell>
              <table:table-cell office:value-type="float" office:value="35491.313328">
                <text:p>35491.313328</text:p>
              </table:table-cell>
              <table:table-cell office:value-type="float" office:value="33742.335977">
                <text:p>33742.335977</text:p>
              </table:table-cell>
              <table:table-cell office:value-type="float" office:value="33735.768414">
                <text:p>33735.768414</text:p>
              </table:table-cell>
              <table:table-cell office:value-type="float" office:value="35006.99512">
                <text:p>35006.99512</text:p>
              </table:table-cell>
              <table:table-cell office:value-type="float" office:value="6970.337065">
                <text:p>6970.337065</text:p>
              </table:table-cell>
              <table:table-cell office:value-type="float" office:value="8193.857356">
                <text:p>8193.857356</text:p>
              </table:table-cell>
              <table:table-cell office:value-type="float" office:value="35678.620943">
                <text:p>35678.620943</text:p>
              </table:table-cell>
              <table:table-cell office:value-type="float" office:value="9407.770404">
                <text:p>9407.770404</text:p>
              </table:table-cell>
              <table:table-cell office:value-type="float" office:value="35442.098356">
                <text:p>35442.098356</text:p>
              </table:table-cell>
              <table:table-cell office:value-type="float" office:value="8744.678013">
                <text:p>8744.678013</text:p>
              </table:table-cell>
              <table:table-cell office:value-type="float" office:value="9538.640204">
                <text:p>9538.640204</text:p>
              </table:table-cell>
              <table:table-cell office:value-type="float" office:value="5702.338837">
                <text:p>5702.338837</text:p>
              </table:table-cell>
              <table:table-cell office:value-type="float" office:value="8988.999759">
                <text:p>8988.999759</text:p>
              </table:table-cell>
              <table:table-cell office:value-type="float" office:value="35107.234785">
                <text:p>35107.234785</text:p>
              </table:table-cell>
              <table:table-cell office:value-type="float" office:value="35601.845705">
                <text:p>35601.845705</text:p>
              </table:table-cell>
              <table:table-cell office:value-type="float" office:value="34999.692218">
                <text:p>34999.692218</text:p>
              </table:table-cell>
              <table:table-cell office:value-type="float" office:value="35734.902687">
                <text:p>35734.902687</text:p>
              </table:table-cell>
              <table:table-cell office:value-type="float" office:value="6887.468223">
                <text:p>6887.468223</text:p>
              </table:table-cell>
              <table:table-cell office:value-type="float" office:value="36041.615434">
                <text:p>36041.615434</text:p>
              </table:table-cell>
              <table:table-cell office:value-type="float" office:value="32423.952372">
                <text:p>32423.952372</text:p>
              </table:table-cell>
              <table:table-cell office:value-type="float" office:value="8511.51945">
                <text:p>8511.51945</text:p>
              </table:table-cell>
              <table:table-cell office:value-type="float" office:value="32189.707218">
                <text:p>32189.707218</text:p>
              </table:table-cell>
              <table:table-cell office:value-type="float" office:value="8414.307086">
                <text:p>8414.307086</text:p>
              </table:table-cell>
              <table:table-cell office:value-type="float" office:value="33053.338295">
                <text:p>33053.338295</text:p>
              </table:table-cell>
              <table:table-cell office:value-type="float" office:value="35379.326054">
                <text:p>35379.326054</text:p>
              </table:table-cell>
              <table:table-cell office:value-type="float" office:value="35392.109555">
                <text:p>35392.109555</text:p>
              </table:table-cell>
              <table:table-cell office:value-type="float" office:value="35926.93693">
                <text:p>35926.93693</text:p>
              </table:table-cell>
              <table:table-cell office:value-type="float" office:value="34763.581298">
                <text:p>34763.581298</text:p>
              </table:table-cell>
              <table:table-cell office:value-type="float" office:value="35459.844995">
                <text:p>35459.844995</text:p>
              </table:table-cell>
              <table:table-cell office:value-type="float" office:value="33349.847313">
                <text:p>33349.847313</text:p>
              </table:table-cell>
              <table:table-cell office:value-type="float" office:value="35406.167042">
                <text:p>35406.167042</text:p>
              </table:table-cell>
              <table:table-cell office:value-type="float" office:value="9050.311891">
                <text:p>9050.311891</text:p>
              </table:table-cell>
              <table:table-cell office:value-type="float" office:value="9070.977739">
                <text:p>9070.977739</text:p>
              </table:table-cell>
              <table:table-cell office:value-type="float" office:value="35474.824843">
                <text:p>35474.824843</text:p>
              </table:table-cell>
              <table:table-cell office:value-type="float" office:value="35732.671084">
                <text:p>35732.671084</text:p>
              </table:table-cell>
              <table:table-cell office:value-type="float" office:value="32244.867266">
                <text:p>32244.867266</text:p>
              </table:table-cell>
              <table:table-cell office:value-type="float" office:value="9469.520017">
                <text:p>9469.520017</text:p>
              </table:table-cell>
              <table:table-cell office:value-type="float" office:value="34986.505862">
                <text:p>34986.505862</text:p>
              </table:table-cell>
              <table:table-cell office:value-type="float" office:value="8533.998801">
                <text:p>8533.998801</text:p>
              </table:table-cell>
              <table:table-cell office:value-type="float" office:value="35656.01177">
                <text:p>35656.01177</text:p>
              </table:table-cell>
              <table:table-cell office:value-type="float" office:value="32749.067191">
                <text:p>32749.067191</text:p>
              </table:table-cell>
              <table:table-cell office:value-type="float" office:value="35438.631348">
                <text:p>35438.631348</text:p>
              </table:table-cell>
              <table:table-cell office:value-type="float" office:value="33932.779961">
                <text:p>33932.779961</text:p>
              </table:table-cell>
              <table:table-cell office:value-type="float" office:value="8864.045719">
                <text:p>8864.045719</text:p>
              </table:table-cell>
              <table:table-cell office:value-type="float" office:value="35079.604268">
                <text:p>35079.604268</text:p>
              </table:table-cell>
              <table:table-cell office:value-type="float" office:value="34548.942053">
                <text:p>34548.942053</text:p>
              </table:table-cell>
              <table:table-cell office:value-type="float" office:value="9335.628124">
                <text:p>9335.628124</text:p>
              </table:table-cell>
              <table:table-cell office:value-type="float" office:value="35216.991156">
                <text:p>35216.991156</text:p>
              </table:table-cell>
              <table:table-cell office:value-type="float" office:value="34152.410419">
                <text:p>34152.410419</text:p>
              </table:table-cell>
              <table:table-cell office:value-type="float" office:value="9052.431895">
                <text:p>9052.431895</text:p>
              </table:table-cell>
              <table:table-cell office:value-type="float" office:value="35554.74867">
                <text:p>35554.74867</text:p>
              </table:table-cell>
              <table:table-cell office:value-type="float" office:value="35446.403493">
                <text:p>35446.403493</text:p>
              </table:table-cell>
              <table:table-cell office:value-type="float" office:value="34788.13711">
                <text:p>34788.13711</text:p>
              </table:table-cell>
              <table:table-cell office:value-type="float" office:value="34965.685698">
                <text:p>34965.685698</text:p>
              </table:table-cell>
              <table:table-cell office:value-type="float" office:value="34170.803944">
                <text:p>34170.803944</text:p>
              </table:table-cell>
              <table:table-cell office:value-type="float" office:value="8276.853581">
                <text:p>8276.853581</text:p>
              </table:table-cell>
              <table:table-cell office:value-type="float" office:value="34365.287535">
                <text:p>34365.287535</text:p>
              </table:table-cell>
              <table:table-cell office:value-type="float" office:value="34733.983038">
                <text:p>34733.983038</text:p>
              </table:table-cell>
              <table:table-cell office:value-type="float" office:value="34272.002762">
                <text:p>34272.002762</text:p>
              </table:table-cell>
              <table:table-cell office:value-type="float" office:value="34702.038291">
                <text:p>34702.038291</text:p>
              </table:table-cell>
              <table:table-cell office:value-type="float" office:value="34895.957754">
                <text:p>34895.957754</text:p>
              </table:table-cell>
              <table:table-cell office:value-type="float" office:value="34957.685841">
                <text:p>34957.685841</text:p>
              </table:table-cell>
              <table:table-cell office:value-type="float" office:value="35337.607185">
                <text:p>35337.607185</text:p>
              </table:table-cell>
              <table:table-cell office:value-type="float" office:value="8700.913212">
                <text:p>8700.913212</text:p>
              </table:table-cell>
              <table:table-cell office:value-type="float" office:value="8766.892128">
                <text:p>8766.892128</text:p>
              </table:table-cell>
              <table:table-cell office:value-type="float" office:value="33999.793945">
                <text:p>33999.793945</text:p>
              </table:table-cell>
              <table:table-cell office:value-type="float" office:value="35048.80612">
                <text:p>35048.80612</text:p>
              </table:table-cell>
              <table:table-cell office:value-type="float" office:value="34822.242496">
                <text:p>34822.242496</text:p>
              </table:table-cell>
              <table:table-cell office:value-type="float" office:value="8706.475134">
                <text:p>8706.475134</text:p>
              </table:table-cell>
              <table:table-cell office:value-type="float" office:value="33665.775838">
                <text:p>33665.775838</text:p>
              </table:table-cell>
              <table:table-cell office:value-type="float" office:value="34628.526537">
                <text:p>34628.526537</text:p>
              </table:table-cell>
              <table:table-cell office:value-type="float" office:value="34696.011563">
                <text:p>34696.011563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367059.587165">
                <text:p>367059.587165</text:p>
                <draw:g>
                  <svg:desc>Arkusz1.B4:Arkusz1.SG4</svg:desc>
                </draw:g>
              </table:table-cell>
              <table:table-cell office:value-type="float" office:value="14670.330102">
                <text:p>14670.330102</text:p>
              </table:table-cell>
              <table:table-cell office:value-type="float" office:value="10934.864785">
                <text:p>10934.864785</text:p>
              </table:table-cell>
              <table:table-cell office:value-type="float" office:value="26075.33205">
                <text:p>26075.33205</text:p>
              </table:table-cell>
              <table:table-cell office:value-type="float" office:value="11663.067368">
                <text:p>11663.067368</text:p>
              </table:table-cell>
              <table:table-cell office:value-type="float" office:value="320138.054792">
                <text:p>320138.054792</text:p>
              </table:table-cell>
              <table:table-cell office:value-type="float" office:value="10685.333687">
                <text:p>10685.333687</text:p>
              </table:table-cell>
              <table:table-cell office:value-type="float" office:value="20947.898911">
                <text:p>20947.898911</text:p>
              </table:table-cell>
              <table:table-cell office:value-type="float" office:value="11799.295025">
                <text:p>11799.295025</text:p>
              </table:table-cell>
              <table:table-cell office:value-type="float" office:value="20940.422493">
                <text:p>20940.422493</text:p>
              </table:table-cell>
              <table:table-cell office:value-type="float" office:value="10204.877772">
                <text:p>10204.877772</text:p>
              </table:table-cell>
              <table:table-cell office:value-type="float" office:value="9493.596996">
                <text:p>9493.596996</text:p>
              </table:table-cell>
              <table:table-cell office:value-type="float" office:value="268565.785547">
                <text:p>268565.785547</text:p>
              </table:table-cell>
              <table:table-cell office:value-type="float" office:value="8961.715785">
                <text:p>8961.715785</text:p>
              </table:table-cell>
              <table:table-cell office:value-type="float" office:value="20532.318986">
                <text:p>20532.318986</text:p>
              </table:table-cell>
              <table:table-cell office:value-type="float" office:value="10266.209504">
                <text:p>10266.209504</text:p>
              </table:table-cell>
              <table:table-cell office:value-type="float" office:value="247598.007507">
                <text:p>247598.007507</text:p>
              </table:table-cell>
              <table:table-cell office:value-type="float" office:value="240952.633692">
                <text:p>240952.633692</text:p>
              </table:table-cell>
              <table:table-cell office:value-type="float" office:value="8535.321844">
                <text:p>8535.321844</text:p>
              </table:table-cell>
              <table:table-cell office:value-type="float" office:value="228978.124949">
                <text:p>228978.124949</text:p>
              </table:table-cell>
              <table:table-cell office:value-type="float" office:value="225780.281119">
                <text:p>225780.281119</text:p>
              </table:table-cell>
              <table:table-cell office:value-type="float" office:value="8949.008621">
                <text:p>8949.008621</text:p>
              </table:table-cell>
              <table:table-cell office:value-type="float" office:value="7309.882161">
                <text:p>7309.882161</text:p>
              </table:table-cell>
              <table:table-cell office:value-type="float" office:value="7744.489796">
                <text:p>7744.489796</text:p>
              </table:table-cell>
              <table:table-cell office:value-type="float" office:value="217241.501008">
                <text:p>217241.501008</text:p>
              </table:table-cell>
              <table:table-cell office:value-type="float" office:value="7178.843165">
                <text:p>7178.843165</text:p>
              </table:table-cell>
              <table:table-cell office:value-type="float" office:value="7801.290802">
                <text:p>7801.290802</text:p>
              </table:table-cell>
              <table:table-cell office:value-type="float" office:value="7814.967828">
                <text:p>7814.967828</text:p>
              </table:table-cell>
              <table:table-cell office:value-type="float" office:value="190273.194352">
                <text:p>190273.194352</text:p>
              </table:table-cell>
              <table:table-cell office:value-type="float" office:value="186661.71676">
                <text:p>186661.71676</text:p>
              </table:table-cell>
              <table:table-cell office:value-type="float" office:value="16321.239852">
                <text:p>16321.239852</text:p>
              </table:table-cell>
              <table:table-cell office:value-type="float" office:value="180370.685648">
                <text:p>180370.685648</text:p>
              </table:table-cell>
              <table:table-cell office:value-type="float" office:value="176068.916523">
                <text:p>176068.916523</text:p>
              </table:table-cell>
              <table:table-cell office:value-type="float" office:value="15734.408792">
                <text:p>15734.408792</text:p>
              </table:table-cell>
              <table:table-cell office:value-type="float" office:value="15536.807179">
                <text:p>15536.807179</text:p>
              </table:table-cell>
              <table:table-cell office:value-type="float" office:value="15672.754312">
                <text:p>15672.754312</text:p>
              </table:table-cell>
              <table:table-cell office:value-type="float" office:value="165064.122898">
                <text:p>165064.122898</text:p>
              </table:table-cell>
              <table:table-cell office:value-type="float" office:value="163476.258652">
                <text:p>163476.258652</text:p>
              </table:table-cell>
              <table:table-cell office:value-type="float" office:value="10356.094417">
                <text:p>10356.094417</text:p>
              </table:table-cell>
              <table:table-cell office:value-type="float" office:value="9495.339804">
                <text:p>9495.339804</text:p>
              </table:table-cell>
              <table:table-cell office:value-type="float" office:value="6493.585854">
                <text:p>6493.585854</text:p>
              </table:table-cell>
              <table:table-cell office:value-type="float" office:value="151849.326187">
                <text:p>151849.326187</text:p>
              </table:table-cell>
              <table:table-cell office:value-type="float" office:value="7147.946613">
                <text:p>7147.946613</text:p>
              </table:table-cell>
              <table:table-cell office:value-type="float" office:value="15411.150242">
                <text:p>15411.150242</text:p>
              </table:table-cell>
              <table:table-cell office:value-type="float" office:value="7441.434742">
                <text:p>7441.434742</text:p>
              </table:table-cell>
              <table:table-cell office:value-type="float" office:value="14050.581597">
                <text:p>14050.581597</text:p>
              </table:table-cell>
              <table:table-cell office:value-type="float" office:value="149100.868217">
                <text:p>149100.868217</text:p>
              </table:table-cell>
              <table:table-cell office:value-type="float" office:value="7036.220157">
                <text:p>7036.220157</text:p>
              </table:table-cell>
              <table:table-cell office:value-type="float" office:value="14571.516387">
                <text:p>14571.516387</text:p>
              </table:table-cell>
              <table:table-cell office:value-type="float" office:value="137997.273002">
                <text:p>137997.273002</text:p>
              </table:table-cell>
              <table:table-cell office:value-type="float" office:value="8266.941648">
                <text:p>8266.941648</text:p>
              </table:table-cell>
              <table:table-cell office:value-type="float" office:value="8208.309592">
                <text:p>8208.309592</text:p>
              </table:table-cell>
              <table:table-cell office:value-type="float" office:value="131217.024173">
                <text:p>131217.024173</text:p>
              </table:table-cell>
              <table:table-cell office:value-type="float" office:value="129340.640891">
                <text:p>129340.640891</text:p>
              </table:table-cell>
              <table:table-cell office:value-type="float" office:value="7472.478549">
                <text:p>7472.478549</text:p>
              </table:table-cell>
              <table:table-cell office:value-type="float" office:value="6837.602972">
                <text:p>6837.602972</text:p>
              </table:table-cell>
              <table:table-cell office:value-type="float" office:value="136821.334298">
                <text:p>136821.334298</text:p>
              </table:table-cell>
              <table:table-cell office:value-type="float" office:value="10129.978816">
                <text:p>10129.978816</text:p>
              </table:table-cell>
              <table:table-cell office:value-type="float" office:value="8042.609961">
                <text:p>8042.609961</text:p>
              </table:table-cell>
              <table:table-cell office:value-type="float" office:value="123715.740694">
                <text:p>123715.740694</text:p>
              </table:table-cell>
              <table:table-cell office:value-type="float" office:value="14434.793629">
                <text:p>14434.793629</text:p>
              </table:table-cell>
              <table:table-cell office:value-type="float" office:value="17740.423462">
                <text:p>17740.423462</text:p>
              </table:table-cell>
              <table:table-cell office:value-type="float" office:value="17738.143297">
                <text:p>17738.143297</text:p>
              </table:table-cell>
              <table:table-cell office:value-type="float" office:value="9183.147931">
                <text:p>9183.147931</text:p>
              </table:table-cell>
              <table:table-cell office:value-type="float" office:value="6753.942043">
                <text:p>6753.942043</text:p>
              </table:table-cell>
              <table:table-cell office:value-type="float" office:value="6469.102107">
                <text:p>6469.102107</text:p>
              </table:table-cell>
              <table:table-cell office:value-type="float" office:value="17377.080257">
                <text:p>17377.080257</text:p>
              </table:table-cell>
              <table:table-cell office:value-type="float" office:value="9244.602496">
                <text:p>9244.602496</text:p>
              </table:table-cell>
              <table:table-cell office:value-type="float" office:value="122162.735633">
                <text:p>122162.735633</text:p>
              </table:table-cell>
              <table:table-cell office:value-type="float" office:value="111123.950876">
                <text:p>111123.950876</text:p>
              </table:table-cell>
              <table:table-cell office:value-type="float" office:value="9625.144352">
                <text:p>9625.144352</text:p>
              </table:table-cell>
              <table:table-cell office:value-type="float" office:value="109652.81931">
                <text:p>109652.81931</text:p>
              </table:table-cell>
              <table:table-cell office:value-type="float" office:value="7918.620567">
                <text:p>7918.620567</text:p>
              </table:table-cell>
              <table:table-cell office:value-type="float" office:value="107679.86572">
                <text:p>107679.86572</text:p>
              </table:table-cell>
              <table:table-cell office:value-type="float" office:value="11518.841164">
                <text:p>11518.841164</text:p>
              </table:table-cell>
              <table:table-cell office:value-type="float" office:value="9446.503498">
                <text:p>9446.503498</text:p>
              </table:table-cell>
              <table:table-cell office:value-type="float" office:value="12882.685042">
                <text:p>12882.685042</text:p>
              </table:table-cell>
              <table:table-cell office:value-type="float" office:value="8896.403841">
                <text:p>8896.403841</text:p>
              </table:table-cell>
              <table:table-cell office:value-type="float" office:value="17923.737364">
                <text:p>17923.737364</text:p>
              </table:table-cell>
              <table:table-cell office:value-type="float" office:value="104708.767957">
                <text:p>104708.767957</text:p>
              </table:table-cell>
              <table:table-cell office:value-type="float" office:value="6377.240663">
                <text:p>6377.240663</text:p>
              </table:table-cell>
              <table:table-cell office:value-type="float" office:value="102434.206656">
                <text:p>102434.206656</text:p>
              </table:table-cell>
              <table:table-cell office:value-type="float" office:value="103040.570996">
                <text:p>103040.570996</text:p>
              </table:table-cell>
              <table:table-cell office:value-type="float" office:value="102049.521934">
                <text:p>102049.521934</text:p>
              </table:table-cell>
              <table:table-cell office:value-type="float" office:value="7950.968001">
                <text:p>7950.968001</text:p>
              </table:table-cell>
              <table:table-cell office:value-type="float" office:value="98594.212876">
                <text:p>98594.212876</text:p>
              </table:table-cell>
              <table:table-cell office:value-type="float" office:value="15301.315265">
                <text:p>15301.315265</text:p>
              </table:table-cell>
              <table:table-cell office:value-type="float" office:value="6485.137741">
                <text:p>6485.137741</text:p>
              </table:table-cell>
              <table:table-cell office:value-type="float" office:value="97854.583705">
                <text:p>97854.583705</text:p>
              </table:table-cell>
              <table:table-cell office:value-type="float" office:value="9273.305414">
                <text:p>9273.305414</text:p>
              </table:table-cell>
              <table:table-cell office:value-type="float" office:value="14417.997663">
                <text:p>14417.997663</text:p>
              </table:table-cell>
              <table:table-cell office:value-type="float" office:value="7284.861179">
                <text:p>7284.861179</text:p>
              </table:table-cell>
              <table:table-cell office:value-type="float" office:value="8680.653097">
                <text:p>8680.653097</text:p>
              </table:table-cell>
              <table:table-cell office:value-type="float" office:value="103222.16473">
                <text:p>103222.16473</text:p>
              </table:table-cell>
              <table:table-cell office:value-type="float" office:value="9016.991206">
                <text:p>9016.991206</text:p>
              </table:table-cell>
              <table:table-cell office:value-type="float" office:value="7998.173758">
                <text:p>7998.173758</text:p>
              </table:table-cell>
              <table:table-cell office:value-type="float" office:value="95087.677135">
                <text:p>95087.677135</text:p>
              </table:table-cell>
              <table:table-cell office:value-type="float" office:value="6694.677672">
                <text:p>6694.677672</text:p>
              </table:table-cell>
              <table:table-cell office:value-type="float" office:value="10586.575661">
                <text:p>10586.575661</text:p>
              </table:table-cell>
              <table:table-cell office:value-type="float" office:value="5901.802532">
                <text:p>5901.802532</text:p>
              </table:table-cell>
              <table:table-cell office:value-type="float" office:value="95644.254391">
                <text:p>95644.254391</text:p>
              </table:table-cell>
              <table:table-cell office:value-type="float" office:value="9543.882067">
                <text:p>9543.882067</text:p>
              </table:table-cell>
              <table:table-cell office:value-type="float" office:value="12600.366199">
                <text:p>12600.366199</text:p>
              </table:table-cell>
              <table:table-cell office:value-type="float" office:value="7010.756339">
                <text:p>7010.756339</text:p>
              </table:table-cell>
              <table:table-cell office:value-type="float" office:value="14298.061285">
                <text:p>14298.061285</text:p>
              </table:table-cell>
              <table:table-cell office:value-type="float" office:value="92368.099233">
                <text:p>92368.099233</text:p>
              </table:table-cell>
              <table:table-cell office:value-type="float" office:value="99604.845412">
                <text:p>99604.845412</text:p>
              </table:table-cell>
              <table:table-cell office:value-type="float" office:value="6015.059563">
                <text:p>6015.059563</text:p>
              </table:table-cell>
              <table:table-cell office:value-type="float" office:value="91394.749359">
                <text:p>91394.749359</text:p>
              </table:table-cell>
              <table:table-cell office:value-type="float" office:value="7093.246474">
                <text:p>7093.246474</text:p>
              </table:table-cell>
              <table:table-cell office:value-type="float" office:value="15937.436531">
                <text:p>15937.436531</text:p>
              </table:table-cell>
              <table:table-cell office:value-type="float" office:value="98900.819532">
                <text:p>98900.819532</text:p>
              </table:table-cell>
              <table:table-cell office:value-type="float" office:value="89419.352148">
                <text:p>89419.352148</text:p>
              </table:table-cell>
              <table:table-cell office:value-type="float" office:value="99243.104362">
                <text:p>99243.104362</text:p>
              </table:table-cell>
              <table:table-cell office:value-type="float" office:value="95748.306443">
                <text:p>95748.306443</text:p>
              </table:table-cell>
              <table:table-cell office:value-type="float" office:value="17534.236168">
                <text:p>17534.236168</text:p>
              </table:table-cell>
              <table:table-cell office:value-type="float" office:value="97569.696738">
                <text:p>97569.696738</text:p>
              </table:table-cell>
              <table:table-cell office:value-type="float" office:value="13586.12708">
                <text:p>13586.12708</text:p>
              </table:table-cell>
              <table:table-cell office:value-type="float" office:value="7326.927502">
                <text:p>7326.927502</text:p>
              </table:table-cell>
              <table:table-cell office:value-type="float" office:value="8282.280941">
                <text:p>8282.280941</text:p>
              </table:table-cell>
              <table:table-cell office:value-type="float" office:value="89701.191636">
                <text:p>89701.191636</text:p>
              </table:table-cell>
              <table:table-cell office:value-type="float" office:value="9659.933812">
                <text:p>9659.933812</text:p>
              </table:table-cell>
              <table:table-cell office:value-type="float" office:value="96033.75865">
                <text:p>96033.75865</text:p>
              </table:table-cell>
              <table:table-cell office:value-type="float" office:value="8787.834106">
                <text:p>8787.834106</text:p>
              </table:table-cell>
              <table:table-cell office:value-type="float" office:value="15201.38163">
                <text:p>15201.38163</text:p>
              </table:table-cell>
              <table:table-cell office:value-type="float" office:value="6794.405709">
                <text:p>6794.405709</text:p>
              </table:table-cell>
              <table:table-cell office:value-type="float" office:value="7725.705547">
                <text:p>7725.705547</text:p>
              </table:table-cell>
              <table:table-cell office:value-type="float" office:value="17660.016219">
                <text:p>17660.016219</text:p>
              </table:table-cell>
              <table:table-cell office:value-type="float" office:value="16326.850163">
                <text:p>16326.850163</text:p>
              </table:table-cell>
              <table:table-cell office:value-type="float" office:value="14392.984497">
                <text:p>14392.984497</text:p>
              </table:table-cell>
              <table:table-cell office:value-type="float" office:value="93983.893589">
                <text:p>93983.893589</text:p>
              </table:table-cell>
              <table:table-cell office:value-type="float" office:value="13978.79031">
                <text:p>13978.79031</text:p>
              </table:table-cell>
              <table:table-cell office:value-type="float" office:value="15542.755332">
                <text:p>15542.755332</text:p>
              </table:table-cell>
              <table:table-cell office:value-type="float" office:value="6700.116241">
                <text:p>6700.116241</text:p>
              </table:table-cell>
              <table:table-cell office:value-type="float" office:value="7627.442923">
                <text:p>7627.442923</text:p>
              </table:table-cell>
              <table:table-cell office:value-type="float" office:value="17273.521262">
                <text:p>17273.521262</text:p>
              </table:table-cell>
              <table:table-cell office:value-type="float" office:value="17047.342668">
                <text:p>17047.342668</text:p>
              </table:table-cell>
              <table:table-cell office:value-type="float" office:value="6219.314762">
                <text:p>6219.314762</text:p>
              </table:table-cell>
              <table:table-cell office:value-type="float" office:value="7417.357197">
                <text:p>7417.357197</text:p>
              </table:table-cell>
              <table:table-cell office:value-type="float" office:value="85508.368234">
                <text:p>85508.368234</text:p>
              </table:table-cell>
              <table:table-cell office:value-type="float" office:value="94117.148229">
                <text:p>94117.148229</text:p>
              </table:table-cell>
              <table:table-cell office:value-type="float" office:value="6456.058103">
                <text:p>6456.058103</text:p>
              </table:table-cell>
              <table:table-cell office:value-type="float" office:value="84028.641937">
                <text:p>84028.641937</text:p>
              </table:table-cell>
              <table:table-cell office:value-type="float" office:value="13846.101096">
                <text:p>13846.101096</text:p>
              </table:table-cell>
              <table:table-cell office:value-type="float" office:value="16743.876047">
                <text:p>16743.876047</text:p>
              </table:table-cell>
              <table:table-cell office:value-type="float" office:value="83530.871256">
                <text:p>83530.871256</text:p>
              </table:table-cell>
              <table:table-cell office:value-type="float" office:value="10019.361979">
                <text:p>10019.361979</text:p>
              </table:table-cell>
              <table:table-cell office:value-type="float" office:value="93103.405667">
                <text:p>93103.405667</text:p>
              </table:table-cell>
              <table:table-cell office:value-type="float" office:value="8777.905314">
                <text:p>8777.905314</text:p>
              </table:table-cell>
              <table:table-cell office:value-type="float" office:value="83215.695145">
                <text:p>83215.695145</text:p>
              </table:table-cell>
              <table:table-cell office:value-type="float" office:value="83058.287507">
                <text:p>83058.287507</text:p>
              </table:table-cell>
              <table:table-cell office:value-type="float" office:value="90929.99238">
                <text:p>90929.99238</text:p>
              </table:table-cell>
              <table:table-cell office:value-type="float" office:value="7068.171731">
                <text:p>7068.171731</text:p>
              </table:table-cell>
              <table:table-cell office:value-type="float" office:value="84219.099941">
                <text:p>84219.099941</text:p>
              </table:table-cell>
              <table:table-cell office:value-type="float" office:value="85133.586628">
                <text:p>85133.586628</text:p>
              </table:table-cell>
              <table:table-cell office:value-type="float" office:value="87084.887536">
                <text:p>87084.887536</text:p>
              </table:table-cell>
              <table:table-cell office:value-type="float" office:value="6863.484582">
                <text:p>6863.484582</text:p>
              </table:table-cell>
              <table:table-cell office:value-type="float" office:value="9178.27981">
                <text:p>9178.27981</text:p>
              </table:table-cell>
              <table:table-cell office:value-type="float" office:value="6956.216355">
                <text:p>6956.216355</text:p>
              </table:table-cell>
              <table:table-cell office:value-type="float" office:value="13389.270694">
                <text:p>13389.270694</text:p>
              </table:table-cell>
              <table:table-cell office:value-type="float" office:value="7106.23568">
                <text:p>7106.23568</text:p>
              </table:table-cell>
              <table:table-cell office:value-type="float" office:value="7354.38614">
                <text:p>7354.38614</text:p>
              </table:table-cell>
              <table:table-cell office:value-type="float" office:value="8381.947811">
                <text:p>8381.947811</text:p>
              </table:table-cell>
              <table:table-cell office:value-type="float" office:value="6543.54262">
                <text:p>6543.54262</text:p>
              </table:table-cell>
              <table:table-cell office:value-type="float" office:value="6712.088627">
                <text:p>6712.088627</text:p>
              </table:table-cell>
              <table:table-cell office:value-type="float" office:value="90477.687861">
                <text:p>90477.687861</text:p>
              </table:table-cell>
              <table:table-cell office:value-type="float" office:value="82608.011957">
                <text:p>82608.011957</text:p>
              </table:table-cell>
              <table:table-cell office:value-type="float" office:value="14329.055404">
                <text:p>14329.055404</text:p>
              </table:table-cell>
              <table:table-cell office:value-type="float" office:value="11586.154651">
                <text:p>11586.154651</text:p>
              </table:table-cell>
              <table:table-cell office:value-type="float" office:value="83389.160466">
                <text:p>83389.160466</text:p>
              </table:table-cell>
              <table:table-cell office:value-type="float" office:value="82872.491744">
                <text:p>82872.491744</text:p>
              </table:table-cell>
              <table:table-cell office:value-type="float" office:value="7931.094899">
                <text:p>7931.094899</text:p>
              </table:table-cell>
              <table:table-cell office:value-type="float" office:value="14775.282588">
                <text:p>14775.282588</text:p>
              </table:table-cell>
              <table:table-cell office:value-type="float" office:value="82203.023463">
                <text:p>82203.023463</text:p>
              </table:table-cell>
              <table:table-cell office:value-type="float" office:value="85408.037583">
                <text:p>85408.037583</text:p>
              </table:table-cell>
              <table:table-cell office:value-type="float" office:value="83092.529629">
                <text:p>83092.529629</text:p>
              </table:table-cell>
              <table:table-cell office:value-type="float" office:value="6451.711208">
                <text:p>6451.711208</text:p>
              </table:table-cell>
              <table:table-cell office:value-type="float" office:value="80381.666361">
                <text:p>80381.666361</text:p>
              </table:table-cell>
              <table:table-cell office:value-type="float" office:value="6765.460538">
                <text:p>6765.460538</text:p>
              </table:table-cell>
              <table:table-cell office:value-type="float" office:value="92368.410792">
                <text:p>92368.410792</text:p>
              </table:table-cell>
              <table:table-cell office:value-type="float" office:value="91807.857607">
                <text:p>91807.857607</text:p>
              </table:table-cell>
              <table:table-cell office:value-type="float" office:value="6215.412876">
                <text:p>6215.412876</text:p>
              </table:table-cell>
              <table:table-cell office:value-type="float" office:value="14938.403097">
                <text:p>14938.403097</text:p>
              </table:table-cell>
              <table:table-cell office:value-type="float" office:value="82452.998501">
                <text:p>82452.998501</text:p>
              </table:table-cell>
              <table:table-cell office:value-type="float" office:value="87846.650079">
                <text:p>87846.650079</text:p>
              </table:table-cell>
              <table:table-cell office:value-type="float" office:value="6982.421075">
                <text:p>6982.421075</text:p>
              </table:table-cell>
              <table:table-cell office:value-type="float" office:value="5475.012049">
                <text:p>5475.012049</text:p>
              </table:table-cell>
              <table:table-cell office:value-type="float" office:value="80629.24672">
                <text:p>80629.24672</text:p>
              </table:table-cell>
              <table:table-cell office:value-type="float" office:value="12826.297151">
                <text:p>12826.297151</text:p>
              </table:table-cell>
              <table:table-cell office:value-type="float" office:value="12308.741786">
                <text:p>12308.741786</text:p>
              </table:table-cell>
              <table:table-cell office:value-type="float" office:value="8503.737642">
                <text:p>8503.737642</text:p>
              </table:table-cell>
              <table:table-cell office:value-type="float" office:value="7040.837687">
                <text:p>7040.837687</text:p>
              </table:table-cell>
              <table:table-cell office:value-type="float" office:value="6543.369186">
                <text:p>6543.369186</text:p>
              </table:table-cell>
              <table:table-cell office:value-type="float" office:value="12958.991356">
                <text:p>12958.991356</text:p>
              </table:table-cell>
              <table:table-cell office:value-type="float" office:value="88955.319201">
                <text:p>88955.319201</text:p>
              </table:table-cell>
              <table:table-cell office:value-type="float" office:value="12563.795124">
                <text:p>12563.795124</text:p>
              </table:table-cell>
              <table:table-cell office:value-type="float" office:value="5811.373166">
                <text:p>5811.373166</text:p>
              </table:table-cell>
              <table:table-cell office:value-type="float" office:value="84063.713681">
                <text:p>84063.713681</text:p>
              </table:table-cell>
              <table:table-cell office:value-type="float" office:value="12606.261005">
                <text:p>12606.261005</text:p>
              </table:table-cell>
              <table:table-cell office:value-type="float" office:value="10877.513458">
                <text:p>10877.513458</text:p>
              </table:table-cell>
              <table:table-cell office:value-type="float" office:value="81321.986805">
                <text:p>81321.986805</text:p>
              </table:table-cell>
              <table:table-cell office:value-type="float" office:value="7544.235731">
                <text:p>7544.235731</text:p>
              </table:table-cell>
              <table:table-cell office:value-type="float" office:value="81380.882144">
                <text:p>81380.882144</text:p>
              </table:table-cell>
              <table:table-cell office:value-type="float" office:value="9455.671521">
                <text:p>9455.671521</text:p>
              </table:table-cell>
              <table:table-cell office:value-type="float" office:value="12578.698443">
                <text:p>12578.698443</text:p>
              </table:table-cell>
              <table:table-cell office:value-type="float" office:value="81202.344181">
                <text:p>81202.344181</text:p>
              </table:table-cell>
              <table:table-cell office:value-type="float" office:value="87769.060263">
                <text:p>87769.060263</text:p>
              </table:table-cell>
              <table:table-cell office:value-type="float" office:value="6438.72589">
                <text:p>6438.72589</text:p>
              </table:table-cell>
              <table:table-cell office:value-type="float" office:value="8490.524167">
                <text:p>8490.524167</text:p>
              </table:table-cell>
              <table:table-cell office:value-type="float" office:value="6824.878209">
                <text:p>6824.878209</text:p>
              </table:table-cell>
              <table:table-cell office:value-type="float" office:value="9053.403181">
                <text:p>9053.403181</text:p>
              </table:table-cell>
              <table:table-cell office:value-type="float" office:value="79115.114271">
                <text:p>79115.114271</text:p>
              </table:table-cell>
              <table:table-cell office:value-type="float" office:value="6073.352587">
                <text:p>6073.352587</text:p>
              </table:table-cell>
              <table:table-cell office:value-type="float" office:value="13336.581571">
                <text:p>13336.581571</text:p>
              </table:table-cell>
              <table:table-cell office:value-type="float" office:value="5996.378898">
                <text:p>5996.378898</text:p>
              </table:table-cell>
              <table:table-cell office:value-type="float" office:value="6841.421416">
                <text:p>6841.421416</text:p>
              </table:table-cell>
              <table:table-cell office:value-type="float" office:value="9068.054539">
                <text:p>9068.054539</text:p>
              </table:table-cell>
              <table:table-cell office:value-type="float" office:value="12870.096672">
                <text:p>12870.096672</text:p>
              </table:table-cell>
              <table:table-cell office:value-type="float" office:value="10312.354807">
                <text:p>10312.354807</text:p>
              </table:table-cell>
              <table:table-cell office:value-type="float" office:value="16977.130287">
                <text:p>16977.130287</text:p>
              </table:table-cell>
              <table:table-cell office:value-type="float" office:value="12601.855486">
                <text:p>12601.855486</text:p>
              </table:table-cell>
              <table:table-cell office:value-type="float" office:value="86667.074949">
                <text:p>86667.074949</text:p>
              </table:table-cell>
              <table:table-cell office:value-type="float" office:value="7184.492364">
                <text:p>7184.492364</text:p>
              </table:table-cell>
              <table:table-cell office:value-type="float" office:value="5900.246149">
                <text:p>5900.246149</text:p>
              </table:table-cell>
              <table:table-cell office:value-type="float" office:value="81153.822185">
                <text:p>81153.822185</text:p>
              </table:table-cell>
              <table:table-cell office:value-type="float" office:value="9789.781271">
                <text:p>9789.781271</text:p>
              </table:table-cell>
              <table:table-cell office:value-type="float" office:value="11647.001684">
                <text:p>11647.001684</text:p>
              </table:table-cell>
              <table:table-cell office:value-type="float" office:value="11869.927564">
                <text:p>11869.927564</text:p>
              </table:table-cell>
              <table:table-cell office:value-type="float" office:value="6641.142005">
                <text:p>6641.142005</text:p>
              </table:table-cell>
              <table:table-cell office:value-type="float" office:value="12417.793312">
                <text:p>12417.793312</text:p>
              </table:table-cell>
              <table:table-cell office:value-type="float" office:value="7397.598089">
                <text:p>7397.598089</text:p>
              </table:table-cell>
              <table:table-cell office:value-type="float" office:value="13328.672642">
                <text:p>13328.672642</text:p>
              </table:table-cell>
              <table:table-cell office:value-type="float" office:value="5961.786729">
                <text:p>5961.786729</text:p>
              </table:table-cell>
              <table:table-cell office:value-type="float" office:value="7681.897575">
                <text:p>7681.897575</text:p>
              </table:table-cell>
              <table:table-cell office:value-type="float" office:value="84895.379674">
                <text:p>84895.379674</text:p>
              </table:table-cell>
              <table:table-cell office:value-type="float" office:value="7351.065612">
                <text:p>7351.065612</text:p>
              </table:table-cell>
              <table:table-cell office:value-type="float" office:value="80270.389057">
                <text:p>80270.389057</text:p>
              </table:table-cell>
              <table:table-cell office:value-type="float" office:value="5883.432726">
                <text:p>5883.432726</text:p>
              </table:table-cell>
              <table:table-cell office:value-type="float" office:value="5831.203604">
                <text:p>5831.203604</text:p>
              </table:table-cell>
              <table:table-cell office:value-type="float" office:value="6153.058413">
                <text:p>6153.058413</text:p>
              </table:table-cell>
              <table:table-cell office:value-type="float" office:value="12126.830069">
                <text:p>12126.830069</text:p>
              </table:table-cell>
              <table:table-cell office:value-type="float" office:value="8927.690906">
                <text:p>8927.690906</text:p>
              </table:table-cell>
              <table:table-cell office:value-type="float" office:value="5255.824204">
                <text:p>5255.824204</text:p>
              </table:table-cell>
              <table:table-cell office:value-type="float" office:value="8691.240426">
                <text:p>8691.240426</text:p>
              </table:table-cell>
              <table:table-cell office:value-type="float" office:value="78895.810196">
                <text:p>78895.810196</text:p>
              </table:table-cell>
              <table:table-cell office:value-type="float" office:value="6404.370657">
                <text:p>6404.370657</text:p>
              </table:table-cell>
              <table:table-cell office:value-type="float" office:value="5543.556368">
                <text:p>5543.556368</text:p>
              </table:table-cell>
              <table:table-cell office:value-type="float" office:value="15546.448946">
                <text:p>15546.448946</text:p>
              </table:table-cell>
              <table:table-cell office:value-type="float" office:value="8506.24543">
                <text:p>8506.24543</text:p>
              </table:table-cell>
              <table:table-cell office:value-type="float" office:value="5900.626431">
                <text:p>5900.626431</text:p>
              </table:table-cell>
              <table:table-cell office:value-type="float" office:value="7423.837208">
                <text:p>7423.837208</text:p>
              </table:table-cell>
              <table:table-cell office:value-type="float" office:value="6982.331327">
                <text:p>6982.331327</text:p>
              </table:table-cell>
              <table:table-cell office:value-type="float" office:value="8245.037251">
                <text:p>8245.037251</text:p>
              </table:table-cell>
              <table:table-cell office:value-type="float" office:value="7531.352249">
                <text:p>7531.352249</text:p>
              </table:table-cell>
              <table:table-cell office:value-type="float" office:value="83315.373524">
                <text:p>83315.373524</text:p>
              </table:table-cell>
              <table:table-cell office:value-type="float" office:value="7036.836457">
                <text:p>7036.836457</text:p>
              </table:table-cell>
              <table:table-cell office:value-type="float" office:value="83680.842558">
                <text:p>83680.842558</text:p>
              </table:table-cell>
              <table:table-cell office:value-type="float" office:value="9430.195649">
                <text:p>9430.195649</text:p>
              </table:table-cell>
              <table:table-cell office:value-type="float" office:value="77781.868519">
                <text:p>77781.868519</text:p>
              </table:table-cell>
              <table:table-cell office:value-type="float" office:value="82218.185685">
                <text:p>82218.185685</text:p>
              </table:table-cell>
              <table:table-cell office:value-type="float" office:value="6098.841663">
                <text:p>6098.841663</text:p>
              </table:table-cell>
              <table:table-cell office:value-type="float" office:value="78479.10766">
                <text:p>78479.10766</text:p>
              </table:table-cell>
              <table:table-cell office:value-type="float" office:value="79549.330474">
                <text:p>79549.330474</text:p>
              </table:table-cell>
              <table:table-cell office:value-type="float" office:value="7963.777244">
                <text:p>7963.777244</text:p>
              </table:table-cell>
              <table:table-cell office:value-type="float" office:value="76942.830336">
                <text:p>76942.830336</text:p>
              </table:table-cell>
              <table:table-cell office:value-type="float" office:value="8902.716887">
                <text:p>8902.716887</text:p>
              </table:table-cell>
              <table:table-cell office:value-type="float" office:value="11666.023383">
                <text:p>11666.023383</text:p>
              </table:table-cell>
              <table:table-cell office:value-type="float" office:value="6537.809127">
                <text:p>6537.809127</text:p>
              </table:table-cell>
              <table:table-cell office:value-type="float" office:value="8007.95288">
                <text:p>8007.95288</text:p>
              </table:table-cell>
              <table:table-cell office:value-type="float" office:value="6287.65177">
                <text:p>6287.65177</text:p>
              </table:table-cell>
              <table:table-cell office:value-type="float" office:value="5666.819183">
                <text:p>5666.819183</text:p>
              </table:table-cell>
              <table:table-cell office:value-type="float" office:value="77299.502184">
                <text:p>77299.502184</text:p>
              </table:table-cell>
              <table:table-cell office:value-type="float" office:value="12363.078452">
                <text:p>12363.078452</text:p>
              </table:table-cell>
              <table:table-cell office:value-type="float" office:value="6668.191701">
                <text:p>6668.191701</text:p>
              </table:table-cell>
              <table:table-cell office:value-type="float" office:value="7674.309037">
                <text:p>7674.309037</text:p>
              </table:table-cell>
              <table:table-cell office:value-type="float" office:value="7349.096303">
                <text:p>7349.096303</text:p>
              </table:table-cell>
              <table:table-cell office:value-type="float" office:value="7070.311547">
                <text:p>7070.311547</text:p>
              </table:table-cell>
              <table:table-cell office:value-type="float" office:value="14347.407889">
                <text:p>14347.407889</text:p>
              </table:table-cell>
              <table:table-cell office:value-type="float" office:value="5718.917249">
                <text:p>5718.917249</text:p>
              </table:table-cell>
              <table:table-cell office:value-type="float" office:value="8616.314222">
                <text:p>8616.314222</text:p>
              </table:table-cell>
              <table:table-cell office:value-type="float" office:value="15522.344604">
                <text:p>15522.344604</text:p>
              </table:table-cell>
              <table:table-cell office:value-type="float" office:value="76375.812856">
                <text:p>76375.812856</text:p>
              </table:table-cell>
              <table:table-cell office:value-type="float" office:value="82606.575659">
                <text:p>82606.575659</text:p>
              </table:table-cell>
              <table:table-cell office:value-type="float" office:value="7582.940343">
                <text:p>7582.940343</text:p>
              </table:table-cell>
              <table:table-cell office:value-type="float" office:value="15254.274945">
                <text:p>15254.274945</text:p>
              </table:table-cell>
              <table:table-cell office:value-type="float" office:value="11652.967393">
                <text:p>11652.967393</text:p>
              </table:table-cell>
              <table:table-cell office:value-type="float" office:value="77900.28921">
                <text:p>77900.28921</text:p>
              </table:table-cell>
              <table:table-cell office:value-type="float" office:value="6658.926562">
                <text:p>6658.926562</text:p>
              </table:table-cell>
              <table:table-cell office:value-type="float" office:value="6086.975555">
                <text:p>6086.975555</text:p>
              </table:table-cell>
              <table:table-cell office:value-type="float" office:value="74696.513726">
                <text:p>74696.513726</text:p>
              </table:table-cell>
              <table:table-cell office:value-type="float" office:value="5825.492129">
                <text:p>5825.492129</text:p>
              </table:table-cell>
              <table:table-cell office:value-type="float" office:value="14379.876002">
                <text:p>14379.876002</text:p>
              </table:table-cell>
              <table:table-cell office:value-type="float" office:value="5491.75528">
                <text:p>5491.75528</text:p>
              </table:table-cell>
              <table:table-cell office:value-type="float" office:value="6991.958123">
                <text:p>6991.958123</text:p>
              </table:table-cell>
              <table:table-cell office:value-type="float" office:value="9519.995496">
                <text:p>9519.995496</text:p>
              </table:table-cell>
              <table:table-cell office:value-type="float" office:value="11869.439399">
                <text:p>11869.439399</text:p>
              </table:table-cell>
              <table:table-cell office:value-type="float" office:value="75728.829726">
                <text:p>75728.829726</text:p>
              </table:table-cell>
              <table:table-cell office:value-type="float" office:value="5949.777503">
                <text:p>5949.777503</text:p>
              </table:table-cell>
              <table:table-cell office:value-type="float" office:value="14270.848511">
                <text:p>14270.848511</text:p>
              </table:table-cell>
              <table:table-cell office:value-type="float" office:value="80980.748451">
                <text:p>80980.748451</text:p>
              </table:table-cell>
              <table:table-cell office:value-type="float" office:value="6307.61752">
                <text:p>6307.61752</text:p>
              </table:table-cell>
              <table:table-cell office:value-type="float" office:value="9645.906658">
                <text:p>9645.906658</text:p>
              </table:table-cell>
              <table:table-cell office:value-type="float" office:value="12830.900362">
                <text:p>12830.900362</text:p>
              </table:table-cell>
              <table:table-cell office:value-type="float" office:value="9526.991128">
                <text:p>9526.991128</text:p>
              </table:table-cell>
              <table:table-cell office:value-type="float" office:value="13344.714512">
                <text:p>13344.714512</text:p>
              </table:table-cell>
              <table:table-cell office:value-type="float" office:value="8126.160251">
                <text:p>8126.160251</text:p>
              </table:table-cell>
              <table:table-cell office:value-type="float" office:value="11941.944733">
                <text:p>11941.944733</text:p>
              </table:table-cell>
              <table:table-cell office:value-type="float" office:value="8720.939098">
                <text:p>8720.939098</text:p>
              </table:table-cell>
              <table:table-cell office:value-type="float" office:value="6545.645235">
                <text:p>6545.645235</text:p>
              </table:table-cell>
              <table:table-cell office:value-type="float" office:value="12297.924755">
                <text:p>12297.924755</text:p>
              </table:table-cell>
              <table:table-cell office:value-type="float" office:value="11590.818848">
                <text:p>11590.818848</text:p>
              </table:table-cell>
              <table:table-cell office:value-type="float" office:value="15688.199703">
                <text:p>15688.199703</text:p>
              </table:table-cell>
              <table:table-cell office:value-type="float" office:value="8615.795789">
                <text:p>8615.795789</text:p>
              </table:table-cell>
              <table:table-cell office:value-type="float" office:value="9106.929327">
                <text:p>9106.929327</text:p>
              </table:table-cell>
              <table:table-cell office:value-type="float" office:value="7469.240882">
                <text:p>7469.240882</text:p>
              </table:table-cell>
              <table:table-cell office:value-type="float" office:value="11847.141563">
                <text:p>11847.141563</text:p>
              </table:table-cell>
              <table:table-cell office:value-type="float" office:value="8311.948619">
                <text:p>8311.948619</text:p>
              </table:table-cell>
              <table:table-cell office:value-type="float" office:value="12106.561677">
                <text:p>12106.561677</text:p>
              </table:table-cell>
              <table:table-cell office:value-type="float" office:value="75544.818602">
                <text:p>75544.818602</text:p>
              </table:table-cell>
              <table:table-cell office:value-type="float" office:value="4724.694631">
                <text:p>4724.694631</text:p>
              </table:table-cell>
              <table:table-cell office:value-type="float" office:value="75821.090613">
                <text:p>75821.090613</text:p>
              </table:table-cell>
              <table:table-cell office:value-type="float" office:value="7419.476602">
                <text:p>7419.476602</text:p>
              </table:table-cell>
              <table:table-cell office:value-type="float" office:value="82167.837057">
                <text:p>82167.837057</text:p>
              </table:table-cell>
              <table:table-cell office:value-type="float" office:value="7555.156654">
                <text:p>7555.156654</text:p>
              </table:table-cell>
              <table:table-cell office:value-type="float" office:value="5453.237887">
                <text:p>5453.237887</text:p>
              </table:table-cell>
              <table:table-cell office:value-type="float" office:value="11115.018932">
                <text:p>11115.018932</text:p>
              </table:table-cell>
              <table:table-cell office:value-type="float" office:value="10588.283847">
                <text:p>10588.283847</text:p>
              </table:table-cell>
              <table:table-cell office:value-type="float" office:value="14561.001082">
                <text:p>14561.001082</text:p>
              </table:table-cell>
              <table:table-cell office:value-type="float" office:value="6002.274337">
                <text:p>6002.274337</text:p>
              </table:table-cell>
              <table:table-cell office:value-type="float" office:value="7304.90883">
                <text:p>7304.90883</text:p>
              </table:table-cell>
              <table:table-cell office:value-type="float" office:value="5966.73537">
                <text:p>5966.73537</text:p>
              </table:table-cell>
              <table:table-cell office:value-type="float" office:value="7948.841265">
                <text:p>7948.841265</text:p>
              </table:table-cell>
              <table:table-cell office:value-type="float" office:value="7189.26662">
                <text:p>7189.26662</text:p>
              </table:table-cell>
              <table:table-cell office:value-type="float" office:value="72568.593708">
                <text:p>72568.593708</text:p>
              </table:table-cell>
              <table:table-cell office:value-type="float" office:value="7027.985851">
                <text:p>7027.985851</text:p>
              </table:table-cell>
              <table:table-cell office:value-type="float" office:value="13959.703924">
                <text:p>13959.703924</text:p>
              </table:table-cell>
              <table:table-cell office:value-type="float" office:value="8308.197457">
                <text:p>8308.197457</text:p>
              </table:table-cell>
              <table:table-cell office:value-type="float" office:value="6294.329654">
                <text:p>6294.329654</text:p>
              </table:table-cell>
              <table:table-cell office:value-type="float" office:value="71981.661338">
                <text:p>71981.661338</text:p>
              </table:table-cell>
              <table:table-cell office:value-type="float" office:value="6000.791749">
                <text:p>6000.791749</text:p>
              </table:table-cell>
              <table:table-cell office:value-type="float" office:value="78571.542553">
                <text:p>78571.542553</text:p>
              </table:table-cell>
              <table:table-cell office:value-type="float" office:value="6005.604275">
                <text:p>6005.604275</text:p>
              </table:table-cell>
              <table:table-cell office:value-type="float" office:value="6949.925267">
                <text:p>6949.925267</text:p>
              </table:table-cell>
              <table:table-cell office:value-type="float" office:value="13131.64907">
                <text:p>13131.64907</text:p>
              </table:table-cell>
              <table:table-cell office:value-type="float" office:value="7411.526118">
                <text:p>7411.526118</text:p>
              </table:table-cell>
              <table:table-cell office:value-type="float" office:value="74712.567478">
                <text:p>74712.567478</text:p>
              </table:table-cell>
              <table:table-cell office:value-type="float" office:value="5554.404723">
                <text:p>5554.404723</text:p>
              </table:table-cell>
              <table:table-cell office:value-type="float" office:value="12095.771345">
                <text:p>12095.771345</text:p>
              </table:table-cell>
              <table:table-cell office:value-type="float" office:value="73303.577516">
                <text:p>73303.577516</text:p>
              </table:table-cell>
              <table:table-cell office:value-type="float" office:value="75470.384771">
                <text:p>75470.384771</text:p>
              </table:table-cell>
              <table:table-cell office:value-type="float" office:value="6142.770325">
                <text:p>6142.770325</text:p>
              </table:table-cell>
              <table:table-cell office:value-type="float" office:value="73686.901227">
                <text:p>73686.901227</text:p>
              </table:table-cell>
              <table:table-cell office:value-type="float" office:value="72294.242968">
                <text:p>72294.242968</text:p>
              </table:table-cell>
              <table:table-cell office:value-type="float" office:value="6079.352451">
                <text:p>6079.352451</text:p>
              </table:table-cell>
              <table:table-cell office:value-type="float" office:value="5017.46509">
                <text:p>5017.46509</text:p>
              </table:table-cell>
              <table:table-cell office:value-type="float" office:value="14317.903591">
                <text:p>14317.903591</text:p>
              </table:table-cell>
              <table:table-cell office:value-type="float" office:value="11512.192187">
                <text:p>11512.192187</text:p>
              </table:table-cell>
              <table:table-cell office:value-type="float" office:value="5653.359196">
                <text:p>5653.359196</text:p>
              </table:table-cell>
              <table:table-cell office:value-type="float" office:value="6373.386091">
                <text:p>6373.386091</text:p>
              </table:table-cell>
              <table:table-cell office:value-type="float" office:value="6520.096749">
                <text:p>6520.096749</text:p>
              </table:table-cell>
              <table:table-cell office:value-type="float" office:value="5881.697204">
                <text:p>5881.697204</text:p>
              </table:table-cell>
              <table:table-cell office:value-type="float" office:value="13830.040709">
                <text:p>13830.040709</text:p>
              </table:table-cell>
              <table:table-cell office:value-type="float" office:value="6097.741983">
                <text:p>6097.741983</text:p>
              </table:table-cell>
              <table:table-cell office:value-type="float" office:value="5730.438622">
                <text:p>5730.438622</text:p>
              </table:table-cell>
              <table:table-cell office:value-type="float" office:value="5016.179212">
                <text:p>5016.179212</text:p>
              </table:table-cell>
              <table:table-cell office:value-type="float" office:value="7604.635615">
                <text:p>7604.635615</text:p>
              </table:table-cell>
              <table:table-cell office:value-type="float" office:value="5486.830739">
                <text:p>5486.830739</text:p>
              </table:table-cell>
              <table:table-cell office:value-type="float" office:value="79259.066315">
                <text:p>79259.066315</text:p>
              </table:table-cell>
              <table:table-cell office:value-type="float" office:value="70993.939484">
                <text:p>70993.939484</text:p>
              </table:table-cell>
              <table:table-cell office:value-type="float" office:value="6335.963643">
                <text:p>6335.963643</text:p>
              </table:table-cell>
              <table:table-cell office:value-type="float" office:value="70861.762804">
                <text:p>70861.762804</text:p>
              </table:table-cell>
              <table:table-cell office:value-type="float" office:value="77239.925841">
                <text:p>77239.925841</text:p>
              </table:table-cell>
              <table:table-cell office:value-type="float" office:value="12376.558507">
                <text:p>12376.558507</text:p>
              </table:table-cell>
              <table:table-cell office:value-type="float" office:value="80329.289384">
                <text:p>80329.289384</text:p>
              </table:table-cell>
              <table:table-cell office:value-type="float" office:value="78564.171744">
                <text:p>78564.171744</text:p>
              </table:table-cell>
              <table:table-cell office:value-type="float" office:value="72790.588022">
                <text:p>72790.588022</text:p>
              </table:table-cell>
              <table:table-cell office:value-type="float" office:value="72564.266797">
                <text:p>72564.266797</text:p>
              </table:table-cell>
              <table:table-cell office:value-type="float" office:value="12126.503135">
                <text:p>12126.503135</text:p>
              </table:table-cell>
              <table:table-cell office:value-type="float" office:value="77434.613379">
                <text:p>77434.613379</text:p>
              </table:table-cell>
              <table:table-cell office:value-type="float" office:value="11801.201075">
                <text:p>11801.201075</text:p>
              </table:table-cell>
              <table:table-cell office:value-type="float" office:value="5119.700271">
                <text:p>5119.700271</text:p>
              </table:table-cell>
              <table:table-cell office:value-type="float" office:value="6033.085032">
                <text:p>6033.085032</text:p>
              </table:table-cell>
              <table:table-cell office:value-type="float" office:value="11852.56328">
                <text:p>11852.56328</text:p>
              </table:table-cell>
              <table:table-cell office:value-type="float" office:value="13558.639197">
                <text:p>13558.639197</text:p>
              </table:table-cell>
              <table:table-cell office:value-type="float" office:value="13899.731986">
                <text:p>13899.731986</text:p>
              </table:table-cell>
              <table:table-cell office:value-type="float" office:value="8477.516161">
                <text:p>8477.516161</text:p>
              </table:table-cell>
              <table:table-cell office:value-type="float" office:value="6642.213671">
                <text:p>6642.213671</text:p>
              </table:table-cell>
              <table:table-cell office:value-type="float" office:value="70384.050399">
                <text:p>70384.050399</text:p>
              </table:table-cell>
              <table:table-cell office:value-type="float" office:value="5521.224786">
                <text:p>5521.224786</text:p>
              </table:table-cell>
              <table:table-cell office:value-type="float" office:value="8619.163654">
                <text:p>8619.163654</text:p>
              </table:table-cell>
              <table:table-cell office:value-type="float" office:value="12959.410306">
                <text:p>12959.410306</text:p>
              </table:table-cell>
              <table:table-cell office:value-type="float" office:value="72423.668541">
                <text:p>72423.668541</text:p>
              </table:table-cell>
              <table:table-cell office:value-type="float" office:value="6038.36154">
                <text:p>6038.36154</text:p>
              </table:table-cell>
              <table:table-cell office:value-type="float" office:value="7646.229312">
                <text:p>7646.229312</text:p>
              </table:table-cell>
              <table:table-cell office:value-type="float" office:value="71425.55172">
                <text:p>71425.55172</text:p>
              </table:table-cell>
              <table:table-cell office:value-type="float" office:value="73325.427232">
                <text:p>73325.427232</text:p>
              </table:table-cell>
              <table:table-cell office:value-type="float" office:value="75397.824786">
                <text:p>75397.824786</text:p>
              </table:table-cell>
              <table:table-cell office:value-type="float" office:value="71806.631036">
                <text:p>71806.631036</text:p>
              </table:table-cell>
              <table:table-cell office:value-type="float" office:value="5342.357314">
                <text:p>5342.357314</text:p>
              </table:table-cell>
              <table:table-cell office:value-type="float" office:value="5386.18688">
                <text:p>5386.18688</text:p>
              </table:table-cell>
              <table:table-cell office:value-type="float" office:value="7255.245026">
                <text:p>7255.245026</text:p>
              </table:table-cell>
              <table:table-cell office:value-type="float" office:value="13684.073668">
                <text:p>13684.073668</text:p>
              </table:table-cell>
              <table:table-cell office:value-type="float" office:value="75369.034106">
                <text:p>75369.034106</text:p>
              </table:table-cell>
              <table:table-cell office:value-type="float" office:value="8167.824862">
                <text:p>8167.824862</text:p>
              </table:table-cell>
              <table:table-cell office:value-type="float" office:value="11262.857738">
                <text:p>11262.857738</text:p>
              </table:table-cell>
              <table:table-cell office:value-type="float" office:value="12558.954017">
                <text:p>12558.954017</text:p>
              </table:table-cell>
              <table:table-cell office:value-type="float" office:value="76246.66899">
                <text:p>76246.66899</text:p>
              </table:table-cell>
              <table:table-cell office:value-type="float" office:value="77197.496318">
                <text:p>77197.496318</text:p>
              </table:table-cell>
              <table:table-cell office:value-type="float" office:value="7541.31465">
                <text:p>7541.31465</text:p>
              </table:table-cell>
              <table:table-cell office:value-type="float" office:value="7712.444964">
                <text:p>7712.444964</text:p>
              </table:table-cell>
              <table:table-cell office:value-type="float" office:value="6896.716477">
                <text:p>6896.716477</text:p>
              </table:table-cell>
              <table:table-cell office:value-type="float" office:value="71907.446784">
                <text:p>71907.446784</text:p>
              </table:table-cell>
              <table:table-cell office:value-type="float" office:value="10490.633714">
                <text:p>10490.633714</text:p>
              </table:table-cell>
              <table:table-cell office:value-type="float" office:value="68518.027096">
                <text:p>68518.027096</text:p>
              </table:table-cell>
              <table:table-cell office:value-type="float" office:value="7907.544188">
                <text:p>7907.544188</text:p>
              </table:table-cell>
              <table:table-cell office:value-type="float" office:value="6364.524204">
                <text:p>6364.524204</text:p>
              </table:table-cell>
              <table:table-cell office:value-type="float" office:value="5328.088405">
                <text:p>5328.088405</text:p>
              </table:table-cell>
              <table:table-cell office:value-type="float" office:value="11336.643987">
                <text:p>11336.643987</text:p>
              </table:table-cell>
              <table:table-cell office:value-type="float" office:value="6458.090693">
                <text:p>6458.090693</text:p>
              </table:table-cell>
              <table:table-cell office:value-type="float" office:value="5985.598187">
                <text:p>5985.598187</text:p>
              </table:table-cell>
              <table:table-cell office:value-type="float" office:value="6316.240393">
                <text:p>6316.240393</text:p>
              </table:table-cell>
              <table:table-cell office:value-type="float" office:value="71681.006727">
                <text:p>71681.006727</text:p>
              </table:table-cell>
              <table:table-cell office:value-type="float" office:value="72055.499324">
                <text:p>72055.499324</text:p>
              </table:table-cell>
              <table:table-cell office:value-type="float" office:value="8043.313075">
                <text:p>8043.313075</text:p>
              </table:table-cell>
              <table:table-cell office:value-type="float" office:value="69387.232258">
                <text:p>69387.232258</text:p>
              </table:table-cell>
              <table:table-cell office:value-type="float" office:value="68624.364828">
                <text:p>68624.364828</text:p>
              </table:table-cell>
              <table:table-cell office:value-type="float" office:value="11498.717174">
                <text:p>11498.717174</text:p>
              </table:table-cell>
              <table:table-cell office:value-type="float" office:value="8728.506023">
                <text:p>8728.506023</text:p>
              </table:table-cell>
              <table:table-cell office:value-type="float" office:value="7638.170745">
                <text:p>7638.170745</text:p>
              </table:table-cell>
              <table:table-cell office:value-type="float" office:value="11628.791318">
                <text:p>11628.791318</text:p>
              </table:table-cell>
              <table:table-cell office:value-type="float" office:value="11578.130226">
                <text:p>11578.130226</text:p>
              </table:table-cell>
              <table:table-cell office:value-type="float" office:value="8527.459675">
                <text:p>8527.459675</text:p>
              </table:table-cell>
              <table:table-cell office:value-type="float" office:value="73850.186845">
                <text:p>73850.186845</text:p>
              </table:table-cell>
              <table:table-cell office:value-type="float" office:value="70961.915194">
                <text:p>70961.915194</text:p>
              </table:table-cell>
              <table:table-cell office:value-type="float" office:value="6782.379907">
                <text:p>6782.379907</text:p>
              </table:table-cell>
              <table:table-cell office:value-type="float" office:value="67969.035352">
                <text:p>67969.035352</text:p>
              </table:table-cell>
              <table:table-cell office:value-type="float" office:value="7203.96509">
                <text:p>7203.96509</text:p>
              </table:table-cell>
              <table:table-cell office:value-type="float" office:value="69412.132438">
                <text:p>69412.132438</text:p>
              </table:table-cell>
              <table:table-cell office:value-type="float" office:value="67486.04586">
                <text:p>67486.04586</text:p>
              </table:table-cell>
              <table:table-cell office:value-type="float" office:value="76335.753958">
                <text:p>76335.753958</text:p>
              </table:table-cell>
              <table:table-cell office:value-type="float" office:value="68609.741307">
                <text:p>68609.741307</text:p>
              </table:table-cell>
              <table:table-cell office:value-type="float" office:value="7653.117723">
                <text:p>7653.117723</text:p>
              </table:table-cell>
              <table:table-cell office:value-type="float" office:value="6495.489345">
                <text:p>6495.489345</text:p>
              </table:table-cell>
              <table:table-cell office:value-type="float" office:value="7887.1639">
                <text:p>7887.1639</text:p>
              </table:table-cell>
              <table:table-cell office:value-type="float" office:value="6145.278189">
                <text:p>6145.278189</text:p>
              </table:table-cell>
              <table:table-cell office:value-type="float" office:value="73363.143528">
                <text:p>73363.143528</text:p>
              </table:table-cell>
              <table:table-cell office:value-type="float" office:value="5216.445249">
                <text:p>5216.445249</text:p>
              </table:table-cell>
              <table:table-cell office:value-type="float" office:value="13641.173566">
                <text:p>13641.173566</text:p>
              </table:table-cell>
              <table:table-cell office:value-type="float" office:value="69331.790616">
                <text:p>69331.790616</text:p>
              </table:table-cell>
              <table:table-cell office:value-type="float" office:value="14083.968742">
                <text:p>14083.968742</text:p>
              </table:table-cell>
              <table:table-cell office:value-type="float" office:value="69493.409198">
                <text:p>69493.409198</text:p>
              </table:table-cell>
              <table:table-cell office:value-type="float" office:value="11937.807113">
                <text:p>11937.807113</text:p>
              </table:table-cell>
              <table:table-cell office:value-type="float" office:value="6390.27154">
                <text:p>6390.27154</text:p>
              </table:table-cell>
              <table:table-cell office:value-type="float" office:value="6264.058132">
                <text:p>6264.058132</text:p>
              </table:table-cell>
              <table:table-cell office:value-type="float" office:value="4945.790884">
                <text:p>4945.790884</text:p>
              </table:table-cell>
              <table:table-cell office:value-type="float" office:value="7563.917549">
                <text:p>7563.917549</text:p>
              </table:table-cell>
              <table:table-cell office:value-type="float" office:value="5926.907298">
                <text:p>5926.907298</text:p>
              </table:table-cell>
              <table:table-cell office:value-type="float" office:value="10851.027385">
                <text:p>10851.027385</text:p>
              </table:table-cell>
              <table:table-cell office:value-type="float" office:value="6006.950221">
                <text:p>6006.950221</text:p>
              </table:table-cell>
              <table:table-cell office:value-type="float" office:value="67474.174869">
                <text:p>67474.174869</text:p>
              </table:table-cell>
              <table:table-cell office:value-type="float" office:value="67399.323418">
                <text:p>67399.323418</text:p>
              </table:table-cell>
              <table:table-cell office:value-type="float" office:value="5798.236378">
                <text:p>5798.236378</text:p>
              </table:table-cell>
              <table:table-cell office:value-type="float" office:value="5110.613207">
                <text:p>5110.613207</text:p>
              </table:table-cell>
              <table:table-cell office:value-type="float" office:value="13307.20331">
                <text:p>13307.20331</text:p>
              </table:table-cell>
              <table:table-cell office:value-type="float" office:value="66388.073619">
                <text:p>66388.073619</text:p>
              </table:table-cell>
              <table:table-cell office:value-type="float" office:value="6735.647153">
                <text:p>6735.647153</text:p>
              </table:table-cell>
              <table:table-cell office:value-type="float" office:value="68461.828863">
                <text:p>68461.828863</text:p>
              </table:table-cell>
              <table:table-cell office:value-type="float" office:value="5101.750465">
                <text:p>5101.750465</text:p>
              </table:table-cell>
              <table:table-cell office:value-type="float" office:value="11841.469837">
                <text:p>11841.469837</text:p>
              </table:table-cell>
              <table:table-cell office:value-type="float" office:value="5530.468975">
                <text:p>5530.468975</text:p>
              </table:table-cell>
              <table:table-cell office:value-type="float" office:value="8972.967251">
                <text:p>8972.967251</text:p>
              </table:table-cell>
              <table:table-cell office:value-type="float" office:value="67334.737169">
                <text:p>67334.737169</text:p>
              </table:table-cell>
              <table:table-cell office:value-type="float" office:value="6139.266993">
                <text:p>6139.266993</text:p>
              </table:table-cell>
              <table:table-cell office:value-type="float" office:value="7319.309045">
                <text:p>7319.309045</text:p>
              </table:table-cell>
              <table:table-cell office:value-type="float" office:value="66120.211061">
                <text:p>66120.211061</text:p>
              </table:table-cell>
              <table:table-cell office:value-type="float" office:value="5633.357282">
                <text:p>5633.357282</text:p>
              </table:table-cell>
              <table:table-cell office:value-type="float" office:value="8088.565049">
                <text:p>8088.565049</text:p>
              </table:table-cell>
              <table:table-cell office:value-type="float" office:value="66617.472038">
                <text:p>66617.472038</text:p>
              </table:table-cell>
              <table:table-cell office:value-type="float" office:value="4814.226088">
                <text:p>4814.226088</text:p>
              </table:table-cell>
              <table:table-cell office:value-type="float" office:value="4952.800583">
                <text:p>4952.800583</text:p>
              </table:table-cell>
              <table:table-cell office:value-type="float" office:value="6459.449707">
                <text:p>6459.449707</text:p>
              </table:table-cell>
              <table:table-cell office:value-type="float" office:value="6005.220781">
                <text:p>6005.220781</text:p>
              </table:table-cell>
              <table:table-cell office:value-type="float" office:value="7838.001964">
                <text:p>7838.001964</text:p>
              </table:table-cell>
              <table:table-cell office:value-type="float" office:value="68176.114221">
                <text:p>68176.114221</text:p>
              </table:table-cell>
              <table:table-cell office:value-type="float" office:value="7315.072857">
                <text:p>7315.072857</text:p>
              </table:table-cell>
              <table:table-cell office:value-type="float" office:value="6364.173805">
                <text:p>6364.173805</text:p>
              </table:table-cell>
              <table:table-cell office:value-type="float" office:value="7388.993663">
                <text:p>7388.993663</text:p>
              </table:table-cell>
              <table:table-cell office:value-type="float" office:value="6378.004594">
                <text:p>6378.004594</text:p>
              </table:table-cell>
              <table:table-cell office:value-type="float" office:value="5869.988166">
                <text:p>5869.988166</text:p>
              </table:table-cell>
              <table:table-cell office:value-type="float" office:value="5635.643866">
                <text:p>5635.643866</text:p>
              </table:table-cell>
              <table:table-cell office:value-type="float" office:value="4671.495869">
                <text:p>4671.495869</text:p>
              </table:table-cell>
              <table:table-cell office:value-type="float" office:value="66670.378498">
                <text:p>66670.378498</text:p>
              </table:table-cell>
              <table:table-cell office:value-type="float" office:value="66448.213549">
                <text:p>66448.213549</text:p>
              </table:table-cell>
              <table:table-cell office:value-type="float" office:value="7547.452504">
                <text:p>7547.452504</text:p>
              </table:table-cell>
              <table:table-cell office:value-type="float" office:value="5041.080407">
                <text:p>5041.080407</text:p>
              </table:table-cell>
              <table:table-cell office:value-type="float" office:value="5500.409454">
                <text:p>5500.409454</text:p>
              </table:table-cell>
              <table:table-cell office:value-type="float" office:value="66262.762014">
                <text:p>66262.762014</text:p>
              </table:table-cell>
              <table:table-cell office:value-type="float" office:value="7975.113999">
                <text:p>7975.113999</text:p>
              </table:table-cell>
              <table:table-cell office:value-type="float" office:value="5747.833779">
                <text:p>5747.833779</text:p>
              </table:table-cell>
              <table:table-cell office:value-type="float" office:value="5495.213461">
                <text:p>5495.213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36cm" svg:height="12.992cm" xlink:href=".." xlink:type="simple" chart:class="chart:line" chart:style-name="ch1">
        <chart:title svg:x="5.276cm" svg:y="0.395cm" chart:style-name="ch2">
          <text:p>MAPE</text:p>
        </chart:title>
        <chart:subtitle svg:x="5.038cm" svg:y="1.433cm" chart:style-name="ch3">
          <text:p>Network 3</text:p>
        </chart:subtitle>
        <chart:legend chart:legend-position="bottom" svg:x="2.095cm" svg:y="12.183cm" style:legend-expansion="wide" chart:style-name="ch4"/>
        <chart:plot-area chart:style-name="ch5" table:cell-range-address="Arkusz1.A5:Arkusz1.SG6" chart:data-source-has-labels="column" svg:x="0.688cm" svg:y="2.634cm" svg:width="10.772cm" svg:height="8.87cm">
          <chartooo:coordinate-region svg:x="2.235cm" svg:y="2.847cm" svg:width="8.999cm" svg:height="7.5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5:Arkusz1.SG5" chart:label-cell-address="Arkusz1.A5:Arkusz1.A5" chart:class="chart:line">
            <chart:data-point chart:repeated="500"/>
          </chart:series>
          <chart:series chart:style-name="ch10" chart:values-cell-range-address="Arkusz1.B6:Arkusz1.SG6" chart:label-cell-address="Arkusz1.A6:Arkusz1.A6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16585.67532">
                <text:p>16585.67532</text:p>
                <draw:g>
                  <svg:desc>Arkusz1.B5:Arkusz1.SG5</svg:desc>
                </draw:g>
              </table:table-cell>
              <table:table-cell office:value-type="float" office:value="88055.285952">
                <text:p>88055.285952</text:p>
              </table:table-cell>
              <table:table-cell office:value-type="float" office:value="84223.876751">
                <text:p>84223.876751</text:p>
              </table:table-cell>
              <table:table-cell office:value-type="float" office:value="75126.646028">
                <text:p>75126.646028</text:p>
              </table:table-cell>
              <table:table-cell office:value-type="float" office:value="72936.240923">
                <text:p>72936.240923</text:p>
              </table:table-cell>
              <table:table-cell office:value-type="float" office:value="72942.36766">
                <text:p>72942.36766</text:p>
              </table:table-cell>
              <table:table-cell office:value-type="float" office:value="69478.016122">
                <text:p>69478.016122</text:p>
              </table:table-cell>
              <table:table-cell office:value-type="float" office:value="64421.684706">
                <text:p>64421.684706</text:p>
              </table:table-cell>
              <table:table-cell office:value-type="float" office:value="12638.003614">
                <text:p>12638.003614</text:p>
              </table:table-cell>
              <table:table-cell office:value-type="float" office:value="58714.362512">
                <text:p>58714.362512</text:p>
              </table:table-cell>
              <table:table-cell office:value-type="float" office:value="58247.524762">
                <text:p>58247.524762</text:p>
              </table:table-cell>
              <table:table-cell office:value-type="float" office:value="56574.79861">
                <text:p>56574.79861</text:p>
              </table:table-cell>
              <table:table-cell office:value-type="float" office:value="14775.125101">
                <text:p>14775.125101</text:p>
              </table:table-cell>
              <table:table-cell office:value-type="float" office:value="52002.368721">
                <text:p>52002.368721</text:p>
              </table:table-cell>
              <table:table-cell office:value-type="float" office:value="14182.068842">
                <text:p>14182.068842</text:p>
              </table:table-cell>
              <table:table-cell office:value-type="float" office:value="44585.193188">
                <text:p>44585.193188</text:p>
              </table:table-cell>
              <table:table-cell office:value-type="float" office:value="42272.086303">
                <text:p>42272.086303</text:p>
              </table:table-cell>
              <table:table-cell office:value-type="float" office:value="13730.854698">
                <text:p>13730.854698</text:p>
              </table:table-cell>
              <table:table-cell office:value-type="float" office:value="36725.28413">
                <text:p>36725.28413</text:p>
              </table:table-cell>
              <table:table-cell office:value-type="float" office:value="9190.961332">
                <text:p>9190.961332</text:p>
              </table:table-cell>
              <table:table-cell office:value-type="float" office:value="34129.400813">
                <text:p>34129.400813</text:p>
              </table:table-cell>
              <table:table-cell office:value-type="float" office:value="13398.525741">
                <text:p>13398.525741</text:p>
              </table:table-cell>
              <table:table-cell office:value-type="float" office:value="9626.158112">
                <text:p>9626.158112</text:p>
              </table:table-cell>
              <table:table-cell office:value-type="float" office:value="27857.243092">
                <text:p>27857.243092</text:p>
              </table:table-cell>
              <table:table-cell office:value-type="float" office:value="30236.79759">
                <text:p>30236.79759</text:p>
              </table:table-cell>
              <table:table-cell office:value-type="float" office:value="27589.954003">
                <text:p>27589.954003</text:p>
              </table:table-cell>
              <table:table-cell office:value-type="float" office:value="28261.295497">
                <text:p>28261.295497</text:p>
              </table:table-cell>
              <table:table-cell office:value-type="float" office:value="25541.317419">
                <text:p>25541.317419</text:p>
              </table:table-cell>
              <table:table-cell office:value-type="float" office:value="24868.115795">
                <text:p>24868.115795</text:p>
              </table:table-cell>
              <table:table-cell office:value-type="float" office:value="18874.394801">
                <text:p>18874.394801</text:p>
              </table:table-cell>
              <table:table-cell office:value-type="float" office:value="20380.895278">
                <text:p>20380.895278</text:p>
              </table:table-cell>
              <table:table-cell office:value-type="float" office:value="16823.50343">
                <text:p>16823.50343</text:p>
              </table:table-cell>
              <table:table-cell office:value-type="float" office:value="19032.713948">
                <text:p>19032.713948</text:p>
              </table:table-cell>
              <table:table-cell office:value-type="float" office:value="18854.536415">
                <text:p>18854.536415</text:p>
              </table:table-cell>
              <table:table-cell office:value-type="float" office:value="13806.749625">
                <text:p>13806.749625</text:p>
              </table:table-cell>
              <table:table-cell office:value-type="float" office:value="14997.320615">
                <text:p>14997.320615</text:p>
              </table:table-cell>
              <table:table-cell office:value-type="float" office:value="14875.032748">
                <text:p>14875.032748</text:p>
              </table:table-cell>
              <table:table-cell office:value-type="float" office:value="7884.176267">
                <text:p>7884.176267</text:p>
              </table:table-cell>
              <table:table-cell office:value-type="float" office:value="12567.46708">
                <text:p>12567.46708</text:p>
              </table:table-cell>
              <table:table-cell office:value-type="float" office:value="12947.807498">
                <text:p>12947.807498</text:p>
              </table:table-cell>
              <table:table-cell office:value-type="float" office:value="9749.979433">
                <text:p>9749.979433</text:p>
              </table:table-cell>
              <table:table-cell office:value-type="float" office:value="12315.207109">
                <text:p>12315.207109</text:p>
              </table:table-cell>
              <table:table-cell office:value-type="float" office:value="14253.379842">
                <text:p>14253.379842</text:p>
              </table:table-cell>
              <table:table-cell office:value-type="float" office:value="13083.127443">
                <text:p>13083.127443</text:p>
              </table:table-cell>
              <table:table-cell office:value-type="float" office:value="16867.207935">
                <text:p>16867.207935</text:p>
              </table:table-cell>
              <table:table-cell office:value-type="float" office:value="16837.896249">
                <text:p>16837.896249</text:p>
              </table:table-cell>
              <table:table-cell office:value-type="float" office:value="16372.043463">
                <text:p>16372.043463</text:p>
              </table:table-cell>
              <table:table-cell office:value-type="float" office:value="16830.526282">
                <text:p>16830.526282</text:p>
              </table:table-cell>
              <table:table-cell office:value-type="float" office:value="19327.300247">
                <text:p>19327.300247</text:p>
              </table:table-cell>
              <table:table-cell office:value-type="float" office:value="19479.916213">
                <text:p>19479.916213</text:p>
              </table:table-cell>
              <table:table-cell office:value-type="float" office:value="12627.548443">
                <text:p>12627.548443</text:p>
              </table:table-cell>
              <table:table-cell office:value-type="float" office:value="21406.82638">
                <text:p>21406.82638</text:p>
              </table:table-cell>
              <table:table-cell office:value-type="float" office:value="7259.626892">
                <text:p>7259.626892</text:p>
              </table:table-cell>
              <table:table-cell office:value-type="float" office:value="22369.696998">
                <text:p>22369.696998</text:p>
              </table:table-cell>
              <table:table-cell office:value-type="float" office:value="8840.539372">
                <text:p>8840.539372</text:p>
              </table:table-cell>
              <table:table-cell office:value-type="float" office:value="22949.053518">
                <text:p>22949.053518</text:p>
              </table:table-cell>
              <table:table-cell office:value-type="float" office:value="12080.5537">
                <text:p>12080.5537</text:p>
              </table:table-cell>
              <table:table-cell office:value-type="float" office:value="22436.349398">
                <text:p>22436.349398</text:p>
              </table:table-cell>
              <table:table-cell office:value-type="float" office:value="12463.69857">
                <text:p>12463.69857</text:p>
              </table:table-cell>
              <table:table-cell office:value-type="float" office:value="12406.412429">
                <text:p>12406.412429</text:p>
              </table:table-cell>
              <table:table-cell office:value-type="float" office:value="26073.205585">
                <text:p>26073.205585</text:p>
              </table:table-cell>
              <table:table-cell office:value-type="float" office:value="24827.311607">
                <text:p>24827.311607</text:p>
              </table:table-cell>
              <table:table-cell office:value-type="float" office:value="26244.275228">
                <text:p>26244.275228</text:p>
              </table:table-cell>
              <table:table-cell office:value-type="float" office:value="26355.692553">
                <text:p>26355.692553</text:p>
              </table:table-cell>
              <table:table-cell office:value-type="float" office:value="27236.316216">
                <text:p>27236.316216</text:p>
              </table:table-cell>
              <table:table-cell office:value-type="float" office:value="12090.39995">
                <text:p>12090.39995</text:p>
              </table:table-cell>
              <table:table-cell office:value-type="float" office:value="26504.575432">
                <text:p>26504.575432</text:p>
              </table:table-cell>
              <table:table-cell office:value-type="float" office:value="8328.608897">
                <text:p>8328.608897</text:p>
              </table:table-cell>
              <table:table-cell office:value-type="float" office:value="27951.617415">
                <text:p>27951.617415</text:p>
              </table:table-cell>
              <table:table-cell office:value-type="float" office:value="28092.227335">
                <text:p>28092.227335</text:p>
              </table:table-cell>
              <table:table-cell office:value-type="float" office:value="23717.018209">
                <text:p>23717.018209</text:p>
              </table:table-cell>
              <table:table-cell office:value-type="float" office:value="28689.218311">
                <text:p>28689.218311</text:p>
              </table:table-cell>
              <table:table-cell office:value-type="float" office:value="12308.852722">
                <text:p>12308.852722</text:p>
              </table:table-cell>
              <table:table-cell office:value-type="float" office:value="29559.573905">
                <text:p>29559.573905</text:p>
              </table:table-cell>
              <table:table-cell office:value-type="float" office:value="26438.113839">
                <text:p>26438.113839</text:p>
              </table:table-cell>
              <table:table-cell office:value-type="float" office:value="25965.524569">
                <text:p>25965.524569</text:p>
              </table:table-cell>
              <table:table-cell office:value-type="float" office:value="28827.058312">
                <text:p>28827.058312</text:p>
              </table:table-cell>
              <table:table-cell office:value-type="float" office:value="11476.283558">
                <text:p>11476.283558</text:p>
              </table:table-cell>
              <table:table-cell office:value-type="float" office:value="29708.005008">
                <text:p>29708.005008</text:p>
              </table:table-cell>
              <table:table-cell office:value-type="float" office:value="7511.869784">
                <text:p>7511.869784</text:p>
              </table:table-cell>
              <table:table-cell office:value-type="float" office:value="7692.699907">
                <text:p>7692.699907</text:p>
              </table:table-cell>
              <table:table-cell office:value-type="float" office:value="7226.55349">
                <text:p>7226.55349</text:p>
              </table:table-cell>
              <table:table-cell office:value-type="float" office:value="26222.204056">
                <text:p>26222.204056</text:p>
              </table:table-cell>
              <table:table-cell office:value-type="float" office:value="31638.55416">
                <text:p>31638.55416</text:p>
              </table:table-cell>
              <table:table-cell office:value-type="float" office:value="26944.034799">
                <text:p>26944.034799</text:p>
              </table:table-cell>
              <table:table-cell office:value-type="float" office:value="11786.49647">
                <text:p>11786.49647</text:p>
              </table:table-cell>
              <table:table-cell office:value-type="float" office:value="31251.251737">
                <text:p>31251.251737</text:p>
              </table:table-cell>
              <table:table-cell office:value-type="float" office:value="31360.562822">
                <text:p>31360.562822</text:p>
              </table:table-cell>
              <table:table-cell office:value-type="float" office:value="26923.86921">
                <text:p>26923.86921</text:p>
              </table:table-cell>
              <table:table-cell office:value-type="float" office:value="11754.847172">
                <text:p>11754.847172</text:p>
              </table:table-cell>
              <table:table-cell office:value-type="float" office:value="11240.025858">
                <text:p>11240.025858</text:p>
              </table:table-cell>
              <table:table-cell office:value-type="float" office:value="31853.976364">
                <text:p>31853.976364</text:p>
              </table:table-cell>
              <table:table-cell office:value-type="float" office:value="12042.390848">
                <text:p>12042.390848</text:p>
              </table:table-cell>
              <table:table-cell office:value-type="float" office:value="12390.584794">
                <text:p>12390.584794</text:p>
              </table:table-cell>
              <table:table-cell office:value-type="float" office:value="28542.854908">
                <text:p>28542.854908</text:p>
              </table:table-cell>
              <table:table-cell office:value-type="float" office:value="32820.821514">
                <text:p>32820.821514</text:p>
              </table:table-cell>
              <table:table-cell office:value-type="float" office:value="29595.979676">
                <text:p>29595.979676</text:p>
              </table:table-cell>
              <table:table-cell office:value-type="float" office:value="10938.461597">
                <text:p>10938.461597</text:p>
              </table:table-cell>
              <table:table-cell office:value-type="float" office:value="32583.055451">
                <text:p>32583.055451</text:p>
              </table:table-cell>
              <table:table-cell office:value-type="float" office:value="33471.351985">
                <text:p>33471.351985</text:p>
              </table:table-cell>
              <table:table-cell office:value-type="float" office:value="28920.368479">
                <text:p>28920.368479</text:p>
              </table:table-cell>
              <table:table-cell office:value-type="float" office:value="12646.266418">
                <text:p>12646.266418</text:p>
              </table:table-cell>
              <table:table-cell office:value-type="float" office:value="33865.671597">
                <text:p>33865.671597</text:p>
              </table:table-cell>
              <table:table-cell office:value-type="float" office:value="33170.736885">
                <text:p>33170.736885</text:p>
              </table:table-cell>
              <table:table-cell office:value-type="float" office:value="33761.022689">
                <text:p>33761.022689</text:p>
              </table:table-cell>
              <table:table-cell office:value-type="float" office:value="30372.907853">
                <text:p>30372.907853</text:p>
              </table:table-cell>
              <table:table-cell office:value-type="float" office:value="29698.169929">
                <text:p>29698.169929</text:p>
              </table:table-cell>
              <table:table-cell office:value-type="float" office:value="33558.69991">
                <text:p>33558.69991</text:p>
              </table:table-cell>
              <table:table-cell office:value-type="float" office:value="7983.239843">
                <text:p>7983.239843</text:p>
              </table:table-cell>
              <table:table-cell office:value-type="float" office:value="33275.681251">
                <text:p>33275.681251</text:p>
              </table:table-cell>
              <table:table-cell office:value-type="float" office:value="11814.323134">
                <text:p>11814.323134</text:p>
              </table:table-cell>
              <table:table-cell office:value-type="float" office:value="33303.320482">
                <text:p>33303.320482</text:p>
              </table:table-cell>
              <table:table-cell office:value-type="float" office:value="29414.572929">
                <text:p>29414.572929</text:p>
              </table:table-cell>
              <table:table-cell office:value-type="float" office:value="11812.628087">
                <text:p>11812.628087</text:p>
              </table:table-cell>
              <table:table-cell office:value-type="float" office:value="33269.563492">
                <text:p>33269.563492</text:p>
              </table:table-cell>
              <table:table-cell office:value-type="float" office:value="34189.536741">
                <text:p>34189.536741</text:p>
              </table:table-cell>
              <table:table-cell office:value-type="float" office:value="11975.238066">
                <text:p>11975.238066</text:p>
              </table:table-cell>
              <table:table-cell office:value-type="float" office:value="34272.880703">
                <text:p>34272.880703</text:p>
              </table:table-cell>
              <table:table-cell office:value-type="float" office:value="12375.312754">
                <text:p>12375.312754</text:p>
              </table:table-cell>
              <table:table-cell office:value-type="float" office:value="34291.673213">
                <text:p>34291.673213</text:p>
              </table:table-cell>
              <table:table-cell office:value-type="float" office:value="34206.158694">
                <text:p>34206.158694</text:p>
              </table:table-cell>
              <table:table-cell office:value-type="float" office:value="34416.872648">
                <text:p>34416.872648</text:p>
              </table:table-cell>
              <table:table-cell office:value-type="float" office:value="29985.806797">
                <text:p>29985.806797</text:p>
              </table:table-cell>
              <table:table-cell office:value-type="float" office:value="12356.99658">
                <text:p>12356.99658</text:p>
              </table:table-cell>
              <table:table-cell office:value-type="float" office:value="12213.48176">
                <text:p>12213.48176</text:p>
              </table:table-cell>
              <table:table-cell office:value-type="float" office:value="34262.307719">
                <text:p>34262.307719</text:p>
              </table:table-cell>
              <table:table-cell office:value-type="float" office:value="11443.474374">
                <text:p>11443.474374</text:p>
              </table:table-cell>
              <table:table-cell office:value-type="float" office:value="30948.207079">
                <text:p>30948.207079</text:p>
              </table:table-cell>
              <table:table-cell office:value-type="float" office:value="7600.306311">
                <text:p>7600.306311</text:p>
              </table:table-cell>
              <table:table-cell office:value-type="float" office:value="7856.536784">
                <text:p>7856.536784</text:p>
              </table:table-cell>
              <table:table-cell office:value-type="float" office:value="31408.69448">
                <text:p>31408.69448</text:p>
              </table:table-cell>
              <table:table-cell office:value-type="float" office:value="35393.220023">
                <text:p>35393.220023</text:p>
              </table:table-cell>
              <table:table-cell office:value-type="float" office:value="10891.512741">
                <text:p>10891.512741</text:p>
              </table:table-cell>
              <table:table-cell office:value-type="float" office:value="30016.088593">
                <text:p>30016.088593</text:p>
              </table:table-cell>
              <table:table-cell office:value-type="float" office:value="35142.017605">
                <text:p>35142.017605</text:p>
              </table:table-cell>
              <table:table-cell office:value-type="float" office:value="34749.4432">
                <text:p>34749.4432</text:p>
              </table:table-cell>
              <table:table-cell office:value-type="float" office:value="12317.991721">
                <text:p>12317.991721</text:p>
              </table:table-cell>
              <table:table-cell office:value-type="float" office:value="10471.440522">
                <text:p>10471.440522</text:p>
              </table:table-cell>
              <table:table-cell office:value-type="float" office:value="35182.222602">
                <text:p>35182.222602</text:p>
              </table:table-cell>
              <table:table-cell office:value-type="float" office:value="30794.691892">
                <text:p>30794.691892</text:p>
              </table:table-cell>
              <table:table-cell office:value-type="float" office:value="31157.48019">
                <text:p>31157.48019</text:p>
              </table:table-cell>
              <table:table-cell office:value-type="float" office:value="11568.010312">
                <text:p>11568.010312</text:p>
              </table:table-cell>
              <table:table-cell office:value-type="float" office:value="30560.576797">
                <text:p>30560.576797</text:p>
              </table:table-cell>
              <table:table-cell office:value-type="float" office:value="34587.397118">
                <text:p>34587.397118</text:p>
              </table:table-cell>
              <table:table-cell office:value-type="float" office:value="11342.431477">
                <text:p>11342.431477</text:p>
              </table:table-cell>
              <table:table-cell office:value-type="float" office:value="35115.008999">
                <text:p>35115.008999</text:p>
              </table:table-cell>
              <table:table-cell office:value-type="float" office:value="34308.344382">
                <text:p>34308.344382</text:p>
              </table:table-cell>
              <table:table-cell office:value-type="float" office:value="7556.845441">
                <text:p>7556.845441</text:p>
              </table:table-cell>
              <table:table-cell office:value-type="float" office:value="34976.307402">
                <text:p>34976.307402</text:p>
              </table:table-cell>
              <table:table-cell office:value-type="float" office:value="30442.036687">
                <text:p>30442.036687</text:p>
              </table:table-cell>
              <table:table-cell office:value-type="float" office:value="31592.518028">
                <text:p>31592.518028</text:p>
              </table:table-cell>
              <table:table-cell office:value-type="float" office:value="11815.951829">
                <text:p>11815.951829</text:p>
              </table:table-cell>
              <table:table-cell office:value-type="float" office:value="34536.203123">
                <text:p>34536.203123</text:p>
              </table:table-cell>
              <table:table-cell office:value-type="float" office:value="34720.876141">
                <text:p>34720.876141</text:p>
              </table:table-cell>
              <table:table-cell office:value-type="float" office:value="35148.601601">
                <text:p>35148.601601</text:p>
              </table:table-cell>
              <table:table-cell office:value-type="float" office:value="34652.641827">
                <text:p>34652.641827</text:p>
              </table:table-cell>
              <table:table-cell office:value-type="float" office:value="35457.246465">
                <text:p>35457.246465</text:p>
              </table:table-cell>
              <table:table-cell office:value-type="float" office:value="30213.361189">
                <text:p>30213.361189</text:p>
              </table:table-cell>
              <table:table-cell office:value-type="float" office:value="34150.026946">
                <text:p>34150.026946</text:p>
              </table:table-cell>
              <table:table-cell office:value-type="float" office:value="10859.064427">
                <text:p>10859.064427</text:p>
              </table:table-cell>
              <table:table-cell office:value-type="float" office:value="10563.642003">
                <text:p>10563.642003</text:p>
              </table:table-cell>
              <table:table-cell office:value-type="float" office:value="35295.03033">
                <text:p>35295.03033</text:p>
              </table:table-cell>
              <table:table-cell office:value-type="float" office:value="7620.561351">
                <text:p>7620.561351</text:p>
              </table:table-cell>
              <table:table-cell office:value-type="float" office:value="10936.088843">
                <text:p>10936.088843</text:p>
              </table:table-cell>
              <table:table-cell office:value-type="float" office:value="8011.325647">
                <text:p>8011.325647</text:p>
              </table:table-cell>
              <table:table-cell office:value-type="float" office:value="11929.036314">
                <text:p>11929.036314</text:p>
              </table:table-cell>
              <table:table-cell office:value-type="float" office:value="35393.512747">
                <text:p>35393.512747</text:p>
              </table:table-cell>
              <table:table-cell office:value-type="float" office:value="11683.217103">
                <text:p>11683.217103</text:p>
              </table:table-cell>
              <table:table-cell office:value-type="float" office:value="35424.942095">
                <text:p>35424.942095</text:p>
              </table:table-cell>
              <table:table-cell office:value-type="float" office:value="11413.582714">
                <text:p>11413.582714</text:p>
              </table:table-cell>
              <table:table-cell office:value-type="float" office:value="10959.264285">
                <text:p>10959.264285</text:p>
              </table:table-cell>
              <table:table-cell office:value-type="float" office:value="30904.471415">
                <text:p>30904.471415</text:p>
              </table:table-cell>
              <table:table-cell office:value-type="float" office:value="34247.662379">
                <text:p>34247.662379</text:p>
              </table:table-cell>
              <table:table-cell office:value-type="float" office:value="11357.584535">
                <text:p>11357.584535</text:p>
              </table:table-cell>
              <table:table-cell office:value-type="float" office:value="33969.658306">
                <text:p>33969.658306</text:p>
              </table:table-cell>
              <table:table-cell office:value-type="float" office:value="11577.068358">
                <text:p>11577.068358</text:p>
              </table:table-cell>
              <table:table-cell office:value-type="float" office:value="7447.470448">
                <text:p>7447.470448</text:p>
              </table:table-cell>
              <table:table-cell office:value-type="float" office:value="34194.618305">
                <text:p>34194.618305</text:p>
              </table:table-cell>
              <table:table-cell office:value-type="float" office:value="7875.880525">
                <text:p>7875.880525</text:p>
              </table:table-cell>
              <table:table-cell office:value-type="float" office:value="31331.851478">
                <text:p>31331.851478</text:p>
              </table:table-cell>
              <table:table-cell office:value-type="float" office:value="31072.095324">
                <text:p>31072.095324</text:p>
              </table:table-cell>
              <table:table-cell office:value-type="float" office:value="35225.283307">
                <text:p>35225.283307</text:p>
              </table:table-cell>
              <table:table-cell office:value-type="float" office:value="12136.237818">
                <text:p>12136.237818</text:p>
              </table:table-cell>
              <table:table-cell office:value-type="float" office:value="35466.540906">
                <text:p>35466.540906</text:p>
              </table:table-cell>
              <table:table-cell office:value-type="float" office:value="30717.428716">
                <text:p>30717.428716</text:p>
              </table:table-cell>
              <table:table-cell office:value-type="float" office:value="35008.652863">
                <text:p>35008.652863</text:p>
              </table:table-cell>
              <table:table-cell office:value-type="float" office:value="35092.163439">
                <text:p>35092.163439</text:p>
              </table:table-cell>
              <table:table-cell office:value-type="float" office:value="11690.21019">
                <text:p>11690.21019</text:p>
              </table:table-cell>
              <table:table-cell office:value-type="float" office:value="34813.294546">
                <text:p>34813.294546</text:p>
              </table:table-cell>
              <table:table-cell office:value-type="float" office:value="30931.834203">
                <text:p>30931.834203</text:p>
              </table:table-cell>
              <table:table-cell office:value-type="float" office:value="10285.140076">
                <text:p>10285.140076</text:p>
              </table:table-cell>
              <table:table-cell office:value-type="float" office:value="31284.323347">
                <text:p>31284.323347</text:p>
              </table:table-cell>
              <table:table-cell office:value-type="float" office:value="35309.974804">
                <text:p>35309.974804</text:p>
              </table:table-cell>
              <table:table-cell office:value-type="float" office:value="11202.477028">
                <text:p>11202.477028</text:p>
              </table:table-cell>
              <table:table-cell office:value-type="float" office:value="30625.901463">
                <text:p>30625.901463</text:p>
              </table:table-cell>
              <table:table-cell office:value-type="float" office:value="7405.637884">
                <text:p>7405.637884</text:p>
              </table:table-cell>
              <table:table-cell office:value-type="float" office:value="30876.830657">
                <text:p>30876.830657</text:p>
              </table:table-cell>
              <table:table-cell office:value-type="float" office:value="34941.183075">
                <text:p>34941.183075</text:p>
              </table:table-cell>
              <table:table-cell office:value-type="float" office:value="34447.522402">
                <text:p>34447.522402</text:p>
              </table:table-cell>
              <table:table-cell office:value-type="float" office:value="10388.648319">
                <text:p>10388.648319</text:p>
              </table:table-cell>
              <table:table-cell office:value-type="float" office:value="7781.103436">
                <text:p>7781.103436</text:p>
              </table:table-cell>
              <table:table-cell office:value-type="float" office:value="35024.139549">
                <text:p>35024.139549</text:p>
              </table:table-cell>
              <table:table-cell office:value-type="float" office:value="34294.111454">
                <text:p>34294.111454</text:p>
              </table:table-cell>
              <table:table-cell office:value-type="float" office:value="6569.728885">
                <text:p>6569.728885</text:p>
              </table:table-cell>
              <table:table-cell office:value-type="float" office:value="10559.642707">
                <text:p>10559.642707</text:p>
              </table:table-cell>
              <table:table-cell office:value-type="float" office:value="10299.861088">
                <text:p>10299.861088</text:p>
              </table:table-cell>
              <table:table-cell office:value-type="float" office:value="10228.57812">
                <text:p>10228.57812</text:p>
              </table:table-cell>
              <table:table-cell office:value-type="float" office:value="30263.871332">
                <text:p>30263.871332</text:p>
              </table:table-cell>
              <table:table-cell office:value-type="float" office:value="10389.489665">
                <text:p>10389.489665</text:p>
              </table:table-cell>
              <table:table-cell office:value-type="float" office:value="34460.061924">
                <text:p>34460.061924</text:p>
              </table:table-cell>
              <table:table-cell office:value-type="float" office:value="30464.578268">
                <text:p>30464.578268</text:p>
              </table:table-cell>
              <table:table-cell office:value-type="float" office:value="29495.811909">
                <text:p>29495.811909</text:p>
              </table:table-cell>
              <table:table-cell office:value-type="float" office:value="34769.27885">
                <text:p>34769.27885</text:p>
              </table:table-cell>
              <table:table-cell office:value-type="float" office:value="30641.241842">
                <text:p>30641.241842</text:p>
              </table:table-cell>
              <table:table-cell office:value-type="float" office:value="30913.553003">
                <text:p>30913.553003</text:p>
              </table:table-cell>
              <table:table-cell office:value-type="float" office:value="11646.081021">
                <text:p>11646.081021</text:p>
              </table:table-cell>
              <table:table-cell office:value-type="float" office:value="34699.683896">
                <text:p>34699.683896</text:p>
              </table:table-cell>
              <table:table-cell office:value-type="float" office:value="34438.960299">
                <text:p>34438.960299</text:p>
              </table:table-cell>
              <table:table-cell office:value-type="float" office:value="7016.951935">
                <text:p>7016.951935</text:p>
              </table:table-cell>
              <table:table-cell office:value-type="float" office:value="30864.73568">
                <text:p>30864.73568</text:p>
              </table:table-cell>
              <table:table-cell office:value-type="float" office:value="31001.87056">
                <text:p>31001.87056</text:p>
              </table:table-cell>
              <table:table-cell office:value-type="float" office:value="33633.54083">
                <text:p>33633.54083</text:p>
              </table:table-cell>
              <table:table-cell office:value-type="float" office:value="11375.314246">
                <text:p>11375.314246</text:p>
              </table:table-cell>
              <table:table-cell office:value-type="float" office:value="11173.860682">
                <text:p>11173.860682</text:p>
              </table:table-cell>
              <table:table-cell office:value-type="float" office:value="34198.256054">
                <text:p>34198.256054</text:p>
              </table:table-cell>
              <table:table-cell office:value-type="float" office:value="34062.558273">
                <text:p>34062.558273</text:p>
              </table:table-cell>
              <table:table-cell office:value-type="float" office:value="34326.464158">
                <text:p>34326.464158</text:p>
              </table:table-cell>
              <table:table-cell office:value-type="float" office:value="10933.998694">
                <text:p>10933.998694</text:p>
              </table:table-cell>
              <table:table-cell office:value-type="float" office:value="33360.152301">
                <text:p>33360.152301</text:p>
              </table:table-cell>
              <table:table-cell office:value-type="float" office:value="33282.596773">
                <text:p>33282.596773</text:p>
              </table:table-cell>
              <table:table-cell office:value-type="float" office:value="33654.053475">
                <text:p>33654.053475</text:p>
              </table:table-cell>
              <table:table-cell office:value-type="float" office:value="34450.351286">
                <text:p>34450.351286</text:p>
              </table:table-cell>
              <table:table-cell office:value-type="float" office:value="6804.887141">
                <text:p>6804.887141</text:p>
              </table:table-cell>
              <table:table-cell office:value-type="float" office:value="34635.214313">
                <text:p>34635.214313</text:p>
              </table:table-cell>
              <table:table-cell office:value-type="float" office:value="34074.180268">
                <text:p>34074.180268</text:p>
              </table:table-cell>
              <table:table-cell office:value-type="float" office:value="30620.609889">
                <text:p>30620.609889</text:p>
              </table:table-cell>
              <table:table-cell office:value-type="float" office:value="10520.365514">
                <text:p>10520.365514</text:p>
              </table:table-cell>
              <table:table-cell office:value-type="float" office:value="33810.021852">
                <text:p>33810.021852</text:p>
              </table:table-cell>
              <table:table-cell office:value-type="float" office:value="34071.931183">
                <text:p>34071.931183</text:p>
              </table:table-cell>
              <table:table-cell office:value-type="float" office:value="30131.859187">
                <text:p>30131.859187</text:p>
              </table:table-cell>
              <table:table-cell office:value-type="float" office:value="11145.171724">
                <text:p>11145.171724</text:p>
              </table:table-cell>
              <table:table-cell office:value-type="float" office:value="10287.564629">
                <text:p>10287.564629</text:p>
              </table:table-cell>
              <table:table-cell office:value-type="float" office:value="34499.203401">
                <text:p>34499.203401</text:p>
              </table:table-cell>
              <table:table-cell office:value-type="float" office:value="30301.257535">
                <text:p>30301.257535</text:p>
              </table:table-cell>
              <table:table-cell office:value-type="float" office:value="34713.040842">
                <text:p>34713.040842</text:p>
              </table:table-cell>
              <table:table-cell office:value-type="float" office:value="33531.993687">
                <text:p>33531.993687</text:p>
              </table:table-cell>
              <table:table-cell office:value-type="float" office:value="31114.978845">
                <text:p>31114.978845</text:p>
              </table:table-cell>
              <table:table-cell office:value-type="float" office:value="30562.77495">
                <text:p>30562.77495</text:p>
              </table:table-cell>
              <table:table-cell office:value-type="float" office:value="34433.922829">
                <text:p>34433.922829</text:p>
              </table:table-cell>
              <table:table-cell office:value-type="float" office:value="30456.636171">
                <text:p>30456.636171</text:p>
              </table:table-cell>
              <table:table-cell office:value-type="float" office:value="34361.729131">
                <text:p>34361.729131</text:p>
              </table:table-cell>
              <table:table-cell office:value-type="float" office:value="33857.225582">
                <text:p>33857.225582</text:p>
              </table:table-cell>
              <table:table-cell office:value-type="float" office:value="30615.016415">
                <text:p>30615.016415</text:p>
              </table:table-cell>
              <table:table-cell office:value-type="float" office:value="34334.160134">
                <text:p>34334.160134</text:p>
              </table:table-cell>
              <table:table-cell office:value-type="float" office:value="34558.865287">
                <text:p>34558.865287</text:p>
              </table:table-cell>
              <table:table-cell office:value-type="float" office:value="11062.495588">
                <text:p>11062.495588</text:p>
              </table:table-cell>
              <table:table-cell office:value-type="float" office:value="30405.826888">
                <text:p>30405.826888</text:p>
              </table:table-cell>
              <table:table-cell office:value-type="float" office:value="34264.802972">
                <text:p>34264.802972</text:p>
              </table:table-cell>
              <table:table-cell office:value-type="float" office:value="30642.757467">
                <text:p>30642.757467</text:p>
              </table:table-cell>
              <table:table-cell office:value-type="float" office:value="34108.910938">
                <text:p>34108.910938</text:p>
              </table:table-cell>
              <table:table-cell office:value-type="float" office:value="34084.142763">
                <text:p>34084.142763</text:p>
              </table:table-cell>
              <table:table-cell office:value-type="float" office:value="34148.370782">
                <text:p>34148.370782</text:p>
              </table:table-cell>
              <table:table-cell office:value-type="float" office:value="33827.111695">
                <text:p>33827.111695</text:p>
              </table:table-cell>
              <table:table-cell office:value-type="float" office:value="33214.447831">
                <text:p>33214.447831</text:p>
              </table:table-cell>
              <table:table-cell office:value-type="float" office:value="33962.872807">
                <text:p>33962.872807</text:p>
              </table:table-cell>
              <table:table-cell office:value-type="float" office:value="7097.690294">
                <text:p>7097.690294</text:p>
              </table:table-cell>
              <table:table-cell office:value-type="float" office:value="7312.670699">
                <text:p>7312.670699</text:p>
              </table:table-cell>
              <table:table-cell office:value-type="float" office:value="30300.008286">
                <text:p>30300.008286</text:p>
              </table:table-cell>
              <table:table-cell office:value-type="float" office:value="7143.669155">
                <text:p>7143.669155</text:p>
              </table:table-cell>
              <table:table-cell office:value-type="float" office:value="32996.736881">
                <text:p>32996.736881</text:p>
              </table:table-cell>
              <table:table-cell office:value-type="float" office:value="29228.731588">
                <text:p>29228.731588</text:p>
              </table:table-cell>
              <table:table-cell office:value-type="float" office:value="34760.210451">
                <text:p>34760.210451</text:p>
              </table:table-cell>
              <table:table-cell office:value-type="float" office:value="34184.692186">
                <text:p>34184.692186</text:p>
              </table:table-cell>
              <table:table-cell office:value-type="float" office:value="34258.949102">
                <text:p>34258.949102</text:p>
              </table:table-cell>
              <table:table-cell office:value-type="float" office:value="29801.722971">
                <text:p>29801.722971</text:p>
              </table:table-cell>
              <table:table-cell office:value-type="float" office:value="33624.700549">
                <text:p>33624.700549</text:p>
              </table:table-cell>
              <table:table-cell office:value-type="float" office:value="33722.27453">
                <text:p>33722.27453</text:p>
              </table:table-cell>
              <table:table-cell office:value-type="float" office:value="32984.922904">
                <text:p>32984.922904</text:p>
              </table:table-cell>
              <table:table-cell office:value-type="float" office:value="29329.671666">
                <text:p>29329.671666</text:p>
              </table:table-cell>
              <table:table-cell office:value-type="float" office:value="7269.386684">
                <text:p>7269.386684</text:p>
              </table:table-cell>
              <table:table-cell office:value-type="float" office:value="11345.930531">
                <text:p>11345.930531</text:p>
              </table:table-cell>
              <table:table-cell office:value-type="float" office:value="6141.63093">
                <text:p>6141.63093</text:p>
              </table:table-cell>
              <table:table-cell office:value-type="float" office:value="34145.701411">
                <text:p>34145.701411</text:p>
              </table:table-cell>
              <table:table-cell office:value-type="float" office:value="33643.512864">
                <text:p>33643.512864</text:p>
              </table:table-cell>
              <table:table-cell office:value-type="float" office:value="6109.289368">
                <text:p>6109.289368</text:p>
              </table:table-cell>
              <table:table-cell office:value-type="float" office:value="33916.013651">
                <text:p>33916.013651</text:p>
              </table:table-cell>
              <table:table-cell office:value-type="float" office:value="10387.604092">
                <text:p>10387.604092</text:p>
              </table:table-cell>
              <table:table-cell office:value-type="float" office:value="10889.834053">
                <text:p>10889.834053</text:p>
              </table:table-cell>
              <table:table-cell office:value-type="float" office:value="9653.771793">
                <text:p>9653.771793</text:p>
              </table:table-cell>
              <table:table-cell office:value-type="float" office:value="34187.832685">
                <text:p>34187.832685</text:p>
              </table:table-cell>
              <table:table-cell office:value-type="float" office:value="6593.323829">
                <text:p>6593.323829</text:p>
              </table:table-cell>
              <table:table-cell office:value-type="float" office:value="33248.760771">
                <text:p>33248.760771</text:p>
              </table:table-cell>
              <table:table-cell office:value-type="float" office:value="33172.980337">
                <text:p>33172.980337</text:p>
              </table:table-cell>
              <table:table-cell office:value-type="float" office:value="10721.235026">
                <text:p>10721.235026</text:p>
              </table:table-cell>
              <table:table-cell office:value-type="float" office:value="33020.784198">
                <text:p>33020.784198</text:p>
              </table:table-cell>
              <table:table-cell office:value-type="float" office:value="33294.690698">
                <text:p>33294.690698</text:p>
              </table:table-cell>
              <table:table-cell office:value-type="float" office:value="29267.587284">
                <text:p>29267.587284</text:p>
              </table:table-cell>
              <table:table-cell office:value-type="float" office:value="10749.43758">
                <text:p>10749.43758</text:p>
              </table:table-cell>
              <table:table-cell office:value-type="float" office:value="32748.386714">
                <text:p>32748.386714</text:p>
              </table:table-cell>
              <table:table-cell office:value-type="float" office:value="33436.528359">
                <text:p>33436.528359</text:p>
              </table:table-cell>
              <table:table-cell office:value-type="float" office:value="33878.241029">
                <text:p>33878.241029</text:p>
              </table:table-cell>
              <table:table-cell office:value-type="float" office:value="10108.07648">
                <text:p>10108.07648</text:p>
              </table:table-cell>
              <table:table-cell office:value-type="float" office:value="33315.964114">
                <text:p>33315.964114</text:p>
              </table:table-cell>
              <table:table-cell office:value-type="float" office:value="10360.316357">
                <text:p>10360.316357</text:p>
              </table:table-cell>
              <table:table-cell office:value-type="float" office:value="33333.93281">
                <text:p>33333.93281</text:p>
              </table:table-cell>
              <table:table-cell office:value-type="float" office:value="29862.497483">
                <text:p>29862.497483</text:p>
              </table:table-cell>
              <table:table-cell office:value-type="float" office:value="33199.168145">
                <text:p>33199.168145</text:p>
              </table:table-cell>
              <table:table-cell office:value-type="float" office:value="33949.369125">
                <text:p>33949.369125</text:p>
              </table:table-cell>
              <table:table-cell office:value-type="float" office:value="33259.132943">
                <text:p>33259.132943</text:p>
              </table:table-cell>
              <table:table-cell office:value-type="float" office:value="33548.376929">
                <text:p>33548.376929</text:p>
              </table:table-cell>
              <table:table-cell office:value-type="float" office:value="7189.112225">
                <text:p>7189.112225</text:p>
              </table:table-cell>
              <table:table-cell office:value-type="float" office:value="11016.831608">
                <text:p>11016.831608</text:p>
              </table:table-cell>
              <table:table-cell office:value-type="float" office:value="29387.101991">
                <text:p>29387.101991</text:p>
              </table:table-cell>
              <table:table-cell office:value-type="float" office:value="33898.598857">
                <text:p>33898.598857</text:p>
              </table:table-cell>
              <table:table-cell office:value-type="float" office:value="29050.864008">
                <text:p>29050.864008</text:p>
              </table:table-cell>
              <table:table-cell office:value-type="float" office:value="33035.574572">
                <text:p>33035.574572</text:p>
              </table:table-cell>
              <table:table-cell office:value-type="float" office:value="9512.591745">
                <text:p>9512.591745</text:p>
              </table:table-cell>
              <table:table-cell office:value-type="float" office:value="10576.449674">
                <text:p>10576.449674</text:p>
              </table:table-cell>
              <table:table-cell office:value-type="float" office:value="7209.65561">
                <text:p>7209.65561</text:p>
              </table:table-cell>
              <table:table-cell office:value-type="float" office:value="6916.607909">
                <text:p>6916.607909</text:p>
              </table:table-cell>
              <table:table-cell office:value-type="float" office:value="32658.802261">
                <text:p>32658.802261</text:p>
              </table:table-cell>
              <table:table-cell office:value-type="float" office:value="33125.519611">
                <text:p>33125.519611</text:p>
              </table:table-cell>
              <table:table-cell office:value-type="float" office:value="32151.538391">
                <text:p>32151.538391</text:p>
              </table:table-cell>
              <table:table-cell office:value-type="float" office:value="32755.176491">
                <text:p>32755.176491</text:p>
              </table:table-cell>
              <table:table-cell office:value-type="float" office:value="29457.105113">
                <text:p>29457.105113</text:p>
              </table:table-cell>
              <table:table-cell office:value-type="float" office:value="29771.942149">
                <text:p>29771.942149</text:p>
              </table:table-cell>
              <table:table-cell office:value-type="float" office:value="10180.260381">
                <text:p>10180.260381</text:p>
              </table:table-cell>
              <table:table-cell office:value-type="float" office:value="32358.514872">
                <text:p>32358.514872</text:p>
              </table:table-cell>
              <table:table-cell office:value-type="float" office:value="32971.975202">
                <text:p>32971.975202</text:p>
              </table:table-cell>
              <table:table-cell office:value-type="float" office:value="9286.900067">
                <text:p>9286.900067</text:p>
              </table:table-cell>
              <table:table-cell office:value-type="float" office:value="32314.965237">
                <text:p>32314.965237</text:p>
              </table:table-cell>
              <table:table-cell office:value-type="float" office:value="29300.326056">
                <text:p>29300.326056</text:p>
              </table:table-cell>
              <table:table-cell office:value-type="float" office:value="32264.019431">
                <text:p>32264.019431</text:p>
              </table:table-cell>
              <table:table-cell office:value-type="float" office:value="10311.089308">
                <text:p>10311.089308</text:p>
              </table:table-cell>
              <table:table-cell office:value-type="float" office:value="10557.470099">
                <text:p>10557.470099</text:p>
              </table:table-cell>
              <table:table-cell office:value-type="float" office:value="33035.574335">
                <text:p>33035.574335</text:p>
              </table:table-cell>
              <table:table-cell office:value-type="float" office:value="29315.747653">
                <text:p>29315.747653</text:p>
              </table:table-cell>
              <table:table-cell office:value-type="float" office:value="9863.071429">
                <text:p>9863.071429</text:p>
              </table:table-cell>
              <table:table-cell office:value-type="float" office:value="31846.356966">
                <text:p>31846.356966</text:p>
              </table:table-cell>
              <table:table-cell office:value-type="float" office:value="33167.306257">
                <text:p>33167.306257</text:p>
              </table:table-cell>
              <table:table-cell office:value-type="float" office:value="10064.969894">
                <text:p>10064.969894</text:p>
              </table:table-cell>
              <table:table-cell office:value-type="float" office:value="32679.203192">
                <text:p>32679.203192</text:p>
              </table:table-cell>
              <table:table-cell office:value-type="float" office:value="33041.389969">
                <text:p>33041.389969</text:p>
              </table:table-cell>
              <table:table-cell office:value-type="float" office:value="10823.041727">
                <text:p>10823.041727</text:p>
              </table:table-cell>
              <table:table-cell office:value-type="float" office:value="9475.40173">
                <text:p>9475.40173</text:p>
              </table:table-cell>
              <table:table-cell office:value-type="float" office:value="10532.070166">
                <text:p>10532.070166</text:p>
              </table:table-cell>
              <table:table-cell office:value-type="float" office:value="33074.023409">
                <text:p>33074.023409</text:p>
              </table:table-cell>
              <table:table-cell office:value-type="float" office:value="32653.228264">
                <text:p>32653.228264</text:p>
              </table:table-cell>
              <table:table-cell office:value-type="float" office:value="33000.572386">
                <text:p>33000.572386</text:p>
              </table:table-cell>
              <table:table-cell office:value-type="float" office:value="32887.851824">
                <text:p>32887.851824</text:p>
              </table:table-cell>
              <table:table-cell office:value-type="float" office:value="32376.574728">
                <text:p>32376.574728</text:p>
              </table:table-cell>
              <table:table-cell office:value-type="float" office:value="9754.723945">
                <text:p>9754.723945</text:p>
              </table:table-cell>
              <table:table-cell office:value-type="float" office:value="32258.023524">
                <text:p>32258.023524</text:p>
              </table:table-cell>
              <table:table-cell office:value-type="float" office:value="9823.842805">
                <text:p>9823.842805</text:p>
              </table:table-cell>
              <table:table-cell office:value-type="float" office:value="33186.185762">
                <text:p>33186.185762</text:p>
              </table:table-cell>
              <table:table-cell office:value-type="float" office:value="32821.136802">
                <text:p>32821.136802</text:p>
              </table:table-cell>
              <table:table-cell office:value-type="float" office:value="32523.41146">
                <text:p>32523.41146</text:p>
              </table:table-cell>
              <table:table-cell office:value-type="float" office:value="9146.93798">
                <text:p>9146.93798</text:p>
              </table:table-cell>
              <table:table-cell office:value-type="float" office:value="29120.817561">
                <text:p>29120.817561</text:p>
              </table:table-cell>
              <table:table-cell office:value-type="float" office:value="32953.698778">
                <text:p>32953.698778</text:p>
              </table:table-cell>
              <table:table-cell office:value-type="float" office:value="29094.330923">
                <text:p>29094.330923</text:p>
              </table:table-cell>
              <table:table-cell office:value-type="float" office:value="32908.265523">
                <text:p>32908.265523</text:p>
              </table:table-cell>
              <table:table-cell office:value-type="float" office:value="32097.535428">
                <text:p>32097.535428</text:p>
              </table:table-cell>
              <table:table-cell office:value-type="float" office:value="10407.297055">
                <text:p>10407.297055</text:p>
              </table:table-cell>
              <table:table-cell office:value-type="float" office:value="33201.246475">
                <text:p>33201.246475</text:p>
              </table:table-cell>
              <table:table-cell office:value-type="float" office:value="32781.114016">
                <text:p>32781.114016</text:p>
              </table:table-cell>
              <table:table-cell office:value-type="float" office:value="32800.470466">
                <text:p>32800.470466</text:p>
              </table:table-cell>
              <table:table-cell office:value-type="float" office:value="9580.244059">
                <text:p>9580.244059</text:p>
              </table:table-cell>
              <table:table-cell office:value-type="float" office:value="32049.882675">
                <text:p>32049.882675</text:p>
              </table:table-cell>
              <table:table-cell office:value-type="float" office:value="32490.697262">
                <text:p>32490.697262</text:p>
              </table:table-cell>
              <table:table-cell office:value-type="float" office:value="28809.586259">
                <text:p>28809.586259</text:p>
              </table:table-cell>
              <table:table-cell office:value-type="float" office:value="32662.96431">
                <text:p>32662.96431</text:p>
              </table:table-cell>
              <table:table-cell office:value-type="float" office:value="31779.865287">
                <text:p>31779.865287</text:p>
              </table:table-cell>
              <table:table-cell office:value-type="float" office:value="7099.916164">
                <text:p>7099.916164</text:p>
              </table:table-cell>
              <table:table-cell office:value-type="float" office:value="10292.283348">
                <text:p>10292.283348</text:p>
              </table:table-cell>
              <table:table-cell office:value-type="float" office:value="31621.983577">
                <text:p>31621.983577</text:p>
              </table:table-cell>
              <table:table-cell office:value-type="float" office:value="31789.506174">
                <text:p>31789.506174</text:p>
              </table:table-cell>
              <table:table-cell office:value-type="float" office:value="28004.456767">
                <text:p>28004.456767</text:p>
              </table:table-cell>
              <table:table-cell office:value-type="float" office:value="31605.356657">
                <text:p>31605.356657</text:p>
              </table:table-cell>
              <table:table-cell office:value-type="float" office:value="10054.165462">
                <text:p>10054.165462</text:p>
              </table:table-cell>
              <table:table-cell office:value-type="float" office:value="32443.148033">
                <text:p>32443.148033</text:p>
              </table:table-cell>
              <table:table-cell office:value-type="float" office:value="29065.712652">
                <text:p>29065.712652</text:p>
              </table:table-cell>
              <table:table-cell office:value-type="float" office:value="10358.666">
                <text:p>10358.666</text:p>
              </table:table-cell>
              <table:table-cell office:value-type="float" office:value="32463.48859">
                <text:p>32463.48859</text:p>
              </table:table-cell>
              <table:table-cell office:value-type="float" office:value="31754.288828">
                <text:p>31754.288828</text:p>
              </table:table-cell>
              <table:table-cell office:value-type="float" office:value="9972.552314">
                <text:p>9972.552314</text:p>
              </table:table-cell>
              <table:table-cell office:value-type="float" office:value="32352.205178">
                <text:p>32352.205178</text:p>
              </table:table-cell>
              <table:table-cell office:value-type="float" office:value="10021.789613">
                <text:p>10021.789613</text:p>
              </table:table-cell>
              <table:table-cell office:value-type="float" office:value="32560.77231">
                <text:p>32560.77231</text:p>
              </table:table-cell>
              <table:table-cell office:value-type="float" office:value="29299.956694">
                <text:p>29299.956694</text:p>
              </table:table-cell>
              <table:table-cell office:value-type="float" office:value="31109.195959">
                <text:p>31109.195959</text:p>
              </table:table-cell>
              <table:table-cell office:value-type="float" office:value="31576.733798">
                <text:p>31576.733798</text:p>
              </table:table-cell>
              <table:table-cell office:value-type="float" office:value="28098.784901">
                <text:p>28098.784901</text:p>
              </table:table-cell>
              <table:table-cell office:value-type="float" office:value="6625.634653">
                <text:p>6625.634653</text:p>
              </table:table-cell>
              <table:table-cell office:value-type="float" office:value="32509.289272">
                <text:p>32509.289272</text:p>
              </table:table-cell>
              <table:table-cell office:value-type="float" office:value="32601.317385">
                <text:p>32601.317385</text:p>
              </table:table-cell>
              <table:table-cell office:value-type="float" office:value="6888.691808">
                <text:p>6888.691808</text:p>
              </table:table-cell>
              <table:table-cell office:value-type="float" office:value="32181.916808">
                <text:p>32181.916808</text:p>
              </table:table-cell>
              <table:table-cell office:value-type="float" office:value="32079.236465">
                <text:p>32079.236465</text:p>
              </table:table-cell>
              <table:table-cell office:value-type="float" office:value="31750.462076">
                <text:p>31750.462076</text:p>
              </table:table-cell>
              <table:table-cell office:value-type="float" office:value="28921.779758">
                <text:p>28921.779758</text:p>
              </table:table-cell>
              <table:table-cell office:value-type="float" office:value="10109.957838">
                <text:p>10109.957838</text:p>
              </table:table-cell>
              <table:table-cell office:value-type="float" office:value="8956.231069">
                <text:p>8956.231069</text:p>
              </table:table-cell>
              <table:table-cell office:value-type="float" office:value="9443.121512">
                <text:p>9443.121512</text:p>
              </table:table-cell>
              <table:table-cell office:value-type="float" office:value="32044.966949">
                <text:p>32044.966949</text:p>
              </table:table-cell>
              <table:table-cell office:value-type="float" office:value="31386.865835">
                <text:p>31386.865835</text:p>
              </table:table-cell>
              <table:table-cell office:value-type="float" office:value="28584.657527">
                <text:p>28584.657527</text:p>
              </table:table-cell>
              <table:table-cell office:value-type="float" office:value="32062.319769">
                <text:p>32062.319769</text:p>
              </table:table-cell>
              <table:table-cell office:value-type="float" office:value="27903.036141">
                <text:p>27903.036141</text:p>
              </table:table-cell>
              <table:table-cell office:value-type="float" office:value="32225.494182">
                <text:p>32225.494182</text:p>
              </table:table-cell>
              <table:table-cell office:value-type="float" office:value="31987.835405">
                <text:p>31987.835405</text:p>
              </table:table-cell>
              <table:table-cell office:value-type="float" office:value="10376.469076">
                <text:p>10376.469076</text:p>
              </table:table-cell>
              <table:table-cell office:value-type="float" office:value="31331.589821">
                <text:p>31331.589821</text:p>
              </table:table-cell>
              <table:table-cell office:value-type="float" office:value="6515.302557">
                <text:p>6515.302557</text:p>
              </table:table-cell>
              <table:table-cell office:value-type="float" office:value="31263.550391">
                <text:p>31263.550391</text:p>
              </table:table-cell>
              <table:table-cell office:value-type="float" office:value="31797.526593">
                <text:p>31797.526593</text:p>
              </table:table-cell>
              <table:table-cell office:value-type="float" office:value="31309.264946">
                <text:p>31309.264946</text:p>
              </table:table-cell>
              <table:table-cell office:value-type="float" office:value="31333.314374">
                <text:p>31333.314374</text:p>
              </table:table-cell>
              <table:table-cell office:value-type="float" office:value="31578.866716">
                <text:p>31578.866716</text:p>
              </table:table-cell>
              <table:table-cell office:value-type="float" office:value="30674.578524">
                <text:p>30674.578524</text:p>
              </table:table-cell>
              <table:table-cell office:value-type="float" office:value="28321.722851">
                <text:p>28321.722851</text:p>
              </table:table-cell>
              <table:table-cell office:value-type="float" office:value="31683.822094">
                <text:p>31683.822094</text:p>
              </table:table-cell>
              <table:table-cell office:value-type="float" office:value="6146.763355">
                <text:p>6146.763355</text:p>
              </table:table-cell>
              <table:table-cell office:value-type="float" office:value="10219.539944">
                <text:p>10219.539944</text:p>
              </table:table-cell>
              <table:table-cell office:value-type="float" office:value="31717.235546">
                <text:p>31717.235546</text:p>
              </table:table-cell>
              <table:table-cell office:value-type="float" office:value="28443.026294">
                <text:p>28443.026294</text:p>
              </table:table-cell>
              <table:table-cell office:value-type="float" office:value="31768.958845">
                <text:p>31768.958845</text:p>
              </table:table-cell>
              <table:table-cell office:value-type="float" office:value="31190.941285">
                <text:p>31190.941285</text:p>
              </table:table-cell>
              <table:table-cell office:value-type="float" office:value="9835.641113">
                <text:p>9835.641113</text:p>
              </table:table-cell>
              <table:table-cell office:value-type="float" office:value="9177.566341">
                <text:p>9177.566341</text:p>
              </table:table-cell>
              <table:table-cell office:value-type="float" office:value="31582.289461">
                <text:p>31582.289461</text:p>
              </table:table-cell>
              <table:table-cell office:value-type="float" office:value="32104.144564">
                <text:p>32104.144564</text:p>
              </table:table-cell>
              <table:table-cell office:value-type="float" office:value="31377.517764">
                <text:p>31377.517764</text:p>
              </table:table-cell>
              <table:table-cell office:value-type="float" office:value="5544.669343">
                <text:p>5544.669343</text:p>
              </table:table-cell>
              <table:table-cell office:value-type="float" office:value="31235.031693">
                <text:p>31235.031693</text:p>
              </table:table-cell>
              <table:table-cell office:value-type="float" office:value="31936.932246">
                <text:p>31936.932246</text:p>
              </table:table-cell>
              <table:table-cell office:value-type="float" office:value="31700.893113">
                <text:p>31700.893113</text:p>
              </table:table-cell>
              <table:table-cell office:value-type="float" office:value="31602.038013">
                <text:p>31602.038013</text:p>
              </table:table-cell>
              <table:table-cell office:value-type="float" office:value="27781.044985">
                <text:p>27781.044985</text:p>
              </table:table-cell>
              <table:table-cell office:value-type="float" office:value="32125.086596">
                <text:p>32125.086596</text:p>
              </table:table-cell>
              <table:table-cell office:value-type="float" office:value="31854.893673">
                <text:p>31854.893673</text:p>
              </table:table-cell>
              <table:table-cell office:value-type="float" office:value="31783.273961">
                <text:p>31783.273961</text:p>
              </table:table-cell>
              <table:table-cell office:value-type="float" office:value="28227.468925">
                <text:p>28227.468925</text:p>
              </table:table-cell>
              <table:table-cell office:value-type="float" office:value="28249.270668">
                <text:p>28249.270668</text:p>
              </table:table-cell>
              <table:table-cell office:value-type="float" office:value="10178.163344">
                <text:p>10178.163344</text:p>
              </table:table-cell>
              <table:table-cell office:value-type="float" office:value="6156.099365">
                <text:p>6156.099365</text:p>
              </table:table-cell>
              <table:table-cell office:value-type="float" office:value="9672.624955">
                <text:p>9672.624955</text:p>
              </table:table-cell>
              <table:table-cell office:value-type="float" office:value="28393.193489">
                <text:p>28393.193489</text:p>
              </table:table-cell>
              <table:table-cell office:value-type="float" office:value="30936.780861">
                <text:p>30936.780861</text:p>
              </table:table-cell>
              <table:table-cell office:value-type="float" office:value="31457.083398">
                <text:p>31457.083398</text:p>
              </table:table-cell>
              <table:table-cell office:value-type="float" office:value="31116.671592">
                <text:p>31116.671592</text:p>
              </table:table-cell>
              <table:table-cell office:value-type="float" office:value="9419.013206">
                <text:p>9419.013206</text:p>
              </table:table-cell>
              <table:table-cell office:value-type="float" office:value="9533.66981">
                <text:p>9533.66981</text:p>
              </table:table-cell>
              <table:table-cell office:value-type="float" office:value="8696.143178">
                <text:p>8696.143178</text:p>
              </table:table-cell>
              <table:table-cell office:value-type="float" office:value="9797.327993">
                <text:p>9797.327993</text:p>
              </table:table-cell>
              <table:table-cell office:value-type="float" office:value="6692.626108">
                <text:p>6692.626108</text:p>
              </table:table-cell>
              <table:table-cell office:value-type="float" office:value="6846.765158">
                <text:p>6846.765158</text:p>
              </table:table-cell>
              <table:table-cell office:value-type="float" office:value="30726.968093">
                <text:p>30726.968093</text:p>
              </table:table-cell>
              <table:table-cell office:value-type="float" office:value="30769.539515">
                <text:p>30769.539515</text:p>
              </table:table-cell>
              <table:table-cell office:value-type="float" office:value="31504.308809">
                <text:p>31504.308809</text:p>
              </table:table-cell>
              <table:table-cell office:value-type="float" office:value="28108.078137">
                <text:p>28108.078137</text:p>
              </table:table-cell>
              <table:table-cell office:value-type="float" office:value="31124.997659">
                <text:p>31124.997659</text:p>
              </table:table-cell>
              <table:table-cell office:value-type="float" office:value="31000.811369">
                <text:p>31000.811369</text:p>
              </table:table-cell>
              <table:table-cell office:value-type="float" office:value="9980.682865">
                <text:p>9980.682865</text:p>
              </table:table-cell>
              <table:table-cell office:value-type="float" office:value="6758.150502">
                <text:p>6758.150502</text:p>
              </table:table-cell>
              <table:table-cell office:value-type="float" office:value="9530.887693">
                <text:p>9530.887693</text:p>
              </table:table-cell>
              <table:table-cell office:value-type="float" office:value="9402.279375">
                <text:p>9402.279375</text:p>
              </table:table-cell>
              <table:table-cell office:value-type="float" office:value="31534.46453">
                <text:p>31534.46453</text:p>
              </table:table-cell>
              <table:table-cell office:value-type="float" office:value="8725.179956">
                <text:p>8725.179956</text:p>
              </table:table-cell>
              <table:table-cell office:value-type="float" office:value="9895.900019">
                <text:p>9895.900019</text:p>
              </table:table-cell>
              <table:table-cell office:value-type="float" office:value="28131.772695">
                <text:p>28131.772695</text:p>
              </table:table-cell>
              <table:table-cell office:value-type="float" office:value="30663.984743">
                <text:p>30663.984743</text:p>
              </table:table-cell>
              <table:table-cell office:value-type="float" office:value="30768.746705">
                <text:p>30768.746705</text:p>
              </table:table-cell>
              <table:table-cell office:value-type="float" office:value="31189.162142">
                <text:p>31189.162142</text:p>
              </table:table-cell>
              <table:table-cell office:value-type="float" office:value="30297.436591">
                <text:p>30297.436591</text:p>
              </table:table-cell>
              <table:table-cell office:value-type="float" office:value="30881.458531">
                <text:p>30881.458531</text:p>
              </table:table-cell>
              <table:table-cell office:value-type="float" office:value="27932.396136">
                <text:p>27932.396136</text:p>
              </table:table-cell>
              <table:table-cell office:value-type="float" office:value="9034.880842">
                <text:p>9034.880842</text:p>
              </table:table-cell>
              <table:table-cell office:value-type="float" office:value="7107.815799">
                <text:p>7107.815799</text:p>
              </table:table-cell>
              <table:table-cell office:value-type="float" office:value="27677.313221">
                <text:p>27677.313221</text:p>
              </table:table-cell>
              <table:table-cell office:value-type="float" office:value="9551.769444">
                <text:p>9551.769444</text:p>
              </table:table-cell>
              <table:table-cell office:value-type="float" office:value="30253.126775">
                <text:p>30253.126775</text:p>
              </table:table-cell>
              <table:table-cell office:value-type="float" office:value="30804.380401">
                <text:p>30804.380401</text:p>
              </table:table-cell>
              <table:table-cell office:value-type="float" office:value="31192.652316">
                <text:p>31192.652316</text:p>
              </table:table-cell>
              <table:table-cell office:value-type="float" office:value="30921.27179">
                <text:p>30921.27179</text:p>
              </table:table-cell>
              <table:table-cell office:value-type="float" office:value="30197.072693">
                <text:p>30197.072693</text:p>
              </table:table-cell>
              <table:table-cell office:value-type="float" office:value="30763.013423">
                <text:p>30763.013423</text:p>
              </table:table-cell>
              <table:table-cell office:value-type="float" office:value="9923.341524">
                <text:p>9923.341524</text:p>
              </table:table-cell>
              <table:table-cell office:value-type="float" office:value="9893.847573">
                <text:p>9893.847573</text:p>
              </table:table-cell>
              <table:table-cell office:value-type="float" office:value="30748.558475">
                <text:p>30748.558475</text:p>
              </table:table-cell>
              <table:table-cell office:value-type="float" office:value="9065.083388">
                <text:p>9065.083388</text:p>
              </table:table-cell>
              <table:table-cell office:value-type="float" office:value="31235.982236">
                <text:p>31235.982236</text:p>
              </table:table-cell>
              <table:table-cell office:value-type="float" office:value="9996.601016">
                <text:p>9996.601016</text:p>
              </table:table-cell>
              <table:table-cell office:value-type="float" office:value="26623.343902">
                <text:p>26623.343902</text:p>
              </table:table-cell>
              <table:table-cell office:value-type="float" office:value="10013.283293">
                <text:p>10013.283293</text:p>
              </table:table-cell>
              <table:table-cell office:value-type="float" office:value="30539.494322">
                <text:p>30539.494322</text:p>
              </table:table-cell>
              <table:table-cell office:value-type="float" office:value="26317.958306">
                <text:p>26317.958306</text:p>
              </table:table-cell>
              <table:table-cell office:value-type="float" office:value="30655.770507">
                <text:p>30655.770507</text:p>
              </table:table-cell>
              <table:table-cell office:value-type="float" office:value="27092.661277">
                <text:p>27092.661277</text:p>
              </table:table-cell>
              <table:table-cell office:value-type="float" office:value="27662.573194">
                <text:p>27662.573194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180365.086067">
                <text:p>180365.086067</text:p>
                <draw:g>
                  <svg:desc>Arkusz1.B6:Arkusz1.SG6</svg:desc>
                </draw:g>
              </table:table-cell>
              <table:table-cell office:value-type="float" office:value="12428.51455">
                <text:p>12428.51455</text:p>
              </table:table-cell>
              <table:table-cell office:value-type="float" office:value="9937.162652">
                <text:p>9937.162652</text:p>
              </table:table-cell>
              <table:table-cell office:value-type="float" office:value="21879.520696">
                <text:p>21879.520696</text:p>
              </table:table-cell>
              <table:table-cell office:value-type="float" office:value="20680.146838">
                <text:p>20680.146838</text:p>
              </table:table-cell>
              <table:table-cell office:value-type="float" office:value="10589.265338">
                <text:p>10589.265338</text:p>
              </table:table-cell>
              <table:table-cell office:value-type="float" office:value="12043.856464">
                <text:p>12043.856464</text:p>
              </table:table-cell>
              <table:table-cell office:value-type="float" office:value="14945.427777">
                <text:p>14945.427777</text:p>
              </table:table-cell>
              <table:table-cell office:value-type="float" office:value="127110.623986">
                <text:p>127110.623986</text:p>
              </table:table-cell>
              <table:table-cell office:value-type="float" office:value="16391.113616">
                <text:p>16391.113616</text:p>
              </table:table-cell>
              <table:table-cell office:value-type="float" office:value="8879.367008">
                <text:p>8879.367008</text:p>
              </table:table-cell>
              <table:table-cell office:value-type="float" office:value="10205.651152">
                <text:p>10205.651152</text:p>
              </table:table-cell>
              <table:table-cell office:value-type="float" office:value="97520.431935">
                <text:p>97520.431935</text:p>
              </table:table-cell>
              <table:table-cell office:value-type="float" office:value="8626.560886">
                <text:p>8626.560886</text:p>
              </table:table-cell>
              <table:table-cell office:value-type="float" office:value="88079.417456">
                <text:p>88079.417456</text:p>
              </table:table-cell>
              <table:table-cell office:value-type="float" office:value="12150.762703">
                <text:p>12150.762703</text:p>
              </table:table-cell>
              <table:table-cell office:value-type="float" office:value="14727.76343">
                <text:p>14727.76343</text:p>
              </table:table-cell>
              <table:table-cell office:value-type="float" office:value="73878.398469">
                <text:p>73878.398469</text:p>
              </table:table-cell>
              <table:table-cell office:value-type="float" office:value="17098.76774">
                <text:p>17098.76774</text:p>
              </table:table-cell>
              <table:table-cell office:value-type="float" office:value="75411.275851">
                <text:p>75411.275851</text:p>
              </table:table-cell>
              <table:table-cell office:value-type="float" office:value="14052.08651">
                <text:p>14052.08651</text:p>
              </table:table-cell>
              <table:table-cell office:value-type="float" office:value="57097.889421">
                <text:p>57097.889421</text:p>
              </table:table-cell>
              <table:table-cell office:value-type="float" office:value="61991.588723">
                <text:p>61991.588723</text:p>
              </table:table-cell>
              <table:table-cell office:value-type="float" office:value="18524.708363">
                <text:p>18524.708363</text:p>
              </table:table-cell>
              <table:table-cell office:value-type="float" office:value="8672.494055">
                <text:p>8672.494055</text:p>
              </table:table-cell>
              <table:table-cell office:value-type="float" office:value="9258.188466">
                <text:p>9258.188466</text:p>
              </table:table-cell>
              <table:table-cell office:value-type="float" office:value="6605.931284">
                <text:p>6605.931284</text:p>
              </table:table-cell>
              <table:table-cell office:value-type="float" office:value="8563.491357">
                <text:p>8563.491357</text:p>
              </table:table-cell>
              <table:table-cell office:value-type="float" office:value="6961.297547">
                <text:p>6961.297547</text:p>
              </table:table-cell>
              <table:table-cell office:value-type="float" office:value="18556.823617">
                <text:p>18556.823617</text:p>
              </table:table-cell>
              <table:table-cell office:value-type="float" office:value="10151.02914">
                <text:p>10151.02914</text:p>
              </table:table-cell>
              <table:table-cell office:value-type="float" office:value="17537.90668">
                <text:p>17537.90668</text:p>
              </table:table-cell>
              <table:table-cell office:value-type="float" office:value="8063.097275">
                <text:p>8063.097275</text:p>
              </table:table-cell>
              <table:table-cell office:value-type="float" office:value="7125.445846">
                <text:p>7125.445846</text:p>
              </table:table-cell>
              <table:table-cell office:value-type="float" office:value="15879.410758">
                <text:p>15879.410758</text:p>
              </table:table-cell>
              <table:table-cell office:value-type="float" office:value="11300.96499">
                <text:p>11300.96499</text:p>
              </table:table-cell>
              <table:table-cell office:value-type="float" office:value="8219.512193">
                <text:p>8219.512193</text:p>
              </table:table-cell>
              <table:table-cell office:value-type="float" office:value="21459.729519">
                <text:p>21459.729519</text:p>
              </table:table-cell>
              <table:table-cell office:value-type="float" office:value="8664.698017">
                <text:p>8664.698017</text:p>
              </table:table-cell>
              <table:table-cell office:value-type="float" office:value="7969.123959">
                <text:p>7969.123959</text:p>
              </table:table-cell>
              <table:table-cell office:value-type="float" office:value="15914.137879">
                <text:p>15914.137879</text:p>
              </table:table-cell>
              <table:table-cell office:value-type="float" office:value="13172.798599">
                <text:p>13172.798599</text:p>
              </table:table-cell>
              <table:table-cell office:value-type="float" office:value="8643.549354">
                <text:p>8643.549354</text:p>
              </table:table-cell>
              <table:table-cell office:value-type="float" office:value="14895.284049">
                <text:p>14895.284049</text:p>
              </table:table-cell>
              <table:table-cell office:value-type="float" office:value="6698.483111">
                <text:p>6698.483111</text:p>
              </table:table-cell>
              <table:table-cell office:value-type="float" office:value="8703.267014">
                <text:p>8703.267014</text:p>
              </table:table-cell>
              <table:table-cell office:value-type="float" office:value="10639.212685">
                <text:p>10639.212685</text:p>
              </table:table-cell>
              <table:table-cell office:value-type="float" office:value="10893.126025">
                <text:p>10893.126025</text:p>
              </table:table-cell>
              <table:table-cell office:value-type="float" office:value="7812.864747">
                <text:p>7812.864747</text:p>
              </table:table-cell>
              <table:table-cell office:value-type="float" office:value="8132.22135">
                <text:p>8132.22135</text:p>
              </table:table-cell>
              <table:table-cell office:value-type="float" office:value="26294.101608">
                <text:p>26294.101608</text:p>
              </table:table-cell>
              <table:table-cell office:value-type="float" office:value="7054.106224">
                <text:p>7054.106224</text:p>
              </table:table-cell>
              <table:table-cell office:value-type="float" office:value="41324.382998">
                <text:p>41324.382998</text:p>
              </table:table-cell>
              <table:table-cell office:value-type="float" office:value="7041.561648">
                <text:p>7041.561648</text:p>
              </table:table-cell>
              <table:table-cell office:value-type="float" office:value="40030.661707">
                <text:p>40030.661707</text:p>
              </table:table-cell>
              <table:table-cell office:value-type="float" office:value="7578.099999">
                <text:p>7578.099999</text:p>
              </table:table-cell>
              <table:table-cell office:value-type="float" office:value="34675.80183">
                <text:p>34675.80183</text:p>
              </table:table-cell>
              <table:table-cell office:value-type="float" office:value="10771.029991">
                <text:p>10771.029991</text:p>
              </table:table-cell>
              <table:table-cell office:value-type="float" office:value="35826.558714">
                <text:p>35826.558714</text:p>
              </table:table-cell>
              <table:table-cell office:value-type="float" office:value="36927.462">
                <text:p>36927.462</text:p>
              </table:table-cell>
              <table:table-cell office:value-type="float" office:value="5890.52666">
                <text:p>5890.52666</text:p>
              </table:table-cell>
              <table:table-cell office:value-type="float" office:value="9171.108951">
                <text:p>9171.108951</text:p>
              </table:table-cell>
              <table:table-cell office:value-type="float" office:value="6893.684748">
                <text:p>6893.684748</text:p>
              </table:table-cell>
              <table:table-cell office:value-type="float" office:value="7482.394508">
                <text:p>7482.394508</text:p>
              </table:table-cell>
              <table:table-cell office:value-type="float" office:value="6685.050097">
                <text:p>6685.050097</text:p>
              </table:table-cell>
              <table:table-cell office:value-type="float" office:value="42686.315995">
                <text:p>42686.315995</text:p>
              </table:table-cell>
              <table:table-cell office:value-type="float" office:value="9371.504078">
                <text:p>9371.504078</text:p>
              </table:table-cell>
              <table:table-cell office:value-type="float" office:value="52937.870676">
                <text:p>52937.870676</text:p>
              </table:table-cell>
              <table:table-cell office:value-type="float" office:value="7833.522202">
                <text:p>7833.522202</text:p>
              </table:table-cell>
              <table:table-cell office:value-type="float" office:value="7926.298721">
                <text:p>7926.298721</text:p>
              </table:table-cell>
              <table:table-cell office:value-type="float" office:value="18936.078965">
                <text:p>18936.078965</text:p>
              </table:table-cell>
              <table:table-cell office:value-type="float" office:value="7918.678185">
                <text:p>7918.678185</text:p>
              </table:table-cell>
              <table:table-cell office:value-type="float" office:value="46877.187452">
                <text:p>46877.187452</text:p>
              </table:table-cell>
              <table:table-cell office:value-type="float" office:value="6995.359269">
                <text:p>6995.359269</text:p>
              </table:table-cell>
              <table:table-cell office:value-type="float" office:value="15033.733872">
                <text:p>15033.733872</text:p>
              </table:table-cell>
              <table:table-cell office:value-type="float" office:value="16373.419292">
                <text:p>16373.419292</text:p>
              </table:table-cell>
              <table:table-cell office:value-type="float" office:value="10435.803392">
                <text:p>10435.803392</text:p>
              </table:table-cell>
              <table:table-cell office:value-type="float" office:value="51512.108631">
                <text:p>51512.108631</text:p>
              </table:table-cell>
              <table:table-cell office:value-type="float" office:value="9062.482243">
                <text:p>9062.482243</text:p>
              </table:table-cell>
              <table:table-cell office:value-type="float" office:value="61676.54986">
                <text:p>61676.54986</text:p>
              </table:table-cell>
              <table:table-cell office:value-type="float" office:value="61694.585672">
                <text:p>61694.585672</text:p>
              </table:table-cell>
              <table:table-cell office:value-type="float" office:value="63151.784893">
                <text:p>63151.784893</text:p>
              </table:table-cell>
              <table:table-cell office:value-type="float" office:value="19084.099898">
                <text:p>19084.099898</text:p>
              </table:table-cell>
              <table:table-cell office:value-type="float" office:value="6951.879027">
                <text:p>6951.879027</text:p>
              </table:table-cell>
              <table:table-cell office:value-type="float" office:value="17974.571665">
                <text:p>17974.571665</text:p>
              </table:table-cell>
              <table:table-cell office:value-type="float" office:value="54100.808407">
                <text:p>54100.808407</text:p>
              </table:table-cell>
              <table:table-cell office:value-type="float" office:value="8657.339435">
                <text:p>8657.339435</text:p>
              </table:table-cell>
              <table:table-cell office:value-type="float" office:value="8892.633826">
                <text:p>8892.633826</text:p>
              </table:table-cell>
              <table:table-cell office:value-type="float" office:value="19537.835675">
                <text:p>19537.835675</text:p>
              </table:table-cell>
              <table:table-cell office:value-type="float" office:value="55308.106205">
                <text:p>55308.106205</text:p>
              </table:table-cell>
              <table:table-cell office:value-type="float" office:value="56730.700159">
                <text:p>56730.700159</text:p>
              </table:table-cell>
              <table:table-cell office:value-type="float" office:value="8867.401053">
                <text:p>8867.401053</text:p>
              </table:table-cell>
              <table:table-cell office:value-type="float" office:value="55394.999404">
                <text:p>55394.999404</text:p>
              </table:table-cell>
              <table:table-cell office:value-type="float" office:value="54834.084028">
                <text:p>54834.084028</text:p>
              </table:table-cell>
              <table:table-cell office:value-type="float" office:value="17327.707552">
                <text:p>17327.707552</text:p>
              </table:table-cell>
              <table:table-cell office:value-type="float" office:value="7581.618652">
                <text:p>7581.618652</text:p>
              </table:table-cell>
              <table:table-cell office:value-type="float" office:value="15177.176945">
                <text:p>15177.176945</text:p>
              </table:table-cell>
              <table:table-cell office:value-type="float" office:value="59250.621181">
                <text:p>59250.621181</text:p>
              </table:table-cell>
              <table:table-cell office:value-type="float" office:value="8775.968032">
                <text:p>8775.968032</text:p>
              </table:table-cell>
              <table:table-cell office:value-type="float" office:value="6937.448563">
                <text:p>6937.448563</text:p>
              </table:table-cell>
              <table:table-cell office:value-type="float" office:value="17704.400607">
                <text:p>17704.400607</text:p>
              </table:table-cell>
              <table:table-cell office:value-type="float" office:value="56046.233088">
                <text:p>56046.233088</text:p>
              </table:table-cell>
              <table:table-cell office:value-type="float" office:value="6561.183194">
                <text:p>6561.183194</text:p>
              </table:table-cell>
              <table:table-cell office:value-type="float" office:value="8396.245011">
                <text:p>8396.245011</text:p>
              </table:table-cell>
              <table:table-cell office:value-type="float" office:value="7202.509232">
                <text:p>7202.509232</text:p>
              </table:table-cell>
              <table:table-cell office:value-type="float" office:value="15234.682959">
                <text:p>15234.682959</text:p>
              </table:table-cell>
              <table:table-cell office:value-type="float" office:value="17046.481669">
                <text:p>17046.481669</text:p>
              </table:table-cell>
              <table:table-cell office:value-type="float" office:value="8216.420556">
                <text:p>8216.420556</text:p>
              </table:table-cell>
              <table:table-cell office:value-type="float" office:value="68121.362785">
                <text:p>68121.362785</text:p>
              </table:table-cell>
              <table:table-cell office:value-type="float" office:value="9215.460834">
                <text:p>9215.460834</text:p>
              </table:table-cell>
              <table:table-cell office:value-type="float" office:value="59409.256143">
                <text:p>59409.256143</text:p>
              </table:table-cell>
              <table:table-cell office:value-type="float" office:value="9305.370663">
                <text:p>9305.370663</text:p>
              </table:table-cell>
              <table:table-cell office:value-type="float" office:value="18490.44076">
                <text:p>18490.44076</text:p>
              </table:table-cell>
              <table:table-cell office:value-type="float" office:value="59688.191116">
                <text:p>59688.191116</text:p>
              </table:table-cell>
              <table:table-cell office:value-type="float" office:value="9669.406507">
                <text:p>9669.406507</text:p>
              </table:table-cell>
              <table:table-cell office:value-type="float" office:value="7674.773546">
                <text:p>7674.773546</text:p>
              </table:table-cell>
              <table:table-cell office:value-type="float" office:value="59671.12167">
                <text:p>59671.12167</text:p>
              </table:table-cell>
              <table:table-cell office:value-type="float" office:value="7660.720363">
                <text:p>7660.720363</text:p>
              </table:table-cell>
              <table:table-cell office:value-type="float" office:value="58890.465635">
                <text:p>58890.465635</text:p>
              </table:table-cell>
              <table:table-cell office:value-type="float" office:value="7737.689537">
                <text:p>7737.689537</text:p>
              </table:table-cell>
              <table:table-cell office:value-type="float" office:value="7999.202848">
                <text:p>7999.202848</text:p>
              </table:table-cell>
              <table:table-cell office:value-type="float" office:value="7489.359911">
                <text:p>7489.359911</text:p>
              </table:table-cell>
              <table:table-cell office:value-type="float" office:value="17948.713452">
                <text:p>17948.713452</text:p>
              </table:table-cell>
              <table:table-cell office:value-type="float" office:value="59142.57801">
                <text:p>59142.57801</text:p>
              </table:table-cell>
              <table:table-cell office:value-type="float" office:value="59540.367236">
                <text:p>59540.367236</text:p>
              </table:table-cell>
              <table:table-cell office:value-type="float" office:value="8053.086012">
                <text:p>8053.086012</text:p>
              </table:table-cell>
              <table:table-cell office:value-type="float" office:value="61383.09079">
                <text:p>61383.09079</text:p>
              </table:table-cell>
              <table:table-cell office:value-type="float" office:value="15963.732351">
                <text:p>15963.732351</text:p>
              </table:table-cell>
              <table:table-cell office:value-type="float" office:value="70539.449834">
                <text:p>70539.449834</text:p>
              </table:table-cell>
              <table:table-cell office:value-type="float" office:value="70061.560045">
                <text:p>70061.560045</text:p>
              </table:table-cell>
              <table:table-cell office:value-type="float" office:value="15095.166975">
                <text:p>15095.166975</text:p>
              </table:table-cell>
              <table:table-cell office:value-type="float" office:value="5852.365839">
                <text:p>5852.365839</text:p>
              </table:table-cell>
              <table:table-cell office:value-type="float" office:value="63050.337027">
                <text:p>63050.337027</text:p>
              </table:table-cell>
              <table:table-cell office:value-type="float" office:value="18406.848994">
                <text:p>18406.848994</text:p>
              </table:table-cell>
              <table:table-cell office:value-type="float" office:value="6486.4712">
                <text:p>6486.4712</text:p>
              </table:table-cell>
              <table:table-cell office:value-type="float" office:value="7421.940822">
                <text:p>7421.940822</text:p>
              </table:table-cell>
              <table:table-cell office:value-type="float" office:value="59840.912099">
                <text:p>59840.912099</text:p>
              </table:table-cell>
              <table:table-cell office:value-type="float" office:value="64168.811594">
                <text:p>64168.811594</text:p>
              </table:table-cell>
              <table:table-cell office:value-type="float" office:value="6533.154966">
                <text:p>6533.154966</text:p>
              </table:table-cell>
              <table:table-cell office:value-type="float" office:value="16825.344564">
                <text:p>16825.344564</text:p>
              </table:table-cell>
              <table:table-cell office:value-type="float" office:value="15974.601044">
                <text:p>15974.601044</text:p>
              </table:table-cell>
              <table:table-cell office:value-type="float" office:value="61724.662899">
                <text:p>61724.662899</text:p>
              </table:table-cell>
              <table:table-cell office:value-type="float" office:value="17372.753459">
                <text:p>17372.753459</text:p>
              </table:table-cell>
              <table:table-cell office:value-type="float" office:value="8019.968518">
                <text:p>8019.968518</text:p>
              </table:table-cell>
              <table:table-cell office:value-type="float" office:value="62280.431647">
                <text:p>62280.431647</text:p>
              </table:table-cell>
              <table:table-cell office:value-type="float" office:value="6815.60218">
                <text:p>6815.60218</text:p>
              </table:table-cell>
              <table:table-cell office:value-type="float" office:value="8715.172628">
                <text:p>8715.172628</text:p>
              </table:table-cell>
              <table:table-cell office:value-type="float" office:value="71154.089192">
                <text:p>71154.089192</text:p>
              </table:table-cell>
              <table:table-cell office:value-type="float" office:value="7134.135381">
                <text:p>7134.135381</text:p>
              </table:table-cell>
              <table:table-cell office:value-type="float" office:value="17766.651406">
                <text:p>17766.651406</text:p>
              </table:table-cell>
              <table:table-cell office:value-type="float" office:value="15137.986841">
                <text:p>15137.986841</text:p>
              </table:table-cell>
              <table:table-cell office:value-type="float" office:value="61280.268889">
                <text:p>61280.268889</text:p>
              </table:table-cell>
              <table:table-cell office:value-type="float" office:value="8207.068625">
                <text:p>8207.068625</text:p>
              </table:table-cell>
              <table:table-cell office:value-type="float" office:value="7848.410439">
                <text:p>7848.410439</text:p>
              </table:table-cell>
              <table:table-cell office:value-type="float" office:value="6801.699341">
                <text:p>6801.699341</text:p>
              </table:table-cell>
              <table:table-cell office:value-type="float" office:value="7900.068135">
                <text:p>7900.068135</text:p>
              </table:table-cell>
              <table:table-cell office:value-type="float" office:value="5991.369477">
                <text:p>5991.369477</text:p>
              </table:table-cell>
              <table:table-cell office:value-type="float" office:value="18254.515342">
                <text:p>18254.515342</text:p>
              </table:table-cell>
              <table:table-cell office:value-type="float" office:value="9062.630695">
                <text:p>9062.630695</text:p>
              </table:table-cell>
              <table:table-cell office:value-type="float" office:value="63344.1984">
                <text:p>63344.1984</text:p>
              </table:table-cell>
              <table:table-cell office:value-type="float" office:value="63954.479628">
                <text:p>63954.479628</text:p>
              </table:table-cell>
              <table:table-cell office:value-type="float" office:value="6278.550879">
                <text:p>6278.550879</text:p>
              </table:table-cell>
              <table:table-cell office:value-type="float" office:value="70811.230162">
                <text:p>70811.230162</text:p>
              </table:table-cell>
              <table:table-cell office:value-type="float" office:value="63049.507474">
                <text:p>63049.507474</text:p>
              </table:table-cell>
              <table:table-cell office:value-type="float" office:value="69953.578665">
                <text:p>69953.578665</text:p>
              </table:table-cell>
              <table:table-cell office:value-type="float" office:value="60853.392756">
                <text:p>60853.392756</text:p>
              </table:table-cell>
              <table:table-cell office:value-type="float" office:value="6054.70064">
                <text:p>6054.70064</text:p>
              </table:table-cell>
              <table:table-cell office:value-type="float" office:value="61409.127131">
                <text:p>61409.127131</text:p>
              </table:table-cell>
              <table:table-cell office:value-type="float" office:value="6009.542376">
                <text:p>6009.542376</text:p>
              </table:table-cell>
              <table:table-cell office:value-type="float" office:value="62040.398957">
                <text:p>62040.398957</text:p>
              </table:table-cell>
              <table:table-cell office:value-type="float" office:value="62999.926207">
                <text:p>62999.926207</text:p>
              </table:table-cell>
              <table:table-cell office:value-type="float" office:value="16446.955577">
                <text:p>16446.955577</text:p>
              </table:table-cell>
              <table:table-cell office:value-type="float" office:value="8660.853697">
                <text:p>8660.853697</text:p>
              </table:table-cell>
              <table:table-cell office:value-type="float" office:value="62093.308893">
                <text:p>62093.308893</text:p>
              </table:table-cell>
              <table:table-cell office:value-type="float" office:value="9327.839607">
                <text:p>9327.839607</text:p>
              </table:table-cell>
              <table:table-cell office:value-type="float" office:value="61549.271151">
                <text:p>61549.271151</text:p>
              </table:table-cell>
              <table:table-cell office:value-type="float" office:value="71124.268556">
                <text:p>71124.268556</text:p>
              </table:table-cell>
              <table:table-cell office:value-type="float" office:value="8678.280942">
                <text:p>8678.280942</text:p>
              </table:table-cell>
              <table:table-cell office:value-type="float" office:value="70126.197358">
                <text:p>70126.197358</text:p>
              </table:table-cell>
              <table:table-cell office:value-type="float" office:value="15287.979349">
                <text:p>15287.979349</text:p>
              </table:table-cell>
              <table:table-cell office:value-type="float" office:value="15860.350944">
                <text:p>15860.350944</text:p>
              </table:table-cell>
              <table:table-cell office:value-type="float" office:value="6106.947919">
                <text:p>6106.947919</text:p>
              </table:table-cell>
              <table:table-cell office:value-type="float" office:value="60163.459388">
                <text:p>60163.459388</text:p>
              </table:table-cell>
              <table:table-cell office:value-type="float" office:value="5766.188058">
                <text:p>5766.188058</text:p>
              </table:table-cell>
              <table:table-cell office:value-type="float" office:value="16813.500204">
                <text:p>16813.500204</text:p>
              </table:table-cell>
              <table:table-cell office:value-type="float" office:value="6717.721989">
                <text:p>6717.721989</text:p>
              </table:table-cell>
              <table:table-cell office:value-type="float" office:value="6528.836286">
                <text:p>6528.836286</text:p>
              </table:table-cell>
              <table:table-cell office:value-type="float" office:value="61080.523132">
                <text:p>61080.523132</text:p>
              </table:table-cell>
              <table:table-cell office:value-type="float" office:value="7105.444425">
                <text:p>7105.444425</text:p>
              </table:table-cell>
              <table:table-cell office:value-type="float" office:value="16113.206589">
                <text:p>16113.206589</text:p>
              </table:table-cell>
              <table:table-cell office:value-type="float" office:value="64292.979711">
                <text:p>64292.979711</text:p>
              </table:table-cell>
              <table:table-cell office:value-type="float" office:value="15201.979566">
                <text:p>15201.979566</text:p>
              </table:table-cell>
              <table:table-cell office:value-type="float" office:value="5781.130828">
                <text:p>5781.130828</text:p>
              </table:table-cell>
              <table:table-cell office:value-type="float" office:value="61988.053518">
                <text:p>61988.053518</text:p>
              </table:table-cell>
              <table:table-cell office:value-type="float" office:value="16692.124404">
                <text:p>16692.124404</text:p>
              </table:table-cell>
              <table:table-cell office:value-type="float" office:value="70806.272835">
                <text:p>70806.272835</text:p>
              </table:table-cell>
              <table:table-cell office:value-type="float" office:value="15981.567317">
                <text:p>15981.567317</text:p>
              </table:table-cell>
              <table:table-cell office:value-type="float" office:value="6557.335398">
                <text:p>6557.335398</text:p>
              </table:table-cell>
              <table:table-cell office:value-type="float" office:value="7733.525293">
                <text:p>7733.525293</text:p>
              </table:table-cell>
              <table:table-cell office:value-type="float" office:value="63812.010085">
                <text:p>63812.010085</text:p>
              </table:table-cell>
              <table:table-cell office:value-type="float" office:value="69881.448199">
                <text:p>69881.448199</text:p>
              </table:table-cell>
              <table:table-cell office:value-type="float" office:value="6253.375792">
                <text:p>6253.375792</text:p>
              </table:table-cell>
              <table:table-cell office:value-type="float" office:value="7885.31909">
                <text:p>7885.31909</text:p>
              </table:table-cell>
              <table:table-cell office:value-type="float" office:value="72542.884847">
                <text:p>72542.884847</text:p>
              </table:table-cell>
              <table:table-cell office:value-type="float" office:value="63150.751331">
                <text:p>63150.751331</text:p>
              </table:table-cell>
              <table:table-cell office:value-type="float" office:value="63712.338423">
                <text:p>63712.338423</text:p>
              </table:table-cell>
              <table:table-cell office:value-type="float" office:value="63889.590392">
                <text:p>63889.590392</text:p>
              </table:table-cell>
              <table:table-cell office:value-type="float" office:value="17109.875277">
                <text:p>17109.875277</text:p>
              </table:table-cell>
              <table:table-cell office:value-type="float" office:value="63454.889923">
                <text:p>63454.889923</text:p>
              </table:table-cell>
              <table:table-cell office:value-type="float" office:value="7247.011016">
                <text:p>7247.011016</text:p>
              </table:table-cell>
              <table:table-cell office:value-type="float" office:value="16538.575266">
                <text:p>16538.575266</text:p>
              </table:table-cell>
              <table:table-cell office:value-type="float" office:value="18785.271483">
                <text:p>18785.271483</text:p>
              </table:table-cell>
              <table:table-cell office:value-type="float" office:value="6388.070164">
                <text:p>6388.070164</text:p>
              </table:table-cell>
              <table:table-cell office:value-type="float" office:value="16007.78828">
                <text:p>16007.78828</text:p>
              </table:table-cell>
              <table:table-cell office:value-type="float" office:value="15392.95368">
                <text:p>15392.95368</text:p>
              </table:table-cell>
              <table:table-cell office:value-type="float" office:value="60312.019048">
                <text:p>60312.019048</text:p>
              </table:table-cell>
              <table:table-cell office:value-type="float" office:value="6404.657872">
                <text:p>6404.657872</text:p>
              </table:table-cell>
              <table:table-cell office:value-type="float" office:value="7022.114424">
                <text:p>7022.114424</text:p>
              </table:table-cell>
              <table:table-cell office:value-type="float" office:value="71028.575761">
                <text:p>71028.575761</text:p>
              </table:table-cell>
              <table:table-cell office:value-type="float" office:value="15321.004529">
                <text:p>15321.004529</text:p>
              </table:table-cell>
              <table:table-cell office:value-type="float" office:value="14957.86388">
                <text:p>14957.86388</text:p>
              </table:table-cell>
              <table:table-cell office:value-type="float" office:value="8718.475453">
                <text:p>8718.475453</text:p>
              </table:table-cell>
              <table:table-cell office:value-type="float" office:value="60700.638702">
                <text:p>60700.638702</text:p>
              </table:table-cell>
              <table:table-cell office:value-type="float" office:value="61080.279605">
                <text:p>61080.279605</text:p>
              </table:table-cell>
              <table:table-cell office:value-type="float" office:value="7339.954033">
                <text:p>7339.954033</text:p>
              </table:table-cell>
              <table:table-cell office:value-type="float" office:value="7548.098891">
                <text:p>7548.098891</text:p>
              </table:table-cell>
              <table:table-cell office:value-type="float" office:value="6888.274074">
                <text:p>6888.274074</text:p>
              </table:table-cell>
              <table:table-cell office:value-type="float" office:value="61403.288683">
                <text:p>61403.288683</text:p>
              </table:table-cell>
              <table:table-cell office:value-type="float" office:value="9024.708918">
                <text:p>9024.708918</text:p>
              </table:table-cell>
              <table:table-cell office:value-type="float" office:value="9287.105536">
                <text:p>9287.105536</text:p>
              </table:table-cell>
              <table:table-cell office:value-type="float" office:value="8297.808939">
                <text:p>8297.808939</text:p>
              </table:table-cell>
              <table:table-cell office:value-type="float" office:value="6420.244775">
                <text:p>6420.244775</text:p>
              </table:table-cell>
              <table:table-cell office:value-type="float" office:value="70903.738269">
                <text:p>70903.738269</text:p>
              </table:table-cell>
              <table:table-cell office:value-type="float" office:value="5975.728876">
                <text:p>5975.728876</text:p>
              </table:table-cell>
              <table:table-cell office:value-type="float" office:value="7185.39343">
                <text:p>7185.39343</text:p>
              </table:table-cell>
              <table:table-cell office:value-type="float" office:value="15231.874088">
                <text:p>15231.874088</text:p>
              </table:table-cell>
              <table:table-cell office:value-type="float" office:value="62095.238927">
                <text:p>62095.238927</text:p>
              </table:table-cell>
              <table:table-cell office:value-type="float" office:value="7829.282773">
                <text:p>7829.282773</text:p>
              </table:table-cell>
              <table:table-cell office:value-type="float" office:value="7154.890182">
                <text:p>7154.890182</text:p>
              </table:table-cell>
              <table:table-cell office:value-type="float" office:value="16401.190054">
                <text:p>16401.190054</text:p>
              </table:table-cell>
              <table:table-cell office:value-type="float" office:value="60749.156826">
                <text:p>60749.156826</text:p>
              </table:table-cell>
              <table:table-cell office:value-type="float" office:value="62650.069631">
                <text:p>62650.069631</text:p>
              </table:table-cell>
              <table:table-cell office:value-type="float" office:value="6143.595266">
                <text:p>6143.595266</text:p>
              </table:table-cell>
              <table:table-cell office:value-type="float" office:value="15938.395785">
                <text:p>15938.395785</text:p>
              </table:table-cell>
              <table:table-cell office:value-type="float" office:value="5572.984166">
                <text:p>5572.984166</text:p>
              </table:table-cell>
              <table:table-cell office:value-type="float" office:value="8266.751964">
                <text:p>8266.751964</text:p>
              </table:table-cell>
              <table:table-cell office:value-type="float" office:value="13855.050164">
                <text:p>13855.050164</text:p>
              </table:table-cell>
              <table:table-cell office:value-type="float" office:value="15107.232921">
                <text:p>15107.232921</text:p>
              </table:table-cell>
              <table:table-cell office:value-type="float" office:value="6052.845567">
                <text:p>6052.845567</text:p>
              </table:table-cell>
              <table:table-cell office:value-type="float" office:value="15349.35536">
                <text:p>15349.35536</text:p>
              </table:table-cell>
              <table:table-cell office:value-type="float" office:value="6207.946162">
                <text:p>6207.946162</text:p>
              </table:table-cell>
              <table:table-cell office:value-type="float" office:value="7395.627536">
                <text:p>7395.627536</text:p>
              </table:table-cell>
              <table:table-cell office:value-type="float" office:value="14962.384482">
                <text:p>14962.384482</text:p>
              </table:table-cell>
              <table:table-cell office:value-type="float" office:value="6178.525975">
                <text:p>6178.525975</text:p>
              </table:table-cell>
              <table:table-cell office:value-type="float" office:value="5580.262113">
                <text:p>5580.262113</text:p>
              </table:table-cell>
              <table:table-cell office:value-type="float" office:value="60337.162674">
                <text:p>60337.162674</text:p>
              </table:table-cell>
              <table:table-cell office:value-type="float" office:value="15162.298694">
                <text:p>15162.298694</text:p>
              </table:table-cell>
              <table:table-cell office:value-type="float" office:value="6094.818898">
                <text:p>6094.818898</text:p>
              </table:table-cell>
              <table:table-cell office:value-type="float" office:value="14505.652682">
                <text:p>14505.652682</text:p>
              </table:table-cell>
              <table:table-cell office:value-type="float" office:value="6373.803294">
                <text:p>6373.803294</text:p>
              </table:table-cell>
              <table:table-cell office:value-type="float" office:value="6410.893171">
                <text:p>6410.893171</text:p>
              </table:table-cell>
              <table:table-cell office:value-type="float" office:value="6194.033525">
                <text:p>6194.033525</text:p>
              </table:table-cell>
              <table:table-cell office:value-type="float" office:value="6887.040017">
                <text:p>6887.040017</text:p>
              </table:table-cell>
              <table:table-cell office:value-type="float" office:value="8318.293448">
                <text:p>8318.293448</text:p>
              </table:table-cell>
              <table:table-cell office:value-type="float" office:value="6526.664925">
                <text:p>6526.664925</text:p>
              </table:table-cell>
              <table:table-cell office:value-type="float" office:value="69219.982619">
                <text:p>69219.982619</text:p>
              </table:table-cell>
              <table:table-cell office:value-type="float" office:value="68615.109864">
                <text:p>68615.109864</text:p>
              </table:table-cell>
              <table:table-cell office:value-type="float" office:value="14973.779315">
                <text:p>14973.779315</text:p>
              </table:table-cell>
              <table:table-cell office:value-type="float" office:value="68984.149505">
                <text:p>68984.149505</text:p>
              </table:table-cell>
              <table:table-cell office:value-type="float" office:value="8646.068483">
                <text:p>8646.068483</text:p>
              </table:table-cell>
              <table:table-cell office:value-type="float" office:value="17416.38102">
                <text:p>17416.38102</text:p>
              </table:table-cell>
              <table:table-cell office:value-type="float" office:value="4439.468397">
                <text:p>4439.468397</text:p>
              </table:table-cell>
              <table:table-cell office:value-type="float" office:value="5780.675312">
                <text:p>5780.675312</text:p>
              </table:table-cell>
              <table:table-cell office:value-type="float" office:value="5560.213493">
                <text:p>5560.213493</text:p>
              </table:table-cell>
              <table:table-cell office:value-type="float" office:value="15841.884828">
                <text:p>15841.884828</text:p>
              </table:table-cell>
              <table:table-cell office:value-type="float" office:value="6942.926776">
                <text:p>6942.926776</text:p>
              </table:table-cell>
              <table:table-cell office:value-type="float" office:value="6699.397233">
                <text:p>6699.397233</text:p>
              </table:table-cell>
              <table:table-cell office:value-type="float" office:value="8383.536639">
                <text:p>8383.536639</text:p>
              </table:table-cell>
              <table:table-cell office:value-type="float" office:value="16853.418463">
                <text:p>16853.418463</text:p>
              </table:table-cell>
              <table:table-cell office:value-type="float" office:value="68203.356446">
                <text:p>68203.356446</text:p>
              </table:table-cell>
              <table:table-cell office:value-type="float" office:value="58648.733266">
                <text:p>58648.733266</text:p>
              </table:table-cell>
              <table:table-cell office:value-type="float" office:value="70797.528324">
                <text:p>70797.528324</text:p>
              </table:table-cell>
              <table:table-cell office:value-type="float" office:value="5414.355232">
                <text:p>5414.355232</text:p>
              </table:table-cell>
              <table:table-cell office:value-type="float" office:value="6535.24316">
                <text:p>6535.24316</text:p>
              </table:table-cell>
              <table:table-cell office:value-type="float" office:value="70723.433487">
                <text:p>70723.433487</text:p>
              </table:table-cell>
              <table:table-cell office:value-type="float" office:value="5794.446773">
                <text:p>5794.446773</text:p>
              </table:table-cell>
              <table:table-cell office:value-type="float" office:value="60645.625394">
                <text:p>60645.625394</text:p>
              </table:table-cell>
              <table:table-cell office:value-type="float" office:value="59476.458425">
                <text:p>59476.458425</text:p>
              </table:table-cell>
              <table:table-cell office:value-type="float" office:value="62365.611225">
                <text:p>62365.611225</text:p>
              </table:table-cell>
              <table:table-cell office:value-type="float" office:value="5113.837454">
                <text:p>5113.837454</text:p>
              </table:table-cell>
              <table:table-cell office:value-type="float" office:value="69422.565665">
                <text:p>69422.565665</text:p>
              </table:table-cell>
              <table:table-cell office:value-type="float" office:value="7197.680302">
                <text:p>7197.680302</text:p>
              </table:table-cell>
              <table:table-cell office:value-type="float" office:value="7374.57404">
                <text:p>7374.57404</text:p>
              </table:table-cell>
              <table:table-cell office:value-type="float" office:value="59637.193347">
                <text:p>59637.193347</text:p>
              </table:table-cell>
              <table:table-cell office:value-type="float" office:value="7494.15214">
                <text:p>7494.15214</text:p>
              </table:table-cell>
              <table:table-cell office:value-type="float" office:value="6911.236108">
                <text:p>6911.236108</text:p>
              </table:table-cell>
              <table:table-cell office:value-type="float" office:value="16315.371632">
                <text:p>16315.371632</text:p>
              </table:table-cell>
              <table:table-cell office:value-type="float" office:value="59418.338292">
                <text:p>59418.338292</text:p>
              </table:table-cell>
              <table:table-cell office:value-type="float" office:value="8059.439401">
                <text:p>8059.439401</text:p>
              </table:table-cell>
              <table:table-cell office:value-type="float" office:value="6426.16068">
                <text:p>6426.16068</text:p>
              </table:table-cell>
              <table:table-cell office:value-type="float" office:value="5383.335652">
                <text:p>5383.335652</text:p>
              </table:table-cell>
              <table:table-cell office:value-type="float" office:value="60815.499083">
                <text:p>60815.499083</text:p>
              </table:table-cell>
              <table:table-cell office:value-type="float" office:value="6644.449398">
                <text:p>6644.449398</text:p>
              </table:table-cell>
              <table:table-cell office:value-type="float" office:value="60143.686169">
                <text:p>60143.686169</text:p>
              </table:table-cell>
              <table:table-cell office:value-type="float" office:value="6515.926194">
                <text:p>6515.926194</text:p>
              </table:table-cell>
              <table:table-cell office:value-type="float" office:value="14591.008011">
                <text:p>14591.008011</text:p>
              </table:table-cell>
              <table:table-cell office:value-type="float" office:value="6780.217543">
                <text:p>6780.217543</text:p>
              </table:table-cell>
              <table:table-cell office:value-type="float" office:value="5007.10558">
                <text:p>5007.10558</text:p>
              </table:table-cell>
              <table:table-cell office:value-type="float" office:value="6635.045237">
                <text:p>6635.045237</text:p>
              </table:table-cell>
              <table:table-cell office:value-type="float" office:value="5907.862266">
                <text:p>5907.862266</text:p>
              </table:table-cell>
              <table:table-cell office:value-type="float" office:value="67373.311835">
                <text:p>67373.311835</text:p>
              </table:table-cell>
              <table:table-cell office:value-type="float" office:value="58400.945124">
                <text:p>58400.945124</text:p>
              </table:table-cell>
              <table:table-cell office:value-type="float" office:value="15480.388127">
                <text:p>15480.388127</text:p>
              </table:table-cell>
              <table:table-cell office:value-type="float" office:value="4950.047902">
                <text:p>4950.047902</text:p>
              </table:table-cell>
              <table:table-cell office:value-type="float" office:value="16213.494503">
                <text:p>16213.494503</text:p>
              </table:table-cell>
              <table:table-cell office:value-type="float" office:value="6936.81875">
                <text:p>6936.81875</text:p>
              </table:table-cell>
              <table:table-cell office:value-type="float" office:value="61817.515835">
                <text:p>61817.515835</text:p>
              </table:table-cell>
              <table:table-cell office:value-type="float" office:value="59317.170189">
                <text:p>59317.170189</text:p>
              </table:table-cell>
              <table:table-cell office:value-type="float" office:value="67073.853544">
                <text:p>67073.853544</text:p>
              </table:table-cell>
              <table:table-cell office:value-type="float" office:value="67731.926617">
                <text:p>67731.926617</text:p>
              </table:table-cell>
              <table:table-cell office:value-type="float" office:value="7663.711913">
                <text:p>7663.711913</text:p>
              </table:table-cell>
              <table:table-cell office:value-type="float" office:value="6581.653092">
                <text:p>6581.653092</text:p>
              </table:table-cell>
              <table:table-cell office:value-type="float" office:value="8748.223598">
                <text:p>8748.223598</text:p>
              </table:table-cell>
              <table:table-cell office:value-type="float" office:value="7313.335979">
                <text:p>7313.335979</text:p>
              </table:table-cell>
              <table:table-cell office:value-type="float" office:value="14992.063353">
                <text:p>14992.063353</text:p>
              </table:table-cell>
              <table:table-cell office:value-type="float" office:value="14223.22024">
                <text:p>14223.22024</text:p>
              </table:table-cell>
              <table:table-cell office:value-type="float" office:value="59826.627493">
                <text:p>59826.627493</text:p>
              </table:table-cell>
              <table:table-cell office:value-type="float" office:value="8061.569953">
                <text:p>8061.569953</text:p>
              </table:table-cell>
              <table:table-cell office:value-type="float" office:value="6655.753037">
                <text:p>6655.753037</text:p>
              </table:table-cell>
              <table:table-cell office:value-type="float" office:value="61849.222032">
                <text:p>61849.222032</text:p>
              </table:table-cell>
              <table:table-cell office:value-type="float" office:value="8075.886101">
                <text:p>8075.886101</text:p>
              </table:table-cell>
              <table:table-cell office:value-type="float" office:value="15094.01462">
                <text:p>15094.01462</text:p>
              </table:table-cell>
              <table:table-cell office:value-type="float" office:value="8044.015708">
                <text:p>8044.015708</text:p>
              </table:table-cell>
              <table:table-cell office:value-type="float" office:value="59239.747628">
                <text:p>59239.747628</text:p>
              </table:table-cell>
              <table:table-cell office:value-type="float" office:value="58639.409499">
                <text:p>58639.409499</text:p>
              </table:table-cell>
              <table:table-cell office:value-type="float" office:value="6136.065535">
                <text:p>6136.065535</text:p>
              </table:table-cell>
              <table:table-cell office:value-type="float" office:value="14826.738185">
                <text:p>14826.738185</text:p>
              </table:table-cell>
              <table:table-cell office:value-type="float" office:value="60180.218199">
                <text:p>60180.218199</text:p>
              </table:table-cell>
              <table:table-cell office:value-type="float" office:value="8817.40138">
                <text:p>8817.40138</text:p>
              </table:table-cell>
              <table:table-cell office:value-type="float" office:value="5698.628524">
                <text:p>5698.628524</text:p>
              </table:table-cell>
              <table:table-cell office:value-type="float" office:value="59552.969375">
                <text:p>59552.969375</text:p>
              </table:table-cell>
              <table:table-cell office:value-type="float" office:value="6735.034532">
                <text:p>6735.034532</text:p>
              </table:table-cell>
              <table:table-cell office:value-type="float" office:value="5805.590296">
                <text:p>5805.590296</text:p>
              </table:table-cell>
              <table:table-cell office:value-type="float" office:value="57594.837968">
                <text:p>57594.837968</text:p>
              </table:table-cell>
              <table:table-cell office:value-type="float" office:value="60653.455171">
                <text:p>60653.455171</text:p>
              </table:table-cell>
              <table:table-cell office:value-type="float" office:value="58151.198103">
                <text:p>58151.198103</text:p>
              </table:table-cell>
              <table:table-cell office:value-type="float" office:value="5560.713035">
                <text:p>5560.713035</text:p>
              </table:table-cell>
              <table:table-cell office:value-type="float" office:value="6580.445171">
                <text:p>6580.445171</text:p>
              </table:table-cell>
              <table:table-cell office:value-type="float" office:value="5690.244355">
                <text:p>5690.244355</text:p>
              </table:table-cell>
              <table:table-cell office:value-type="float" office:value="5970.594038">
                <text:p>5970.594038</text:p>
              </table:table-cell>
              <table:table-cell office:value-type="float" office:value="7080.543868">
                <text:p>7080.543868</text:p>
              </table:table-cell>
              <table:table-cell office:value-type="float" office:value="59892.292418">
                <text:p>59892.292418</text:p>
              </table:table-cell>
              <table:table-cell office:value-type="float" office:value="7373.564556">
                <text:p>7373.564556</text:p>
              </table:table-cell>
              <table:table-cell office:value-type="float" office:value="59722.225656">
                <text:p>59722.225656</text:p>
              </table:table-cell>
              <table:table-cell office:value-type="float" office:value="5199.334977">
                <text:p>5199.334977</text:p>
              </table:table-cell>
              <table:table-cell office:value-type="float" office:value="5967.321317">
                <text:p>5967.321317</text:p>
              </table:table-cell>
              <table:table-cell office:value-type="float" office:value="6589.295182">
                <text:p>6589.295182</text:p>
              </table:table-cell>
              <table:table-cell office:value-type="float" office:value="61099.871833">
                <text:p>61099.871833</text:p>
              </table:table-cell>
              <table:table-cell office:value-type="float" office:value="14425.70162">
                <text:p>14425.70162</text:p>
              </table:table-cell>
              <table:table-cell office:value-type="float" office:value="5482.574333">
                <text:p>5482.574333</text:p>
              </table:table-cell>
              <table:table-cell office:value-type="float" office:value="14366.103951">
                <text:p>14366.103951</text:p>
              </table:table-cell>
              <table:table-cell office:value-type="float" office:value="5432.060038">
                <text:p>5432.060038</text:p>
              </table:table-cell>
              <table:table-cell office:value-type="float" office:value="7308.033083">
                <text:p>7308.033083</text:p>
              </table:table-cell>
              <table:table-cell office:value-type="float" office:value="57932.602045">
                <text:p>57932.602045</text:p>
              </table:table-cell>
              <table:table-cell office:value-type="float" office:value="4752.221966">
                <text:p>4752.221966</text:p>
              </table:table-cell>
              <table:table-cell office:value-type="float" office:value="5716.927232">
                <text:p>5716.927232</text:p>
              </table:table-cell>
              <table:table-cell office:value-type="float" office:value="5683.908782">
                <text:p>5683.908782</text:p>
              </table:table-cell>
              <table:table-cell office:value-type="float" office:value="59818.126043">
                <text:p>59818.126043</text:p>
              </table:table-cell>
              <table:table-cell office:value-type="float" office:value="7336.467208">
                <text:p>7336.467208</text:p>
              </table:table-cell>
              <table:table-cell office:value-type="float" office:value="6268.761169">
                <text:p>6268.761169</text:p>
              </table:table-cell>
              <table:table-cell office:value-type="float" office:value="14864.040168">
                <text:p>14864.040168</text:p>
              </table:table-cell>
              <table:table-cell office:value-type="float" office:value="5790.095299">
                <text:p>5790.095299</text:p>
              </table:table-cell>
              <table:table-cell office:value-type="float" office:value="7884.273494">
                <text:p>7884.273494</text:p>
              </table:table-cell>
              <table:table-cell office:value-type="float" office:value="65371.974048">
                <text:p>65371.974048</text:p>
              </table:table-cell>
              <table:table-cell office:value-type="float" office:value="57914.485071">
                <text:p>57914.485071</text:p>
              </table:table-cell>
              <table:table-cell office:value-type="float" office:value="8086.371677">
                <text:p>8086.371677</text:p>
              </table:table-cell>
              <table:table-cell office:value-type="float" office:value="7566.411643">
                <text:p>7566.411643</text:p>
              </table:table-cell>
              <table:table-cell office:value-type="float" office:value="16414.795993">
                <text:p>16414.795993</text:p>
              </table:table-cell>
              <table:table-cell office:value-type="float" office:value="8045.97582">
                <text:p>8045.97582</text:p>
              </table:table-cell>
              <table:table-cell office:value-type="float" office:value="58239.154897">
                <text:p>58239.154897</text:p>
              </table:table-cell>
              <table:table-cell office:value-type="float" office:value="5957.220018">
                <text:p>5957.220018</text:p>
              </table:table-cell>
              <table:table-cell office:value-type="float" office:value="13773.309666">
                <text:p>13773.309666</text:p>
              </table:table-cell>
              <table:table-cell office:value-type="float" office:value="57422.447189">
                <text:p>57422.447189</text:p>
              </table:table-cell>
              <table:table-cell office:value-type="float" office:value="5759.826897">
                <text:p>5759.826897</text:p>
              </table:table-cell>
              <table:table-cell office:value-type="float" office:value="7379.263582">
                <text:p>7379.263582</text:p>
              </table:table-cell>
              <table:table-cell office:value-type="float" office:value="58159.684383">
                <text:p>58159.684383</text:p>
              </table:table-cell>
              <table:table-cell office:value-type="float" office:value="5914.570292">
                <text:p>5914.570292</text:p>
              </table:table-cell>
              <table:table-cell office:value-type="float" office:value="58053.676198">
                <text:p>58053.676198</text:p>
              </table:table-cell>
              <table:table-cell office:value-type="float" office:value="5438.77012">
                <text:p>5438.77012</text:p>
              </table:table-cell>
              <table:table-cell office:value-type="float" office:value="12964.442799">
                <text:p>12964.442799</text:p>
              </table:table-cell>
              <table:table-cell office:value-type="float" office:value="8668.092324">
                <text:p>8668.092324</text:p>
              </table:table-cell>
              <table:table-cell office:value-type="float" office:value="7458.056732">
                <text:p>7458.056732</text:p>
              </table:table-cell>
              <table:table-cell office:value-type="float" office:value="15517.067657">
                <text:p>15517.067657</text:p>
              </table:table-cell>
              <table:table-cell office:value-type="float" office:value="65541.347917">
                <text:p>65541.347917</text:p>
              </table:table-cell>
              <table:table-cell office:value-type="float" office:value="5091.281314">
                <text:p>5091.281314</text:p>
              </table:table-cell>
              <table:table-cell office:value-type="float" office:value="4847.390242">
                <text:p>4847.390242</text:p>
              </table:table-cell>
              <table:table-cell office:value-type="float" office:value="64806.319296">
                <text:p>64806.319296</text:p>
              </table:table-cell>
              <table:table-cell office:value-type="float" office:value="5773.239095">
                <text:p>5773.239095</text:p>
              </table:table-cell>
              <table:table-cell office:value-type="float" office:value="6098.80588">
                <text:p>6098.80588</text:p>
              </table:table-cell>
              <table:table-cell office:value-type="float" office:value="6862.861968">
                <text:p>6862.861968</text:p>
              </table:table-cell>
              <table:table-cell office:value-type="float" office:value="13442.918741">
                <text:p>13442.918741</text:p>
              </table:table-cell>
              <table:table-cell office:value-type="float" office:value="57298.233324">
                <text:p>57298.233324</text:p>
              </table:table-cell>
              <table:table-cell office:value-type="float" office:value="59871.100763">
                <text:p>59871.100763</text:p>
              </table:table-cell>
              <table:table-cell office:value-type="float" office:value="58710.252247">
                <text:p>58710.252247</text:p>
              </table:table-cell>
              <table:table-cell office:value-type="float" office:value="5966.856448">
                <text:p>5966.856448</text:p>
              </table:table-cell>
              <table:table-cell office:value-type="float" office:value="7455.095166">
                <text:p>7455.095166</text:p>
              </table:table-cell>
              <table:table-cell office:value-type="float" office:value="13982.705442">
                <text:p>13982.705442</text:p>
              </table:table-cell>
              <table:table-cell office:value-type="float" office:value="5751.78374">
                <text:p>5751.78374</text:p>
              </table:table-cell>
              <table:table-cell office:value-type="float" office:value="15479.228987">
                <text:p>15479.228987</text:p>
              </table:table-cell>
              <table:table-cell office:value-type="float" office:value="5366.302412">
                <text:p>5366.302412</text:p>
              </table:table-cell>
              <table:table-cell office:value-type="float" office:value="5860.398981">
                <text:p>5860.398981</text:p>
              </table:table-cell>
              <table:table-cell office:value-type="float" office:value="56255.180988">
                <text:p>56255.180988</text:p>
              </table:table-cell>
              <table:table-cell office:value-type="float" office:value="7334.537624">
                <text:p>7334.537624</text:p>
              </table:table-cell>
              <table:table-cell office:value-type="float" office:value="65161.749111">
                <text:p>65161.749111</text:p>
              </table:table-cell>
              <table:table-cell office:value-type="float" office:value="7352.280337">
                <text:p>7352.280337</text:p>
              </table:table-cell>
              <table:table-cell office:value-type="float" office:value="6071.367833">
                <text:p>6071.367833</text:p>
              </table:table-cell>
              <table:table-cell office:value-type="float" office:value="7255.94837">
                <text:p>7255.94837</text:p>
              </table:table-cell>
              <table:table-cell office:value-type="float" office:value="7145.045055">
                <text:p>7145.045055</text:p>
              </table:table-cell>
              <table:table-cell office:value-type="float" office:value="6521.940694">
                <text:p>6521.940694</text:p>
              </table:table-cell>
              <table:table-cell office:value-type="float" office:value="8597.72828">
                <text:p>8597.72828</text:p>
              </table:table-cell>
              <table:table-cell office:value-type="float" office:value="14092.269966">
                <text:p>14092.269966</text:p>
              </table:table-cell>
              <table:table-cell office:value-type="float" office:value="6219.177076">
                <text:p>6219.177076</text:p>
              </table:table-cell>
              <table:table-cell office:value-type="float" office:value="65791.550814">
                <text:p>65791.550814</text:p>
              </table:table-cell>
              <table:table-cell office:value-type="float" office:value="56205.866484">
                <text:p>56205.866484</text:p>
              </table:table-cell>
              <table:table-cell office:value-type="float" office:value="5978.982121">
                <text:p>5978.982121</text:p>
              </table:table-cell>
              <table:table-cell office:value-type="float" office:value="13701.613373">
                <text:p>13701.613373</text:p>
              </table:table-cell>
              <table:table-cell office:value-type="float" office:value="5877.559162">
                <text:p>5877.559162</text:p>
              </table:table-cell>
              <table:table-cell office:value-type="float" office:value="7170.310202">
                <text:p>7170.310202</text:p>
              </table:table-cell>
              <table:table-cell office:value-type="float" office:value="57068.891952">
                <text:p>57068.891952</text:p>
              </table:table-cell>
              <table:table-cell office:value-type="float" office:value="58535.702441">
                <text:p>58535.702441</text:p>
              </table:table-cell>
              <table:table-cell office:value-type="float" office:value="6216.243725">
                <text:p>6216.243725</text:p>
              </table:table-cell>
              <table:table-cell office:value-type="float" office:value="5016.322459">
                <text:p>5016.322459</text:p>
              </table:table-cell>
              <table:table-cell office:value-type="float" office:value="6694.890944">
                <text:p>6694.890944</text:p>
              </table:table-cell>
              <table:table-cell office:value-type="float" office:value="66968.090838">
                <text:p>66968.090838</text:p>
              </table:table-cell>
              <table:table-cell office:value-type="float" office:value="6961.585089">
                <text:p>6961.585089</text:p>
              </table:table-cell>
              <table:table-cell office:value-type="float" office:value="5261.521314">
                <text:p>5261.521314</text:p>
              </table:table-cell>
              <table:table-cell office:value-type="float" office:value="5745.369626">
                <text:p>5745.369626</text:p>
              </table:table-cell>
              <table:table-cell office:value-type="float" office:value="5991.230969">
                <text:p>5991.230969</text:p>
              </table:table-cell>
              <table:table-cell office:value-type="float" office:value="14838.759572">
                <text:p>14838.759572</text:p>
              </table:table-cell>
              <table:table-cell office:value-type="float" office:value="4688.579707">
                <text:p>4688.579707</text:p>
              </table:table-cell>
              <table:table-cell office:value-type="float" office:value="5271.009462">
                <text:p>5271.009462</text:p>
              </table:table-cell>
              <table:table-cell office:value-type="float" office:value="5373.552111">
                <text:p>5373.552111</text:p>
              </table:table-cell>
              <table:table-cell office:value-type="float" office:value="13695.201011">
                <text:p>13695.201011</text:p>
              </table:table-cell>
              <table:table-cell office:value-type="float" office:value="13607.965779">
                <text:p>13607.965779</text:p>
              </table:table-cell>
              <table:table-cell office:value-type="float" office:value="55731.39859">
                <text:p>55731.39859</text:p>
              </table:table-cell>
              <table:table-cell office:value-type="float" office:value="65090.557295">
                <text:p>65090.557295</text:p>
              </table:table-cell>
              <table:table-cell office:value-type="float" office:value="56836.038164">
                <text:p>56836.038164</text:p>
              </table:table-cell>
              <table:table-cell office:value-type="float" office:value="13182.990425">
                <text:p>13182.990425</text:p>
              </table:table-cell>
              <table:table-cell office:value-type="float" office:value="7156.863295">
                <text:p>7156.863295</text:p>
              </table:table-cell>
              <table:table-cell office:value-type="float" office:value="5834.398495">
                <text:p>5834.398495</text:p>
              </table:table-cell>
              <table:table-cell office:value-type="float" office:value="6546.149107">
                <text:p>6546.149107</text:p>
              </table:table-cell>
              <table:table-cell office:value-type="float" office:value="57183.363055">
                <text:p>57183.363055</text:p>
              </table:table-cell>
              <table:table-cell office:value-type="float" office:value="56906.107626">
                <text:p>56906.107626</text:p>
              </table:table-cell>
              <table:table-cell office:value-type="float" office:value="58842.791106">
                <text:p>58842.791106</text:p>
              </table:table-cell>
              <table:table-cell office:value-type="float" office:value="56274.521672">
                <text:p>56274.521672</text:p>
              </table:table-cell>
              <table:table-cell office:value-type="float" office:value="63507.089786">
                <text:p>63507.089786</text:p>
              </table:table-cell>
              <table:table-cell office:value-type="float" office:value="63110.893286">
                <text:p>63110.893286</text:p>
              </table:table-cell>
              <table:table-cell office:value-type="float" office:value="7287.304392">
                <text:p>7287.304392</text:p>
              </table:table-cell>
              <table:table-cell office:value-type="float" office:value="7133.057745">
                <text:p>7133.057745</text:p>
              </table:table-cell>
              <table:table-cell office:value-type="float" office:value="5359.565851">
                <text:p>5359.565851</text:p>
              </table:table-cell>
              <table:table-cell office:value-type="float" office:value="13306.756756">
                <text:p>13306.756756</text:p>
              </table:table-cell>
              <table:table-cell office:value-type="float" office:value="6221.629073">
                <text:p>6221.629073</text:p>
              </table:table-cell>
              <table:table-cell office:value-type="float" office:value="6464.151304">
                <text:p>6464.151304</text:p>
              </table:table-cell>
              <table:table-cell office:value-type="float" office:value="55482.311513">
                <text:p>55482.311513</text:p>
              </table:table-cell>
              <table:table-cell office:value-type="float" office:value="62971.383357">
                <text:p>62971.383357</text:p>
              </table:table-cell>
              <table:table-cell office:value-type="float" office:value="56463.768131">
                <text:p>56463.768131</text:p>
              </table:table-cell>
              <table:table-cell office:value-type="float" office:value="56649.783351">
                <text:p>56649.783351</text:p>
              </table:table-cell>
              <table:table-cell office:value-type="float" office:value="4931.889838">
                <text:p>4931.889838</text:p>
              </table:table-cell>
              <table:table-cell office:value-type="float" office:value="58081.39724">
                <text:p>58081.39724</text:p>
              </table:table-cell>
              <table:table-cell office:value-type="float" office:value="55378.841323">
                <text:p>55378.841323</text:p>
              </table:table-cell>
              <table:table-cell office:value-type="float" office:value="12822.660142">
                <text:p>12822.660142</text:p>
              </table:table-cell>
              <table:table-cell office:value-type="float" office:value="6866.813831">
                <text:p>6866.813831</text:p>
              </table:table-cell>
              <table:table-cell office:value-type="float" office:value="6581.699409">
                <text:p>6581.699409</text:p>
              </table:table-cell>
              <table:table-cell office:value-type="float" office:value="5556.839068">
                <text:p>5556.839068</text:p>
              </table:table-cell>
              <table:table-cell office:value-type="float" office:value="7616.305024">
                <text:p>7616.305024</text:p>
              </table:table-cell>
              <table:table-cell office:value-type="float" office:value="6231.018909">
                <text:p>6231.018909</text:p>
              </table:table-cell>
              <table:table-cell office:value-type="float" office:value="13029.254854">
                <text:p>13029.254854</text:p>
              </table:table-cell>
              <table:table-cell office:value-type="float" office:value="57058.085551">
                <text:p>57058.085551</text:p>
              </table:table-cell>
              <table:table-cell office:value-type="float" office:value="61519.686446">
                <text:p>61519.686446</text:p>
              </table:table-cell>
              <table:table-cell office:value-type="float" office:value="13487.86401">
                <text:p>13487.86401</text:p>
              </table:table-cell>
              <table:table-cell office:value-type="float" office:value="55764.711787">
                <text:p>55764.711787</text:p>
              </table:table-cell>
              <table:table-cell office:value-type="float" office:value="7479.577872">
                <text:p>7479.577872</text:p>
              </table:table-cell>
              <table:table-cell office:value-type="float" office:value="6138.303325">
                <text:p>6138.303325</text:p>
              </table:table-cell>
              <table:table-cell office:value-type="float" office:value="5235.023278">
                <text:p>5235.023278</text:p>
              </table:table-cell>
              <table:table-cell office:value-type="float" office:value="5934.428286">
                <text:p>5934.428286</text:p>
              </table:table-cell>
              <table:table-cell office:value-type="float" office:value="7528.394676">
                <text:p>7528.394676</text:p>
              </table:table-cell>
              <table:table-cell office:value-type="float" office:value="6154.360187">
                <text:p>6154.360187</text:p>
              </table:table-cell>
              <table:table-cell office:value-type="float" office:value="54775.568417">
                <text:p>54775.568417</text:p>
              </table:table-cell>
              <table:table-cell office:value-type="float" office:value="54859.813921">
                <text:p>54859.813921</text:p>
              </table:table-cell>
              <table:table-cell office:value-type="float" office:value="6173.16342">
                <text:p>6173.16342</text:p>
              </table:table-cell>
              <table:table-cell office:value-type="float" office:value="56737.009251">
                <text:p>56737.009251</text:p>
              </table:table-cell>
              <table:table-cell office:value-type="float" office:value="4979.454794">
                <text:p>4979.454794</text:p>
              </table:table-cell>
              <table:table-cell office:value-type="float" office:value="54521.642913">
                <text:p>54521.642913</text:p>
              </table:table-cell>
              <table:table-cell office:value-type="float" office:value="15733.612041">
                <text:p>15733.612041</text:p>
              </table:table-cell>
              <table:table-cell office:value-type="float" office:value="54460.789097">
                <text:p>54460.789097</text:p>
              </table:table-cell>
              <table:table-cell office:value-type="float" office:value="6564.174941">
                <text:p>6564.174941</text:p>
              </table:table-cell>
              <table:table-cell office:value-type="float" office:value="16278.798534">
                <text:p>16278.798534</text:p>
              </table:table-cell>
              <table:table-cell office:value-type="float" office:value="6238.68196">
                <text:p>6238.68196</text:p>
              </table:table-cell>
              <table:table-cell office:value-type="float" office:value="14520.295254">
                <text:p>14520.295254</text:p>
              </table:table-cell>
              <table:table-cell office:value-type="float" office:value="13171.791893">
                <text:p>13171.791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